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8"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cm" fo:margin-right="0cm" fo:text-align="justify" style:justify-single-word="false" fo:text-indent="0.499cm" style:auto-text-indent="false"/>
      <style:text-properties fo:language="ru" fo:country="RU" style:text-underline-style="solid" style:text-underline-type="double" style:text-underline-width="auto" style:text-underline-color="font-color"/>
    </style:style>
    <style:style style:name="P16"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8"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9" style:family="paragraph" style:parent-style-name="Text_20_body">
      <style:paragraph-properties fo:margin-left="0cm" fo:margin-right="0cm" fo:text-align="justify" style:justify-single-word="false" fo:text-indent="0.499cm" style:auto-text-indent="false"/>
      <style:text-properties fo:language="en" fo:country="US" fo:font-style="normal" style:text-underline-style="none" style:font-style-asian="normal" style:font-style-complex="normal"/>
    </style:style>
    <style:style style:name="P20"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22"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23"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24"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25"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7"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8"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29" style:family="paragraph" style:parent-style-name="Text_20_body">
      <style:paragraph-properties fo:margin-left="0cm" fo:margin-right="0cm" fo:text-align="justify" style:justify-single-word="false" fo:text-indent="0.499cm" style:auto-text-indent="false"/>
      <style:text-properties fo:color="#800000" fo:language="uk" fo:country="UA" fo:font-style="normal" style:font-style-asian="normal" style:font-style-complex="normal"/>
    </style:style>
    <style:style style:name="P30" style:family="paragraph" style:parent-style-name="Text_20_body">
      <style:paragraph-properties fo:margin-left="0cm" fo:margin-right="0cm" fo:text-align="justify" style:justify-single-word="false" fo:text-indent="0.499cm"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1"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32"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33"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34"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9"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2"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cm" fo:margin-right="0cm" fo:text-align="justify" style:justify-single-word="false" fo:text-indent="0.499cm" style:auto-text-indent="false"/>
      <style:text-properties style:use-window-font-color="true" fo:language="en" fo:country="US" fo:background-color="transparent"/>
    </style:style>
    <style:style style:name="P48" style:family="paragraph" style:parent-style-name="Text_20_body">
      <style:paragraph-properties fo:margin-left="0cm" fo:margin-right="0cm" fo:text-align="center" style:justify-single-word="false" fo:text-indent="0.499cm" style:auto-text-indent="false"/>
      <style:text-properties style:use-window-font-color="true" fo:language="en" fo:country="US"/>
    </style:style>
    <style:style style:name="P49"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51"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5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5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font-weight="bold" fo:background-color="transparent" style:font-style-asian="normal" style:font-weight-asian="bold" style:font-style-complex="normal" style:font-weight-complex="bold"/>
    </style:style>
    <style:style style:name="P5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fo:background-color="transparent" style:font-style-asian="normal" style:font-style-complex="normal"/>
    </style:style>
    <style:style style:name="P60"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62"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background-color="transparent" style:font-style-asian="italic" style:font-style-complex="italic"/>
    </style:style>
    <style:style style:name="P6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style:font-style-asian="italic" style:font-weight-asian="normal" style:font-style-complex="italic" style:font-weight-complex="normal"/>
    </style:style>
    <style:style style:name="P6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5"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fo:font-weight="bold" style:font-style-asian="italic" style:font-weight-asian="bold" style:font-style-complex="italic" style:font-weight-complex="bold"/>
    </style:style>
    <style:style style:name="P66"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67" style:family="paragraph" style:parent-style-name="Text_20_body">
      <style:paragraph-properties fo:margin-left="0cm" fo:margin-right="0cm" fo:text-align="center" style:justify-single-word="false" fo:text-indent="0.499cm" style:auto-text-indent="false"/>
      <style:text-properties style:use-window-font-color="true" fo:language="ru" fo:country="RU"/>
    </style:style>
    <style:style style:name="P68"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style:font-style-asian="normal" style:font-weight-asian="normal" style:font-style-complex="normal" style:font-weight-complex="normal"/>
    </style:style>
    <style:style style:name="P69"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70" style:family="paragraph" style:parent-style-name="Text_20_body">
      <style:paragraph-properties fo:margin-left="0cm" fo:margin-right="0cm" fo:text-align="justify" style:justify-single-word="false" fo:text-indent="0.499cm" style:auto-text-indent="false"/>
      <style:text-properties style:use-window-font-color="true" fo:language="uk" fo:country="UA" fo:font-style="normal" style:font-style-asian="normal" style:font-style-complex="normal"/>
    </style:style>
    <style:style style:name="P71" style:family="paragraph" style:parent-style-name="Text_20_body">
      <style:paragraph-properties fo:margin-left="0cm" fo:margin-right="0cm" fo:text-align="justify" style:justify-single-word="false" fo:text-indent="0.499cm" style:auto-text-indent="false"/>
      <style:text-properties style:use-window-font-color="true" style:text-line-through-style="solid" fo:language="ru" fo:country="RU" fo:font-style="normal" fo:font-weight="bold" style:font-style-asian="normal" style:font-weight-asian="bold" style:font-style-complex="normal" style:font-weight-complex="bold"/>
    </style:style>
    <style:style style:name="P72" style:family="paragraph" style:parent-style-name="Text_20_body">
      <style:paragraph-properties fo:margin-left="0cm" fo:margin-right="0cm" fo:text-align="justify"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cm" fo:margin-right="0cm" fo:text-align="center" style:justify-single-word="false" fo:text-indent="0.499cm"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4" style:family="paragraph" style:parent-style-name="Text_20_body">
      <style:paragraph-properties fo:margin-left="0cm" fo:margin-right="0cm" fo:text-align="justify" style:justify-single-word="false" fo:text-indent="0.499cm" style:auto-text-indent="false"/>
      <style:text-properties style:use-window-font-color="true" fo:font-size="12pt" fo:language="ru" fo:country="RU" fo:font-style="normal" style:font-size-asian="12pt" style:font-style-asian="normal" style:font-size-complex="12pt" style:font-style-complex="normal"/>
    </style:style>
    <style:style style:name="P75" style:family="paragraph" style:parent-style-name="Text_20_body">
      <style:paragraph-properties fo:margin-left="0cm" fo:margin-right="0cm" fo:text-align="justify" style:justify-single-word="false" fo:text-indent="0.499cm" style:auto-text-indent="false"/>
      <style:text-properties style:use-window-font-color="true" fo:font-size="12pt" fo:language="en" fo:country="US" fo:font-style="normal" style:font-size-asian="12pt" style:font-style-asian="normal" style:font-size-complex="12pt" style:font-style-complex="normal"/>
    </style:style>
    <style:style style:name="P76" style:family="paragraph" style:parent-style-name="Text_20_body">
      <style:paragraph-properties fo:margin-left="0cm" fo:margin-right="0cm" fo:text-align="justify" style:justify-single-word="false" fo:text-indent="0.499cm" style:auto-text-indent="false"/>
      <style:text-properties style:use-window-font-color="true" fo:font-style="normal" fo:font-weight="normal" style:font-style-asian="normal" style:font-weight-asian="normal" style:font-style-complex="normal" style:font-weight-complex="normal"/>
    </style:style>
    <style:style style:name="P77" style:family="paragraph" style:parent-style-name="Text_20_body">
      <style:paragraph-properties fo:margin-left="0cm" fo:margin-right="0cm" fo:text-align="justify" style:justify-single-word="false" fo:text-indent="0.499cm" style:auto-text-indent="false"/>
      <style:text-properties style:use-window-font-color="true" style:font-name="PerryGothic" fo:language="ru" fo:country="RU" fo:font-style="normal" fo:font-weight="normal" fo:background-color="transparent" style:font-style-asian="normal" style:font-weight-asian="normal" style:font-style-complex="normal" style:font-weight-complex="normal"/>
    </style:style>
    <style:style style:name="P78" style:family="paragraph" style:parent-style-name="Text_20_body">
      <style:paragraph-properties fo:margin-left="0cm" fo:margin-right="0cm" fo:text-align="justify" style:justify-single-word="false" fo:text-indent="0.499cm" style:auto-text-indent="false"/>
      <style:text-properties style:use-window-font-color="true" style:font-name="Courier New CYR" fo:language="ru" fo:country="RU"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cm" fo:margin-right="0cm" fo:text-align="justify" style:justify-single-word="false" fo:text-indent="0.499cm" style:auto-text-indent="false"/>
      <style:text-properties style:use-window-font-color="true" style:font-name="Liberation Serif1" fo:language="ru" fo:country="RU" fo:font-style="normal" fo:font-weight="normal" fo:background-color="transparent" style:font-name-asian="Symbol" style:font-style-asian="normal" style:font-weight-asian="normal" style:font-name-complex="Symbol" style:font-style-complex="normal" style:font-weight-complex="normal"/>
    </style:style>
    <style:style style:name="P80"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81"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82" style:family="paragraph" style:parent-style-name="Text_20_body">
      <style:paragraph-properties fo:margin-left="0cm" fo:margin-right="0cm" fo:text-align="justify" style:justify-single-word="false" fo:text-indent="0.499cm" style:auto-text-indent="false"/>
      <style:text-properties fo:font-style="normal" fo:font-weight="normal" fo:background-color="transparent" style:font-style-asian="normal" style:font-weight-asian="normal" style:font-style-complex="normal" style:font-weight-complex="normal"/>
    </style:style>
    <style:style style:name="P83" style:family="paragraph" style:parent-style-name="Text_20_body">
      <style:paragraph-properties fo:margin-left="0cm" fo:margin-right="0cm" fo:text-align="justify" style:justify-single-word="false" fo:text-indent="0.499cm" style:auto-text-indent="false"/>
      <style:text-properties fo:color="#0000ff"/>
    </style:style>
    <style:style style:name="P84" style:family="paragraph" style:parent-style-name="Text_20_body">
      <style:paragraph-properties fo:margin-left="0cm" fo:margin-right="0cm" fo:text-align="justify" style:justify-single-word="false" fo:text-indent="0.499cm"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85"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style:font-style-asian="normal" style:font-style-complex="normal"/>
    </style:style>
    <style:style style:name="P86" style:family="paragraph" style:parent-style-name="Text_20_body">
      <style:paragraph-properties fo:margin-left="0cm" fo:margin-right="0cm" fo:text-align="justify" style:justify-single-word="false" fo:text-indent="0.499cm"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7" style:family="paragraph" style:parent-style-name="Text_20_body">
      <style:paragraph-properties fo:margin-left="0cm" fo:margin-right="0cm" fo:text-align="justify" style:justify-single-word="false" fo:text-indent="0.499cm" style:auto-text-indent="false"/>
      <style:text-properties fo:color="#3333ff" fo:language="en" fo:country="US" fo:font-style="italic" style:font-style-asian="italic" style:font-style-complex="italic"/>
    </style:style>
    <style:style style:name="P88" style:family="paragraph" style:parent-style-name="Text_20_body">
      <style:paragraph-properties fo:margin-left="0cm" fo:margin-right="0cm" fo:text-align="justify" style:justify-single-word="false" fo:text-indent="0.499cm" style:auto-text-indent="false"/>
      <style:text-properties fo:font-weight="normal" style:font-weight-asian="normal" style:font-weight-complex="normal"/>
    </style:style>
    <style:style style:name="P89"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weight="normal" style:font-size-asian="10pt" style:font-weight-asian="normal" style:font-size-complex="10pt" style:font-weight-complex="normal"/>
    </style:style>
    <style:style style:name="P90" style:family="paragraph" style:parent-style-name="Text_20_body">
      <style:paragraph-properties fo:margin-left="0cm" fo:margin-right="0cm" fo:text-align="justify" style:justify-single-word="false" fo:text-indent="0.499cm"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91" style:family="paragraph" style:parent-style-name="Text_20_body">
      <style:paragraph-properties fo:margin-left="0cm" fo:margin-right="0cm" fo:text-align="justify" style:justify-single-word="false" fo:text-indent="0.499cm" style:auto-text-indent="false"/>
      <style:text-properties style:font-name="Courier 10 Pitch" fo:font-size="10pt" fo:font-weight="normal" style:font-size-asian="10pt" style:font-weight-asian="normal" style:font-size-complex="10pt" style:font-weight-complex="normal"/>
    </style:style>
    <style:style style:name="P92" style:family="paragraph" style:parent-style-name="Text_20_body">
      <style:paragraph-properties fo:margin-left="0cm" fo:margin-right="0cm" fo:text-align="justify" style:justify-single-word="false" fo:text-indent="0.499cm" style:auto-text-indent="false"/>
      <style:text-properties style:font-name="Courier 10 Pitch" fo:font-size="10pt" style:font-size-asian="10pt" style:font-size-complex="10pt"/>
    </style:style>
    <style:style style:name="P93" style:family="paragraph" style:parent-style-name="Text_20_body">
      <style:paragraph-properties fo:margin-left="0cm" fo:margin-right="0cm" fo:text-align="end" style:justify-single-word="false" fo:text-indent="0.499cm" style:auto-text-indent="false"/>
    </style:style>
    <style:style style:name="P94" style:family="paragraph" style:parent-style-name="Text_20_body">
      <style:paragraph-properties fo:margin-left="0cm" fo:margin-right="0cm" fo:text-align="justify" style:justify-single-word="false" fo:text-indent="0.499cm" style:auto-text-indent="false"/>
      <style:text-properties fo:color="#0000cc" fo:language="en" fo:country="US" fo:font-style="normal" fo:font-weight="normal" style:font-style-asian="normal" style:font-weight-asian="normal" style:font-style-complex="normal" style:font-weight-complex="normal"/>
    </style:style>
    <style:style style:name="P95" style:family="paragraph" style:parent-style-name="Text_20_body">
      <style:paragraph-properties fo:margin-left="0cm" fo:margin-right="0cm" fo:text-align="justify" style:justify-single-word="false" fo:text-indent="0.499cm" style:auto-text-indent="false"/>
      <style:text-properties fo:color="#ff3333" fo:language="ru" fo:country="RU" fo:font-style="italic" style:font-style-asian="italic" style:font-style-complex="italic"/>
    </style:style>
    <style:style style:name="P96" style:family="paragraph" style:parent-style-name="Text_20_body">
      <style:paragraph-properties fo:margin-left="0cm" fo:margin-right="0cm" fo:text-align="justify" style:justify-single-word="false" fo:text-indent="0.499cm" style:auto-text-indent="false"/>
      <style:text-properties fo:language="uk" fo:country="UA"/>
    </style:style>
    <style:style style:name="P97" style:family="paragraph" style:parent-style-name="Text_20_body">
      <style:paragraph-properties fo:margin-left="0cm" fo:margin-right="0cm" fo:text-align="justify" style:justify-single-word="false" fo:text-indent="0.499cm" style:auto-text-indent="false"/>
      <style:text-properties fo:color="#ff6600" fo:language="en" fo:country="US" fo:font-style="normal" style:font-style-asian="normal" style:font-style-complex="normal"/>
    </style:style>
    <style:style style:name="P98" style:family="paragraph" style:parent-style-name="Standard">
      <style:paragraph-properties fo:margin-left="0cm" fo:margin-right="0cm" fo:text-align="justify" style:justify-single-word="false" fo:text-indent="0.499cm" style:auto-text-indent="false"/>
    </style:style>
    <style:style style:name="P99" style:family="paragraph" style:parent-style-name="Standard">
      <style:paragraph-properties fo:margin-left="0cm" fo:margin-right="0cm" fo:text-align="justify" style:justify-single-word="false" fo:text-indent="0.499cm" style:auto-text-indent="false"/>
      <style:text-properties fo:language="ru" fo:country="RU"/>
    </style:style>
    <style:style style:name="P100" style:family="paragraph" style:parent-style-name="Standard">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101"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02"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103" style:family="paragraph" style:parent-style-name="Text_20_body">
      <style:paragraph-properties loext:contextual-spacing="false" fo:margin-left="0cm" fo:margin-right="0cm" fo:margin-top="0cm" fo:margin-bottom="0.212cm" fo:text-align="justify" style:justify-single-word="false" fo:text-indent="0.499cm" style:auto-text-indent="false"/>
    </style:style>
    <style:style style:name="P104"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0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style:style>
    <style:style style:name="P106"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font-style-asian="normal" style:font-style-complex="normal"/>
    </style:style>
    <style:style style:name="P10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normal" style:text-underline-style="none" style:font-style-asian="normal" style:font-style-complex="normal"/>
    </style:style>
    <style:style style:name="P110"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11"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background-color="transparent"/>
    </style:style>
    <style:style style:name="P112"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style:use-window-font-color="true" fo:language="en" fo:country="US" fo:font-style="normal" fo:font-weight="normal" style:font-style-asian="normal" style:font-weight-asian="normal" style:font-style-complex="normal" style:font-weight-complex="normal"/>
    </style:style>
    <style:style style:name="P113"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14"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style:use-window-font-color="true" fo:language="en" fo:country="US" fo:background-color="transparent"/>
    </style:style>
    <style:style style:name="P115"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16" style:family="paragraph" style:parent-style-name="Text_20_body">
      <style:paragraph-properties loext:contextual-spacing="false" fo:margin-left="0cm" fo:margin-right="0cm" fo:margin-top="0cm" fo:margin-bottom="0.212cm" fo:text-align="center" style:justify-single-word="false" fo:text-indent="0.499cm" style:auto-text-indent="false"/>
      <style:text-properties fo:language="en" fo:country="US"/>
    </style:style>
    <style:style style:name="P117"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en" fo:country="US" fo:font-style="italic" style:font-style-asian="italic" style:font-style-complex="italic"/>
    </style:style>
    <style:style style:name="P118"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119" style:family="paragraph" style:parent-style-name="Text_20_body">
      <style:paragraph-properties loext:contextual-spacing="false" fo:margin-left="0cm" fo:margin-right="0cm" fo:margin-top="0cm" fo:margin-bottom="0.212cm" fo:text-align="justify" style:justify-single-word="false" fo:text-indent="0.499cm" style:auto-text-indent="false"/>
      <style:text-properties fo:color="#6666ff" fo:language="en" fo:country="US" fo:font-style="italic" fo:font-weight="normal" style:font-style-asian="italic" style:font-weight-asian="normal" style:font-style-complex="italic" style:font-weight-complex="normal"/>
    </style:style>
    <style:style style:name="P120"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1"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fo:font-weight="normal" style:font-style-asian="italic" style:font-weight-asian="normal" style:font-style-complex="italic" style:font-weight-complex="normal"/>
    </style:style>
    <style:style style:name="P122"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3"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24" style:family="paragraph" style:parent-style-name="Standard">
      <style:paragraph-properties loext:contextual-spacing="false" fo:margin-left="0cm" fo:margin-right="0cm" fo:margin-top="0cm" fo:margin-bottom="0.212cm" fo:text-align="justify" style:justify-single-word="false" fo:text-indent="0.499cm" style:auto-text-indent="false"/>
    </style:style>
    <style:style style:name="P125" style:family="paragraph" style:parent-style-name="Standard">
      <style:paragraph-properties loext:contextual-spacing="false" fo:margin-left="0cm" fo:margin-right="0cm" fo:margin-top="0cm" fo:margin-bottom="0.212cm" fo:text-align="justify" style:justify-single-word="false" fo:text-indent="0.499cm" style:auto-text-indent="false"/>
      <style:text-properties fo:font-style="italic" style:font-style-asian="italic" style:font-style-complex="italic"/>
    </style:style>
    <style:style style:name="P126"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style:style>
    <style:style style:name="P127" style:family="paragraph" style:parent-style-name="First_20_line_20_indent">
      <style:paragraph-properties loext:contextual-spacing="false" fo:margin-left="0cm" fo:margin-right="0cm" fo:margin-top="0cm" fo:margin-bottom="0.212cm" fo:text-align="center" style:justify-single-word="false" fo:text-indent="0.499cm" style:auto-text-indent="false"/>
      <style:text-properties fo:language="ru" fo:country="RU"/>
    </style:style>
    <style:style style:name="P128"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ru" fo:country="RU" fo:font-style="italic" style:font-style-asian="italic" style:font-style-complex="italic"/>
    </style:style>
    <style:style style:name="P129"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style:style>
    <style:style style:name="P130"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style:use-window-font-color="true" fo:language="ru" fo:country="RU" fo:font-style="italic" style:font-style-asian="italic" style:font-style-complex="italic"/>
    </style:style>
    <style:style style:name="P131" style:family="paragraph" style:parent-style-name="First_20_line_20_indent">
      <style:paragraph-properties loext:contextual-spacing="false" fo:margin-left="0cm" fo:margin-right="0cm" fo:margin-top="0cm" fo:margin-bottom="0.212cm" fo:text-align="justify" style:justify-single-word="false" fo:text-indent="0.499cm" style:auto-text-indent="false"/>
      <style:text-properties fo:language="en" fo:country="US"/>
    </style:style>
    <style:style style:name="P132"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33" style:family="paragraph" style:parent-style-name="Text_20_body">
      <style:text-properties fo:language="ru" fo:country="RU"/>
    </style:style>
    <style:style style:name="P134" style:family="paragraph" style:parent-style-name="Text_20_body">
      <style:text-properties fo:color="#800000" fo:language="ru" fo:country="RU" fo:font-style="normal" fo:font-weight="normal" fo:background-color="transparent" style:font-style-asian="normal" style:font-weight-asian="normal" style:font-style-complex="normal" style:font-weight-complex="normal"/>
    </style:style>
    <style:style style:name="P135" style:family="paragraph" style:parent-style-name="Text_20_body">
      <style:paragraph-properties fo:text-align="center" style:justify-single-word="false"/>
    </style:style>
    <style:style style:name="P136" style:family="paragraph" style:parent-style-name="First_20_line_20_indent">
      <style:text-properties fo:language="ru" fo:country="RU"/>
    </style:style>
    <style:style style:name="P137" style:family="paragraph" style:parent-style-name="First_20_line_20_indent">
      <style:paragraph-properties fo:text-align="justify" style:justify-single-word="false"/>
      <style:text-properties fo:language="ru" fo:country="RU"/>
    </style:style>
    <style:style style:name="P138" style:family="paragraph" style:parent-style-name="First_20_line_20_indent">
      <style:text-properties fo:font-size="12pt" fo:language="ru" fo:country="RU" style:font-size-asian="12pt" style:font-size-complex="12pt"/>
    </style:style>
    <style:style style:name="P139" style:family="paragraph" style:parent-style-name="First_20_line_20_indent">
      <style:text-properties fo:language="en" fo:country="US"/>
    </style:style>
    <style:style style:name="P140" style:family="paragraph" style:parent-style-name="First_20_line_20_indent">
      <style:paragraph-properties fo:text-align="justify" style:justify-single-word="false"/>
      <style:text-properties fo:language="en" fo:country="US"/>
    </style:style>
    <style:style style:name="P141" style:family="paragraph" style:parent-style-name="First_20_line_20_indent">
      <style:paragraph-properties fo:text-align="justify" style:justify-single-word="false"/>
    </style:style>
    <style:style style:name="P142" style:family="paragraph" style:parent-style-name="Text_20_body">
      <style:paragraph-properties fo:margin-left="0cm" fo:margin-right="0cm" fo:text-align="center" style:justify-single-word="false" fo:text-indent="0cm" style:auto-text-indent="false"/>
    </style:style>
    <style:style style:name="P143"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144"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5" style:family="paragraph" style:parent-style-name="Text_20_body">
      <style:paragraph-properties fo:margin-left="0cm" fo:margin-right="0cm" fo:text-align="justify" style:justify-single-word="false" fo:text-indent="0cm" style:auto-text-indent="false"/>
    </style:style>
    <style:style style:name="P146" style:family="paragraph" style:parent-style-name="Footnote">
      <style:text-properties fo:language="en" fo:country="US"/>
    </style:style>
    <style:style style:name="P147" style:family="paragraph" style:parent-style-name="Footnote">
      <style:text-properties fo:language="ru" fo:country="RU"/>
    </style:style>
    <style:style style:name="P148" style:family="paragraph" style:parent-style-name="Footnote">
      <style:text-properties style:use-window-font-color="true" fo:language="ru" fo:country="RU"/>
    </style:style>
    <style:style style:name="P149" style:family="paragraph" style:parent-style-name="Footnote">
      <style:text-properties fo:font-style="normal" style:font-style-asian="normal" style:font-style-complex="normal"/>
    </style:style>
    <style:style style:name="P150" style:family="paragraph" style:parent-style-name="Text_20_body">
      <style:paragraph-properties loext:contextual-spacing="false" fo:margin-top="0cm" fo:margin-bottom="0.212cm" fo:text-align="justify" style:justify-single-word="false"/>
      <style:text-properties fo:language="en" fo:country="US"/>
    </style:style>
    <style:style style:name="P151"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style:text-properties style:use-window-font-color="true" fo:language="ru" fo:country="RU" fo:font-style="normal" style:text-underline-style="none" style:font-style-asian="normal" style:font-style-complex="normal"/>
    </style:style>
    <style:style style:name="P152" style:family="paragraph" style:parent-style-name="Standard">
      <style:text-properties fo:font-style="italic" style:font-style-asian="italic" style:font-style-complex="italic"/>
    </style:style>
    <style:style style:name="P153" style:family="paragraph" style:parent-style-name="Heading_20_1">
      <style:paragraph-properties fo:margin-left="0cm" fo:margin-right="0cm" fo:text-align="center" style:justify-single-word="false" fo:text-indent="0.499cm" style:auto-text-indent="false"/>
    </style:style>
    <style:style style:name="P154" style:family="paragraph" style:parent-style-name="Heading_20_2">
      <style:text-properties fo:language="en" fo:country="US"/>
    </style:style>
    <style:style style:name="P155" style:family="paragraph" style:parent-style-name="Heading_20_2">
      <style:paragraph-properties fo:text-align="justify" style:justify-single-word="false"/>
    </style:style>
    <style:style style:name="P156" style:family="paragraph" style:parent-style-name="Heading_20_3">
      <style:text-properties fo:language="ru" fo:country="RU"/>
    </style:style>
    <style:style style:name="P157" style:family="paragraph" style:parent-style-name="Text_20_body" style:list-style-name="L1">
      <style:paragraph-properties fo:margin-left="0cm" fo:margin-right="0cm" fo:text-align="justify" style:justify-single-word="false" fo:text-indent="0.499cm" style:auto-text-indent="false"/>
      <style:text-properties fo:font-style="italic" style:font-style-asian="italic" style:font-style-complex="italic"/>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style="normal" fo:font-weight="normal" style:font-style-asian="normal" style:font-weight-asian="normal" style:font-style-complex="normal" style:font-weight-complex="normal"/>
    </style:style>
    <style:style style:name="T6" style:family="text">
      <style:text-properties fo:language="ru" fo:country="RU" fo:font-style="normal" fo:font-weight="bold" style:font-style-asian="normal" style:font-weight-asian="bold" style:font-style-complex="normal" style:font-weight-complex="bold"/>
    </style:style>
    <style:style style:name="T7" style:family="text">
      <style:text-properties fo:language="ru" fo:country="RU" fo:font-style="normal" fo:background-color="transparent" style:font-style-asian="normal" style:font-style-complex="normal" loext:char-shading-value="0"/>
    </style:style>
    <style:style style:name="T8" style:family="text">
      <style:text-properties fo:language="ru" fo:country="RU" fo:font-weight="normal" style:font-weight-asian="normal" style:font-weight-complex="normal"/>
    </style:style>
    <style:style style:name="T9" style:family="text">
      <style:text-properties fo:language="ru" fo:country="RU" fo:font-weight="bold"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font-weight="bold" style:font-style-asian="italic" style:font-weight-asian="bold" style:font-style-complex="italic" style:font-weight-complex="bold"/>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language="en" fo:country="US" fo:font-weight="normal" fo:background-color="transparent" style:font-weight-asian="normal" style:font-weight-complex="normal" loext:char-shading-value="0"/>
    </style:style>
    <style:style style:name="T18" style:family="text">
      <style:text-properties fo:language="en" fo:country="US" fo:background-color="transparent" loext:char-shading-value="0"/>
    </style:style>
    <style:style style:name="T19" style:family="text">
      <style:text-properties fo:color="#ff3333" fo:background-color="transparent" loext:char-shading-value="0"/>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800000"/>
    </style:style>
    <style:style style:name="T23" style:family="text">
      <style:text-properties fo:color="#800000" fo:language="ru" fo:country="RU"/>
    </style:style>
    <style:style style:name="T24" style:family="text">
      <style:text-properties fo:font-weight="bold" style:font-weight-asian="bold" style:font-weight-complex="bold"/>
    </style:style>
    <style:style style:name="T25" style:family="text">
      <style:text-properties fo:font-weight="bold" fo:background-color="transparent" style:font-weight-asian="bold" style:font-weight-complex="bold" loext:char-shading-value="0"/>
    </style:style>
    <style:style style:name="T26" style:family="text">
      <style:text-properties style:use-window-font-color="true"/>
    </style:style>
    <style:style style:name="T27" style:family="text">
      <style:text-properties style:use-window-font-color="true" fo:language="ru" fo:country="RU"/>
    </style:style>
    <style:style style:name="T28" style:family="text">
      <style:text-properties style:use-window-font-color="true" fo:language="ru" fo:country="RU" fo:font-style="normal" style:font-style-asian="normal" style:font-style-complex="normal"/>
    </style:style>
    <style:style style:name="T29" style:family="text">
      <style:text-properties style:use-window-font-color="true" fo:language="ru" fo:country="RU" fo:font-style="normal" fo:font-weight="normal" style:font-style-asian="normal" style:font-weight-asian="normal" style:font-style-complex="normal" style:font-weight-complex="normal"/>
    </style:style>
    <style:style style:name="T30" style:family="text">
      <style:text-properties style:use-window-font-color="true" fo:language="ru" fo:country="RU" fo:font-style="normal" fo:font-weight="normal" fo:background-color="transparent" style:font-style-asian="normal" style:font-weight-asian="normal" style:font-style-complex="normal" style:font-weight-complex="normal" loext:char-shading-value="0"/>
    </style:style>
    <style:style style:name="T31" style:family="text">
      <style:text-properties style:use-window-font-color="true" fo:language="ru" fo:country="RU" fo:font-style="normal" fo:background-color="transparent" style:font-style-asian="normal" style:font-style-complex="normal" loext:char-shading-value="0"/>
    </style:style>
    <style:style style:name="T32" style:family="text">
      <style:text-properties style:use-window-font-color="true" fo:language="ru" fo:country="RU" fo:font-style="italic" style:font-style-asian="italic" style:font-style-complex="italic"/>
    </style:style>
    <style:style style:name="T33" style:family="text">
      <style:text-properties style:use-window-font-color="true" fo:language="ru" fo:country="RU" fo:font-style="italic" fo:font-weight="normal" style:font-style-asian="italic" style:font-weight-asian="normal" style:font-style-complex="italic" style:font-weight-complex="normal"/>
    </style:style>
    <style:style style:name="T34" style:family="text">
      <style:text-properties style:use-window-font-color="true" fo:language="ru" fo:country="RU" fo:font-weight="normal" style:font-weight-asian="normal" style:font-weight-complex="normal"/>
    </style:style>
    <style:style style:name="T35" style:family="text">
      <style:text-properties style:use-window-font-color="true" fo:language="ru" fo:country="RU" fo:background-color="transparent" loext:char-shading-value="0"/>
    </style:style>
    <style:style style:name="T36" style:family="text">
      <style:text-properties style:use-window-font-color="true" fo:language="en" fo:country="US"/>
    </style:style>
    <style:style style:name="T37" style:family="text">
      <style:text-properties style:use-window-font-color="true" fo:language="en" fo:country="US" fo:font-style="normal" style:font-style-asian="normal" style:font-style-complex="normal"/>
    </style:style>
    <style:style style:name="T38" style:family="text">
      <style:text-properties style:use-window-font-color="true" fo:language="en" fo:country="US" fo:font-style="normal" fo:font-weight="normal" style:font-style-asian="normal" style:font-weight-asian="normal" style:font-style-complex="normal" style:font-weight-complex="normal"/>
    </style:style>
    <style:style style:name="T39" style:family="text">
      <style:text-properties style:use-window-font-color="true" fo:language="en" fo:country="US" fo:font-style="normal" fo:font-weight="normal" fo:background-color="transparent" style:font-style-asian="normal" style:font-weight-asian="normal" style:font-style-complex="normal" style:font-weight-complex="normal" loext:char-shading-value="0"/>
    </style:style>
    <style:style style:name="T40" style:family="text">
      <style:text-properties style:use-window-font-color="true" fo:language="en" fo:country="US" fo:font-weight="normal" style:font-weight-asian="normal" style:font-weight-complex="normal"/>
    </style:style>
    <style:style style:name="T41" style:family="text">
      <style:text-properties style:use-window-font-color="true" fo:font-style="normal" style:font-style-asian="normal" style:font-style-complex="normal"/>
    </style:style>
    <style:style style:name="T42" style:family="text">
      <style:text-properties style:use-window-font-color="true" fo:font-style="normal" fo:font-weight="normal" style:font-style-asian="normal" style:font-weight-asian="normal" style:font-style-complex="normal" style:font-weight-complex="normal"/>
    </style:style>
    <style:style style:name="T43" style:family="text">
      <style:text-properties style:use-window-font-color="true" fo:font-style="normal" style:text-underline-style="none" style:font-style-asian="normal" style:font-style-complex="normal"/>
    </style:style>
    <style:style style:name="T44" style:family="text">
      <style:text-properties style:use-window-font-color="true" fo:font-style="italic" fo:font-weight="normal" style:font-style-asian="italic" style:font-weight-asian="normal" style:font-style-complex="italic" style:font-weight-complex="normal"/>
    </style:style>
    <style:style style:name="T45" style:family="text">
      <style:text-properties style:use-window-font-color="true" fo:font-style="italic" style:font-style-asian="italic" style:font-style-complex="italic"/>
    </style:style>
    <style:style style:name="T46" style:family="text">
      <style:text-properties style:use-window-font-color="true" fo:background-color="transparent" loext:char-shading-value="0"/>
    </style:style>
    <style:style style:name="T47" style:family="text">
      <style:text-properties style:use-window-font-color="true" fo:language="uk" fo:country="UA" fo:font-style="normal" fo:font-weight="normal" style:font-style-asian="normal" style:font-weight-asian="normal" style:font-style-complex="normal" style:font-weight-complex="normal"/>
    </style:style>
    <style:style style:name="T48" style:family="text">
      <style:text-properties style:use-window-font-color="true" fo:font-weight="normal" style:font-weight-asian="normal" style:font-weight-complex="normal"/>
    </style:style>
    <style:style style:name="T49" style:family="text">
      <style:text-properties style:use-window-font-color="true" fo:font-size="12pt" fo:language="en" fo:country="US" fo:font-style="normal" style:font-size-asian="12pt" style:font-style-asian="normal" style:font-size-complex="12pt" style:font-style-complex="normal"/>
    </style:style>
    <style:style style:name="T50" style:family="text">
      <style:text-properties style:use-window-font-color="true" fo:font-size="12pt" fo:language="en" fo:country="US" style:font-size-asian="12pt" style:font-size-complex="12pt"/>
    </style:style>
    <style:style style:name="T51" style:family="text">
      <style:text-properties fo:background-color="transparent" loext:char-shading-value="0"/>
    </style:style>
    <style:style style:name="T52" style:family="text">
      <style:text-properties style:text-position="super 58%"/>
    </style:style>
    <style:style style:name="T53" style:family="text">
      <style:text-properties fo:language="fr" fo:country="FR"/>
    </style:style>
    <style:style style:name="T54" style:family="text">
      <style:text-properties fo:font-style="normal" style:font-style-asian="normal" style:font-style-complex="normal"/>
    </style:style>
    <style:style style:name="T55" style:family="text">
      <style:text-properties fo:font-style="normal" fo:font-weight="normal" style:font-style-asian="normal" style:font-weight-asian="normal" style:font-style-complex="normal" style:font-weight-complex="normal"/>
    </style:style>
    <style:style style:name="T56" style:family="text">
      <style:text-properties fo:font-style="normal" fo:font-weight="normal" fo:background-color="transparent" style:font-style-asian="normal" style:font-weight-asian="normal" style:font-style-complex="normal" style:font-weight-complex="normal" loext:char-shading-value="0"/>
    </style:style>
    <style:style style:name="T57" style:family="text">
      <style:text-properties fo:font-style="normal" style:text-underline-style="none" style:font-style-asian="normal" style:font-style-complex="normal"/>
    </style:style>
    <style:style style:name="T58" style:family="text">
      <style:text-properties fo:font-weight="normal" style:font-weight-asian="normal" style:font-weight-complex="normal"/>
    </style:style>
    <style:style style:name="T59" style:family="text">
      <style:text-properties fo:font-weight="normal" fo:background-color="transparent" style:font-weight-asian="normal" style:font-weight-complex="normal" loext:char-shading-value="0"/>
    </style:style>
    <style:style style:name="T60" style:family="text">
      <style:text-properties style:text-line-through-style="solid" fo:font-weight="bold" style:font-weight-asian="bold" style:font-weight-complex="bold"/>
    </style:style>
    <style:style style:name="T61" style:family="text">
      <style:text-properties fo:language="uk" fo:country="UA"/>
    </style:style>
    <style:style style:name="T62" style:family="text">
      <style:text-properties fo:language="uk" fo:country="UA" fo:font-style="italic" style:font-style-asian="italic" style:font-style-complex="italic"/>
    </style:style>
    <style:style style:name="T63" style:family="text">
      <style:text-properties style:text-underline-style="none"/>
    </style:style>
    <style:style style:name="T64" style:family="text">
      <style:text-properties style:text-rotation-angle="90" style:text-rotation-scale="line-height"/>
    </style:style>
    <style:style style:name="T65" style:family="text">
      <style:text-properties style:text-rotation-angle="270" style:text-rotation-scale="line-height"/>
    </style:style>
    <style:style style:name="T66" style:family="text">
      <style:text-properties style:text-position="sub 58%" style:font-size-asian="10.5pt"/>
    </style:style>
    <style:style style:name="T67" style:family="text">
      <style:text-properties style:font-name="Symbol" style:font-name-asian="Symbol" style:font-name-complex="Symbol"/>
    </style:style>
    <style:style style:name="T68" style:family="text">
      <style:text-properties style:font-name="Liberation Serif1" style:font-name-asian="Symbol" style:font-name-complex="Symbol"/>
    </style:style>
    <style:style style:name="T69" style:family="text">
      <style:text-properties style:font-name="Courier New CYR"/>
    </style:style>
    <style:style style:name="T70" style:family="text">
      <style:text-properties style:font-name="Courier New CYR" fo:language="en" fo:country="US"/>
    </style:style>
    <style:style style:name="T71" style:family="text">
      <style:text-properties fo:font-size="14pt" fo:language="en" fo:country="US" fo:font-weight="bold" style:font-size-asian="14pt" style:font-weight-asian="bold" style:font-size-complex="14pt" style:font-weight-complex="bold"/>
    </style:style>
    <style:style style:name="T72" style:family="text">
      <style:text-properties fo:font-size="14pt" fo:font-weight="bold" style:font-size-asian="14pt" style:font-weight-asian="bold" style:font-size-complex="14pt" style:font-weight-complex="bold"/>
    </style:style>
    <style:style style:name="T73" style:family="text">
      <style:text-properties fo:font-size="9pt" style:font-size-asian="9pt" style:font-size-complex="9pt"/>
    </style:style>
    <style:style style:name="T74" style:family="text">
      <style:text-properties fo:font-size="12pt" style:font-size-asian="12pt" style:font-size-complex="12pt"/>
    </style:style>
    <style:style style:name="T75" style:family="text">
      <style:text-properties fo:font-size="10pt" style:font-size-asian="10pt" style:font-size-complex="10pt"/>
    </style:style>
    <style:style style:name="T76" style:family="text">
      <style:text-properties fo:font-size="8pt" style:font-size-asian="8pt" style:font-size-complex="8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3" text:outline-level="1">Последний фанфик</text:h>
      <text:p text:style-name="P54"/>
      <text:h text:style-name="P154" text:outline-level="2">1. Терра</text:h>
      <text:p text:style-name="P26"/>
      <text:p text:style-name="P2">***</text:p>
      <text:p text:style-name="P2"/>
      <text:p text:style-name="P1">Звонок Алекса застал меня в <text:span text:style-name="T1">отделе спиртного</text:span>.</text:p>
      <text:p text:style-name="P1"><text:span text:style-name="T11">–</text:span><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3"/>
      <text:p text:style-name="P4">Блядь, как хочется послать его нахуй!</text:p>
      <text:p text:style-name="P4"/>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1"><text:span text:style-name="T1">Алекс тараторил без умолку, тщательно</text:span><text:span text:style-name="T27"> скрывая дрожь в голосе.</text:span></text:p>
      <text:p text:style-name="P66"/>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2"><text:note text:id="ftn1" text:note-class="footnote"><text:note-citation>1</text:note-citation><text:note-body><text:p text:style-name="P146">Money back <text:span text:style-name="T2">–</text:span>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46">Team lead <text:span text:style-name="T2">–</text:span> г<text:span text:style-name="T1">лавный программист команды, работающей над проектом</text:span></text:p></text:note-body></text:note> проекта ушёл в запой, семь лет работы в жопу?</text:p>
      <text:p text:style-name="P5"/>
      <text:p text:style-name="P4">Блядь!</text:p>
      <text:p text:style-name="P4"/>
      <text:p text:style-name="P3">– Ладно, <text:span text:style-name="T11">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text:soft-page-break/>– Спасибо, Анон. Я знал, что на тебя можно рассчитывать. Оплата, как договорились.</text:p>
      <text:p text:style-name="P3"/>
      <text:p text:style-name="P23"><text:span text:style-name="T1">Пиздец! Мало того, что последний год жил на работе без выходных и отпусков, так и теперь от них не спрячешься!</text:span><text:span text:style-name="T11"> </text:span><text:span text:style-name="T1">Дача на сегодня, походу, отменяется.</text:span></text:p>
      <text:p text:style-name="P4"/>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
      <text:p text:style-name="P2">***</text:p>
      <text:p text:style-name="P2"/>
      <text:p text:style-name="P33">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влом</text:span>.</text:p>
      <text:p text:style-name="P33"/>
      <text:p text:style-name="P33"><text:span text:style-name="T11">RnD-</text:span><text:span text:style-name="T1">зона</text:span><text:span text:style-name="T1"><text:note text:id="ftn3" text:note-class="footnote"><text:note-citation>3</text:note-citation><text:note-body><text:p text:style-name="P146">RnD <text:span text:style-name="T2">–</text:span>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text:span text:style-name="T1">П</text:span>овеси<text:span text:style-name="T1">в</text:span> куртку на спинку кресла, <text:span text:style-name="T1">я</text:span> включил компьютер.</text:p>
      <text:p text:style-name="P33"/>
      <text:p text:style-name="P33">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3"/>
      <text:p text:style-name="P33">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7"/>
      <text:p text:style-name="P6">– Нэш, привет. Это Анон.</text:p>
      <text:p text:style-name="P6">– Привет, Анонимус. Рад тебя видеть. Мне говорили, ты ушёл из проекта?</text:p>
      <text:p text:style-name="P6">– Не парься об этом, Нэш. Лучше выдай мне общую диагностику на экран в сжатом формате.</text:p>
      <text:p text:style-name="P33"/>
      <text:p text:style-name="P33">Так, что тут у нас? <text:span text:style-name="T1">Т</text:span>ри последних запроса вызвали сбои в работе кластера и заставили перезагрузиться один из хостов.</text:p>
      <text:p text:style-name="P33"><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3"/>
      <text:p text:style-name="P82"><text:span text:style-name="T11">– Нэш, к</text:span>ак называется наш проект?</text:p>
      <text:p text:style-name="P80"><text:span text:style-name="T8">– </text:span><text:span text:style-name="T58">Дайсон.</text:span></text:p>
      <text:p text:style-name="P80"><text:span text:style-name="T8">– </text:span><text:span text:style-name="T58">Сколько тебе лет?</text:span></text:p>
      <text:p text:style-name="P80"><text:span text:style-name="T8">– </text:span><text:span text:style-name="T58">Два года с начала запуска кластера.</text:span></text:p>
      <text:p text:style-name="P80"><text:soft-page-break/><text:span text:style-name="T8">– </text:span><text:span text:style-name="T58">Какой сейчас год?</text:span></text:p>
      <text:p text:style-name="P80"><text:span text:style-name="T8">– </text:span><text:span text:style-name="T48">20</text:span><text:span text:style-name="T34">19</text:span><text:span text:style-name="T58">-й.</text:span></text:p>
      <text:p text:style-name="P25"/>
      <text:p text:style-name="P33">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2"/>
      <text:p text:style-name="P82"><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90">«Выживание корпорации в условиях жёсткой конкуренции с ограниченными ресурсами. Случай 16».</text:p>
      <text:p text:style-name="P90">…</text:p>
      <text:p text:style-name="P90">…</text:p>
      <text:p text:style-name="P90">…</text:p>
      <text:p text:style-name="P90">Решение.</text:p>
      <text:p text:style-name="P90">…</text:p>
      <text:p text:style-name="P10"/>
      <text:p text:style-name="P10">Я вчитался в результат и присвистнул. Карандаш выпал у меня из руки и закатился под стол.</text:p>
      <text:p text:style-name="P10">–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0">– Решение принято в соответствии с текущими настройками, Анонимус.</text:p>
      <text:p text:style-name="P10"/>
      <text:p text:style-name="P33"><text:span text:style-name="T5">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7"/>
      <text:p text:style-name="P33"><text:span text:style-name="T5">–</text:span><text:span text:style-name="T6"> </text:span><text:span text:style-name="T5">Нэш</text:span><text:span text:style-name="T55">, </text:span><text:span text:style-name="T5">в некоем городе живёт брадобрей, который бреет всех людей, которые не бреются сами. Вопрос: кто бреет брадобрея</text:span><text:span text:style-name="T55">?</text:span></text:p>
      <text:p text:style-name="P33"/>
      <text:p text:style-name="P33">Вместо ответа Н<text:span text:style-name="T1">эш</text:span> выплюнул на консоль длинную распечатку букв и служебных символов, среди которых бросилась в глаза строка “<text:span text:style-name="T24">incompatible interface Analytics v.0.93 beta</text:span>”</text:p>
      <text:p text:style-name="P33">Ага, уже теплее.</text:p>
      <text:p text:style-name="P33"/>
      <text:p text:style-name="P80"><text:span text:style-name="T8">– Нэш</text:span><text:span text:style-name="T58">, выдай диагностику модуля </text:span><text:span text:style-name="T8">аналитики.</text:span></text:p>
      <text:p text:style-name="P33"/>
      <text:p text:style-name="P33">Йо! Видеокамеры молча наблюдают за <text:span text:style-name="T1">моим </text:span>поднятым вверх <text:span text:style-name="T1">большим пальцем</text:span>.</text:p>
      <text:p text:style-name="P33">Всё <text:span text:style-name="T1">ясно</text:span>. Версия аналитического модуля устарела и стала несовместимой с последним апдейтом кибермозга.</text:p>
      <text:p text:style-name="P33">Набираю номер прожект-мэнеджера.</text:p>
      <text:p text:style-name="P33"/>
      <text:p text:style-name="P33"><text:soft-page-break/><text:span text:style-name="T11">–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3"><text:span text:style-name="T11">– </text:span>Окей. Спасибо, <text:span text:style-name="T1">Анон</text:span>. <text:span text:style-name="T1">Выручил.</text:span></text:p>
      <text:p text:style-name="P33"><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text:span text:style-name="T1">«</text:span>Корпорация <text:span text:style-name="T1">«Терра»</text:span>: <text:span text:style-name="T1">Поглощение»</text:span>?</text:p>
      <text:p text:style-name="P33"><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3"><text:span text:style-name="T1">– </text:span>Ааа, понятно. Ладно, у меня всё. <text:span text:style-name="T1">Отбой</text:span>!</text:p>
      <text:p text:style-name="P34"><text:span text:style-name="T1">– Отбой</text:span>. <text:span text:style-name="T1">Ещё раз спасибо, что помог. Жаль, что ты ушёл</text:span><text:span text:style-name="T11">.</text:span></text:p>
      <text:p text:style-name="P111">Бип-бип-бип.</text:p>
      <text:p text:style-name="P111"/>
      <text:p text:style-name="P33"><text:span text:style-name="T1">У</text:span>ходя попрощался с охранником, <text:span text:style-name="T1">увлечённо исследующим тему садо-мазо</text:span>.</text:p>
      <text:p text:style-name="P33">Всё, свободен. Хотя <text:s/><text:span text:style-name="T1">воскресенье</text:span> уже испорчен<text:span text:style-name="T1">о</text:span>.</text:p>
      <text:p text:style-name="P33"/>
      <text:p text:style-name="P142">***</text:p>
      <text:p text:style-name="P142"/>
      <text:p text:style-name="P3">На улице моросил дождь со снегом. Я шарил по карманам в поисках ключей от машины, когда по плечу похлопали.</text:p>
      <text:p text:style-name="P3"/>
      <text:p text:style-name="P3">Я обернулся. За спиной подслеповато щурясь, осклабился бородатый зачуханый мужик в рваных джинсах и свитере.</text:p>
      <text:p text:style-name="P3">– Слышь, бро, дай на опохмел? Сил нет, в глотке пересохло. Спать не могу, глюки всякие снятся.</text:p>
      <text:p text:style-name="P3"/>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text:p text:style-name="P3">– Так чего, дашь на успокоение нервов? Не жлобись, мужик, будь другом? – повторный оклик нищего вернул меня к реальности.</text:p>
      <text:p text:style-name="P3"><text:soft-page-break/>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сунув нос в кулё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46">Junior <text:span text:style-name="T2">–</text:span> <text:span text:style-name="T1">младший программист.</text:span></text:p></text:note-body></text:note></text:span><text:span text:style-name="T1">, а оглянуться не успел — и уже лидер проекта, входящего в Топ-</text:span><text:span text:style-name="T11">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3"/>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3"/>
      <text:p text:style-name="P23"><text:span text:style-name="T1">Блядь, как </text:span>всё <text:span text:style-name="T1">заебало</text:span>. За-<text:span text:style-name="T1">е</text:span>-ба-ло!</text:p>
      <text:p text:style-name="P23"/>
      <text:p text:style-name="P1">Какое-то сосущее чувство. Хочется куда-то бежать, догнать что-то очень важное, вспомнить что-то ускользающее из сознания.</text:p>
      <text:p text:style-name="P1"/>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7">Валиум <text:span text:style-name="T51">–</text:span>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text:soft-page-break/>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годы</text:span>.</text:p>
      <text:p text:style-name="P1"/>
      <text:p text:style-name="P2">***</text:p>
      <text:p text:style-name="P2"/>
      <text:p text:style-name="P1">Грохот улицы не достигал крыши <text:span text:style-name="T27">тридцатичетырёх</text:span><text:span text:style-name="T26">этажного </text:span><text:span text:style-name="T27">небоскрёба</text:span>. <text:span text:style-name="T1">Разноцветные искры снежинок в мягком свете фонаря</text:span> создавал<text:span text:style-name="T1">и</text:span> сказочный <text:span text:style-name="T1">оазис</text:span> <text:span text:style-name="T27">посреди</text:span> <text:span text:style-name="T1">хмурой октябрьской</text:span> ночи. Сидевшая на скамейке ко мне спиной парочка тихо шепталась о чём-то, уткнувшись лбами.</text:p>
      <text:p text:style-name="P1"/>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и дни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6">Викой</text:span> пя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
      <text:p text:style-name="P1">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1"/>
      <text:p text:style-name="P23"><text:span text:style-name="T1">Блядь</text:span>, что за мысли пошли!</text:p>
      <text:p text:style-name="P81"/>
      <text:p text:style-name="P1">Я вспомнил<text:span text:style-name="T26"> </text:span><text:span text:style-name="T27">Юджина</text:span><text:span text:style-name="T1">,</text:span> <text:span text:style-name="T27">месяц</text:span> назад прыгнувшего с крыши <text:span text:style-name="T1">своей</text:span> <text:span text:style-name="T1">высотки</text:span>.</text:p>
      <text:p text:style-name="P1"/>
      <text:p text:style-name="P23">Нет, это не для меня. Я сюда пришёл подышать воздухом. И только.</text:p>
      <text:p text:style-name="P81"/>
      <text:p text:style-name="P1"><text:span text:style-name="T1">Юджин</text:span> тогда совершил глупость, большую глупость. Я ему давно го<text:span text:style-name="T51">ворил </text:span><text:span text:style-name="T2">—</text:span><text:span text:style-name="T51">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text:soft-page-break/></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
      <text:p text:style-name="P1">Мы частенько пили <text:span text:style-name="T27">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text:span text:style-name="T1">«</text:span>куда катится <text:span text:style-name="T1">этот грёбаный </text:span>мир<text:span text:style-name="T1">»</text:span>.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р<text:span text:style-name="T1">ена</text:span>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text:span text:style-name="T1">«</text:span>толкового программиста<text:span text:style-name="T1">»</text:span>! <text:span text:style-name="T1">–</text:span> хмыкнул я. <text:span text:style-name="T1">– </text:span>Весь <text:span text:style-name="T1">«</text:span>Дайсон<text:span text:style-name="T1">»</text:span>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text:span text:style-name="T1">— </text:span>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дубинк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text:span text:style-name="T1">системы</text:span>!</text:p>
      <text:p text:style-name="P33">И <text:span text:style-name="T1">фиг</text:span> бы с ним, с сапиенсом <text:span text:style-name="T1">—</text:span> невелика потеря для вселенной. Но пусть хотя бы наш Deus Ex Machina б<text:span text:style-name="T1">ыл</text:span>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text:span text:style-name="T1">ей</text:span> <text:span text:style-name="T1">моралью</text:span>.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раниченый в своём мышлении этическими законами, будет проигрывать в конкурентной борьбе мозгу, не ограниченному ничем.</text:span></text:p>
      <text:p text:style-name="P33">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51">А у нас получается… </text:span><text:span text:style-name="T2">–</text:span><text:span text:style-name="T51">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text:span text:style-name="T1">«</text:span>Конец детства<text:span text:style-name="T1">»</text:span>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46">AI <text:span text:style-name="T2">– </text:span><text:span text:style-name="T5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text:soft-page-break/>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
      <text:p text:style-name="P1">Сейчас прах Юджина хранится в маленьком контейнере в крематории, его идеи умерли вместе с ним, а я разговариваю сам с собой.</text:p>
      <text:p text:style-name="P1"/>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23"/>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1"/>
      <text:p text:style-name="P23">Картинка дёрнулась и поплыла, звёзды опять стали вращаться.</text:p>
      <text:p text:style-name="P23"/>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1"/>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4"/>
      <text:p text:style-name="P1">Остатками сознания почувствовал исчезновение опоры под спиной и начало падения.</text:p>
      <text:p text:style-name="P1"><text:span text:style-name="T26">Тридцать чет</text:span><text:span text:style-name="T27">ыре</text:span><text:span text:style-name="T26"> </text:span>этаж<text:span text:style-name="T1">а</text:span>! Пиздец, <text:span text:style-name="T1">—</text:span> успел подумать я, <text:span text:style-name="T1">прежде чем </text:span>сознание выключилось.</text:p>
      <text:p text:style-name="P1"/>
      <text:h text:style-name="P154" text:outline-level="2">2. Пробуждение</text:h>
      <text:p text:style-name="P31"/>
      <text:p text:style-name="P1"><text:span text:style-name="T31">Сознание рестартовало после того, как я гребанулся </text:span><text:span text:style-name="T51">затылком и плечами об каменный пол. </text:span><text:span text:style-name="T2">Кажись, ты жив, Анон! Непонятно, только, хорошо это, или так себе?</text:span></text:p>
      <text:p text:style-name="P7"/>
      <text:p text:style-name="P1"><text:span text:style-name="T2">Я о</text:span><text:span text:style-name="T51">ткрыл глаза, тщётно пытаясь вдохнуть. Образ, </text:span><text:span text:style-name="T2">который я </text:span><text:span text:style-name="T51">пару мгновений назад </text:span><text:span text:style-name="T2">видел на фоне </text:span><text:span text:style-name="T51">звёзд, теперь сфокусировался прямо у моего носа. Точёная голова с резко очерчеными скулами в ореоле </text:span><text:soft-page-break/><text:span text:style-name="T51">живого переливающегося сияния, огромные глаза на треть морды, </text:span><text:span text:style-name="T2">грациозные</text:span><text:span text:style-name="T51"> настороженные уши, нежный розов</text:span><text:span text:style-name="T2">атый</text:span><text:span text:style-name="T51"> нос, венчающая голову </text:span><text:span text:style-name="T2">высокая тиара</text:span><text:span text:style-name="T51">. И приковывающая к себе внимание звёздочка, та самая магическая искорка </text:span><text:span text:style-name="T18">—</text:span><text:span text:style-name="T51"> центр круговорота в звёздном небе. Звёздочка магического огонька на кончике рога.</text:span></text:p>
      <text:p text:style-name="P33"/>
      <text:p text:style-name="P33">Единорог поднял голову и оглянулся куда-то назад.</text:p>
      <text:p text:style-name="P33"><text:span text:style-name="T11">–</text:span> Она очнулась. Хвала небу, нам это удалось!</text:p>
      <text:p text:style-name="P33"/>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5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1">, </text:span><text:span text:style-name="T2">а от валиума таких глюков у меня ни разу не было. <text:s/>Да и не должно быть — это же не ЛСД какой-нибудь</text:span><text:span text:style-name="T51">.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 ко мне морду и прикоснулась рогом <text:span text:style-name="T1">к </text:span>мое<text:span text:style-name="T1">му</text:span> лб<text:span text:style-name="T1">у</text:span>.</text:p>
      <text:p text:style-name="P1"/>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text:span text:style-name="T1">крепком кофе</text:span>, <text:span text:style-name="T1">матюках</text:span>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3"/>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херню, вроде поцелуя этой рогатой коняги в нос.</text:span></text:p>
      <text:p text:style-name="P3"/>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27">…</text:span><text:span text:style-name="T1"> Как ты живёшь со всем этим? – тихо произнесла она.</text:span></text:p>
      <text:p text:style-name="P3"><text:soft-page-break/></text:p>
      <text:p text:style-name="P1">Наконец-то стало немного понятно, где я <text:span text:style-name="T1">валяюсь.</text:span> <text:span text:style-name="T1">К</text:span>огда-то давно, во времена динозавров, тут был охрененный зал с колоннами и центральным подиумом. Даже сейчас следы былого великолепия угадывались в остатках мозаики огромных стрельчатых окон, в чёткой, детализированной до мельчайших подробностей резьбе колонн, которую не смогло победить время, в остатках фресок, угадывающихся кое-где на кусках штукатурки.</text:p>
      <text:p text:style-name="P1">Теперь же это место превратилось в развалины крайне жалкого состояния. Обвалившиеся пласты штукатурки обнажили каменную кладку. Древесные лианы проникли в зал через окна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 Паутина све<text:span text:style-name="T1">силась</text:span> с факела, забытого кем-то в стене ещё <text:span text:style-name="T1">со времён царя Гороха</text:span>.</text:p>
      <text:p text:style-name="P16">Короче, тот ещё бомжатник.</text:p>
      <text:p text:style-name="P16"/>
      <text:p text:style-name="P16">Немного осмотревшись, я снова обратил внимание на внутренние ощущения. Воздух вокруг меня был буквально наэлектризован некой силой. Чувствовалось напряжение огромных масштабов, как если бы я<text:span text:style-name="T1"> </text:span>стоял внутри трансформаторной будки. Прямо надо мной <text:span text:style-name="T1">воздух дрожал и переливался на грани видимости, образуя расплывчатое, практически прозрачное пятно. В пятне смутно виднелись очертания крыши высотки и искорёженных перил ограждения.</text:span></text:p>
      <text:p text:style-name="P3"/>
      <text:p text:style-name="P1"><text:span text:style-name="T1">–</text:span> Так это и есть наш П<text:span text:style-name="T36">роводник</text:span>??? А?!! <text:span text:style-name="T1">А-ха-ха-ха-ха-ха-ха</text:span>! <text:span text:style-name="T11">–</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
      <text:p text:style-name="P1">Спокойно, Анон! Ты не наркоман! Т<text:span text:style-name="T1">ы.</text:span> <text:span text:style-name="T1">Н</text:span>е. <text:span text:style-name="T1">Н</text:span>аркоман! По-крайней мере, не настолько!</text:p>
      <text:p text:style-name="P1"/>
      <text:p text:style-name="P1"><text:span text:style-name="T1">–</text:span> <text:span text:style-name="T1">Бу-га-га-га-га</text:span>! У старика Свирла, оказывается, было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5"><text:soft-page-break/><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35"/>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5"><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1">!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1"/>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3"/>
      <text:p text:style-name="P1"><text:span text:style-name="T1">–</text:span> Ваш<text:span text:style-name="T1">и</text:span> Высочеств<text:span text:style-name="T1">а</text:span>, ОНИ <text:span text:style-name="T1">просыпаются</text:span>! Ц<text:span text:style-name="T1">ентральный холл будет вот-вот заблокирован, они появляются из боковых проходов! Я едва прорвался к вам!</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text:soft-page-break/>треснувшего шлема. Солнечные зайчики играли на потёртом и проклёпанном в нескольких местах нагруднике.</text:p>
      <text:p text:style-name="P1"/>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А что, в Винг-Поинте вас не учили, что оставлять пост без приказа — недопустимо? – отпустил он уже пегасу.</text:p>
      <text:p text:style-name="P3"/>
      <text:p text:style-name="P3">На скулах жеребца задвигались желваки. Кобальтовые глаза нахмурились. Крыло с металлическими протезами маховых перьев начало дёргаться, издавая тихое звяканье.</text:p>
      <text:p text:style-name="P3"/>
      <text:p text:style-name="P1"><text:span text:style-name="T1">– Кимеринн, успокойтесь. Этот заносчивый драконикус никогда не умел выбирать выражения,</text:span><text:span text:style-name="T11"> – </text:span><text:span text:style-name="T1">примирительно сказала Луна, шагнув ему навстречу. – Мы возвратимся в обход, подземельями. Я сама участвовала в их проектировании и помню ответвление с выходом у главных ворот.</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предками по женской линии, также не имели возможности познакомиться с дверями. С какой-то стороны мне их даже жаль…</text:p>
      <text:p text:style-name="P3"/>
      <text:p text:style-name="P3">Луна обняла Кимеринна крылом и парочка спустилась по лестнице в полутёмный, увешанный паутиной лаз у подиума, не заметив, как морда Дискорда побагровела, а его горло раздулось от ярости. Драконикус смотрел им вслед и бил кончиком хвоста о пол.</text:p>
      <text:p text:style-name="P3"/>
      <text:p text:style-name="P3">– Да чтоб ты паршой заболел, петух ощипанный!!! – прорвало Дискорда наконец. – Он думает, что если сидит под крылышком у Луны, то я его не достану?! Хмурая Метёлка не вечно будет ему защитой!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26">верх</text:span>…</text:p>
      <text:p text:style-name="P3">– Сестра, ты идёшь? – выглянула в зал Луна.</text:p>
      <text:p text:style-name="P3"/>
      <text:p text:style-name="P3">Тут м<text:span text:style-name="T11">еня, </text:span>наконец,<text:span text:style-name="T11"> стошнило. Буквально вывернуло наизнанку: из носа текло, в глазах стояли слёзы.</text:span></text:p>
      <text:p text:style-name="P3">Вот это по-нашему, Анон!</text:p>
      <text:p text:style-name="P3"/>
      <text:p text:style-name="P3">Тёмная аликорница брезгливо поджала губы. <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3">Jack of Hearts</text:span><text:span text:style-name="T53"><text:note text:id="ftn7" text:note-class="footnote"><text:note-citation>7</text:note-citation><text:note-body><text:p text:style-name="Footnote"><text:bookmark text:name="result_box1"/><text:span text:style-name="T53">Jack of Hearts</text:span> <text:span text:style-name="T1">– Червовый валет (фр.)</text:span></text:p></text:note-body></text:note></text:span><text:span text:style-name="T53"> , </text:span><text:span text:style-name="T1">Сахарная Ватка</text:span><text:span text:style-name="T53">!</text:span><text:span text:style-name="T1"> А то он изойдёт в прах ещё до возвращения в Кантерлот. Не то, чтобы меня интересовала его судьба, но я не люблю, когда такое </text:span><text:soft-page-break/><text:span text:style-name="T1">количество магических усилий пропадает впустую, – Дискорд удалился вниз по лестнице вслед за Луной и Кимеринном.</text:span></text:p>
      <text:p text:style-name="P3"/>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3"/>
      <text:p text:style-name="P16"><text:span text:style-name="T1">Вот дерьмо! </text:span>Я потянулся за платком.</text:p>
      <text:p text:style-name="P16">– Я это… Извиняюсь. Сейчас вытру.</text:p>
      <text:p text:style-name="P3"><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6">–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26">три </text:span>месяца. Восстановиться раньше и открыть коридор обратно в твой мир у меня не <text:span text:style-name="T1">получится…</text:span></text:p>
      <text:p text:style-name="P3"/>
      <text:p text:style-name="P16">Прервавшись, она <text:span text:style-name="T1">навострила</text:span> уши. Я, прислушавшись, тоже уловил на грани слышимости лёгкое шуршание, как будто кто-то растирает в ладонях горсть сухих листьев.</text:p>
      <text:p text:style-name="P16"/>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text:span text:style-name="T1">лестницы</text:span>, котор<text:span text:style-name="T1">ой</text:span> прежде ушли Дискорд и Луна с Кимеринном, и <text:s/>припустила <text:span text:style-name="T1">по ней</text:span> быстрой рысью.</text:p>
      <text:p text:style-name="P1"/>
      <text:p text:style-name="P3">Ха! Непосредственность аликорницы вызвала у меня <text:span text:style-name="T11">истерическое</text:span> умиление. Спасибо, хоть полетать не предложила!</text:p>
      <text:p text:style-name="P3"/>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подземелья,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3"/>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стуч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валиумная агония или сумасшествие.</text:span></text:p>
      <text:p text:style-name="P3"/>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
      <text:p text:style-name="P3">Первым порывом мне захотелось выругаться. Блин,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text:p text:style-name="P3">– Слушай, принцесса, может, для тебя это и «прохлаждаться», но, вообще-то, так быстро я не бегал 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
      <text:p text:style-name="P3">Когда-то в интернете я набрёл на видео экстремальног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text:p>
      <text:p text:style-name="P3"/>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
      <text:p text:style-name="P3">Неторопливость и бесцельность стеблей были кажущимися. Зелёна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
      <text:p text:style-name="P3"><text:soft-page-break/>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
      <text:p text:style-name="P3">Бац!</text:p>
      <text:p text:style-name="P3"/>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
      <text:p text:style-name="P3">Бац!</text:p>
      <text:p text:style-name="P3"/>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
      <text:p text:style-name="P3">Открыв глаза, я увидел вместо коридора дышащую жаром раскалённых <text:span text:style-name="T26">докрасна</text:span> стен и пола пещеру с оплавленными остатками лат в боковых нишах. Что-то расплавленное капало со свода. Кучи пепла лежали впереди и позади нас, обозначая контуры сгоревшей биомассы.</text:p>
      <text:p text:style-name="P3"/>
      <text:p text:style-name="P3">Планка твоего уважения к аликорнице резко пошла вверх, Анон!</text:p>
      <text:p text:style-name="P3"/>
      <text:p text:style-name="P3">– Охренеть! Принцесса, у тебя что, термоядерная пушка в роге спрятана? Надо было 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text:p text:style-name="P3">…</text:p>
      <text:p text:style-name="P3"/>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text:soft-page-break/>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Проклятье, лучше уж пусть тебя сожрёт с ней заодно это шелестящее говно, чем оставить её тут одну.</text:p>
      <text:p text:style-name="P3"/>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ось совсем близко.</text:p>
      <text:p text:style-name="P3"/>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весила килограммов двести, а то и все триста. Приподняв за передние ноги аликорницу примерно до пояса, я выпустил её и сам грохнулся сверху.</text:p>
      <text:p text:style-name="P3"/>
      <text:p text:style-name="P3">Ну, всё, можно вставлять в глаза монетки. Хороший бутерброд получился для глистоплюща!</text:p>
      <text:p text:style-name="P3"/>
      <text:p text:style-name="P3"><text:span text:style-name="T26">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text:p text:style-name="P3">– Вот они!!!</text:p>
      <text:p text:style-name="P3">Нам навстречу неслись Кимеринн и Луна. Тёмная аликорница поддержала Селестию со второго бока, после чего 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text:soft-page-break/>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из которых в передней был некомплект: один пегас отсутствовал.</text:p>
      <text:p text:style-name="P3"/>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7">Спи, Сестра моя родная,<text:line-break/>Спи. Усни.<text:line-break/>Крыльями тебя укрою,<text:line-break/>Спи. Усни.</text:p><text:p text:style-name="P147"><text:tab/>В чаще тёмной волки воют,<text:line-break/>Спи. Усни.</text:p><text:p text:style-name="P147"><text:tab/>В мрачном замке духи ноют,<text:line-break/>Спи. Усни.</text:p><text:p text:style-name="P147"><text:tab/>Сказки вечность нам читает,<text:line-break/>Спи. Усни.<text:line-break/>День осенний угасает,<text:line-break/>Спи. Усни.<text:line-break/>Помни только в сне глубоком,</text:p><text:p text:style-name="P147"><text:tab/>В сне прекрасном и далёком,<text:line-break/>Если слышишь зов Сестры —<text:line-break/>Сон закончился, проснись!</text:p></text:note-body></text:note>. Кимеринн сложил приставные подножки и закрепил их под днищем, после чего занял пустующее место в упряжке.</text:p>
      <text:p text:style-name="P3"/>
      <text:p text:style-name="P3">– 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
      <text:p text:style-name="P3">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
      <text:p text:style-name="P3">Ну, блин, пронесло! Не думаю, что эта дрянь умеет летать. Я облегчённо выдохнул.</text:p>
      <text:p text:style-name="P3"/>
      <text:p text:style-name="P3">Мы полетели над мутной водой, покрытой ряской, кувшинками и торчащими кое-где корягами. По мере подъёма стало видно, что руины расположены на берегу огромного болота, со всех сторон <text:soft-page-break/>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p text:style-name="P3">– Тут прошли наши самые счастливые годы, – <text:s/>сказала Луна. Она подняла голову от уснувшей сестры и наблюдала за мной всё это время. – Когда долго всё идёт хорошо, кажется, что так будет всегда. Тысячу лет назад Нам с Сестрой так казалось. Тем больнее теперь взирать на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Почему ты называешь замок домом?</text:p>
      <text:p text:style-name="P3">– 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Не думали Мы, что когда-нибудь придётся сюда возвращаться.</text:p>
      <text:p text:style-name="P3">Тёмная аликорница поправила Селестии раскрывшееся крыло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а, однако! Берег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заполнило овраг совсем недавно.</text:p>
      <text:p text:style-name="P3">– Точно недавно?</text:p>
      <text:p text:style-name="P3">– Почему ты спрашиваешь Нас?</text:p>
      <text:p text:style-name="P16">Я указал на пятно ряби на воде, быстро догоняющее тень от колесницы.</text:p>
      <text:p text:style-name="P3">– Потому что в нём успела завестись рыба. Причём, судя по зыби,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трехсот метров. </text:p>
      <text:p text:style-name="P3"><text:soft-page-break/>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26">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
      <text:p text:style-name="P1">Я протёр глаза. <text:span text:style-name="T1">Проклятье</text:span>, она могла хотя бы предупредить!!!</text:p>
      <text:p text:style-name="P1">Хотя голубые зайчики вовсю танцевали чечётку на моей сетчатке, я всё же рассмотрел облачко пепла и несколько падающих <text:span text:style-name="T1">в болото </text:span>угольков <text:span text:style-name="T1">— всё, что осталось от плюща.</text:span></text:p>
      <text:p text:style-name="P3">Снова хлопок — и снова разряд молнии из рога Луны обратил плеть плюща в россыпь искр. Запахло озоном.</text:p>
      <text:p text:style-name="P3"/>
      <text:p text:style-name="P3">Дальше словно бы включился стробоскоп небесномагической дискотеки. За хлопком следовала бирюзовая вспышка, после чего очередная плеть осыпалась в воду дождём тлеющих угольков. Молния выхватывала из сумерек видение распростёршей крылья Луны. От вида разъярённой аликорницы, окружённой светящимся ореолом гривы и хвоста, хотелось залезть в сундук и захлопнуть за собой крышку.</text:p>
      <text:p text:style-name="P3"/>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Когда Луна приземлилась на платформу,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26">надреснутым голосом.</text:span></text:p>
      <text:p text:style-name="P66"/>
      <text:p text:style-name="P3"><text:soft-page-break/>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Разумеется, этот грёбанный прутик тут же стал отходить от платформы! Я сжался в ожидании, что меня прижмёт к колючкам, торчащим между спиц колеса.</text:p>
      <text:p text:style-name="P3"/>
      <text:p text:style-name="P3">Что-то схватило меня за шиворот и потащило назад.</text:p>
      <text:p text:style-name="P3"/>
      <text:p text:style-name="P3">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text:p>
      <text:p text:style-name="P3"/>
      <text:p text:style-name="P3">Пегасы тем временем упорно махали крыльями, пытаясь прорваться к близкому берегу.</text:p>
      <text:p text:style-name="P3"/>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
      <text:p text:style-name="P3"><text:s/>Колесница теряла высоту. Лоза, неотвратимо преодолевая отчаянное сопротивление пегаса, тянула его вниз, а вместе с ним и всю колесницу. В болотной жиже прямо под нами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text:span text:style-name="T1">закатываться</text:span>.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прямо возле меня и пол платформы выровнялся.</text:p>
      <text:p text:style-name="P3">– Кимеринн!!! <text:s/>– <text:s/>закричала Луна, выплюнув воротник моей куртки.</text:p>
      <text:p text:style-name="P3"/>
      <text:p text:style-name="P3">Колесо с куском оси, намертво оплетенное лианой, догоняло стремительно уходящего вниз пегаса. Освобождённый экипаж стал набирать высоту.</text:p>
      <text:p text:style-name="P3">Луна, сложив крылья, прыгнула головой вниз с платформы.</text:p>
      <text:p text:style-name="P3"/>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
      <text:p text:style-name="P3">Мы уже летели над берегом, когда она молча опустилась на платформу и забилась в угол<text:span text:style-name="T26">, опустив голову на пол.</text:span></text:p>
      <text:p text:style-name="P66"/>
      <text:p text:style-name="P3"><text:soft-page-break/>Некоторое время мы летели молча. Я сидел без движения в противоположном углу, оглушённый навалившимся за последний час пиздецом. Мир «дружбы и магии» ебанул меня по голове хорошим мешком с кирпичами. Так малолетний отпрыск узнаёт от товарищей постарше, что его, оказывается, родители не нашли в капусте.</text:p>
      <text:p text:style-name="P3"/>
      <text:p text:style-name="P3">Откуда-то снизу послышался шорох и возня. Я лёг на пол и заглянул под платформу.</text:p>
      <text:p text:style-name="P3"/>
      <text:p text:style-name="P3">Дискорд, ухватившись <text:span text:style-name="T26">лапами за обломок задней оси, болтался в турбулентных потоках, как поплавок в горном ручье. Одно его крыло было порв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1">–</text:span> Уфф! Выкарабкались. Почти без потерь, <text:span text:style-name="T11">–</text:span> заметил Дискорд, осматривая крыло. <text:span text:style-name="T11">–</text:span> Могло быть и хуже.</text:p>
      <text:p text:style-name="P3"><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
      <text:p text:style-name="P3">Громовой, вибрирующий, идущий отовсюду 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
      <text:p text:style-name="P3">Посмотреть было на что. Луна с поднятыми крыльями и безумными глазами нависала над драконикусом. Тот присел на корточках и пытался оправдываться, прикрывшись лапами.</text:p>
      <text:p text:style-name="P66"><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1">–</text:span> ТЫ!!! ТЫ!..</text:p>
      <text:p text:style-name="P3"><text:span text:style-name="T11">–</text:span> Да, я!!! <text:span text:style-name="T11">–</text:span> Дискорд подбоченился и с вызовом посмотрел на разъярённую аликорницу. <text:span text:style-name="T11">–</text:span> Можешь превратить обратно в камень, Хмурая Метёлка, но то, что ты имеешь ввиду, я на подобные глупости пускать не собирался и не собираюсь!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3"/>
      <text:p text:style-name="P3">Заворочалась Селестия, просыпаясь от магического сна. Луна сникла. Пробормотав над сестрой усыпляющее заклинание, она поправила ей крыло и отошла в дальний угол. Там она снова опустилась <text:s/>на пол и закрыла голову крыльями.</text:p>
      <text:p text:style-name="P3"/>
      <text:p text:style-name="P3">Дальнейший путь мы провели в молчании.</text:p>
      <text:p text:style-name="P21"/>
      <text:h text:style-name="P154" text:outline-level="2">3. Норф</text:h>
      <text:p text:style-name="P83"/>
      <text:p text:style-name="P23">Глава IV. Пределы магии</text:p>
      <text:p text:style-name="P20"/>
      <text:p text:style-name="P23"><text:soft-page-break/>Вашему покорному слуге известны четыре предела магии: </text:p>
      <text:p text:style-name="P23"/>
      <text:list xml:id="list2046366534870412312" text:style-name="L1">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text:span></text:p>
          <text:p text:style-name="P157"><text:span text:style-name="T1">владеющих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57">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иные бакалавры без труда творят заклинания этого уровня. <text:span text:style-name="T1">Встречаются также редки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по другому именуемым Демиургом или же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pan> Проклятье, как меня <text:span text:style-name="T1">достала</text:span> эта архаика! Когда-нибудь пошлю к дискорду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 Сколько страниц сегодня нахреначили?</text:span></text:p><text:p text:style-name="P146">– <text:span text:style-name="T1">Восемь, учитель!</text:span></text:p><text:p text:style-name="P146">– Отлично. Надиктую ещё две и сбегаешь за кофе.</text:p></text:note-body></text:note></text:span></text:p>
        </text:list-item>
      </text:list>
      <text:p text:style-name="P4"/>
      <text:p text:style-name="P9">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1">. Выносить книги из читального зала запрещено”.</text:span></text:p>
      <text:p text:style-name="P81">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 попросил принести сюда.</text:span> Один хрен, делать было особо нечего. Вытащившие меня за шкирку в Эквестрию маги расхворались и им было не до меня.</text:p>
      <text:p text:style-name="P81"/>
      <text:p text:style-name="P81">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text:p>
      <text:p text:style-name="P81"><text:soft-page-break/></text:p>
      <text:p text:style-name="P81">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81"/>
      <text:p text:style-name="P81">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22"> </text:span>гор.</text:p>
      <text:p text:style-name="P81"/>
      <text:p text:style-name="P81">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1"/>
      <text:p text:style-name="P81">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двумя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кантерлотской верфи, я бы заменил её девиз на транспаранте с «Мы строим дирижабли!» на «Дирижабли строят дирижабли!» и ржал бы с этого.</text:p>
      <text:p text:style-name="P9"/>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
      <text:p text:style-name="P9">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9"/>
      <text:p text:style-name="P81"><text:soft-page-break/>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Но эти мечты хотя бы позволяют забыть сосущее чувство валиумного голодания…</text:p>
      <text:p text:style-name="P9"/>
      <text:p text:style-name="P81">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81">Так, что тут у нас?</text:p>
      <text:p text:style-name="P81"/>
      <text:p text:style-name="P81">“<text:span text:style-name="T24">Новости двора: </text:span><text:span text:style-name="T9">состояние </text:span><text:span text:style-name="T24">здоровь</text:span><text:span text:style-name="T9">я</text:span><text:span text:style-name="T24">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24">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24">В Додж-Сити продолжаются исчезновения пони. Шериф подал в отставку…</text:span>”. “<text:span text:style-name="T24">Чужестранец-человек осваивается в Кантерлоте. Атмосфера столицы благотворно влияет на агрессивный нрав королевского гостя…</text:span>”</text:p>
      <text:p text:style-name="P81"/>
      <text:p text:style-name="P81">Бля! Что за дерьмо? <text:span text:style-name="T1">Ч</text:span>окнутые пони приволокли меня сюда <text:span text:style-name="T1">неделю назад</text:span>, чуть не убив по дороге, и теперь называют меня агрессивным?</text:p>
      <text:p text:style-name="P81">Газета полетела в мусорное ведро.</text:p>
      <text:p text:style-name="P81"/>
      <text:p text:style-name="P81">Я потянулся. Хватит на сегодня чтения. Настало время ежедневной прогулки по городу. Тем более, что у меня есть деньги.</text:p>
      <text:p text:style-name="P81"/>
      <text:p text:style-name="P81">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text:p>
      <text:p text:style-name="P81"/>
      <text:p text:style-name="P81">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81">Так что даже на ремонт одежды и покупку необходимых в повседневной жизни мелочей у меня финансов не было. До недавнего времени.</text:p>
      <text:p text:style-name="P81">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81"/>
      <text:p text:style-name="P81">Очень скоро прыти у меня поубавилось. В самом ближнем от дворца бутике на вопрос<text:span text:style-name="T1">:</text:span>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18"/>
      <text:p text:style-name="P81"><text:soft-page-break/><text:span text:style-name="T11">Ну, понятно, в элитном придворцовом квартале, который представляет из себя </text:span><text:span text:style-name="T1">верхний город</text:span><text:span text:style-name="T11">, цены кусаются. Топай вниз, Анон, на окраину!</text:span></text:p>
      <text:p text:style-name="P18">Но, блин, корявые пальцы внесли свою коррективу в шопинг-план!</text:p>
      <text:p text:style-name="P18"/>
      <text:p text:style-name="P81"><text:span text:style-name="T11">Как раз </text:span><text:span text:style-name="T1">на мосту, </text:span><text:span text:style-name="T11">на спуске в нижний </text:span><text:span text:style-name="T1">город, </text:span><text:span text:style-name="T11">я выронил монетку. И, естественно, она не осталась лежать там, где упала, а начала катиться </text:span><text:span text:style-name="T1">по мостовой </text:span><text:span text:style-name="T11">— </text:span><text:span text:style-name="T1">чем дальше, тем быстрее</text:span><text:span text:style-name="T11">.</text:span></text:p>
      <text:p text:style-name="P9">Подобно олуху из дешёвой комедии, я припустил со всех ног за монеткой и в долгой погоне <text:span text:style-name="T11">за ней чуть не открыл лбом дубовые ворота — серебряшка прокатилась прямо под ними.</text:span></text:p>
      <text:p text:style-name="P18"/>
      <text:p text:style-name="P9"><text:s/>Я огляделся. В этот закоулок я ещё не забредал в своих прогулках по Кантерлоту. Высокие каменные стены упирались в массивные ворота на заклёпках, которые и завершали короткий тупичёк. Крохотные эркеры по бокам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
      <text:p text:style-name="P9">Я приоткрыл створку.</text:p>
      <text:p text:style-name="P9"/>
      <text:p text:style-name="P18">–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8">– <text:span text:style-name="T1">Анонимус,</text:span> – <text:s/>отрекомендовался я. – <text:s/>Человек.</text:p>
      <text:p text:style-name="P18">–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9"/>
      <text:p text:style-name="P18">–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8">– К сожалению, не слышал. Я тут недавно.</text:p>
      <text:p text:style-name="P18">–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я подчёркиваю — восемь мастеров шестого разряда! <text:span text:style-name="T1">Не говоря уже об подмастерьях! </text:span>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оролевской <text:span text:style-name="T1">колеснице</text:span>! Жалкое зрелище! И шансы на то, что он найдёт это дискордово колесо близки к нулю! <text:soft-page-break/>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Норф сердито забросил обломок оси в угол и стал насаживать колесо на новую ось.</text:p>
      <text:p text:style-name="P18">– Вы говорили, что королевские <text:span text:style-name="T1">колесницы</text:span> делали три <text:span text:style-name="T1">двора</text:span>…</text:p>
      <text:p text:style-name="P18">–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8"/>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оббивки! <text:span text:style-name="T1">А ч</text:span>то они могут такого, чего не можем мы — мастера старой закалки?</text:p>
      <text:p text:style-name="P18"/>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
      <text:p text:style-name="P18">Норф пошёл к <text:span text:style-name="T1">небольшому деревянному гаражу</text:span>,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text:span text:style-name="T1">Норф</text:span> картинно вскинул копыто.</text:p>
      <text:p text:style-name="P18">– “Королева Лорен ”! Встречайте!</text:p>
      <text:p text:style-name="P18"/>
      <text:p text:style-name="P18"><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26">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8"/>
      <text:p text:style-name="P18">–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не стали переделывать</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8">Старик клюнул носом и встрепенулся. Потом он огляделся и заговорщицки подмигнул мне.</text:p>
      <text:p text:style-name="P18">– “Лорен” я сделал на базе парящей <text:span text:style-name="T26">платформы </text:span>повышенной мощности. <text:span text:style-name="T1">Её Солнечное Высочество хотели сами поучаствовать в ночных гонках инкогнито. Но потом, после первой же гонки, устыдились </text:span>— <text:span text:style-name="T1">слишком неравны были силы… </text:span>Разумеется, я чётко след<text:span text:style-name="T1">ую</text:span> королевскому указу уничтожать все <text:soft-page-break/>испорченные и бракованные <text:span text:style-name="T26">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26">платформ </text:span><text:span text:style-name="T27">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хе!</text:span></text:p>
      <text:p text:style-name="P9"/>
      <text:p text:style-name="P9">Норф поправил сползший плед и высморкался.</text:p>
      <text:p text:style-name="P18">–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Весь <text:span text:style-name="T1">Кантерлот</text:span> на рогах стоял!<text:span text:style-name="T26"> И никто ж не догадывался, что она </text:span><text:span text:style-name="T27">сделана по королевскому заказу</text:span><text:span text:style-name="T26">! Её </text:span><text:span text:style-name="T27">Солнечное </text:span><text:span text:style-name="T26"><text:s/>Высочество только тихо посмеивались в крыло, наблюдая за нашими триумфами с трибуны.</text:span></text:p>
      <text:p text:style-name="P37"/>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
      <text:p text:style-name="P18">Норф снял заднее колесо и покатил его под навес. Я закрыл охромевшую “Королеву Лорен” в гараже и последовал за ним.</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
      <text:p text:style-name="P18">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9"/>
      <text:p text:style-name="P18"><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text:span text:style-name="T1">«</text:span><text:span text:style-name="T20">Магдалена Фрискай-Каррус, </text:span><text:span text:style-name="T3">2088</text:span><text:span text:style-name="T45"> – </text:span><text:span text:style-name="T32">2135</text:span><text:span text:style-name="T45"> A.C.</text:span><text:span text:style-name="T27">»</text:span>. <text:span text:style-name="T1">Над</text:span> надписью было стилизованное изображение распростёршего крылья пегаса, тянущего колесницу.</text:p>
      <text:p text:style-name="P18"/>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text:span text:style-name="T1">Заклинание Последнего Шанса</text:span></text:h>
      <text:p text:style-name="P18"/>
      <text:p text:style-name="P23">Глава VI. Основы</text:p>
      <text:p text:style-name="P23"/>
      <text:p text:style-name="P23"><text:soft-page-break/>“Основа любого магического направления <text:span text:style-name="T1">—</text:span> умение черпать силу из источника. У разных <text:span text:style-name="T1">у</text:span>чений свои резервуары <text:span text:style-name="T1">силы</text:span>,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Недавно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26">прервавшая связь между мною и демоном</text:span>, спасла моё бренное тело для дальнейших магических изысканий.</text:p>
      <text:p text:style-name="P23"/>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
      <text:p text:style-name="P23">Возьмём, <text:span text:style-name="T1">к</text:span> примеру, заклинание начального предела: “Ярету пхонг руул квами”, <text:span text:style-name="T1">—</text:span> что означает: “Переместить<text:span text:style-name="T26">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идом для запоминания и вящего эффекта. Каюсь, и Ваш покорный слуга не гнушал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Клянусь, дорогая, это в прошлом! И</text:span>,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83"/>
      <text:p text:style-name="P35">На трактат упала тень.</text:p>
      <text:p text:style-name="P36">– Эй, нельзя ли не заслонять…</text:p>
      <text:p text:style-name="P36">Я поперхнулся словом, упёршись носом в покрытую белой шерстью грудь. Селестия с извинением оступила.</text:p>
      <text:p text:style-name="P36">–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6"/>
      <text:p text:style-name="P35"><text:span text:style-name="T11">За прошедшие дни я уже привык и к магии, и к разумным эквиноподобным, и даже </text:span><text:span text:style-name="T1">к деревянным дирижаблям</text:span><text:span text:style-name="T11">. Но вид перебинтованной аликорницы, представшей передо мной в неком подобии роботизированного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66"/>
      <text:p text:style-name="P36">– Эээ…</text:p>
      <text:p text:style-name="P36">–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6">Она потянулась за спину, сжала зубами зажим, и после негромкого щелчка экзоскелет разошёлся в стороны.</text:p>
      <text:p text:style-name="P36"/>
      <text:p text:style-name="P36">– Вот, так лучше, – улыбнулась она, вышагивая из него. – Доктор Плантаго Майор был уверен, что я не дотянусь до замка.</text:p>
      <text:p text:style-name="P66"><text:soft-page-break/>Экзоскелет, лишившись хозяйки, переключил цвет лампочки с зелёного на оранжевый. <text:span text:style-name="T11">Селестия подошла к книжному шкафу, вытащила из него толстый пыльный том и извлекла из открывшегося тайника окаменевший от старости круассан.</text:span></text:p>
      <text:p text:style-name="P36">– Хмм, печально, успел зачерстветь, – аликорница с усилием откусила добрую половину и стала с хрустом жевать.</text:p>
      <text:p text:style-name="P36">– Эмм… Насколько я помню, тебе было прописано два месяца постельного режима? Кстати, без сладостей. Сейчас едва неделя прошла.</text:p>
      <text:p text:style-name="P36">Аликорница с досадой скосила на меня глаз, продолжая жевать.</text:p>
      <text:p text:style-name="P36">– Не волнуйся, аликорны куда крепче единорогов, по стандартам которых меня лечат! <text:span text:style-name="T1">Ммхрммм…</text:span> И доктор Плантаго, должно быть, забыл, что оставлять меня без сладостей опасно для государства. Я лишь исправляю его оплошность…</text:p>
      <text:p text:style-name="P36"/>
      <text:p text:style-name="P35">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5">Она, почувствовав мой взгляд, вытащила нос из тайника и <text:s/>посмотрела на меня, насторожив уши.</text:p>
      <text:p text:style-name="P35"><text:span text:style-name="T11">–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49">Аликорница нервно хохотнула.</text:p>
      <text:p text:style-name="P37">– А по-моему, ты не…</text:p>
      <text:p text:style-name="P35"><text:span text:style-name="T12">– Так, я попрошу! – перебила меня венценосная кобыла. – Давай, ты не будешь лезть в мои дела, а я не буду</text:span><text:span text:style-name="T4">… эээ… кхмм…</text:span></text:p>
      <text:p text:style-name="P37">– Не будешь что?</text:p>
      <text:p text:style-name="P49">Селестия нахмурилась и угрожающе подняла крылья.</text:p>
      <text:p text:style-name="P49"><text:span text:style-name="T11">– </text:span>Не забывай, человек, я — могущественный маг и правитель Эквестрии. Ко мне нужно относиться с должным уважением!</text:p>
      <text:p text:style-name="P49"><text:span text:style-name="T11">– </text:span>А то что? Превратишь в жабу? Сошлёшь на луну? Убьёшь нахер?</text:p>
      <text:p text:style-name="P49">Аликорница сникла. Уши её опустились.</text:p>
      <text:p text:style-name="P49"><text:span text:style-name="T11">– Анонимус</text:span>, ну зачем так… Ты же знаешь, я этого не сделаю.</text:p>
      <text:p text:style-name="P49"><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9"/>
      <text:p text:style-name="P49">Селестия приложила копыто ко лбу и издала протяжный стон.</text:p>
      <text:p text:style-name="P37">– О, небо! Я забыла распорядиться насчёт тебя! Я совсем отупела от дворцовой жизни! Извини, пожалуйста!</text:p>
      <text:p text:style-name="P49"><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37"/>
      <text:p text:style-name="P49"><text:span text:style-name="T11">Аликорница уселась н</text:span>а пол <text:span text:style-name="T11">и прижала копыто к груди.</text:span></text:p>
      <text:p text:style-name="P37"><text:soft-page-break/>–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9">Закончив фразу, аликорница вскинула копыто вперёд и вверх. Я чуть не подавился нервным смешком, настолько это напоминало зигу<text:tab/>.</text:p>
      <text:p text:style-name="P49"><text:span text:style-name="T11">– Лады! Вот видишь, со мной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37"/>
      <text:p text:style-name="P50">***</text:p>
      <text:p text:style-name="P50"/>
      <text:p text:style-name="P49"><text:span text:style-name="T11">Л</text:span>ампа<text:span text:style-name="T11"> отбрасывал</text:span>а<text:span text:style-name="T11"> мягкие тени на стену библиотеки. Селестия, расположи</text:span>вшись<text:span text:style-name="T11"> лёжа у моего кресл</text:span>а,<text:span text:style-name="T11"> п</text:span>ерелистывала книгу на пол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9"/>
      <text:p text:style-name="P49"><text:span text:style-name="T11">– </text:span>Вот, читай отсюда, <text:span text:style-name="T11">– а</text:span>ликорница подчеркнула абзац копытом.</text:p>
      <text:p text:style-name="P49"/>
      <text:p text:style-name="P60">«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60"/>
      <text:p text:style-name="P60">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60"/>
      <text:p text:style-name="P60">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60"/>
      <text:p text:style-name="P60">Но величайшая справедливость юниверсума заключается в том, что не существует безвыходных положений. Всегда есть надежда.</text:p>
      <text:p text:style-name="P60"/>
      <text:p text:style-name="P60">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60"/>
      <text:p text:style-name="P60">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9"/>
      <text:p text:style-name="P49"><text:soft-page-break/>В ухе стало щекотно от тёплого дуновения.</text:p>
      <text:p text:style-name="P37">– Теперь ты понимаешь, почему мы не ожидали увидеть тебя? Мы, вообще-то, вызывали сверхаликорна…</text:p>
      <text:p text:style-name="P37">Я повернулся к Селестии.</text:p>
      <text:p text:style-name="P37">– Всё равно не понимаю. Зачем вы вообще <text:span text:style-name="T1">вызвали</text:span>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7"/>
      <text:p text:style-name="P37">Аликорница отвернулась.</text:p>
      <text:p text:style-name="P37">– Это очень чувствительная тема, – сказала она после недолгой заминки. – <text:s/>Постыдная для нас.</text:p>
      <text:p text:style-name="P37">– Какая тема?</text:p>
      <text:p text:style-name="P37">Селестия повернулась, но старалась избегать меня взглядом.</text:p>
      <text:p text:style-name="P37">– Магия.</text:p>
      <text:p text:style-name="P37">– Что?</text:p>
      <text:p text:style-name="P37">– Мы теряем магию. Я и Луна. Этого никто не знает, но сейчас мы способны всего лишь на треть того, что могли ещё год назад. С каждым днём мы теряем магию всё быстрее. Это именно то, что описал Стар Свирл. Исход магии.</text:p>
      <text:p text:style-name="P37"/>
      <text:p text:style-name="P37">Я посмотрел на аликорницу. Та старательно делала вид, что интересуется состоянием лака на обожжёном копыте.</text:p>
      <text:p text:style-name="P37">– То есть, вы почувствовали ослабление своих магических способностей, и решили, что миру приходит конец?</text:p>
      <text:p text:style-name="P37">– Ты очень сильно упрощаешь, <text:span text:style-name="T1">Анонимус</text:span>. Это не просто ослабление. Это агония. Мы ощущаем оцепенение смерти, охватившее мир. Это как если бы ты <text:span text:style-name="T1">на </text:span>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7"/>
      <text:p text:style-name="P37">Я уже готов был поверить словам аликорницы, но знакомый запах навёл меня на подозрения. Чего-чего, а этот дух я ни с чем не спутаю! Селестия была под лошадиной дозой <text:span text:style-name="T1">валиума</text:span> <text:span text:style-name="T1">— удивительно, как она вообще держалась на ногах. И это могло быть причиной её депрессняка и упадочных мыслей. В таком случае осторожнее, Анон. От депрессняка до агрессии один шаг!</text:span></text:p>
      <text:p text:style-name="P37"/>
      <text:p text:style-name="P37">– Ээээ… ммм… А вы пробовали обратиться к врачу? – начал я как можно мягче.</text:p>
      <text:p text:style-name="P37"/>
      <text:p text:style-name="P37">БАЦ!!!</text:p>
      <text:p text:style-name="P37"/>
      <text:p text:style-name="P37">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7">– Это бесполезно… Он не верит нам. У меня нет времени его переубедить.</text:p>
      <text:p text:style-name="P49"/>
      <text:p text:style-name="P37"><text:span text:style-name="T1">Аликорница</text:span> обратилась ко мне.</text:p>
      <text:p text:style-name="P37"><text:soft-page-break/>– <text:s/>Извини, <text:span text:style-name="T1">с</text:span>орвалась. Мне очень стыдно. Последнее время всё идёт наперекосяк, совсем не так, как мы планировали.</text:p>
      <text:p text:style-name="P37"><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9">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9"/>
      <text:p text:style-name="P49">Селестия умолкла. Я попытался прикинуть, как сильно может повлиять ослабление магических способностей на психические. Кажись, к депрессняку надо добавить ещё и манию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же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9"/>
      <text:p text:style-name="P49">Оставалась, правда, ещё небольшая вероятность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9"/>
      <text:p text:style-name="P49">Селестия смотрела на меня, что-то беззвучно шептала и чуть покачивала головой, как бы в такт моим мыслям. В конце-концов она встала и прикоснулась копытом к моему плечу.</text:p>
      <text:p text:style-name="P37">– Мне очень жаль, человек Анонимус, что <text:span text:style-name="T1">м</text:span>ы потревожили <text:span text:style-name="T1">в</text:span>ас. Это произошло по ошибке. От лица всей Эквестрии просим у <text:span text:style-name="T1">в</text:span>ас извинения. Мы вернём <text:span text:style-name="T1">в</text:span>ас обратно, как только восстановим свой магический потенциал <text:span text:style-name="T1">— это произойдёт примерно через три месяца</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9"/>
      <text:p text:style-name="P49">Я снял её копыто со своего плеча и осторожно поставил на пол.</text:p>
      <text:p text:style-name="P37"><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7">Я присел на корточки, раздвинул гриву и снизу вверх заглянул в морду аликорнице.</text:p>
      <text:p text:style-name="P49">– … не надо. Пожалуйста. Мои мысли не отражают того, что я хочу. То есть, того, что я сделаю. То есть, того, что я сделаю, но не хочу, чтобы… – я запутался окончательно. Спонтанное решение выбило меня из колеи.</text:p>
      <text:p text:style-name="P49"/>
      <text:p text:style-name="P49">Аликорница стояла с закрытыми глазами, чуть покачиваясь. Потом мне на щеку упала горячая капля. Потом ещё одна. Селестия рыдала, изо всех сил пытаясь не выпустить слёзы из закрытых глаз.</text:p>
      <text:p text:style-name="P49">–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9"><text:soft-page-break/></text:p>
      <text:p text:style-name="P49">Я протянул руку, вытер ей слёзы и погладил по шее.</text:p>
      <text:p text:style-name="P49">– Не плачь, принцесса. Я не отказываюсь. Хотя, скорее всего, Стар Свирл что-то напутал в заклинании, потому что я человек, а не сверхаликорн.</text:p>
      <text:p text:style-name="P49">–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9"/>
      <text:p text:style-name="P49">Селестия успокоилась и смущённо потёрлась носом мне о плечо.</text:p>
      <text:p text:style-name="P49">– И я не читала твои мысли, Анонимус. У тебя на лице и так всё написано — ты не умеешь скрывать эмоции.</text:p>
      <text:p text:style-name="P49"/>
      <text:p text:style-name="P49">Наружная дверь заскрипела, коридор наполнился топотом множества копыт и шумом голосов.</text:p>
      <text:p text:style-name="P37">Аликорница <text:span text:style-name="T1">прислушалась, </text:span>всполошилась и стала носиться по читальному залу с загнанным видом.</text:p>
      <text:p text:style-name="P37">– <text:span text:style-name="T1">Дискордовы</text:span> яйца! Они нашли меня!</text:p>
      <text:p text:style-name="P37">Селестия попыталась протиснуться 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7">– Ты! Чего! Делаешь! Твоё, <text:span text:style-name="T1">блин,</text:span> высочество!!! – <text:s/>я едва уберёг <text:span text:style-name="T1">своё </text:span>естество от острого рога.</text:p>
      <text:p text:style-name="P37"/>
      <text:p text:style-name="P37">Селестия подняла на меня глаз. <text:span text:style-name="T61">Прижав </text:span>уши к голове, <text:span text:style-name="T61">она дала</text:span> задний ход <text:span text:style-name="T61">и </text:span>выкарабкалась обратно. Окинув библиотеку отчаянным взглядом, <text:span text:style-name="T61">Селестия</text:span> бросилась к оставленному экзоскелету и стала втискиваться в него задом. Гул голосов был уже совсем близко.</text:p>
      <text:p text:style-name="P37">– Помоги! Мне самой не закрыть замок, – <text:s/>отчаянно прошептала аликорница, тщётно пытаясь охватить зубами раскрытую защёлку.</text:p>
      <text:p text:style-name="P37">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7">– <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7">– <text:span text:style-name="T1">Я</text:span> помогу! – <text:s/>Селестия изогнула шею и стала зубами сжимать защёлку.</text:p>
      <text:p text:style-name="P37"/>
      <text:p text:style-name="P37">ШЛОП!</text:p>
      <text:p text:style-name="P37"/>
      <text:p text:style-name="P37">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9">Увидев Селестию, толпа замерла. Та в попытке спрятать меня, раскрыла крылья.</text:p>
      <text:p text:style-name="P49"/>
      <text:p text:style-name="P49">В наступившей тишине аликорница прошептала мне убито:</text:p>
      <text:p text:style-name="P37">– <text:span text:style-name="T1">Что-то мне не хочется оборачиваться.</text:span></text:p>
      <text:p text:style-name="P49">– А придётся. Кстати, крылья можешь опустить. Всё равно видна табуретка и мои ноги.</text:p>
      <text:p text:style-name="P49"/>
      <text:p text:style-name="P49">Селестия со вздохом закрыла глаза и медленно обернулась к толпе.</text:p>
      <text:p text:style-name="P49"><text:soft-page-break/>– Добрый вечер, мои дорогие.</text:p>
      <text:p text:style-name="P37">– <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7"><text:span text:style-name="T1">– Занавес, </text:span>– <text:s/><text:span text:style-name="T1">подытожил я.</text:span></text:p>
      <text:p text:style-name="P37"/>
      <text:h text:style-name="Heading_20_2" text:outline-level="2">5<text:span text:style-name="T1">.</text:span> Нерадивый ученик</text:h>
      <text:p text:style-name="P30"/>
      <text:p text:style-name="P49">– Это очень легко, уверяю тебя. Даже совсем маленькие жеребята единорогов способны на столь простую магию. Сконцентрируйся…</text:p>
      <text:p text:style-name="P49">– Ыыых… !!!</text:p>
      <text:p text:style-name="P49">Я покраснел от натуги, но этот блядский листочек даже не шелохнулся!</text:p>
      <text:p text:style-name="P49">– Давай попробуем ещё раз. Сосредоточься на объекте. Высвободи силу. Ты можешь это, я вижу в тебе большой потенциал!</text:p>
      <text:p text:style-name="P49">Куда уж больше! Эти медицинские каракули мне теперь месяц сниться будут!</text:p>
      <text:p text:style-name="P49">– Фффу-у-у! – листок закружился в воздухе от моего сердитого дуновения.</text:p>
      <text:p text:style-name="P49">Я отвернулся. Если она хочет выставить меня на посмешище, ей и напрягаться не нужно! Растёшь, Анон, вакансия шута тебе уже обеспечена!</text:p>
      <text:p text:style-name="P49"/>
      <text:p text:style-name="P49">– Анонимус…</text:p>
      <text:p text:style-name="P49">С лёгким вздохом Селестия положила голову мне на плечо.</text:p>
      <text:p text:style-name="P49">– Не сердись. Это моя вина. Я пытаюсь вести тебя ускоренным курсом.</text:p>
      <text:p text:style-name="P49">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9">– Не понимаю, куда ты так гонишь? Мы вполне можем заняться этим через пару недель, когда ты окрепнешь.</text:p>
      <text:p text:style-name="P49"/>
      <text:p text:style-name="P49">Селестия открыла глаза и нехотя оторвала голову от импровизированной подушки.</text:p>
      <text:p text:style-name="P49">– Нам нужно торопиться. У меня есть нехорошее предчувствие, а я привыкла доверять своим ощущениям.</text:p>
      <text:p text:style-name="P49">Листок с рецептом вернулся на место.</text:p>
      <text:p text:style-name="P49">– На этот раз мы поступим по-другому. Есть способ ускорить процесс, – аликорница отвернулась в смятении.</text:p>
      <text:p text:style-name="P49">Я ждал.</text:p>
      <text:p text:style-name="P49"/>
      <text:p text:style-name="P49">–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9">– То есть, ты хочешь сказать, что не вполне им владеешь? – помог я ей. – Не волнуйся, я не из тех придурков, что потешаются над неудачами других. Пытайся, пока не получится.</text:p>
      <text:p text:style-name="P49">–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9"/>
      <text:p text:style-name="P49"><text:soft-page-break/>Аликорница взглянула на меня со смущением.</text:p>
      <text:p text:style-name="P49">–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9"/>
      <text:p text:style-name="P49">Я с сомнением почесал в затылке. Блин, как-то оно нехорошо звучит. А если она зацепит что-нибудь важное при стирании? У тебя есть все шансы познать радость лоботомии, Анон!</text:p>
      <text:p text:style-name="P49"/>
      <text:p text:style-name="P49">– Анонимус, пожалуйста! – в голосе аликорницы появились нотки мольбы. – Мне неудобно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9"/>
      <text:p text:style-name="P49">Я вздохнул. Чего не сделаешь ради этой чокнутой коняги!</text:p>
      <text:p text:style-name="P49">– Ну хорошо, хорошо, не волнуйся. Я готов. Только можно попросить тебя об одолжении?</text:p>
      <text:p text:style-name="P49">– Да?</text:p>
      <text:p text:style-name="P49">Аликорница с тревогой взглянула на меня.</text:p>
      <text:p text:style-name="P49">– Всё, что в моих силах, Анонимус.</text:p>
      <text:p text:style-name="P49">В её голосе сквозила едва сдерживаемая дрожь.</text:p>
      <text:p text:style-name="P49"/>
      <text:p text:style-name="P49">«Она думает, я сейчас загадаю себе полцарства, корону и ванильное мороженное в придачу!» – усмехнулся я.</text:p>
      <text:p text:style-name="P49">– Можно всё же не стирать мне память? Я, со своей стороны, даю слово не болтать о том, что узнаю, если тебя это беспокоит.</text:p>
      <text:p text:style-name="P49">Эх, пропало моё мороженное!</text:p>
      <text:p text:style-name="P49"/>
      <text:p text:style-name="P49">Аликорница воззрилась на меня с нечитаемым выражением на морде.</text:p>
      <text:p text:style-name="P49">– Я слишком многого прошу? – вздохнул я. – Ладно, забей. Но, хотя бы, будь поосторожнее. Не думаю, что я тебе понравлюсь в качестве овоща.</text:p>
      <text:p text:style-name="P49"/>
      <text:p text:style-name="P49">Аликорница спрятала морду в одеяле. Холка её подёргивалась.</text:p>
      <text:p text:style-name="P49">Я опешил.</text:p>
      <text:p text:style-name="P49">– Ты чего? – я присел на постель и осторожно отвернул край одеяла. – Эй, есть кто-нибудь в домике? Если я что-то не то сказал, не бери в голову…</text:p>
      <text:p text:style-name="P49"/>
      <text:p text:style-name="P49">Селестия подняла голову и я увидел, что у неё из глаз текут слёзы от беззвучного смеха. Я озадаченно почесал затылок.</text:p>
      <text:p text:style-name="P49">–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9"/>
      <text:p text:style-name="P49"><text:soft-page-break/>Я мысленно пролистал историю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от которых зальётся краской даже не сильно комплексующая студентка средних курсов.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чтобы понять неприглядную сторону моего я, и, тем более, судить её.</text:p>
      <text:p text:style-name="P49"/>
      <text:p text:style-name="P49">– Не стоит так утруждаться, твоё высочество! – я ободряюще похлопал Селестию по шее. – Достаточно будет твоего честного слова не разглашать увиденное.</text:p>
      <text:p text:style-name="P49">Аликорница кивнула, соглашаясь.</text:p>
      <text:p text:style-name="P49">– Тогда позволь мне начать заклинание.</text:p>
      <text:p text:style-name="P49"/>
      <text:p text:style-name="P49">Селестия высунула из-под одеяла передние ноги и притянула меня к себе.</text:p>
      <text:p text:style-name="P49">–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9">– Не думать — это легко! Мне даже стараться не надо! – я зевнул.</text:p>
      <text:p text:style-name="P49"/>
      <text:p text:style-name="P49">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9"/>
      <text:p text:style-name="P49">Моей?!! Э-э-э, позвольте-е-е-<text:span text:style-name="T75">и-и-и</text:span>-<text:span text:style-name="T76">а-а-а</text:span>…</text:p>
      <text:p text:style-name="P49"/>
      <text:p text:style-name="P49">…</text:p>
      <text:p text:style-name="P49"/>
      <text:p text:style-name="P60">Я открываю глаза.</text:p>
      <text:p text:style-name="P60">Я чувствую, как будто родилась вчера. Забавное ощущение. Впрочем, некогда вникать, нужно продемонстрировать Анонимусу технику левитации. Это очень просто, Анон, смотри же!</text:p>
      <text:p text:style-name="P60">Странно. Почему я не ощущаю его? Впрочем, неважно!</text:p>
      <text:p text:style-name="P60">Моя концентрация, моя магия охватывает клочок бумаги на тумбочке и несёт ввысь. Поток магии легко контролируется внутренней силой. Листок с рецептом взмывает в воздух, описывает круг и снова опускает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60">Я закрываю глаза.</text:p>
      <text:p text:style-name="P49"/>
      <text:p text:style-name="P49">…</text:p>
      <text:p text:style-name="P49"/>
      <text:p text:style-name="P49">– Анонимус!.. Анон!</text:p>
      <text:p text:style-name="P49">Тёплое дуновение растрепало волосы на лбу. Сознание с трудом возвращалось в оглушённое тело. Я расплющил глаза.</text:p>
      <text:p text:style-name="P49">– Как ты себя чувствуешь?</text:p>
      <text:p text:style-name="P49"><text:soft-page-break/></text:p>
      <text:p text:style-name="P49">Аликорница смотрела на меня с тревогой. Я молча принял сидячее положение и стал массировать виски.</text:p>
      <text:p text:style-name="P49">Твою мать!!!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секунды я лишь краешком сознания зацепил груз тысячелетий, что несла на себе хрупкая с виду аликорница — и этот груз чуть не расплющил меня, как таракана.</text:p>
      <text:p text:style-name="P49"/>
      <text:p text:style-name="P49">– Я старалась провести всё как можно быстрее. С тобой всё в порядке? – в голосе Селестии появились нотки паники.</text:p>
      <text:p text:style-name="P49">Я <text:s/>не глядя похлопал аликорницу по холке, стараясь унять дрожь руки.</text:p>
      <text:p text:style-name="P49">– Более-менее. Ты бы предупредила, что меня ожидает утрата личности. Я ж чуть не усрался! Твои воспоминания почти раздавили меня. Как-то не ожидал, что твоя задница в астральном плане такая же тяжёлая, как и в физическом.</text:p>
      <text:p text:style-name="P49"/>
      <text:p text:style-name="P49">Аликорница громко воскликнула, просунула морду под подушку, насколько позволял рог, и застонала от досады.</text:p>
      <text:p text:style-name="P49">–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Моё сознание было ведущим в нашем тандеме и, боюсь, оно, по большей части, подавило твоё. Е<text:span text:style-name="T59">сли бы я вспомнила вовремя, я бы предупредила тебя, чтобы ты смог сконцентрироваться и отстоять своё «я».</text:span></text:p>
      <text:p text:style-name="P54"/>
      <text:p text:style-name="P49">Я вымучено рассмеялся.</text:p>
      <text:p text:style-name="P49">– Спасибо за комплимент, твоё высочество! Никогда не сомневался, что я — та ещё тряпка! Я даже новую кошку не смог завести после смерти старой.</text:p>
      <text:p text:style-name="P49">Аликорница виновато пробормотала из-под подушки:</text:p>
      <text:p text:style-name="P49">– Прости меня, Анонимус. Урок пропал зря — в том состоянии твоё сознание не могло воспринять мои знания.</text:p>
      <text:p text:style-name="P49"/>
      <text:p text:style-name="P49">Я помотал головой, вытряхивая остатки шока. Ну что же, Анон, не будем останавливаться на полпути? Наш девиз — «Слабоумие и отвага»!</text:p>
      <text:p text:style-name="P49"/>
      <text:p text:style-name="P49">– Надо повторить.</text:p>
      <text:p text:style-name="P49">– Что?</text:p>
      <text:p text:style-name="P49">– Надо повторить урок. Я уверен, что усвою технику со второй попытки.</text:p>
      <text:p text:style-name="P49">Аликорница выглянула одним глазом из-под подушки.</text:p>
      <text:p text:style-name="P49">– И ты не боишься?</text:p>
      <text:p text:style-name="P49">Я стянул подушку с Селестии и легонько щёлкнул её по носу.</text:p>
      <text:p text:style-name="P49">–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9"><text:soft-page-break/>Аликорница слабо улыбнулась.</text:p>
      <text:p text:style-name="P49">– Не будем медлить, Анонимус.</text:p>
      <text:p text:style-name="P49">Я вновь растворился в сине-зелёной гриве.</text:p>
      <text:p text:style-name="P49"/>
      <text:p text:style-name="P49">…</text:p>
      <text:p text:style-name="P49"/>
      <text:p text:style-name="P60">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73">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73">Тумбочка…</text:span> Листок… <text:span text:style-name="T73">Тумбочка! Я охватываю вниманием тумбочку. Красивая тумбочка с выпуклым рисунком луны на дверце. Старательным таким рисунком луны с двумя кратерами и тёмным полумесяцем, похожим на голову единорога. Сила струится через меня и упирается во что-то большое и тяжёлое. </text:span><text:span text:style-name="T74">Всё пошло не так. Не могу уловить точку концентрации. Сила приложена к чему-то большему, чем лист бумаги. К чему-то неизмеримо большему. Надо сконцентрироваться на листочке бумаги. </text:span><text:span text:style-name="T73">Да хер с ней, с бумажкой! Тумбочка! Поднимаю! Блин, она реально тяжёлая! Но у меня получается, я чувствую это! Она поддаётся! Й-о-о!!! Вот это силища! Ура!!! </text:span><text:span text:style-name="T74">Сила уходит бесконтрольно. Нужно прервать урок. Нет! Нет! О-О-О-О-О, НЕ-Е-Е-Е-Е-Т!!!</text:span></text:p>
      <text:p text:style-name="P74"/>
      <text:p text:style-name="P49">…</text:p>
      <text:p text:style-name="P49"/>
      <text:p text:style-name="P49">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9"/>
      <text:p text:style-name="P49">Тумбочка стояла на месте, не сдвинувшись ни на волос.</text:p>
      <text:p text:style-name="P49">С улицы доносились возгласы удивления, страха и ожесточённые споры. Я подошёл к окну и выругался ещё сильнее.</text:p>
      <text:p text:style-name="P49">По голубому небу к дневному светилу взмывала луна.</text:p>
      <text:p text:style-name="P49"/>
      <text:p text:style-name="P49">Нельзя сказать, что это был величавый подъём: серебристый шар непривычно быстро двигался по низкой траектории, как неверно посланный бильярдный шар. Вдобавок, спутник вполне заметно вращался, чего раньше за ним не наблюдалось.</text:p>
      <text:p text:style-name="P49"/>
      <text:p text:style-name="P49">Я бросился к постели и стал что есть силы тормошить бесчувственную аликорницу.</text:p>
      <text:p text:style-name="P49">– Вставай! Эй, вставай, твоё высочество! Жопа приближается! Там сейчас<text:span text:style-name="T11"> л</text:span>уна в солнце врежется!</text:p>
      <text:p text:style-name="P49"/>
      <text:p text:style-name="P49">Аликорница что-то невнятно говорила себе под нос, но глаз не открывала. Я вслушался в её бормотание.</text:p>
      <text:p text:style-name="P49">– …всегда говорила, что сестра не умеет пить…</text:p>
      <text:p text:style-name="P49"/>
      <text:p text:style-name="P49">Проклятье! Эту кобылу можно разбудить только ведром воды!</text:p>
      <text:p text:style-name="P49">Вода! Я бросил взгляд на тумбочку. Нет, стакан пуст.</text:p>
      <text:p text:style-name="P74">Ох, нет! Нет-нет-нет!!!</text:p>
      <text:p text:style-name="P74"/>
      <text:p text:style-name="P74"><text:soft-page-break/>Мой взгляд был прикован к дверце тумбочки. Старательно прорисованное изображение луны на ней пробудило леденящую догадку. Я вспомнил, как <text:s/>во время переплетения сознаний это изображение сфокусировало моё внимание.</text:p>
      <text:p text:style-name="P74">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74"/>
      <text:p text:style-name="P49">Я бросился к окну, намереваясь позвать кого-нибудь на помощь. И замер с отвалившейся челюстью.</text:p>
      <text:p text:style-name="P49"/>
      <text:p text:style-name="P49">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9"/>
      <text:p text:style-name="P49">Я бросил мельком взгляд на тумбочку — нет, изображение луны было девственно чистым от всяких надписей.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9"/>
      <text:p text:style-name="P49">«С-Е-Л-Е-С-Т-И-Я … — … П-И-З-…» </text:p>
      <text:p text:style-name="P49"/>
      <text:p text:style-name="P49">– ЧТО ТУТ ПРОИСХОДИТ???</text:p>
      <text:p text:style-name="P49">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9"/>
      <text:p text:style-name="P49">– Мы …э-э-э… изучали левитацию предметов посредством переплетения сознаний, – промямлил я наконец. – Кажись, я чего-то накосячил.</text:p>
      <text:p text:style-name="P49">Тёмная аликорница перевела взгляд на Селестию, всё так же лежащую на постели разметав крылья и прочистила горло.</text:p>
      <text:p text:style-name="P49">–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9"/>
      <text:p text:style-name="P49">Белоснежная аликорница чуть шевельнула крыльями и натянула одеяло на голову.</text:p>
      <text:p text:style-name="P49">– Уйдите все… – пробормотала Селестия сквозь одеяло. – Я умираю.</text:p>
      <text:p text:style-name="P49"/>
      <text:p text:style-name="P49">«-ДА» — мельком прочитал я окончание текста, появившееся на спутнике.</text:p>
      <text:p text:style-name="P49"/>
      <text:p text:style-name="P49">Тёмная аликорница проследила мой взгляд и ухмыльнулась.</text:p>
      <text:p text:style-name="P49">–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9"/>
      <text:p text:style-name="P49">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9"><text:soft-page-break/></text:p>
      <text:p text:style-name="P49">– Надеюсь, Сестра, произошедшее будет тебе наукой! – с на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9"/>
      <text:p text:style-name="P49">Я, конечно, побаивался тёмной фурии, но её отношение ко мне задело меня за живое.</text:p>
      <text:p text:style-name="P49">– Эй, что ты там про улитку сказала? Я ведь не напрашивался, в конце-концов! Я оказался тут с твоей помощью, в том числе!</text:p>
      <text:p text:style-name="P49">Луна не удостаивая меня взглядом, прошествовала к выходу, попутно нажав кнопку экстренного вызова.</text:p>
      <text:p text:style-name="P49">–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прихотью и ошибкой Сестры. И непростительным расточительством магии, помимо всего прочего.</text:p>
      <text:p text:style-name="P49"/>
      <text:p text:style-name="P49">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9"/>
      <text:p text:style-name="P49">–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9">Передо мной захлопнулась дверь в палату.</text:p>
      <text:p text:style-name="P49"/>
      <text:p text:style-name="P49">Ну охренеть! Я же ещё и виноват!</text:p>
      <text:p text:style-name="P49"/>
      <text:h text:style-name="P154" text:outline-level="2">6. Нерадивый ученик - 2</text:h>
      <text:p text:style-name="P37"/>
      <text:p text:style-name="P37">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7">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7">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7">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9">Красота!</text:p>
      <text:p text:style-name="P49"/>
      <text:p text:style-name="P49"><text:span text:style-name="T1">– </text:span>А-а-апчхииии! – раздалось прямо у меня под ногами.</text:p>
      <text:p text:style-name="P49"><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9"/>
      <text:p text:style-name="P49">– Ты кто? – машинально спросил я.</text:p>
      <text:p text:style-name="P49">– Индиго, – ответили глаза.</text:p>
      <text:p text:style-name="P49">Ответ не прояснил ситуацию ни на йоту, так что я продолжил.</text:p>
      <text:p text:style-name="P49">– А чего ты под лавкой делаешь?</text:p>
      <text:p text:style-name="P49">– Прячусь.</text:p>
      <text:p text:style-name="P49">Похоже, ты встретился с Капитаном Очевидность, Анон! Поняв, что расспросами ничего не добьёшься, я предложил прямо:</text:p>
      <text:p text:style-name="P49">– Может, ты вылезешь? Меня можно не бояться. Я не страшный.</text:p>
      <text:p text:style-name="P49"/>
      <text:p text:style-name="P49">Под лавкой началась <text:s/>возня и сопение, потом наружу вылез жеребёнок-единорог насыщенного синего цвета.</text:p>
      <text:p text:style-name="P49">– А мну тебя вовсе и не боются. Вот ещё! Мну в прятки играла.</text:p>
      <text:p text:style-name="P49">–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9">– Ничо страшного! – малютка вытерла нос. – Мну всё равно искать некому.</text:p>
      <text:p text:style-name="P49">– Это как? Ты же с кем-то в прятки играешь? – продолжал допытываться я.</text:p>
      <text:p text:style-name="P49">– Сама с собой и играю, – хмуро ответила кобылка. – А тебе чего, дяденька?</text:p>
      <text:p text:style-name="P49">Поняв, что жеребёнок не настроен на беседу, я пожал плечами <text:s/>и повернулся было уходить.</text:p>
      <text:p text:style-name="P49"/>
      <text:p text:style-name="P49">– Эээ, гм-м…</text:p>
      <text:p text:style-name="P49">Я повернулся обратно.</text:p>
      <text:p text:style-name="P49">– Чего?</text:p>
      <text:p text:style-name="P49">Единорожка ковыряла копытом землю и шмыгала носом, не смотря на меня. Я терпеливо ждал.</text:p>
      <text:p text:style-name="P49">– Дяденька, а ты не мог бы спросить принцессу Селестию, куда девалась Шейла Блюскай? А то мну играть не с кем.</text:p>
      <text:p text:style-name="P49">– При случае спрошу. Если встречу.</text:p>
      <text:p text:style-name="P49">Малютка шмыгнула.</text:p>
      <text:p text:style-name="P49">– Встретишь, канешн! Скажи ей, что у мну сегодня день рождения, и мну здоровски обиделась, когда Шейла на него не пришла!</text:p>
      <text:p text:style-name="P49"/>
      <text:p text:style-name="P49"><text:s/>Такая уверенность малявки меня заинтриговала. Я пригляделся к жеребёнку повнимательнее. Да нет, вроде, раньше её не встречал.</text:p>
      <text:p text:style-name="P49">– Позволь поинтересоваться, откуда у тебя такая уверенность, что я встречусь с Селестией? Я ей, знаешь ли, свиданий не назначаю.</text:p>
      <text:p text:style-name="P49">– Да ладно-о-о, брось заливать-то! – скептически протянуло юное создание. – Все знают, что вы встречаетесь. Вот и спроси её, пажалста, когда увидишь.</text:p>
      <text:p text:style-name="P49"/>
      <text:p text:style-name="P49"><text:soft-page-break/>Та-а-ак!</text:p>
      <text:p text:style-name="P49"/>
      <text:p text:style-name="P49">– Кто это «все»?</text:p>
      <text:p text:style-name="P49">– Ну, прислуга, стража, мой па…</text:p>
      <text:p text:style-name="P49"/>
      <text:p text:style-name="P49">Ох! Во что же это такое ты вляпался, Анон? За кого тебя принимают эти чокнутые пони?</text:p>
      <text:p text:style-name="P49"/>
      <text:p text:style-name="P49">Я присел на лавочку и наклонился пониже, чтобы наши головы были на одном уровне.</text:p>
      <text:p text:style-name="P49">– А твоего «па» не смущает, что я и Селестия м-м-м… немного разных видов? Точнее, совсем разных?</text:p>
      <text:p text:style-name="P49">– И чо? – без малейшего замешательства спросила кроха.</text:p>
      <text:p text:style-name="P49">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9"/>
      <text:p text:style-name="P49">–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ологическим параметрам.</text:p>
      <text:p text:style-name="P49">– Ты хочешь сказать, твой хоботок не достаёт до её длинной ямки, когда ты хочешь покрыть её? – невинно переспросила кобылка. – <text:s/>Но ты же можешь встать на стульчик, как поступил в библиоте…</text:p>
      <text:p text:style-name="P49">– <text:s/>Кха-кхе-гррхмм!!! Э-э-э… м-м-м… ну-у-у…</text:p>
      <text:p text:style-name="P49">У меня в голове произошло короткое замыкание. Слова пропали. Уши начали гореть.</text:p>
      <text:p text:style-name="P49"/>
      <text:p text:style-name="P49">– Как, ты говоришь, тебя зовут? – в конце-концов выдавил осипшим голосом я, стараясь перевести тему. – Про чей день рождения я должен рассказать?</text:p>
      <text:p text:style-name="P49">– Индиго Мэдтроттер! – с готовностью отчеканила малявка. – Только не говори принцессе, что это мну тебя подстерегла и попросила, чтоб она не подумала, что мну тебя использует, потому что ты её особенный пони, а лучше скажи, что случайно встретил мну в парке под скамейкой, а мну была расстроена, а ты спросил мну, почему, а мну тебе ответила, что у мну пропала последняя подружка, Шейла Блюскай, и теперь мну не с кем играть, и что на день рождения ко мну никто не пришёл, а ты спросил, как мну зовут, а мну ответила, что Индиго Мэдтроттер! – выпалила на одном дыхании единорожка.</text:p>
      <text:p text:style-name="P49"/>
      <text:p text:style-name="P49">У меня в мозгах зажглась лампочка.</text:p>
      <text:p text:style-name="P49">– Постой-постой, не части. Твой отец, случайно, не Хорст Мэдтроттер?</text:p>
      <text:p text:style-name="P49">– Агась. А ты откудова знаешь?</text:p>
      <text:p text:style-name="P49">– Да так, один пони сказал, – я полез за пазуху и достал красную коробочку. – Вот тебе подарок.</text:p>
      <text:p text:style-name="P49">– ВАУ! – единорожка запрыгала от счастья. – У мну есть подарок! Значит, у мну настоящий день рождения!!! Значит, ты — мой гость на день рождения! Крутотень!!! Спасибо-спасибо-спасибо!</text:p>
      <text:p text:style-name="P49">– Вообще-то, это не мой подарок. Его просил передать один старик, Норф Каррус из каретной мастерской.</text:p>
      <text:p text:style-name="P49">– А-а-а, знаю его! Мы с Шейлой ходили к нему играть, пока она не пропала. У Норфа здоровски интересно!</text:p>
      <text:p text:style-name="P49"><text:soft-page-break/></text:p>
      <text:p text:style-name="P49">Индиго открыла коробочку. Внутри на подстилке из опилок лежала крохотная модель гоночной колесницы в мельчайших подробностях.</text:p>
      <text:p text:style-name="P49">– Ух ты! – благоговейно прошептала Индиго. – Королева Лорен! Мну даже управляла ею немножко.</text:p>
      <text:p text:style-name="P49">– Как ею можно управлять, если она не запряжена? Уж не Норф ли таскал её? – усомнился я.</text:p>
      <text:p text:style-name="P49">– Она без упряжи только взад-вперёд не может ездить. А вверх-вниз может! Мну Норф показывал. Там надо штурвал на себя тянуть. Вот так, – единорожка подёргала крохотный штурвальчик на модели. Потом встала передними ногами на лавочку, чмокнула меня в щёку, прошептала «пасиба» и убежала.</text:p>
      <text:p text:style-name="P49"/>
      <text:p text:style-name="P49">Я остался сидеть в полнейшем замешательстве.</text:p>
      <text:p text:style-name="P49"/>
      <text:p text:style-name="P50">***</text:p>
      <text:p text:style-name="P49"/>
      <text:p text:style-name="P60">…после Великого Откровения мне иногда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птиц. Я сижу на ступеньке своего дома, отпиваю медленными глотками чай из чашечки и любуюсь закатом — и мне становится спокойно и радостно. Умиротворение приходит в мою душу и мне хочется смеяться от счастья. Но потом я засыпаю и вижу другое. Мне снится, что я просыпаюсь. Я захожусь в истошном крике. Мои ученики спешно записывают бессвязный бред, что я выкрикиваю спросонку. Хотя это уже смешно…</text:p>
      <text:p text:style-name="P49"/>
      <text:p text:style-name="P49">В дверях библиотеки появился знакомый силуэт.</text:p>
      <text:p text:style-name="P49">– Привет, твоё высочество! Тебя уже выпустили, или опять от докторов смылась?</text:p>
      <text:p text:style-name="P49">Аликорница прошла в комнату и устало уселась рядом со мной.</text:p>
      <text:p text:style-name="P49">–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из больничной палаты. После чего мне немедленно были предоставлены три часа свободы в день.</text:p>
      <text:p text:style-name="P49"/>
      <text:p text:style-name="P49">Я с подозрением посмотрел на Селестию. Когда-то я уже видел эту улыбочку на хитрой роже.</text:p>
      <text:p text:style-name="P49">–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говорят.</text:p>
      <text:p text:style-name="P49">– Вот ещё! – возмущению Селестии не было предела. Аликорница встала и демонстративно повернулась ко мне задом.</text:p>
      <text:p text:style-name="P49">–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9"/>
      <text:p text:style-name="P49">Я подёргал замок на накрупнике. Таки не врёт.</text:p>
      <text:p text:style-name="P49">– Убедился? Вообще-то, твоё недоверие меня оскорбляет. Ни один пони так бы себя не вёл со мной.</text:p>
      <text:p text:style-name="P49">Селестия улеглась возле кресла и надулась. Я усмехнулся.</text:p>
      <text:p text:style-name="P49">– Разумеется, твои подданные вели бы себя с большим пиететом. Но я же не твой подданный, твоё высочество!</text:p>
      <text:p text:style-name="P49"><text:soft-page-break/>Аликорница вскинула копыто к виску.</text:p>
      <text:p text:style-name="P49">– Ох, да, я всё забываю! Извини. <text:s/>Профессиональная амнезия. Тогда прекрати, наконец, называть меня «твоё высочество»! Это стилистически неправильно. Или ты обращаешься ко мне как к Высокой особе, тогда это должно быть «Ваше Высочество». Или же ты обращаешься ко мне, как к равному — и тогда никаких высочеств быть не должно в принципе. Определись наконец, с какой позиции ты общаешься со мной, Анонимус!</text:p>
      <text:p text:style-name="P49">– Окей, как хочешь. Никаких больше высочеств.</text:p>
      <text:p text:style-name="P49">– Рада за твой выбор! Ты даже не представляешь, какая это роскошь в моём положении — иметь кого-то, кто называет тебя на “ты”! И кого ты сама можешь называть на “ты”.</text:p>
      <text:p text:style-name="P49"/>
      <text:p text:style-name="P49">Селестия сморщила нос в улыбке и спросила, прикрывшись крылом:</text:p>
      <text:p text:style-name="P49">– К слову, а что говорят мои подданные про нас? Что означает «чёрте-что»?</text:p>
      <text:p text:style-name="P49">Я вспомнил разговор с Индиго и почувствовал, как снова начинают гореть уши.</text:p>
      <text:p text:style-name="P49">– Чёрте-что — это значит «ерунда». Большая ерунда.</text:p>
      <text:p text:style-name="P49">– Оу, как интересно! – Селестия приблизила ко мне морду и повернула уши. – Расскажи-ка поподробнее. Я вся во внимании.</text:p>
      <text:p text:style-name="P49"/>
      <text:p text:style-name="P49">Горело уже всё лицо. Ты не привык к такой раскрепощённости, Анон!</text:p>
      <text:p text:style-name="P49">– 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9"/>
      <text:p text:style-name="P49">Аликорница, широко раскрыв глаза, медленно тянула ко мне морду. Наконец, когда наши носы почти соприкоснулись, она не выдержала.</text:p>
      <text:p text:style-name="P49">– А-ха-ха-ха-ха-ха-ха!!! О-у-у-у-у-у-ха-ха-ха! И-и-и-и-ха-ха-ха! – Селестия перевернулась на спину и дёргала от смеха копытами.</text:p>
      <text:p text:style-name="P49">– Очень смешно! Ей говорят, что она подозревается в сексуальных извращениях, а она регочет! Мне-то пофиг, а тебе ещё править придётся!</text:p>
      <text:p text:style-name="P49">– И-и-и-зви-и-и-ни-и-и, Анон, не-мо-гу-у-у-у… Ох! Давненько я так не смеялась! Лет двести — так точно!</text:p>
      <text:p text:style-name="P49"/>
      <text:p text:style-name="P49">Я потянул её за копыто и перевернул обратно на живот.</text:p>
      <text:p text:style-name="P49">– Что смешного-то?</text:p>
      <text:p text:style-name="P49">Аликорница вытерла крылом выступившие слёзы и объяснила:</text:p>
      <text:p text:style-name="P49">–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9">– Ты не видишь ничего странного в межвидовых спариваниях? – охренел я. – Куда я, блядь, попал???</text:p>
      <text:p text:style-name="P49">Селестия развернула моё кресло к себе и задумчиво посмотрела мне в глаза снизу вверх.</text:p>
      <text:p text:style-name="P49">– Очевидно, мне стоит рассказать тебе, Анонимус, откуда произошли пегасы и единороги.</text:p>
      <text:p text:style-name="P49"/>
      <text:p text:style-name="P49"><text:soft-page-break/>Аликорница погрузилась в воспоминания. Луч солнечного света из окна играл россыпью радужных искр в её гриве, подобно шаловливому котёнку. Я незаметно любовался живым сиянием, забыв о предмете разговора.</text:p>
      <text:p text:style-name="P49"/>
      <text:p text:style-name="P49">– В истории Эквестрии далеко не всегда были относительно светлые времена, – наконец начала аликорница. – Да, сейчас путём дипломатии, развитой магии, с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text:p>
      <text:p text:style-name="P49">Иногда они встречались с воинственными соседями, которые не умели выращивать урожай, но умели воевать. В таких случаях у пони, которые, в целом, были мирным народом, оставалось три выхода.</text:p>
      <text:p text:style-name="P49">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мог скреплять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9">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и даже мясом, хотя предпочитают этого не делать.</text:p>
      <text:p text:style-name="P49">При союзе пони и истинных единорогов, получились пони-единороги. От своих диких предков пони-единороги унаследовали рог и способность к непосредственной магии.</text:p>
      <text:p text:style-name="P49"/>
      <text:p text:style-name="P49">– А как выглядят сами истинные единороги? – спросил я.</text:p>
      <text:p text:style-name="P49">–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9">– Ха! – воскликнул я. – В моём мире они также известны. Правда, как несуществующий, сказочный вид.</text:p>
      <text:p text:style-name="P49"/>
      <text:p text:style-name="P49">Селестия задумалась.</text:p>
      <text:p text:style-name="P49">–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9">– Хм. А что было дальше?</text:p>
      <text:p text:style-name="P49">–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Пегасье управление климатом сделало земли страны благоприятными для сельского хозяйства. Земнопони выращивали богатые урожаи. Магия единорогов увеличивала эффект труда земнопони и пегасов в разы. Экономика росла, страна стала могущественной и процветающей.</text:p>
      <text:p text:style-name="P49">Как видишь, Анонимус,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9"/>
      <text:p text:style-name="P49">Селестия встала и принялась по очереди поднимать ноги, разминая суставы. Потом направилась к выходу. У двери аликорница обернулась ко мне.</text:p>
      <text:p text:style-name="P49">– Сто лет не гуляла по парку. Составишь мне компанию?</text:p>
      <text:p text:style-name="P49"><text:soft-page-break/>Я поднялся с кресла, гадая, шутила Селестия про сто лет, или нет?</text:p>
      <text:p text:style-name="P49"/>
      <text:p text:style-name="P50">***</text:p>
      <text:p text:style-name="P49"/>
      <text:p text:style-name="P49">Песок парковых дорожек прогрелся под полуденным солнцем.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9">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9">– Ну что? Догонялки?</text:p>
      <text:p text:style-name="P49">Не ожидая ответа, Селестия припустила вскачь. Через секунду я только и увидел развевающийся многоцветный хвост и пару копыт, сверкающих золотыми накопытниками.</text:p>
      <text:p text:style-name="P49"/>
      <text:p text:style-name="P49">Никогда не пытай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9"/>
      <text:p text:style-name="P49">– Анон?..</text:p>
      <text:p text:style-name="P49">Я намеренно не оборачивался на шелест кустов за спиной. Нерешительное топтание на месте сменилось шагами. На меня упала тень.</text:p>
      <text:p text:style-name="P49">–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9"/>
      <text:p text:style-name="P49">Обида и разочарование в голосе аликорницы были столь искренними, что я рассмеялся.</text:p>
      <text:p text:style-name="P49">–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9"/>
      <text:p text:style-name="P49">За спиной раздался стон.</text:p>
      <text:p text:style-name="P49">–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9"/>
      <text:p text:style-name="P49">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9"/>
      <text:p text:style-name="P49">Левитационная магия стащила меня с пенька и мягко уложила на ковёр из травы и прелых листьев. Фигура аликорницы нависла надо мной, закрыв сияющей гривой небо.</text:p>
      <text:p text:style-name="P49">– Расслабься, Анонимус. Позволь мне избавить тебя от недугов.</text:p>
      <text:p text:style-name="P49"><text:soft-page-break/>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сиреневых глаз.</text:p>
      <text:p text:style-name="P49">– Засыпай, Анон. Когда ты проснёшься, ты будешь чувствовать себя намного лучше. Целительство — не моя специализация, но кое-что мне по силам.</text:p>
      <text:p text:style-name="P49"/>
      <text:p text:style-name="P49">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9">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9"/>
      <text:p text:style-name="P49">…</text:p>
      <text:p text:style-name="P60"/>
      <text:p text:style-name="P60">– Эй, мужик, тебе плохо?</text:p>
      <text:p text:style-name="P60">На меня озабоченно уставилась парочка, ещё недавно сидевшая ко мне спиной на скамейке.</text:p>
      <text:p text:style-name="P60">Я принял сидячее положение, беспомощно хлопая глазами. Что? Где? Как?</text:p>
      <text:p text:style-name="P60">– Сам домой доберёшься? Может, вызвать скорую?</text:p>
      <text:p text:style-name="P60">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60">Опираясь о поручни ограды, я осторожно поднялся. Никакой дыры в ограждении, разумеется, не было. Оно и понятно — брякнись я по-настоящему с крыши тридцатичетырёхэтажной коробки, я бы сейчас не стоял тут с гудящей башкой, пялясь на проезжающие внизу машины.</text:p>
      <text:p text:style-name="P60">Я перегнулся через перила и меня стошнило.</text:p>
      <text:p text:style-name="P60">Красавец! Мало тебе проблем с сердцем, так ты и печень, похоже, гробанул. Молодец, Анон, пей дальше!</text:p>
      <text:p text:style-name="P60">Спустившись в квартиру, я лёг на диван, натянул наушники и закрыл глаза.</text:p>
      <text:p text:style-name="P60">К чёрту всё, кроме Пинк Флойдов!</text:p>
      <text:p text:style-name="P49"/>
      <text:p text:style-name="P49">…</text:p>
      <text:p text:style-name="P49"/>
      <text:p text:style-name="P49">– Анонимус? Просыпайся же!</text:p>
      <text:p text:style-name="P49">Копыто энергично растирало мне грудь круговыми движениями. Селестия встревоженно склонилась ко мне.</text:p>
      <text:p text:style-name="P49">– Ты испугал меня, Анон! Твоя кожа по цвету сейчас не слишком отличается от моей шерсти — настолько ты бледный. Как ты себя чувствуешь?</text:p>
      <text:p text:style-name="P49"/>
      <text:p text:style-name="P49">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text:soft-page-break/>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9"/>
      <text:p text:style-name="P49">– Как?.. – я не мог отыскать подходящих слов, чтобы высказать обуревавшие меня чувства. Из глаз потекли слёзы радости.</text:p>
      <text:p text:style-name="P49">–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1">заместительной терапии несмотря на крайне скептическое к ним отношение сестры.</text:span></text:p>
      <text:p text:style-name="P37">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7"/>
      <text:p text:style-name="P37">Охренеть! Как новенький! Да что там <text:span text:style-name="T1">— я и есть новенький! Крутотень!</text:span></text:p>
      <text:p text:style-name="P49"/>
      <text:p text:style-name="P49">– Анонимус, прекращай висеть на ветке! – со смехом произнесла Селестия и опять закашлялась. – Нам нужно торопиться. Кое-кто ждёт нас.</text:p>
      <text:p text:style-name="P49">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9"/>
      <text:p text:style-name="P49">Хм. Совпадение? Нет, вряд ли, мою попытку она видеть не могла, у неё же нет глаз на затылке.</text:p>
      <text:p text:style-name="P49"/>
      <text:p text:style-name="P49">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9"/>
      <text:p text:style-name="P49">Ах ты ж!!!</text:p>
      <text:p text:style-name="P49"/>
      <text:p text:style-name="P49">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9"/>
      <text:p text:style-name="P49">–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9">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9"/>
      <text:p text:style-name="P49">И очень скоро передо мной начала вычерчиваться проблема. Очень хорошо так вычерчиваться.</text:p>
      <text:p text:style-name="P49"/>
      <text:p text:style-name="P49"><text:soft-page-break/>Ко мне пришло неудобное чувство. Магия аликорницы подарила мне вторую юность, а вместе с ней и… Проклятье,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9">Я помотал головой, отгоняя непристойности. Проклятье! О чём ты думаешь, Анон? Ты же не конеёб! У тебя в роду не было конеёбов! В пекло такие мысли! Мне уже тесно в штанах!</text:p>
      <text:p text:style-name="P49"/>
      <text:p text:style-name="P49">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9">– Мы на месте, Анонимус! Луна ждёт нас.</text:p>
      <text:p text:style-name="P49"/>
      <text:p text:style-name="P49">Луна? Вот уж с кем бы я хотел встречаться меньше всего!</text:p>
      <text:p text:style-name="P49"/>
      <text:p text:style-name="P49">Мы вышли на небольшую полянку, окружённую кипарисами. В центре стояла тёмная аликорница и хмуро смотрела на нас.</text:p>
      <text:p text:style-name="P49">– Мы надеемся, что это будет Нашим последним одолжением тебе, Сестра, относительно сего примата! Мы делаем это только из Нашей глупой привязанности к тебе!</text:p>
      <text:p text:style-name="P49">– Обещаю тебе, Луна, – склонила голову Селестия. – Я уверена, ты не пожалеешь об этой уступке. Если Анонимус — тот, кого мы ищем, ему не составит труда постигнуть Великое Откровение в мире грёз, где часто прячется истина. В твоих силах помочь ему сориентироваться там.</text:p>
      <text:p text:style-name="P49">Аликорны повернулись ко мне. Мне стало дико неуютно. Седалище возопило об опасности.</text:p>
      <text:p text:style-name="P49"/>
      <text:p text:style-name="P49">Что ещё за хрень придумали творить со мной чокнутые коняги? Я было попятился, но остановился под ясным взглядом солнечной принцессы. Это был такой взгляд… Ох…</text:p>
      <text:p text:style-name="P49"/>
      <text:p text:style-name="P49">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9"/>
      <text:p text:style-name="P49">Разумеется, я сдался. Ох, Анон, почему ты такой лопух?</text:p>
      <text:p text:style-name="P49"/>
      <text:p text:style-name="P49">– Готов ли ты проследовать с Нами, Анонимус, и обучиться древнему искусству снопроходчества? – склонила голову в вопросе Луна.</text:p>
      <text:p text:style-name="P49">Я сглотнул и коротко кивнул.</text:p>
      <text:p text:style-name="P49">– Тогда следуй за Нами!</text:p>
      <text:p text:style-name="P49"/>
      <text:p text:style-name="P49">Левитационная магия вновь уложила меня на землю. Селестия легла рядом и закрыла глаза. Луна медленно приближала ко мне морду до тех пор, пока её васильковые глаза не заслонили небо…</text:p>
      <text:p text:style-name="P49"/>
      <text:p text:style-name="P50">***</text:p>
      <text:p text:style-name="P49"><text:soft-page-break/></text:p>
      <text:p text:style-name="P49">…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9"/>
      <text:p text:style-name="P49">Луна остановилась.</text:p>
      <text:p text:style-name="P49">– Сейчас Мы создадим дверь в сновидение Сестры, примат, – Луна начертила копытом в пустоте светящийся контур двери. – Твоя задача — пройти в сновидение, встретиться там с сутью нашей Сестры, вместе разгадать тайну Великого Откровения и найти путь к спасению. Освобождённый от оков телесности разум работает ясно, ему подвластно многое, недоступное наяву. Смутные предчувствия Сестры и твоя избранность могут привести к предвидению. Не пугайся того, что увидишь — наши астральные тела могут испугать неподготовленного. Не думай, не решай, не фантазируй! Просто делай так, как Мы. Мы будем ждать тебя на той стороне.</text:p>
      <text:p text:style-name="P49"/>
      <text:p text:style-name="P49">Луна скрылась за дверью. Я стоял перед светящимся контуром и повторял про себя: «Не думай, не решай, не фантазируй. Не думай, не решай, не фантазируй. Не думай, не решай, не фантазируй».</text:p>
      <text:p text:style-name="P49">Окей, я пошёл!</text:p>
      <text:p text:style-name="P49">Я надавил на дверь и уверенно шагнул в светящийся проём.</text:p>
      <text:p text:style-name="P49"/>
      <text:p text:style-name="P49">БЛЯ-А-А-А-А-А-А-А-А-А-А-А-А!!!</text:p>
      <text:p text:style-name="P49"/>
      <text:p text:style-name="P49">Падение было быстрым и ошеломляющим. Я гребанулся с огромной высоты прямо на лужайку, на которой успел заметить спящую Селестию и себя-любимого. Но падение не стало моим концом — нет, Анон, ты ещё потрясёшь мудями в этой жизни! Я на себе познал, что означает «пробить дно»: <text:s/>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9"/>
      <text:p text:style-name="P49">Осмотреться я не успел — очертания пещеры расплылись и резкий переход от полутьмы к яркому свету заставил меня закрыть глаза.</text:p>
      <text:p text:style-name="P49">– Опять я чего-то накосячил! Проклятье, как меня это уже заебало! – выругался я в сердцах.</text:p>
      <text:p text:style-name="P49">– Что означает «заебало», дядя? – спросил меня тоненький голосок.</text:p>
      <text:p text:style-name="P49">– Уело. Достало. Надоело в высшей степени, – по инерции ответил я. После чего открыл глаза.</text:p>
      <text:p text:style-name="P49"/>
      <text:p text:style-name="P49"/>
      <text:p text:style-name="P49">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9"/>
      <text:p text:style-name="P49"><text:soft-page-break/>– Кхм!</text:p>
      <text:p text:style-name="P49">Я опустил глаза.</text:p>
      <text:p text:style-name="P49">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9"/>
      <text:p text:style-name="P49">«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9">– Эмм… Как тебя зовут, малыш?</text:p>
      <text:p text:style-name="P49">– Агамемнон, – важно ответила кроха. – И я не малыш! Я — древнейший дракон из живущих! Торч ещё из яйца не вылупился, когда я уже обрёл мудрость.</text:p>
      <text:p text:style-name="P49">Я смерил дракончика взглядом и снисходительно улыбнулся.</text:p>
      <text:p text:style-name="P49">– Мой сон! – насупился дракончик. – Как хочу, так и снюсь!</text:p>
      <text:p text:style-name="P49">Я начал догадываться.</text:p>
      <text:p text:style-name="P49">– Так это я в твой сон попал? Это ты спишь в той пещере? Ну, знаешь, под заброшенными шахтами с вагонетками? Я, кажись, в неё влетел случайно.</text:p>
      <text:p text:style-name="P49">–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9">Я смутился.</text:p>
      <text:p text:style-name="P49">–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9"/>
      <text:p text:style-name="P49">Дракончик почесал лопаткой гребень на загривке.</text:p>
      <text:p text:style-name="P49">– Я не люблю Откровение! Оно пожирает всех, до кого может дотянуться. Я подобрался близко к Чёрному Экрану и видел. Я видел, как оно пожирало грифонов, пони, минотавров. Даже драконов пожирало. Нет, я не люблю Откровение, – отрицательно помотал головой дракончик для вящей убедительности.</text:p>
      <text:p text:style-name="P49">– Что за «Чёрный Экран»? – продолжил допытываться я.</text:p>
      <text:p text:style-name="P49"/>
      <text:p text:style-name="P49">Дракончик насупился.</text:p>
      <text:p text:style-name="P49">–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9">Я хлопнул себя ладонью по лбу.</text:p>
      <text:p text:style-name="P49">– Ой, извини! Я — Анонимус. Прилетел из далёких краёв по приглашению принцессы Селестии.</text:p>
      <text:p text:style-name="P49"/>
      <text:p text:style-name="P49">Кроха насупилась ещё больше.</text:p>
      <text:p text:style-name="P49">–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9"/>
      <text:p text:style-name="P49">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text:soft-page-break/>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9"/>
      <text:p text:style-name="P49">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9"/>
      <text:p text:style-name="P49">А прямо подо мной, на выступе той же скалы, на которой стоял я, раскинулся Кантерлот…</text:p>
      <text:p text:style-name="P49">– <text:span text:style-name="T24">ТЕПЕРЬ ТЫ ПОНИМАЕШЬ, ЧТО НЕ МОГУ ЛЮБИТЬ Я ТЕХ, КТО СРЫЛ ГНЕЗДО МОЁ ПОЧТИ ДО ОСНОВАНИЯ?</text:span> – громыхнуло у меня в ухе. Я аж подпрыгнул.</text:p>
      <text:p text:style-name="P49">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9">– <text:span text:style-name="T24">И ТЫ ЖЕЛАЕШЬ, ЧТОБ ОТКРЫЛ ТЕБЕ Я ТАЙНУ ЧЁРНОГО ЭКРАНА? ТЕБЕ, ПРИЯТЕЛЮ НАДОЕДЛИВЫХ ПОНИ? ПРИЯТЕЛЮ ГНУСНОЙ ПРОВОЗВЕСТНИЦЫ СОЛНЦА?</text:span></text:p>
      <text:p text:style-name="P52">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9">– <text:span text:style-name="T24">БОЛЬШЕ ТВОЕЙ НАГЛОСТИ ТОЛЬКО ТВОЯ ГЛУПОСТЬ, АНОНИМУС! ТОЛЬКО ПОЛНЫЙ ГЛУПЕЦ МОГ ЗАЯВИТЬСЯ В МОЙ СОН С ТАКИМИ ВОПРОСАМ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56"/>
      <text:p text:style-name="P49">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9">Я закрыл лицо руками и<text:span text:style-name="T61"> </text:span>выбрал единственный способ выиграть несколько секунд жизни — спрыгнул со скалы вниз, к Кантерлоту.</text:p>
      <text:p text:style-name="P49"/>
      <text:p text:style-name="P70">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9">Чуть раздвинув пальцы, я взглянул на обстановку — и тут же снова сжал их что есть мочи. Надо мной стояла разъярённая Луна.</text:p>
      <text:p text:style-name="P49"/>
      <text:p text:style-name="P49">–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9"/>
      <text:p text:style-name="P49">Я был так ошеломлён тем, что на меня весь день орут и пытаются убить, что молча заткнул уши и свернулся в позу эмбриона. Это произвело впечатление на ночную принцессу. Постояв надо мной немного, она продолжила уже нормальным тоном.</text:p>
      <text:p text:style-name="P49"/>
      <text:p text:style-name="P49"><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9"/>
      <text:p text:style-name="P49">Постояв ещё немного и не добившись от меня ни звука, Луна вздохнула.</text:p>
      <text:p text:style-name="P49">– Следуй за Нами, примат! Нам нужно вернуть тебя Сестре.</text:p>
      <text:p text:style-name="P49"/>
      <text:h text:style-name="Heading_20_2" text:outline-level="2">7. Ж<text:span text:style-name="T1">аркий пикник</text:span></text:h>
      <text:p text:style-name="P49"/>
      <text:p text:style-name="P49">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декоративный прудик в глубине парка. Стрекозы кружились над водой, создавая стрекотанием расслабляющий фон. Я беспечно болтал в тёплой воде ногами, держа в руке бутерброд.</text:p>
      <text:p text:style-name="P49"/>
      <text:p text:style-name="P49">– Он что-то говорил про Чёрный Экран. Про то, что Откровение пожирает пони. А потом захотел меня сжечь. К счастью, вовремя подоспела Луна.</text:p>
      <text:p text:style-name="P49">Селестия виновато прижала уши к голове и отвернулась.</text:p>
      <text:p text:style-name="P49">–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не видела её очень давно.</text:p>
      <text:p text:style-name="P49">– Ничего, – усмехнулся я. – Я собираюсь купить себе беруши специально для общения с твоей сестрой. Назову их «Интерфейс Коммуникационный «Анонимус-Луна»».</text:p>
      <text:p text:style-name="P49">Аликорница мягко рассмеялась. Я пожал плечами.</text:p>
      <text:p text:style-name="P49">–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9">Селестия вздохнула.</text:p>
      <text:p text:style-name="P49">– Ты прав, так будет лучше. Я была слишком самонадеянна, когда пыталась работать с тобой, как с учеником из школы для одарённых единорогов. У тебя нет кьютимарки — и я пыталась определить твой талант во время этих заданий. Мои попытки провалились — твой талант лежит глубже, намного глубже чем я могу рассмотреть. Мне очень жаль.</text:p>
      <text:p text:style-name="P49"/>
      <text:p text:style-name="P49">Охренеть! Ты участвовал в театре в качестве главного актёра, Анон!</text:p>
      <text:p text:style-name="P49"/>
      <text:p text:style-name="P49">– А ты не думала, что это несколько неэтично — устраивать надо мной эксперименты без моего на то согласия? Или у вас, у венценосных, это в порядке вещей? – возмутился я. – Проклятье, ты правильно сделала, что утаила от меня цель этих издевательств! Потому что хрен бы я на них согласился, знай я их настоящее предназначение!</text:p>
      <text:p text:style-name="P49"/>
      <text:p text:style-name="P49">Резкие слова готовились сорваться у меня с языка. Я пару раз чуть не отбросил копыта в этих долбанных экспериментах, не говоря о сожжённых нервных клетках! Сейчас пошлю эту венценосную компанию подальше и наймусь матросом на дирижабль! Всё поспокойнее будет!</text:p>
      <text:p text:style-name="P49"/>
      <text:p text:style-name="P49">Аликорница уловила бушующие во мне эмоции и виновато отвернулась. Уши её опустились.</text:p>
      <text:p text:style-name="P49"><text:soft-page-break/>– Анонимус, ты не прав. Не сердись. Их настоящая цель не отличалась от задекларированной. Я старалась определить твой талант, но задания были ценны и сами по себе. Ни я, ни сестра не знали, что они так неудачно завершатся.</text:p>
      <text:p text:style-name="P49"/>
      <text:p text:style-name="P49">Я выдохнул. Потом глубоко вдохнул. И снова выдохнул. Распиравшее меня негодование ушло, сменившись облегчением. Минуту назад я был готов «хлопнуть дверью», распростившись с аликорницей. А сейчас благодарил судьбу за то, что этого не произошло. Потому что… Трудно себе в этом признаться, Анон, но без этой бестолковой коняги в твою жизнь вернётся пустота, которую ты уже успел позабыть.</text:p>
      <text:p text:style-name="P49">Я протянул руку и примирительно погладил аликорницу по спине. Бархатистая шерсть приятно щекотала ладонь. Уши Селестии незамедлительно воспряли.</text:p>
      <text:p text:style-name="P49"/>
      <text:p text:style-name="P49">Аликорница лежала вполоборота ко мне, чуть отстранив хвост, и я почувствовал возвращение вчерашней проблемы.</text:p>
      <text:p text:style-name="P49">Нет! Только не это!!! Проклятье! Воздух тут порченый, что ли? Я отдёрнул руку и стал вспоминать в уме таблицу умножения.</text:p>
      <text:p text:style-name="P49"/>
      <text:p text:style-name="P49">Дваждыдва четыре. Дваждытри шесть. Дваждычетыре… У-у-у-у-у… Восемь-с-половиной… Почему доктор Плантаго, так его разэтак, сделал накрупник таким <text:span text:style-name="T21">анатомически правильным</text:span>? Неужели нельзя было сделать его гладким? Неужели у поней нет элементарного чувства стыда? Тролль хренов! Теперь хоть лёд в штаны засовывай!</text:p>
      <text:p text:style-name="P49"/>
      <text:p text:style-name="P49">–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натужно рассмеялся я.</text:p>
      <text:p text:style-name="P49">Жжение в паху усиливалось. Я заёрзал на месте, стараясь скрыть постыдный аспект. Селестия с удивлением взглянула на меня.</text:p>
      <text:p text:style-name="P49">– Анонимус, …?</text:p>
      <text:p text:style-name="P49"/>
      <text:p text:style-name="P49">Я стремительно сунул голову в пруд. Мне казалось, вода сейчас закипит от моих пылающих ушей.</text:p>
      <text:p text:style-name="P49">Блядь! Мы так не договаривались! Какого хрена? Что ли попросить подмешивать мне бром в утренний кофе? Или потребовать вернуть всё взад, <text:s/>пока я не рехнулся?</text:p>
      <text:p text:style-name="P49">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9"/>
      <text:p text:style-name="P49">Я высунул голову из воды, отфыркиваясь по-собачьи. О-о-о-о-о! Так намного лучше! Холодная вода сохранит твои нравственные устои, Анон!</text:p>
      <text:p text:style-name="P49"/>
      <text:p text:style-name="P49">– Анонимус, с тобой всё в порядке? – обеспокоенно спросила Селестия. – Ты выглядишь несколько… возбуждённым?</text:p>
      <text:p text:style-name="P49">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расслабься, тебя всё равно уже неоднократно выставляли тут клоуном. Одним разом больше, одним меньше — какая, к чёрту, разница?</text:p>
      <text:p text:style-name="P49"/>
      <text:p text:style-name="P49"><text:soft-page-break/>– ДА!!! Чёрт бы меня побрал, я действительно выгляжу возбуждённым! Потому что я и есть возбуждённый! Ты сделала меня слишком живым! Это становится проблемой.</text:p>
      <text:p text:style-name="P49">– Оу… Понимаю… Понимаю… – Селестия задумчиво смотрела куда-то поверх меня вдаль, легонько кивая своим мыслям. Румянец постепенно залил её мордочку по самые уши, а хвост стал нервно подёргиваться.</text:p>
      <text:p text:style-name="P49">Я нервно жевал бутерброд, стараясь не встречаться взглядом с аликорницей.</text:p>
      <text:p text:style-name="P49"/>
      <text:p text:style-name="P49">–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 – внезапно произнесла Селестия.</text:p>
      <text:p text:style-name="P49">Я фейспалмнул.</text:p>
      <text:p text:style-name="P49">– Забудь, принцесса. Просто забудь. Это была неудачная шутка.</text:p>
      <text:p text:style-name="P49">Аликорница взглянула на меня с нечитаемым выражением на морде и поднялась.</text:p>
      <text:p text:style-name="P49">–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9"/>
      <text:p text:style-name="P50">***</text:p>
      <text:p text:style-name="P28"/>
      <text:p text:style-name="P49">Зелёная зона в северной стороне граничила с опоясывающей город крепостной стеной. Это была самая далёкая и запущенная часть парка. Камни стены тут заросли плющом, деревья тянулись к солнцу узловатыми корягами, а кусты не знали садовничьих ножниц. Пройдя некоторое время под раскидистыми ивами вдоль стены, Селестия свернула с дорожки в сторону.</text:p>
      <text:p text:style-name="P49"/>
      <text:p text:style-name="P49">– Как же давно я тут не была… О, небо, как тут всё изменилось! Право, мне стоит почаще гулять в парке. Ага, вот! – аликорница раздвинула крыльями колючие ветки можжевельника, пропуская меня в проход. Внутри была крохотная полянка с мягкой травой, ограниченная с трёх сторон замшелыми гранитными валунами. Разлапистый куст можжевельника закрыл колючими ветвями проход, по которому мы пробрались внутрь. Аликорница осмотрела полянку и улеглась возле валуна.</text:p>
      <text:p text:style-name="P49"/>
      <text:p text:style-name="P49">– В своё время я частенько укрывалась тут от скучных дворцовых приёмов. Правда, тогда, этот можжевельник был совсем небольшим кустиком, но лёжа за ним всё равно можно было спрятаться, – углубилась в воспоминания Селестия. – Здесь было так спокойно! Я прислонялась к тёплым камням, прятала голову в можжевельник и представляла, будто я снова дома в нашем старом замке, рядом с Луной доказывающей мне, что наш мир — всего лишь один из множества снов…</text:p>
      <text:p text:style-name="P49">Селестия грустно засмеялась своим мыслям.</text:p>
      <text:p text:style-name="P49">–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9"/>
      <text:p text:style-name="P49">Я расстелил скатерть напротив аликорницы и стал раскладывать чашки с печеньем.</text:p>
      <text:p text:style-name="P49">– А о чём ты грустила?</text:p>
      <text:p text:style-name="P49">Селестия вздохнула.</text:p>
      <text:p text:style-name="P49">–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сеанса переплетения сознаний. Сначала давление незаметно, оно легче пёрышка. Но годы идут <text:soft-page-break/>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можно сойти с ума! В конце-концов ты не выдержишь и сам оборвёшь нить жизни, если никому не посчастливится убить тебя раньше.</text:p>
      <text:p text:style-name="P49"/>
      <text:p text:style-name="P49">Я настороженно посмотрел на аликорницу.</text:p>
      <text:p text:style-name="P49">– Но ты не выглядишь сумасшедшей.</text:p>
      <text:p text:style-name="P49">–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9"/>
      <text:p text:style-name="P49">Селестия отпила из чашки и задумалась.</text:p>
      <text:p text:style-name="P49"/>
      <text:p text:style-name="P49">– Годы со временем становятся и другой проблемой. Мы очень одиноки, Анонимус. С течением столетий теряется способность налаживать близкие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9">Селестия вытянула шею и положила голову на траву.</text:p>
      <text:p text:style-name="P49">–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text:span text:style-name="T61">любви</text:span> начинаешь понимать только тогда, когда <text:span text:style-name="T61">е</text:span>ё почти не остаётся.</text:p>
      <text:p text:style-name="P49"/>
      <text:p text:style-name="P49">Я уловил некоторую нестыковку в словах Селестии.</text:p>
      <text:p text:style-name="P49">–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9">Селестия задумалась, машинально ковыряя копытом ямку под валуном.</text:p>
      <text:p text:style-name="P49">–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она молода душой — как в те благословенны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9">– А Дискорд? Он, вроде, не моложе вас. Тем-не-менее, он определённо «подъезжал» к Луне тогда, в развалинах.</text:p>
      <text:p text:style-name="P49"/>
      <text:p text:style-name="P49">Селестия саркастически фыркнула.</text:p>
      <text:p text:style-name="P49">–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9"><text:soft-page-break/></text:p>
      <text:p text:style-name="P49">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9"/>
      <text:p text:style-name="P60">День 137344</text:p>
      <text:p text:style-name="P60">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60">…</text:p>
      <text:p text:style-name="P60">День 287651</text:p>
      <text:p text:style-name="P60">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60">…</text:p>
      <text:p text:style-name="P60">День 364886</text:p>
      <text:p text:style-name="P60">О небо, как я мечтаю, чтобы это поскорее закончилось! Сестра, приди скорей!</text:p>
      <text:p text:style-name="P49"/>
      <text:p text:style-name="P49">Селестия со вздохом захлопнула книгу и вернула её на место.</text:p>
      <text:p text:style-name="P49">–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9"/>
      <text:p text:style-name="P49">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задвигал знание в дальний уголок памяти. Сначала мне было всё равно. А потом стало некомфортно замечать факты…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text:p>
      <text:p text:style-name="P49">Но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9"/>
      <text:p text:style-name="P49">Да, осознание этого подействовало лучше ведра холодной воды! Возбуждение прошло. Я облегчённо откинулся на валун. Тебе больше нечего стыдиться, Анон!</text:p>
      <text:p text:style-name="P49"/>
      <text:p text:style-name="P49">Селестия внимательно наблюдала за мной из-под чёлки. Заметив мою расслабленность, аликорница хитро прищурилась. Легкий смешок сорвался с её губ. Я сделал вид, что не заметил его.</text:p>
      <text:p text:style-name="P49">–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9">Селестия мелодично рассмеялась.</text:p>
      <text:p text:style-name="P49">–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9"/>
      <text:p text:style-name="P49">Селестия вскочила с места.</text:p>
      <text:p text:style-name="P49"><text:soft-page-break/>– АЙ-Я-Я-Я-Я-Й!</text:p>
      <text:p text:style-name="P49">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9">– О-О-О!!! Раньше тут не было муравейника!!! – Селестия с мольбой взглянула на меня и загарцевала на месте. – Ано-о-он!! Помоги! ОНИ КУСАЮТСЯ! Я <text:s/>сейчас сойду с ума почище Дискорда!</text:p>
      <text:p text:style-name="P49"/>
      <text:p text:style-name="P49">Аликорница подпрыгнула, взбрыкнула и начала кружиться в обратную сторону.</text:p>
      <text:p text:style-name="P49">Это было до того забавно, что я неприлично заржал.</text:p>
      <text:p text:style-name="P49">– Вот нечего землю ковырять там, где не надо! Стой!!! – я схватил её за хвост, останавливая. Затем осторожно завёл руку под накрупник.</text:p>
      <text:p text:style-name="P49"/>
      <text:p text:style-name="P49">…</text:p>
      <text:p text:style-name="P49"/>
      <text:p text:style-name="P49">–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едят заживо и ты не в состоянии ничего сделать! Жуть! <text:s/>Спасибо огромное. Я — твой должник.</text:p>
      <text:p text:style-name="P49">– Да ладно! Мне это ничего не стоило.</text:p>
      <text:p text:style-name="P49">Я вытащил руку из-под накрупника. Селестия прижала уши к голове и с обидой покосилась на меня.</text:p>
      <text:p text:style-name="P49">– Анонимус! Ты убрал муравьёв отнюдь не отовсюду! Некоторые участки ты обошёл.</text:p>
      <text:p text:style-name="P49"/>
      <text:p text:style-name="P49">Я застыл на месте.</text:p>
      <text:p text:style-name="P49">О боги! Неужели она имеет ввиду..? Жжение в паху возобновилось с новой силой, заглушая все соображения о виде и возрасте Селестии. Чума на твою голову, Анон!!!</text:p>
      <text:p text:style-name="P49">– Принцесса… Я старался не наглеть, – пролепетал я чуть живой.</text:p>
      <text:p text:style-name="P49"/>
      <text:p text:style-name="P49">Селестия глубоко вздохнула и повернула ко мне голову.</text:p>
      <text:p text:style-name="P49">–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 тобой спокойным тоном — дикие красны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9">Я покрылся потом. Аликорница отвернулась от меня и стояла ровно, ожидая от меня действий.</text:p>
      <text:p text:style-name="P49"/>
      <text:p text:style-name="P49">– Т-ты хочешь, чтобы я…</text:p>
      <text:p text:style-name="P49">– Да! – твёрдо сказала Селестия. – Прогони их и там, куда боишься касаться. Не останавливайся. Мне нужна твоя помощь.</text:p>
      <text:p text:style-name="P49">М-м-мамочки! Я почуствовал, как краска заливает моё лицо. Ниже пояса всё буквально онемело. Селестия милосердная, что ты со мной творишь? Ох, в кого ты превращаешься, Анон?</text:p>
      <text:p text:style-name="P49">Стараясь унять дрожь, я снова просунул руку под накрупник и коснулся святая-святых…</text:p>
      <text:p text:style-name="P49"/>
      <text:p text:style-name="P49">…</text:p>
      <text:p text:style-name="P49"><text:soft-page-break/></text:p>
      <text:p text:style-name="P49">С подсказками аликорницы 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Тактильные ощущения дарили мне такие дичайшие фантазии, что я чуть не покрылся пеной.</text:p>
      <text:p text:style-name="P49"/>
      <text:p text:style-name="P49">О-о-о-о-о!</text:p>
      <text:p text:style-name="P49">Все вчерашние размышления на тему недопустимости межвидовых отношений бесследно испарились за эти минуты. Кто ты после этого, Анон? И как заставить себя проронить хоть слово? Совершенно непонятно, насколько далеко ты зашёл с принцессой? В конце-концов, муравьёв нужно было как-то убрать. При этом одежду тут носят не для сокрытия наготы, а как парадное украшение.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text:p>
      <text:p text:style-name="P49">О, боги!</text:p>
      <text:p text:style-name="P49">И где у пони проходят рамки дозволенного? И перешёл ли ты эти рамки, или ещё нет, Анон? И можно ли двигаться дальше? Нечитаемые взгляды аликорницы, что она время от времени бросает в твою сторону, никак не помогают тебе в этом!</text:p>
      <text:p text:style-name="P49">Надо бы почитать на эту тему литературу в королевской библиотеке, чтобы не попасть впросак. А сейчас терпи, Анон, терпи!</text:p>
      <text:p text:style-name="P49">О-о-о-ох!</text:p>
      <text:p text:style-name="P49">Надо принять холодный душ по возвращению! Два душа! Три душа! Мастурбируй до посинения, Анон, и будет тебе счастье!!!</text:p>
      <text:p text:style-name="P49"/>
      <text:p text:style-name="P49">– Благодарю тебя, Анонимус! – Селестия чуть кивнула мне, показывая, что ей достаточно. – Ты спас меня, мой друг! Благодаря тебе у меня останутся наилучшие впечатления об этом замечательном пикнике. Ах, если бы ты знал, насколько огромная роскошь для меня — неформальное 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9"/>
      <text:p text:style-name="P49">Селестия собрала магией скатерть в корзинку для пикника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9"/>
      <text:p text:style-name="P49">Принцесса уже скрылась за густым можжевельником, когда мне пришла в голову мысль, заставившая меня ожесточённо чесать затылок.</text:p>
      <text:p text:style-name="P49">А почему, собственно, ей нужно было бежать двадцать минут до доктора Плантаго, чтобы снять накрупник? Она же могла телепортироваться прямиком к нему? Место отправки ей знакомо, место назначения — тоже. Из того, что я знаю, этого достаточно.</text:p>
      <text:p text:style-name="P49">Гм. Надо будет почитать про технику телепортации. Наверняка ты чего-то не учёл, Анон.</text:p>
      <text:p text:style-name="P49"/>
      <text:h text:style-name="P154" text:outline-level="2">8. Стыд</text:h>
      <text:p text:style-name="P143"/>
      <text:p text:style-name="P60">~~~ Завтра на семь в библиотеке. Селестия ~~~</text:p>
      <text:p text:style-name="P60"/>
      <text:p text:style-name="P49"><text:soft-page-break/>– Смелей-смелей-смелей-смелей! Двигайся в такт! Раз-два, раз-два! Не забудь смазать инструмент после работы! Сильнее поддавай, не тушуйся! – подбадривал Норф. – Не жалей заготовку, лучше напартачить в учёбе, чем запороть заказ! Нежнее дави на рубанок! Эх, мне б такие копыта, как у тебя, я бы тремя рубанками одновременно работал! Сделаем вместе пару бричек, и сможешь помогать мне в <text:s/>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Хвала Селестии, станки целы, смахнуть пыль, откалибровать — ещё послужат!</text:p>
      <text:p text:style-name="P49"/>
      <text:p text:style-name="P49">Норф носился по мастерской, окрылённый новообретённым учеником.</text:p>
      <text:p text:style-name="P49">– Будем наплавлять на обода резину, и наши красотки станут ездить тише мотылька и мягче пуха! Никто не может сказать, что мы закоснели в древности! Каретный двор «Феникс» идёт в ногу со временем!</text:p>
      <text:p text:style-name="P49">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у него в тот день, помогая с очередным заказом. Старый единорог знал огромную кучу хитростей и уловок, без знания которых результат из воздушной резной скорлупки превращался в убогий скрипящий шарабан.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9"/>
      <text:p text:style-name="P49">– … а я ему и говорю: Клифф, старина, эта рессора лопнет раньше, чем ты выведешь ландо за ворота! Ты ж её раза в полтора тоньше сделал, чем нужно! А он мне гордо так: ставлю бутылку креплёного понивилльского сидра от Биг Макинтоша на твою шляпу, что Селестия подарила — не лопнет! Ну ладно, думаю. Мне интересно только, что он такого Маку посулил, что тот с ним своим секретным самогоном поделился? Побились мы, значит, об заклад. А на следующий день прибегает он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дв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9"/>
      <text:p text:style-name="P49">Я посмотрел на часы. До семи оставалось двадцать минут — как раз, чтоб успеть дойти до библиотеки. Я намеренно уронил на пол тяжёлый рашпиль.</text:p>
      <text:p text:style-name="P49"/>
      <text:p text:style-name="P49">– На сегодня довольно. Я ж вижу, ты торопишься, – заметил Норф, просыпаясь.</text:p>
      <text:p text:style-name="P49">Я благодарно кивнул и принялся собирать вещи.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9"/>
      <text:p text:style-name="P49">Я сунул пенал во внутренний карман куртки. Затем осторожно снял с крючка на стене хрупкую конструкцию из дерева и бумаги — плод моих трудов в течение трёх последних вечеров.</text:p>
      <text:p text:style-name="P49">– Завтра будешь? – спросил Норф. – Надо бы закончить заказ из <text:s/>Троттингема.</text:p>
      <text:p text:style-name="P49">– В полдень, как и всегда, – подтвердил я.</text:p>
      <text:p text:style-name="P49"/>
      <text:p text:style-name="P50"><text:soft-page-break/>***</text:p>
      <text:p text:style-name="P50"/>
      <text:p text:style-name="P49">По дороге ко дворцу свернул в знакомый скверик. Солнечные зайчики пробивались сквозь листву клёнов, ласково мельтеша перед глазами. Тихо журчал фонтан в форме рыбки, насыщая воздух искрящейся водяной пылью.</text:p>
      <text:p text:style-name="P49">Я чуть не упал, когда моя нога оказалась в цепких объятиях. Уши заложило от радостного визга.</text:p>
      <text:p text:style-name="P49"/>
      <text:p text:style-name="P49">– Анон-Анон-Анон, привет-привет-привет!!!</text:p>
      <text:p text:style-name="P49">Индиго принялась прыгать вокруг меня, взбрыкивая от радости.</text:p>
      <text:p text:style-name="P49">– Во что мы будем играть сегодня?!!</text:p>
      <text:p text:style-name="P49">– Привет, Индиго. Сегодня мы не будем играть — мне надо встретиться кое с кем.</text:p>
      <text:p text:style-name="P49">– У-у-у… – разочарованно протянула единорожка. – Мну опечалена.</text:p>
      <text:p text:style-name="P49">– Зато я таки доделал змея. Держи, – я вручил воздушного змея Индиго. – Тебе осталось сделать ему хвост и можно будет запускать.</text:p>
      <text:p text:style-name="P49">– Угусь. Мну не интересно запускать его одной. Мну будет ждать тебя. В этом же месте.</text:p>
      <text:p text:style-name="P49">– В это же время. Завтра, – пообещал я.</text:p>
      <text:p text:style-name="P50"/>
      <text:p text:style-name="P50">***</text:p>
      <text:p text:style-name="P49"/>
      <text:p text:style-name="P49">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9"/>
      <text:p text:style-name="P49">– Здрасьте!</text:p>
      <text:p text:style-name="P49">Аликорница не ответила, всматриваясь в глобус.</text:p>
      <text:p text:style-name="P49">– Привет, говорю! – я подошёл вплотную и легонько постучал костяшками пальцев по шкафу.</text:p>
      <text:p text:style-name="P49"/>
      <text:p text:style-name="P49">– А, это ты, Анонимус? Рада тебя видеть, – аликорница рассеянно оторвалась от разноцветной сферы. – Как осваиваешься?</text:p>
      <text:p text:style-name="P49">– Нормально осваиваюсь. Работу себе нашёл. Вот, к Норфолку Каррусу в ученики записался.</text:p>
      <text:p text:style-name="P49">– О, к самому Норфу, инженеру-каретнику! Рада за тебя! Он мой старый и очень хороший друг. Я специально стараюсь направлять заказы именно в его мастерскую — мне нравятся его гоночные колесницы, которые он создаёт на базе «бракованных» магических платформ. Было время, я даже каталась с ветерком по ночному Кантерлоту на одной из них, – Селестия улыбнулась воспоминаниям. – Давненько к нему не захаживала. Как он?</text:p>
      <text:p text:style-name="P49">–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9">– О, да, уже пять дней как. Так здорово снова чувствовать свои мышцы! Корсет был ужасен.</text:p>
      <text:p text:style-name="P49"/>
      <text:p text:style-name="P49">Аликорница прошлась передо мной с раскрытыми крыльями, демонстрируя восстановленную работоспособность.</text:p>
      <text:p text:style-name="P49">– Ну что же, рад за тебя, – я отвернулся, присел на край стола и стал изучать потолок. – Зачем вызывала?</text:p>
      <text:p text:style-name="P49"><text:soft-page-break/></text:p>
      <text:p text:style-name="P49">Шаги сзади прекратились. Некоторое время за спиной было тихо. Потом из-за моего плеча показалась голова аликорницы. Её нос почти упёрся в мой, а сиреневый глаз заполнил всё видимое пространство.</text:p>
      <text:p text:style-name="P49"/>
      <text:p text:style-name="P49">– Ты сердишься?</text:p>
      <text:p text:style-name="P49">Её ресницы щекотали мне щёку. Я отодвинул её морду от лица и сказал скучающим тоном:</text:p>
      <text:p text:style-name="P49">– Та не, с чего бы? За что мне на тебя сердиться?</text:p>
      <text:p text:style-name="P49">– Но ты ведёшь себя как чужой. Как будто мы незнакомы. Ещё чуть-чуть, и ты станешь называть меня «Ваше Высочество»!</text:p>
      <text:p text:style-name="P49"/>
      <text:p text:style-name="P49">Меня прорвало.</text:p>
      <text:p text:style-name="P49">– Ха! Это я веду себя как чужой?!! Я?!! А кто исчез на неделю? Без единой, блин, весточки! «Как будто мы незнакомы»! – передразнил я. – Если тебе была неприятна наша последняя встреча в парке, могла бы всё прекратить прямо на ней. Я же тебя переспрашивал, не наглею ли я? Ты же сама меня попросила! Зачем сейчас вести себя так, будто всё нормально? Или для тебя это в порядке вещей: поигралась — бросила, захотела — снова вспомнила? Я не игрушка!!!</text:p>
      <text:p text:style-name="P49">Я вытащил из заднего кармана брюк смятую записку с королевскими вензелями и бросил её под ноги Селестии.</text:p>
      <text:p text:style-name="P49"/>
      <text:p text:style-name="P49">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9"/>
      <text:p text:style-name="P49">…</text:p>
      <text:p text:style-name="P49"/>
      <text:p text:style-name="P49">Селестия глубоко выдохнула <text:s/>и развернулась.</text:p>
      <text:p text:style-name="P49">– Мне очень жаль, что я обидела тебя… Когда тысячи лет правишь страной, не слыша от окружающих ни слова возражения, забываешь, что такое нормальное общение. Мне в голову не пришло, что следовало поставить тебя в известность о своих планах. Причиной моего отсутствия был <text:s/>не пикник — к слову сказать, я от него в восторге! Увы, мне нужно было отлучиться по делам у дальней границы Эквестрии. Прости меня пожалуйста, Анонимус!</text:p>
      <text:p text:style-name="P49"/>
      <text:p text:style-name="P49">Мне стоило больших усилий скрыть вздох облегчения. Трудно представить, что пришлось бы порвать отношения с дурашливой кобылой, если бы она не извинилась. За неделю расставания ты все ногти себе изгрыз от волнения. Но, блин, ты же обидчивый, Анон! В прошлой жизни твои последние отношения именно так и закончились: никто не захотел уступать и извиняться. Хотя ты сильно жалел об этом впоследствии. Конечно, она была далека от совершенства. Но так ли безгрешен был ты сам, Анон?</text:p>
      <text:p text:style-name="P49"/>
      <text:p text:style-name="P49">Я подошёл к аликорнице и прикоснулся к её шее.</text:p>
      <text:p text:style-name="P49">– Всё в порядке. Я тебя извиняю — и ценю твоё признание. Сам бы я ещё и не так себя повёл на твоём месте.</text:p>
      <text:p text:style-name="P49">– Да? А как бы ты себя повёл? – заинтересовалась Селестия.</text:p>
      <text:p text:style-name="P49">– Я бы не извинился. Огрызался и считал бы себя правым до последнего. Ещё и послал бы подальше.</text:p>
      <text:p text:style-name="P49"/>
      <text:p text:style-name="P49"><text:soft-page-break/>Аликорница насмешливо покачала головой.</text:p>
      <text:p text:style-name="P49">–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9"/>
      <text:p text:style-name="P49">Я снова присел на столик, теперь уже лицом к аликорнице.</text:p>
      <text:p text:style-name="P49">– Так что случилось? Куда ты пропадала? Рассказывай.</text:p>
      <text:p text:style-name="P49"/>
      <text:p text:style-name="P49">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9">– Что ты видишь? – спросила она напряжённо.</text:p>
      <text:p text:style-name="P49">–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9">–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9"/>
      <text:p text:style-name="P49">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9">– Ты не ошиблась? Нет тут никакого города.</text:p>
      <text:p text:style-name="P49">– Сейчас нет. Раньше был, – еле слышно прошептала аликорница.</text:p>
      <text:p text:style-name="P49">– Чего ты так волнуешься? Может, на более подробной карте есть? Я бы на точность глобуса не слишком полагался.</text:p>
      <text:p text:style-name="P49">–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9">– Так, может, его и не было? – заметил я цинично.</text:p>
      <text:p text:style-name="P49"/>
      <text:p text:style-name="P49">Селестия с силой толкнула сферу по касательной. Континенты и океаны слились в серый фон во вращении. Аликорница повернулась ко мне.</text:p>
      <text:p text:style-name="P49">– Ты прав. Теперь уже не было. Было когда-то такое страшное заклинание — Абсолютное Стирание. Точнее, его нет и не было после того, как я замкнула его на его создателя, Иггуса. Суть заклинания Стирания<text:span text:style-name="T61"> </text:span>в том, что оно стирает объект из реальности. Не уничтожает, не убивает, а именно стирает. Был объект, а после воздействия на нём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61">ни в настоящем, ни в прошлом, ни в будущем</text:span>.</text:p>
      <text:p text:style-name="P49">– А как ты сама помнишь о том заклинании, если оно стёрто из бытия? – резонно подметил я.</text:p>
      <text:p text:style-name="P49">– О, мою память хранит Метазащита. Я сотворила это заклинание, когда сражалась с Иггусом… Метазащита создаёт некоторую неопределённость, парадокс-карман, в котором может сохраняться <text:soft-page-break/>информация о небытие. Я помню о том, что МОГЛО БЫ БЫТЬ. Правда, Метазащита еле действует, так как прошло очень много времени.</text:p>
      <text:p text:style-name="P49">Так вот, сейчас у меня такое впечатление, что тот город попал под действие Абсолютного Стир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Метазащите. И то, название вспомнить не могу до сих пор.</text:p>
      <text:p text:style-name="P49">Так вот, 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Метазащиты.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Увы! Похоже, Стирание уничтожает упоминания об объекте из всех возможных реальностей. Это ещё страшнее, чем я себе представляла.</text:p>
      <text:p text:style-name="P49"/>
      <text:p text:style-name="P49">Аликорница потёрла висок и растерянно посмотрела на меня. От меня не укрылись мешки под её глазами.</text:p>
      <text:p text:style-name="P49">– Мне только что пришло в голову… Сколько ещё таких городов могло исчезнуть, пока <text:s/>ослабленная Метазащита сработала? Быть может, уже половина Эквестрии растаяла без следа? Я ведь даже узнать никогда не смогу. Метазащита не работает в обратную сторону.</text:p>
      <text:p text:style-name="P49"/>
      <text:p text:style-name="P49">Опять эти тревожные заморочки о конце света! Впрочем, ты уже привык к ним, Анон.</text:p>
      <text:p text:style-name="P49"/>
      <text:p text:style-name="P49">Я обнял аликорницу, успокаивая.</text:p>
      <text:p text:style-name="P49">– Не печалься так, принцесса. Ты делаешь всё, что от тебя зависит. Не твоя вина, если это происходит. Хотя я уверен, что всё не так страшно. Всё может объясняться куда проще: иногда от недосыпа приходят ложные воспоминания. У меня так было, когда пару ночей релиз готовили. Проспись — и всё образуется.</text:p>
      <text:p text:style-name="P49"/>
      <text:p text:style-name="P49">Селестия рассеянно мотнула головой, не соглашаясь со мной.</text:p>
      <text:p text:style-name="P49">–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9">Селестия проследовала к выходу, кивком головы приглашая меня следовать за ней.</text:p>
      <text:p text:style-name="P49"/>
      <text:p text:style-name="P49">Мы шли по аллее замкового парка, приближаясь к заветному месту. Она шла впереди, я — чуть cзади. <text:s/>С каждым шагом моё сердце стучало всё громче.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text:s/>крупом в такт шагам и держа на отлёте колышушийся радужными волнами хвост.</text:p>
      <text:p text:style-name="P49"/>
      <text:p text:style-name="P49">Опять это чувство! 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9"><text:soft-page-break/>Если это не заигрывание, то ты — самоуверенный болван, Анон! А ты не болван, уж это точно! Нет-нет-нет!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9"/>
      <text:p text:style-name="P49">– Ты о чём-то задумался, Анонимус? – аликорница озадаченно смотрела на меня с парковой дорожки. Я стоял на траве, на автомате свернув с аллеи в сторону тайной полянки.</text:p>
      <text:p text:style-name="P49">– Да так, ни о чём, – покраснел я, вернувшись на дорожку.</text:p>
      <text:p text:style-name="P49">Селестия всмотрелась в меня внимательно и всё поняла. После чего медленно покачала головой.</text:p>
      <text:p text:style-name="P49">– <text:s/>Нам не туда. Идём, Анон. Я хочу показать тебе Эквестрию, – тихо сказала она.</text:p>
      <text:p text:style-name="P49"/>
      <text:p text:style-name="P49">Аликорница продолжила прогулку. Я плёлся за ней, кляня себя последними словами. Мне хотелось провалиться под землю, желательно в самый адище.</text:p>
      <text:p text:style-name="P49">Драный козёл, похотливый хряк, ебливая обезьяна! Анон, что ты себе вообразил??? Если ты пару раз прикоснулся к её нежностям, смахивая насекомых, это ещё не значит, что она перед тобой должна бёдра раздвигать! Она имела ввиду именно то, что говорила, а не то, что ты подумал! И не воспользовалась телепортацией она потому, что не восстановилась от магического истощения, болван ты недоделанный! А ещё устроил сценку при встрече, как капризный ухажёр! Грёбаный стыд! Поделом тебе!</text:p>
      <text:p text:style-name="P49"/>
      <text:p text:style-name="P49"><text:bookmark-start text:name="__DdeLink__10334_200203959"/>– <text:bookmark-end text:name="__DdeLink__10334_200203959"/>Не изводись, – шепнула аликорница, поравнявшись со мной. – Яркие мечты рано или поздно обязательно сбываются. Намерение меняет реальность.</text:p>
      <text:p text:style-name="P49"/>
      <text:p text:style-name="P49">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9"/>
      <text:p text:style-name="P49">В средневековых городах крепостные стены служат для защиты города от внешних врагов. Городская стена Кантерлота же наверняка служила оградой, защищающей неосторожных пони от падения в пропасть. Ибо от попыток представить себе чокнутых пони, карабкающихся по отвесной скале километровой высоты на такую же отвесную стену, у меня клинило мозги. Разве что армия нападающих состояла бы сплошь из альпинистов-разрядников. Неудивительно, что стена никем не охранялась.</text:p>
      <text:p text:style-name="P49"/>
      <text:p text:style-name="P49">Взобравшись на галерею по винтовой лестнице крохотной сторожевой башенки, мы остановились у края.</text:p>
      <text:p text:style-name="P49">У меня перехватило дыхание от величия открывшегося простора. Лишь полметра гладкого камня отделяли нас от раскинувшейся внизу долины. Игрушечные реки, озёра, леса и города терялись вдали, расплываясь в синей дымке. Горный хребет уходил за горизонт, превращаясь в опоясывающую край мира ниточку. Облака белоснежными подушками парили ниже и выше уровня стены, сливаясь в перспективе с горными пиками. Брызги потоков, низвергающихся с многочисленных акведуков Кантерлота, поднимались ввысь и образовывали сонм радуг над нами.</text:p>
      <text:p text:style-name="P49"/>
      <text:p text:style-name="P49">Свежий ветер играл гривой и хвостом Селестии, словно котёнок пёрышком. Невдалеке <text:s/>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9"/>
      <text:p text:style-name="P49">– Что ты чувствуешь? – спросила аликорница.</text:p>
      <text:p text:style-name="P49"><text:soft-page-break/>– У меня нет слов. Ничего прекраснее в жизни не видел! – только и смог выговорить я.</text:p>
      <text:p text:style-name="P49">Селестия склонила голову, соглашаясь.</text:p>
      <text:p text:style-name="P49">– Когда я была юна, окружающий мир был полон опасностей и тайн,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9">Аликорница присела на каменную поверхность и застыла, любуясь пейзажем.</text:p>
      <text:p text:style-name="P49"/>
      <text:p text:style-name="P49">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ется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9"/>
      <text:p text:style-name="P49">– Прошлогодний выпуск практикуется, – заметила Селестия. – Отличная работа, хотя жеребячливости хватает. Что неудивительно, учитывая их возраст. Ещё полгода назад они были кадетами лётной школы.</text:p>
      <text:p text:style-name="P49">– Здорово у них получается! Слаженность просто фантастическая! <text:s/>– вырвалось у меня. – Везёт же вам, крылатым! То, о чём люди только мечтают, доступно вам с рождения. Только мне смешно слышать, что для обучения полётам пегасам приходится заканчивать какую-то там лётную школу. Это всё равно как если бы нам, людям, приходилось сдавать экзамен по умению ходить.</text:p>
      <text:p text:style-name="P49">– Ты меня совсем не слушал, Анонимус! – мягко пожурила меня аликорница. – Именно про лётную школу я рассказывала тебе пять минут назад. Всё не так уж смешно. С прошлогодним выпуском у нас были большие проблемы.</text:p>
      <text:p text:style-name="P49"/>
      <text:p text:style-name="P49">Пегасы, закончив работу, устроили между собой шуточную борьбу. Две кобылки схватили за передние и задние ноги жеребца, завертели его в воздушном водовороте и, раскрутив как следует, отпустили. Он этаким «живым пропеллером» врезался в остатки облака и пропахал в нём широкую борозду. До нас донёсся их дружный смех.</text:p>
      <text:p text:style-name="P49"/>
      <text:p text:style-name="P49">Я с трудом оторвал взгляд от счастливой тройки.</text:p>
      <text:p text:style-name="P49">– Проблемы? Что за проблемы? Извини, я таки прослушал.</text:p>
      <text:p text:style-name="P49"/>
      <text:p text:style-name="P49">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9"/>
      <text:p text:style-name="P49">– Когда твоя жизнь длится тысячи лет, начинаешь тонко чувствовать гармонию мира, – начала она…</text:p>
      <text:p text:style-name="P49"/>
      <text:h text:style-name="Heading_20_2" text:outline-level="2"><text:span text:style-name="T11">9</text:span>. Кошмары<text:span text:style-name="T1"> пегасов</text:span></text:h>
      <text:p text:style-name="P52"/>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28">—</text:span> осень, за осенью <text:span text:style-name="T28">—</text:span> зима. Если пошёл <text:soft-page-break/>дождь, должно быть мокро, если выпал снег <text:span text:style-name="T28">—</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море хаоса, каким были земли древней Эквестрии. Это же чувство позволило нам в своё время победить Дискорда, избежав большинства его 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text:p>
      <text:p text:style-name="P1"/>
      <text:p text:style-name="P1">Гонец рассказывал о новых лицах политикума Клаудсдейла, о передовых методах управления погодой, о победителях воздушных гонок. Всё это не привлекло моего внимания. У меня в мыслях <text:s/>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
      <text:p text:style-name="P1"><text:span text:style-name="T11">–</text:span> Постой, не торопись,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асколько я знаю, набор состоит из шестидесяти четырёх. Куда делись ещё восемь?</text:p>
      <text:p text:style-name="P1"/>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судорожно он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35">У пегаса начало дергаться веко. Он сжал зубы и уставился на кончик своего носа. Дёрганье прекратилось.</text:p>
      <text:p text:style-name="P35"/>
      <text:p text:style-name="P1">Я демонстративно медленно обошла его кругом. Иногда из моих подданных приходится вытаскивать сведения буквально клещами! Почему-то они до оторопи <text:span text:style-name="T1">смущаются</text:span> меня, хотя я <text:span text:style-name="T1">всегда стараюсь вести себя максимально естественно на подобных аудиенциях</text:span>. Право, насколько было легче править первые двести лет, когда пони ещё не считали аликорнов богами!</text:p>
      <text:p text:style-name="P145"/>
      <text:p text:style-name="P1"><text:span text:style-name="T11">–</text:span> Какая болезнь посетила Клаудсдейл, что целых два <text:span text:style-name="T1">звена</text:span>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text:p>
      <text:p text:style-name="P1">Мне это нравилось всё меньше.</text:p>
      <text:p text:style-name="P1"/>
      <text:p text:style-name="P1"><text:span text:style-name="T11">–</text:span> Эмм… Они… м-м-м… не больны… в некотором смысле… <text:span text:style-name="T11">–</text:span> гонец изо всех сил ковырял копытом п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
      <text:p text:style-name="P1"><text:soft-page-break/>Я всё поняла. <text:span text:style-name="T1">Гонец смущался не меня. Ему было стыдно за своих сородичей.</text:span> Для пегаса смысл жизни <text:span text:style-name="T11">—</text:span> в возможности летать. Добровольно отказаться от полётов для него <text:span text:style-name="T11">—</text:span> невозможная, просто уму не постижимая вещь.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6">Семь жеребят-подростков стояли передо мною с отсутствующим видом. Грозовые тучи скрывали последние лучи солнца, но мне не хотелось уходить с балкона: вид <text:span text:style-name="T1">парящего вдалеке </text:span>Клаудсдейла должен воодушевлять моих гостей.</text:p>
      <text:p text:style-name="P16"/>
      <text:p text:style-name="P16">– Представьтесь вашей принцесс<text:span text:style-name="T1">е</text:span>! – шикнул на пегасов сопровождающий стражник.</text:p>
      <text:p text:style-name="P16">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летать пегасов, что работали дворниками и продавцами газет в Мэйнхэттене.</text:p>
      <text:p text:style-name="P1"/>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oft-page-break/><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
      <text:p text:style-name="P1">Они всё ещё боятся. Несмотря на их нарочито <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
      <text:p text:style-name="P1"><text:span text:style-name="T1">–</text:span> Оставь нас, Кимеринн, <text:span text:style-name="T1">–</text:span> кивнула я стражнику.</text:p>
      <text:p text:style-name="P1">Тот вышел, тихо затворив за собой дверь.</text:p>
      <text:p text:style-name="P1"/>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Неуступчивое выражение <text:span text:style-name="T1">проступило</text:span> на их мордочках.</text:p>
      <text:p text:style-name="P1">Ах, как мне это знакомо! Пегасы <text:span text:style-name="T28">— гордое и упрямое племя. В своё время нам с сестрой пришлось проявить буквально чудеса дипломатии и такта для того, чтобы не позволить им развязать самоубийственную войну со всей Эквестрией. И если взрослые уже достаточно мудры, чтобы подчиняться долгу, к жеребятам нужен особый подход.</text:span></text:p>
      <text:p text:style-name="P1"><text:span text:style-name="T28">Кажется, в</text:span><text:span text:style-name="T1"> самой маленькой было чуть больше искренности, чем в остальных. По-моему, она</text:span> была готова расплакаться.</text:p>
      <text:p text:style-name="P1"/>
      <text:p text:style-name="P1"><text:span text:style-name="T1">–</text:span> Ну же, Бинки, расскажи, что у тебя стряслось? <text:span text:style-name="T1">– улыбнулась я.</text:span></text:p>
      <text:p text:style-name="P1"><text:span text:style-name="T1">–</text:span> Я-а-а-а-а бо-о-о-ю-у-у-у-у-усь! <text:span text:style-name="T1">–</text:span> простонала Бинки Софтмэйн, прикрыв мордочку копытами.</text:p>
      <text:p text:style-name="P1"><text:span text:style-name="T1">–</text:span> Почему? Ты боишься меня? Неужели я такая страшная? <text:span text:style-name="T1">–</text:span> я старалась говорить как можно мягче, но Бинки всё равно хлюпала носом. Уши её прижались к голове, тело сотрясала мелкая дрожь.</text:p>
      <text:p text:style-name="P1">Маленькая пегаска была близка к панике. У меня никогда не было детей, но я достаточно хорошо знаю пони, чтобы понять: ещё чуть-чуть, и кобылка позовёт маму и закроется от внешнего мира.</text:p>
      <text:p text:style-name="P1">Что ж, придётся импровизировать.</text:p>
      <text:p text:style-name="P1"/>
      <text:p text:style-name="P1">Я прикрыла глаза и сконцентрировалась. Моя воля протянулась сквозь пространство и достигла древнего элементаля. Солар <text:span text:style-name="T11">— мой давний друг и он привык не удивляться моим редким просьбам. Снисходительно пыхнув в ответ, он направил ничтожную толику своего могущества мне навстречу. Я приняла её своей силой и направила как должно. </text:span></text:p>
      <text:p text:style-name="P16">Солнечные лучи пробили тучи и осветили небо. Мелкая изморось, покрывшая шёрстку жеребят бахромой прохладных капелек, испарилась. Тепло окутало озябшие тельца. Бинки перестала дрожать.</text:p>
      <text:p text:style-name="P16"/>
      <text:p text:style-name="P1"><text:span text:style-name="T1">– </text:span><text:span text:style-name="T11">Видишь? Я хоть и не пегас, но тоже кое-что могу в плане погоды, </text:span><text:span text:style-name="T1">– прошептала я пегаске.</text:span></text:p>
      <text:p text:style-name="P3">Та несмело улыбнулась мне. Уши её чуть приподнялись.</text:p>
      <text:p text:style-name="P3"><text:soft-page-break/>Я стала тихонько напевать ей.</text:p>
      <text:p text:style-name="P3"/>
      <text:p text:style-name="P4">Кто у нас такой красивый,</text:p>
      <text:p text:style-name="P4">Сильный, смелый, не плаксивый?</text:p>
      <text:p text:style-name="P4">Кто наш будущий герой?</text:p>
      <text:p text:style-name="P4">Жеребёнок удалой?</text:p>
      <text:p text:style-name="P4"/>
      <text:p text:style-name="P4">Не грусти, моя малышка,</text:p>
      <text:p text:style-name="P4">Улыбнись, моя глупышка,</text:p>
      <text:p text:style-name="P4">Слёзки вытри, причешись,</text:p>
      <text:p text:style-name="P4">От испуга отряхнись.</text:p>
      <text:p text:style-name="P4"/>
      <text:p text:style-name="P4">Я не враг тебе, родная,</text:p>
      <text:p text:style-name="P4">Я стою на страже края,</text:p>
      <text:p text:style-name="P4">Выдай, что страшит тебя?</text:p>
      <text:p text:style-name="P4">Не пугайся же меня!</text:p>
      <text:p text:style-name="P16"/>
      <text:p text:style-name="P1">Пегаска слабо всхлипнула и стала шептать мне в ответ.</text:p>
      <text:p text:style-name="P1"><text:span text:style-name="T1">–</text:span> Не-е-е-е-е<text:span text:style-name="T1">т</text:span>… Я не тебя боюсь… Я летать боюсь…</text:p>
      <text:p text:style-name="P1">Пегаска набрала в грудь воздуха.</text:p>
      <text:p text:style-name="P1"><text:span text:style-name="T1">– </text:span>Потому что если я не сдам экзамен, меня отправят на Радужную Фабрику и перемелютНаМелкиеКусочкиИсделаютИзНихКраскуДляРадуги! <text:span text:style-name="T1">–</text:span> выдохнула на одном дыхании Бинки и разрыдалась пуще прежнего.</text:p>
      <text:p text:style-name="P1"/>
      <text:p text:style-name="P1"><text:span text:style-name="T1">–</text:span> Угу. Правильно она говорит, <text:span text:style-name="T1">–</text:span> <text:span text:style-name="T1">п</text:span>робурчал <text:span text:style-name="T1">вдруг </text:span><text:span text:style-name="T51">старший. </text:span><text:span text:style-name="T2">–</text:span><text:span text:style-name="T51"> </text:span><text:span text:style-name="T2">Я</text:span><text:span text:style-name="T51">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
      <text:p text:style-name="P1">На этот раз они не лгали. Я не могла поверить в это, но сейчас они говорили от души. Это было какое-то сумасшествие! <text:span text:style-name="T28">О</text:span>ни искренне верили в фабрику, перемалывающую в радугу не сдавших лётные экзамены жеребят.</text:p>
      <text:p text:style-name="P1"/>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
      <text:p text:style-name="P3">Сестре всегда не хватало чувства юмора и здоровой самоиронии. Я молча поднялась и сложила крылья. У Луны отвалилась челюсть при виде семерых жеребят, мирно посапывающих у моих ног.</text:p>
      <text:p text:style-name="P3"/>
      <text:p text:style-name="P3">– Это… твои??? И ты скрывала от Нас всё это время??? Но кто??? Кто их отец?!! КТО ЭТОТ… !!!</text:p>
      <text:p text:style-name="P3">От волнения Луна перешла на грандэквестрийский. Мне пришлось закрыть ей крылом рот, чтобы не разбудить жеребят.</text:p>
      <text:p text:style-name="P3"/>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на умолкла и сосредоточилась. Постепенно её гнев сменился недоверием, а потом и ужасом.</text:p>
      <text:p text:style-name="P3">– Сто рогов Нам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
      <text:p text:style-name="P3">Луна нахмурилась и кивнула. В Клаудсдейле до сих пор существует стойкая неприязнь к неполноценным. Когда-то Луна в обличье Найтмэр Мун сама приложила немало сил к её укреплению. Потом мне понадобилось четыреста лет мягкого давления, чтобы искоренить политику расовой чистоты у крылатого племени.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приличную карьеру в пегасьем <text:s/>обществе.</text:p>
      <text:p text:style-name="P3"/>
      <text:p text:style-name="P3"><text:soft-page-break/>– Погоди немного, Мы сейчас, – Луна повторно сосредоточилась. Её глаза стали зеркалами зелёного света, а грива стала потрескивать искрами магии. Лу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1">— и втайне немного завидовала этому</text:span>. Ах, если б только сестра умела управляться со своими эмоциями так же, как с магией <text:span text:style-name="T11">— </text:span>мне не пришлось бы терзаться раздумьями в поисках преемника!</text:p>
      <text:p text:style-name="P3"/>
      <text:p text:style-name="P3">…</text:p>
      <text:p text:style-name="P3"/>
      <text:p text:style-name="P3">Луна опустилась на пол, выходя из транса. Магическая аура исчезла и сестра обессиленно упала на колени.</text:p>
      <text:p text:style-name="P3">– Проклятье! К такому Мы не были готовы!</text:p>
      <text:p text:style-name="P3">Луна подняла голову и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Лулу?</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ну и её вырвало зелёной слизью. Мучительно кашляя, сестра избавлялась от ментальной грязи. Наконец она замотала головой и с трудом поднялась. Я выдохнула. На меня снова смотрела прежняя Луна.</text:p>
      <text:p text:style-name="P49">– Там, в самой глубине их снов, Мы нашли причину, – продолжила Луна. –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ая пони сможет выдержать ту мерзость, что царит в большинстве видений! Нам удалось склеить повреждение, но ткань стала совсем непрочной. Скоро появятся прорехи во многих местах. И когда разрывы станут достаточно большими, они начнут проявляться и в реальном мире.</text:p>
      <text:p text:style-name="P49"/>
      <text:p text:style-name="P49">Я смогла только покачать головой. Сестра говорила невероятные вещи, но не верить ей причин у меня не было. Что или кто стоит за повреждённой тканью реальности? Дискорд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зелёным пламенем. Иггуса не существует. А остальные не настолько могущественны, чтобы действовать на таком уровне.</text:p>
      <text:p text:style-name="P49"/>
      <text:p text:style-name="P49">Ну что же, основное искусство правления <text:span text:style-name="T11">— умение делегировать полномочия. Вечером того же дня я села за письменный стол.</text:span></text:p>
      <text:p text:style-name="P37"/>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9"/>
      <text:p text:style-name="P50">***</text:p>
      <text:p text:style-name="P49"/>
      <text:p text:style-name="P49"><text:soft-page-break/>– Так ты поручила Твайлайт Спаркл расследование кошмаров жеребят?</text:p>
      <text:p text:style-name="P49">– Да, их и других подобных, начавшихся с той поры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1"> Как правило, они засыпают, а на утро находят лишь примятую простыню в постели.</text:span></text:p>
      <text:p text:style-name="P49">– А что стало с жеребятами? – спросил я. – Они перестали бояться экзаменов?</text:p>
      <text:p text:style-name="P49">Селестия вздохнула.</text:p>
      <text:p text:style-name="P49">– Они выздоровели и сдали лётные экзамены. Хотя след в их душе остался на всю жизнь. Боюсь, мало кто из них выберет работу, связанную с небом, – печально ответила аликорница.</text:p>
      <text:p text:style-name="P49"/>
      <text:p text:style-name="P49">Дирижабль, важно покачиваясь, отчалил от пирса. С медлительностью айсберга гигантский корабль плавно разворачивался против солнца. На палубе суетились матросы, выбирая гайдропы.</text:p>
      <text:p text:style-name="P49">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49"/>
      <text:p text:style-name="P49">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9"/>
      <text:p text:style-name="P49">Убегающий вверх край стены скрыл аликорницу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трелой промчался мимо меня и через миг я почувствовал спиной поддержку. Я успел перевернуться и судорожно обхватить ногами и руками аликорницу, прежде чем <text:s/>заработавшие крылья ударили меня с обеих сторон под рёбра.</text:p>
      <text:p text:style-name="P49">Описав круг, Селестия перелетела через стену и приземлилась в парке. Я скатился на траву, пытаясь вдохнуть.</text:p>
      <text:p text:style-name="P49"/>
      <text:p text:style-name="P49">– Что… Это… Было?</text:p>
      <text:p text:style-name="P49">Селестия осторожно, но настойчиво повалила меня на траву и принялась ощупывать рёбра.</text:p>
      <text:p text:style-name="P49">– Так больно? А так?</text:p>
      <text:p text:style-name="P49">– Ай! Не то, чтобы совсем не больно, но рёбра целы. Блин, у тебя крылья просто как нунчаки работают! Я когда-то в годы юности гостил в деревне у бабушки. Так там стоял старый, как говно мамонта, ржавый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ты сейчас крыльями. Я прям сразу и вспомнил тот случай! Бульдозер, кстати, завёлся, чем я несказанно горжусь!</text:p>
      <text:p text:style-name="P49"/>
      <text:p text:style-name="P49">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9"/>
      <text:p text:style-name="P49">– Так всё-таки, что, к дьяволу,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9"><text:soft-page-break/>Не обращая на меня внимания, Селестия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9"/>
      <text:p text:style-name="P49">– Не могу поверить. В Кантерлоте никогда не было землетрясений. Это неестественно, – пробормотала аликорница растерянно. – Слишком быстро.</text:p>
      <text:p text:style-name="P49">– Что <text:span text:style-name="T11">— </text:span>быстро? – не выдержал я.</text:p>
      <text:p text:style-name="P49">–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9">– Нет проблем, Селестия. Я всё понимаю.</text:p>
      <text:p text:style-name="P49"/>
      <text:p text:style-name="P49">Аликорница приготовилась было взлетать, но в последний момент, приняв какое-то решение, остановилась. Прикусив губу, она посмотрела на меня оценивающим взглядом.</text:p>
      <text:p text:style-name="P49"/>
      <text:p text:style-name="P49">– Анонимус?</text:p>
      <text:p text:style-name="P49">– Да?</text:p>
      <text:p text:style-name="P49">– Мы уже достаточно неплохо знаем друг друга. Могу сказать, что ты меня знаешь лучше, чем кто-либо ещё во дворце, за исключением Луны.</text:p>
      <text:p text:style-name="P49">– Да?</text:p>
      <text:p text:style-name="P49">– Да. Зови меня Сел. Если хочешь.</text:p>
      <text:p text:style-name="P49">– Хорошо. До встречи, Сел.</text:p>
      <text:p text:style-name="P49">– До встречи, Анон.</text:p>
      <text:p text:style-name="P49"/>
      <text:h text:style-name="Heading_20_2" text:outline-level="2"><text:span text:style-name="T11">10</text:span>. (40*<text:span text:style-name="T11">ctg(Pi/4)-6)/(ln(e)-sin(0))</text:span></text:h>
      <text:p text:style-name="P49"/>
      <text:p text:style-name="P60">Когда-нибудь ты прочтёшь это послание. Да-да, именно ты, Проводник! Долгое время я думал, что именно я избран испить чашу сию. Но, в отличие от аликорнов, я смертен. Магия поддерживает меня, но не даёт мне вечную жизнь. Мне не дожить до времён магической деградации<text:span text:style-name="T22"> </text:span>(быть может, к счастью). Всё, что я могу <text:span text:style-name="T11">— оставить тебе напутствие.</text:span></text:p>
      <text:p text:style-name="P43"/>
      <text:p text:style-name="P60"><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43"/>
      <text:p text:style-name="P60"><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text:span></text:p>
      <text:p text:style-name="P43">Брось. </text:p>
      <text:p text:style-name="P60"><text:span text:style-name="T11">Прежде чем обижаться, вспомни свой собственный мир. Так ли он хорош? Счастлив ли ты в нём? </text:span>Можешь ли ты сказать, что он лучше этого?</text:p>
      <text:p text:style-name="P60"><text:soft-page-break/>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В этом его слабость <text:span text:style-name="T11">— </text:span>он может меняться и в плохую сторону. От тебя зависит, в какую.</text:p>
      <text:p text:style-name="P60"/>
      <text:p text:style-name="P60">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60">Удачи!</text:p>
      <text:p text:style-name="P60"/>
      <text:p text:style-name="P37">…</text:p>
      <text:p text:style-name="P37"/>
      <text:p text:style-name="P37">Я зевнул.</text:p>
      <text:p text:style-name="P49">Тоже мне, философ выискался, Диоген копытный! Вот не люблю, когда всякие "гуру" с глубокомысленным видом порют чушь. Эквестрия <text:span text:style-name="T13">—</text:span> чудесная страна, пони <text:span text:style-name="T13">— </text:span><text:span text:style-name="T11">прекрасные создания, хоть и малость не от мира сего! Чисто, культурно, вежливо. Дворецкий </text:span><text:span text:style-name="T13">—</text:span><text:span text:style-name="T11"> скопидом, конечно, но это работа у него такая. </text:span>Блин, м<text:span text:style-name="T11">не всё тут нравится! Так что со своими предупреждениями Стар Свирл попал копытом в небо. И ни хрена не прояснил, кстати. Только ещё больше запутал.</text:span></text:p>
      <text:p text:style-name="P37"/>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Анонимус.</text:p>
      <text:p text:style-name="P1">Я захлопнул трактат<text:span text:style-name="T11">. Быстро же она справилась! Впрочем, разрушения от землетрясения оказались минимальными, Кантерлот был построен на совесть. По дороге в библиотеку я видел всего пару домов, по фасадам которых прошли трещины.</text:span></text:p>
      <text:p text:style-name="P16"/>
      <text:p text:style-name="P1"><text:span text:style-name="T11">–</text:span> Уже иду. Где я могу её найти?</text:p>
      <text:p text:style-name="P1"><text:span text:style-name="T11">–</text:span> Я проведу вас, человек Анонимус.</text:p>
      <text:p text:style-name="P1">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
      <text:p text:style-name="P1">Пегас целеустремлённо петлял по дворцу, забираясь всё выше. Я уже сбился со счёта, проходя мимо <text:s/>мраморных статуй в нишах коридоров.</text:p>
      <text:p text:style-name="P16">– А что, мой друг, э-э-э…</text:p>
      <text:p text:style-name="P16">– Калрус. Калрус Клодвэй. Не могу вспомнить день, когда мы подружились, – подчёркнуто вежливо ответил пегас.</text:p>
      <text:p text:style-name="P16">– А что, мой друг Калрус, – я пропустил мимо ушей шпильку пегаса и продолжил допытываться по животрепещущей для меня теме, – не встречал ли ты в Эквестрии других… ммм… двуногих? Таких, как я? Только женского пола?</text:p>
      <text:p text:style-name="P16">Я подмигнул пегасу.</text:p>
      <text:p text:style-name="P16"/>
      <text:p text:style-name="P16">Мужик мужика поймёт, Анон!</text:p>
      <text:p text:style-name="P16"/>
      <text:p text:style-name="P16">– О-о-о, вам повезло! – оживился пегас. – Я как раз знаю о таком местечке!</text:p>
      <text:p text:style-name="P16">Пегас вернул мне подмигивание.</text:p>
      <text:p text:style-name="P16"><text:soft-page-break/>– Несомненно, вам будет там интересно! Там много двуногих… самок.</text:p>
      <text:p text:style-name="P16">Пегас причмокнул и завёл глаза.</text:p>
      <text:p text:style-name="P16"/>
      <text:p text:style-name="P16">Ты всегда знал, что мужская солидарность не подведёт, Анон! Надо выставить этому парню пиво.</text:p>
      <text:p text:style-name="P16"/>
      <text:p text:style-name="P16">– И где же это место? – я полез в карман за блокнотом.</text:p>
      <text:p text:style-name="P1"><text:span text:style-name="T12">– Не слишком далеко отсюда. Два дня пути на дирижабле </text:span><text:span text:style-name="T37">— и приют для престарелых минотавров </text:span><text:span text:style-name="T49">“</text:span><text:span text:style-name="T50">Поле Кровожадной Брани</text:span><text:span text:style-name="T49">” к вашим услугам, – продолжал пегас. – Ходят слухи, что некоторые местные минотаврихи настолько озверели, что их сторонятся даже болотные крокодилы.</text:span></text:p>
      <text:p text:style-name="P75"/>
      <text:p text:style-name="P75">Я скосил глаз на стражника. Тот сжал губы, но надувшиеся щёки выдавали еле сдерживаемое ржание.</text:p>
      <text:p text:style-name="P75">Проклятье! Чёртов троллоло издевается надо мной! Лишь наше прибытие сдержало рвущиеся наружу ругательства.</text:p>
      <text:p text:style-name="P75"/>
      <text:p text:style-name="P1"><text:span text:style-name="T54">Мы </text:span>остановились перед аркой с вырезанной на замковом камне королевской тиарой. У стены сверлил пространство взглядом стражник с алебардой.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Проходя мимо своего напарника, Калрус легонько хлестнул хвостом его по ноге. Тот проводил его томным взглядом.</text:p>
      <text:p text:style-name="P1">Я почесал в затылке и вошёл под арку.</text:p>
      <text:p text:style-name="P1"/>
      <text:p text:style-name="P1">Минут через двадцать, стоя <text:span text:style-name="T1">на верхней площадке, я чертыхался про себя на все лады. Чокнутые пони делают парящие колесницы и грузовые дирижабли, но даже не задумываются о лифтах! И ладно ещё, что некоторые ступеньки при наступании на них проседали и клацали, как будто были связаны с каким-то заблокированным до поры до времени механизмом. Но ведь и перила у этой долбаной лестницы отсутствовали, а ширина ступенек при этом была такая, что трём пони не разминуться!</text:span></text:p>
      <text:p text:style-name="P1"><text:span text:style-name="T1"><text:s/>Чтоб я ещё хоть раз сюда полез! </text:span><text:span text:style-name="T4">Если солнцезадой надо </text:span><text:span text:style-name="T37">— пускай спускается ко мне в парк или библиотеку</text:span><text:span text:style-name="T4">!</text:span></text:p>
      <text:p text:style-name="P9"/>
      <text:p text:style-name="P1"><text:span text:style-name="T1">П</text:span>ередо мной высилась тяжёлая двустворчатая дверь с изображением солнца. Осторожно <text:span text:style-name="T1">выглянув с края площадки, я плюнул вниз. Секунд через пять до меня донёсся слабый отзвук. Акустика, однако!</text:span></text:p>
      <text:p text:style-name="P3"/>
      <text:p text:style-name="P3">Мне хотелось застать Селестию врасплох. Интересно, что она делает, когда думает, что её никто не видит? Осторожно потянув на себя кольцо, я приоткрыл половинку дверей.</text:p>
      <text:p text:style-name="P1"><text:span text:style-name="T1">Блин! Все мои расчёты на внезапность разрушились, когда</text:span> в глубине башни <text:span text:style-name="T1">раздался мелодичный звон</text:span>.</text:p>
      <text:p text:style-name="P1">За дверью оказался небольшой коридорчик, повторяющий внешний изгиб стены. Выход из прихожей был прикрыт свисающими гирляндами <text:span text:style-name="T61">плюща</text:span>. Раздвинув живой полог, я огляделся.</text:p>
      <text:p text:style-name="P1"/>
      <text:p text:style-name="P1">Круглая комната занимала практически всё пространство башни. У самого входа, возле двери валялись знакомые <text:span text:style-name="T1">накопытники</text:span>.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флажков</text:span>. На одном <text:span text:style-name="T1">флажке</text:span> была налеплена жвачка. Рядом с картой <text:soft-page-break/><text:span text:style-name="T37">— книжный шкаф и напольная подставка для чтения с </text:span><text:span text:style-name="T28">упором в виде </text:span><text:span text:style-name="T37">голов</text:span><text:span text:style-name="T28">ы</text:span><text:span text:style-name="T3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text:span><text:span text:style-name="T28">жаровни</text:span><text:span text:style-name="T37"> и фонтанчик</text:span><text:span text:style-name="T28">а</text:span><text:span text:style-name="T37">. </text:span><text:span text:style-name="T28">Каменный пол комнаты был покрыт розовым ковром с длиннейшим ворсом.</text:span><text:span text:style-name="T37"> </text:span><text:span text:style-name="T28">Его центр занимал высокий </text:span><text:span text:style-name="T37">кругл</text:span><text:span text:style-name="T28">ый</text:span><text:span text:style-name="T37"> </text:span><text:span text:style-name="T28">футон</text:span><text:span text:style-name="T37"> </text:span><text:span text:style-name="T28">с</text:span><text:span text:style-name="T37"> велик</text:span><text:span text:style-name="T28">им</text:span><text:span text:style-name="T37"> множество</text:span><text:span text:style-name="T28">м</text:span><text:span text:style-name="T37"> подушек. Среди них я с удивлением заметил плюшевую единорожку </text:span><text:span text:style-name="T28">фиолетового</text:span><text:span text:style-name="T37"> цвета. За полускрытым гардинами проёмом виднелся широкий балкон с низенькими пузатыми перилами. Пахло лавандовым маслом.</text:span></text:p>
      <text:p text:style-name="P37"/>
      <text:p text:style-name="P37">– Рада тебя видеть, Анон, – знакомый силуэт на балконе повернулся в мою сторону.</text:p>
      <text:p text:style-name="P37">Гардины раздвинулись и Селестия вошла в комнату.</text:p>
      <text:p text:style-name="P37"/>
      <text:p text:style-name="P37"><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изящность ног, а стянутый у основания тугим бандажём хвост вызывал откровенно маньячные фантазии.</text:p>
      <text:p text:style-name="P37"/>
      <text:p text:style-name="P37">Думай о математике, Анон! Думай. О. Математике! Умножай дроби в столбик!</text:p>
      <text:p text:style-name="P37"/>
      <text:p text:style-name="P37">Аликорница смотрела на меня из под чёлки с фирменной саркастической улыбочкой.</text:p>
      <text:p text:style-name="P37">– <text:span text:style-name="T1">Такое впечатление, что ты увидел не меня, а василиска! Отомри!</text:span></text:p>
      <text:p text:style-name="P49">Я выдохнул.</text:p>
      <text:p text:style-name="P37">– <text:span text:style-name="T1">Как ты это делаешь? Я видел тебя и раньше, но ты никогда не была такой… Такой…</text:span></text:p>
      <text:p text:style-name="P37">–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7">–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9"/>
      <text:p text:style-name="P49">Держи себя в руках, Анон! Держи себя в руках!!! Вспоминай тригонометрию, если арифметика уже не помогает!</text:p>
      <text:p text:style-name="P49"/>
      <text:p text:style-name="P49">Селестия тихо рассмеялась.</text:p>
      <text:p text:style-name="P37">– <text:span text:style-name="T1">Могу же я расслабиться хотя бы раз в сто лет? Я тоже живое существо, что бы там ни говорили подпольщики.</text:span></text:p>
      <text:p text:style-name="P49">Она кивком указала мне на тапочки в углу рядом с накопытниками. Я переобулся и вошёл в комнату.</text:p>
      <text:p text:style-name="P37">– <text:span text:style-name="T1">О каких подпольщиках ты говоришь? В Эквестрии зреет революция?</text:span></text:p>
      <text:p text:style-name="P49"/>
      <text:p text:style-name="P37">Селестия подошла к фонтанчику и начала набирать воду в серебряный чайник.</text:p>
      <text:p text:style-name="P37">–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не только Эквестрию, но и весь Эквус.</text:span></text:p>
      <text:p text:style-name="P49">Аликорница вздохнула и закатила глаза.</text:p>
      <text:p text:style-name="P37"><text:soft-page-break/><text:span text:style-name="T1">– Полторы тысячи лет назад учёными была отброшена модель <text:s/>плоского мира, а эти упрямцы всё ещё верят, что Эквус </text:span>— <text:span text:style-name="T1">диск! Они считают, что если нас </text:span>— <text:span text:style-name="T1">в их понимании, мёртвых тиранов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9">Селестия печально покачала головой и осторожно подула в камин. Язычки пламени весело затанцевали среди головешек.</text:p>
      <text:p text:style-name="P49">Я скептически хмыкнул.</text:p>
      <text:p text:style-name="P37"><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9"/>
      <text:p text:style-name="P49">Аликорница смутилась.</text:p>
      <text:p text:style-name="P49">– Да, ты прав. Всё немного не так, как представляется со стороны. Хотя Лулу действительно управляет луной, я не трогаю солнце <text:span text:style-name="T11">— это ни к чему, да и оно в самом деле слишком тяжёлое</text:span>. Для устранения последствий одной магической битвы древности мне достаточно корректировать курс и вращение Эквуса. <text:span text:style-name="T11">Хотя со стороны кажется, будто я действительно управляю солнцем — ведь всё в мире относительно. Д</text:span>авным-давно пони сами решили считать, что я подымаю солнце на небосвод. Я их не переубеждаю, так как большинству пони хочется чувствовать, что они живут под покровительством всемогущественной богини. Это их сплочает и успокаивает. На самом же деле могущество аликорнов сильно преувеличено. Впрочем, хочу заметить, что даже для корректировки курса планеты требуется огромное количество сил и умения, недоступное простому магу.</text:p>
      <text:p text:style-name="P49"/>
      <text:p text:style-name="P37">Селестия тяжко вздохнула.</text:p>
      <text:p text:style-name="P49">– Без наших корректировок и пегасьего управления погодой Эквус в большинстве своём был бы непригоден для ведения сельского хозяйства. И снова, как в давние времена, начался бы голод<text:span text:style-name="T11">. </text:span>Надеюсь, через полтысячи лет орбиты Эквуса и луны стабилизируются и мы с сестрой освободимся от этой изнурительной обязанности. Пока же пони не слишком далеки от истины, когда верят, что мы сменяем солнце и луну на небосклоне. Но мы не преследуем и тех, кто считает иначе. <text:span text:style-name="T11">Во все времена некоторым пони нравилось играть в конспирацию и борьбу за идеалы высшей справедливости…</text:span></text:p>
      <text:p text:style-name="P37">Селестия горько рассмеялась.</text:p>
      <text:p text:style-name="P49">– …<text:span text:style-name="T11">От которой они первые </text:span>и сбежали<text:span text:style-name="T11">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1">— </text:span>не давать им окрепнуть настолько, чтобы они могли посеять смуту.</text:p>
      <text:p text:style-name="P49"/>
      <text:p text:style-name="P49">Огонь в камине разгорелся. <text:span text:style-name="T11">Селестия поставила чайник на кованную решётку, подошла к кухонной полке и задумалась.</text:span></text:p>
      <text:p text:style-name="P37"/>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лько то, что я сама пью. Или будешь кофе?</text:p>
      <text:p text:style-name="P37"><text:span text:style-name="T1">–</text:span> Спасибо, Селестия. Пожалуй, буду “кантерлотский королевский”.</text:p>
      <text:p text:style-name="P37"/>
      <text:p text:style-name="P49">Аликорница зыркнула на меня, недовольно сморщив нос.</text:p>
      <text:p text:style-name="P37"><text:span text:style-name="T1">–</text:span> Анон, мы же договорились! <text:span text:style-name="T1">Сел</text:span>! Не хватало мне ещё слышать официоз у себя дома. Его в моей жизни и так хватает.</text:p>
      <text:p text:style-name="P37"><text:soft-page-break/></text:p>
      <text:p text:style-name="P37">Селестия открыла шкафчик. Потянув зубами золотой шнурок, она вытащила чёрный с золотом пакетик. Я смутился.</text:p>
      <text:p text:style-name="P37"><text:span text:style-name="T1">–</text:span> Извини, <text:span text:style-name="T1">Сел</text:span>. Тебе помочь?</text:p>
      <text:p text:style-name="P1"><text:span text:style-name="T1">–</text:span> Не-е-ет, что ты! <text:span text:style-name="T1">– аликорница</text:span> тихо рассмеялась, высыпав содержимое пакета в горшочек. <text:span text:style-name="T1">–</text:span> Заваривать чай <text:span text:style-name="T1">—</text:span> моя сакральная обязанность, я её никому не доверю. Знал бы ты, каких усилий мне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 перед весьма строгой комиссией!</text:p>
      <text:p text:style-name="P1"/>
      <text:p text:style-name="P37">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text:span text:style-name="T1">всей этой хренью!</text:span> Селестия управлялась с ними с удивительной сноровкой и опытом.</text:p>
      <text:p text:style-name="P37"/>
      <text:p text:style-name="P37"><text:span text:style-name="T1">–</text:span> Кантерлотский королевский выращивают специально для королевского дома на южном склоне скалы Кантерлот, на высоте от <text:span text:style-name="T1">шестисот</text:span> до <text:span text:style-name="T1">тысячи</text:span> <text:span text:style-name="T1">футов</text:span>. Лулу его очень любит. А мне больше по душе аппалузский белый. Но сейчас составлю тебе компанию.</text:p>
      <text:p text:style-name="P37"/>
      <text:p text:style-name="P37"><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7"><text:span text:style-name="T1">–</text:span> Не стой столбом, Анон! Об тебя можно взгляд поцарапать!</text:p>
      <text:p text:style-name="P37"/>
      <text:p text:style-name="P37">Я присел на краешек. Она немного придвинулась ко мне и смешливо сощурилась.</text:p>
      <text:p text:style-name="P37"><text:span text:style-name="T1">–</text:span> Ты не против, если мы продолжим знакомство? Я хотела пригласить тебя на чай ещё вчера, но землетрясение…</text:p>
      <text:p text:style-name="P37"/>
      <text:p text:style-name="P37">Отказаться, когда на тебя в упор смотрят два <text:span text:style-name="T1">сиреневых</text:span> глаза, лучащихся улыбкой — непосильная задача, даже если б и не хотел. А уж тем более, когда хочешь! Я начал краснеть от счастья.</text:p>
      <text:p text:style-name="P37">Держи себя в руках, Анон! Держи. Себя. В руках. Иначе тебе придётся вспоминать правила вычисления логарифмов!</text:p>
      <text:p text:style-name="P37"/>
      <text:p text:style-name="P37"><text:span text:style-name="T1">–</text:span> Я не против. Я, как раз, за. Хотя мне непривычно, что приглашение передал стражник. Раньше ты сама приходила в библиотеку.</text:p>
      <text:p text:style-name="P37"/>
      <text:p text:style-name="P37"><text:span text:style-name="T1">Селестия</text:span> виновато сморщила нос.</text:p>
      <text:p text:style-name="P37"><text:span text:style-name="T1">–</text:span> К сожалению, амплуа принцессы накладывает определённые ограничения на поведение. Я ещё могу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7"/>
      <text:p text:style-name="P37">Я молча раздумывал, чтобы такое остроумное ляпнуть в ответ, когда аликорница шутливо ткнула меня копытом в плечо. От неожиданности я повалился на ложе.</text:p>
      <text:p text:style-name="P37"><text:soft-page-break/><text:span text:style-name="T1">–</text:span> Ну же, Анон, ты как деревянный! Расслабься! Можно подумать, тебя никогда раньше не приглашали на свидания!</text:p>
      <text:p text:style-name="P37"/>
      <text:p text:style-name="P37">Святые яйца! Анон, тебя пригласили на свидание!</text:p>
      <text:p text:style-name="P37">Я чувствовал, как краска заливает лицо. Уши стали горячими, как угли в камине.</text:p>
      <text:p text:style-name="P49"/>
      <text:p text:style-name="P37"><text:span text:style-name="T1">–</text:span> Эй, полегче! Ты пихаешься, как бульдозер!</text:p>
      <text:p text:style-name="P37"><text:span text:style-name="T1">Селестия в ответ только фыркнула. Потянувшись как кошка, она встала</text:span> и прошла к кухонному уголку, по пути поддев меня крупом и опрокинув на матрац вторично.</text:p>
      <text:p text:style-name="P37"/>
      <text:p text:style-name="P37">Мне казалось, верхушка <text:span text:style-name="T1">моего </text:span>черепа сейчас взорвётся, чтобы выпустить пар внутри.</text:p>
      <text:p text:style-name="P37"/>
      <text:p text:style-name="P37">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на обернулась ко мне и подмигнула. После чего рассмеялась и вылила содержимое чашек в раковину.</text:p>
      <text:p text:style-name="P37"/>
      <text:p text:style-name="P37"><text:span text:style-name="T1">–</text:span> Ты чего??? <text:span text:style-name="T1">–</text:span> я непонимающе уставился на аликорницу.</text:p>
      <text:p text:style-name="P37"><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48">Мне печалиться не стоит,</text:p><text:p text:style-name="P148">Жизнь прекрасна и полна</text:p><text:p text:style-name="P148">Телом молода, душою —</text:p><text:p text:style-name="P148">Как дракон морской мудра</text:p><text:p text:style-name="P148"/><text:p text:style-name="P148">Я видала взлёт империй,</text:p><text:p text:style-name="P148">Я жила среди легенд,</text:p><text:p text:style-name="P148">Древней магии мистерий</text:p><text:p text:style-name="P148">Я прилежнейший студент</text:p><text:p text:style-name="P148"/><text:p text:style-name="P148">Обожаема народом,</text:p><text:p text:style-name="P148">Уважаема врагом —</text:p><text:p text:style-name="P148">Но друзья остались в прошлом,</text:p><text:p text:style-name="P148">Пустота пришла в мой дом</text:p><text:p text:style-name="P148"/><text:p text:style-name="P148">Одинока и печальна,</text:p><text:p text:style-name="P148">Недоступна и строга,</text:p><text:p text:style-name="P148">Потеряла изначальный</text:p><text:p text:style-name="P148">Смысл жизни навсегда</text:p><text:p text:style-name="P148"/><text:p text:style-name="P148">Жизнь моя теперь публична,</text:p><text:p text:style-name="P148">Жизнь моя теперь для всех,</text:p><text:p text:style-name="P148">В этом — горе, в этом — счастье,</text:p><text:p text:style-name="P148">В этом плач и в этом смех.</text:p></text:note-body></text:note>.</text:p>
      <text:p text:style-name="P37"/>
      <text:p text:style-name="P37"><text:span text:style-name="T1">Прополоскав чашки, Селестия</text:span> снова наполнила их <text:span text:style-name="T1">кипятком</text:span>. Потом нажала потайную кнопку на стене и вытащила из открывшегося тайника бордовый мешочек. Отсыпав из него по щепотке в каждую чашку и прошептав над ними короткое заклинание, она вернула мешочек на место.</text:p>
      <text:p text:style-name="P37">–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уз <text:span text:style-name="T1">дружбы</text:span>. Вдобавок, я была не вполне здорова.</text:p>
      <text:p text:style-name="P37"/>
      <text:p text:style-name="P37">Аликорница поводила носом над чашками и заметила:</text:p>
      <text:p text:style-name="P37"><text:soft-page-break/>– Кстати, пока чай будет настаиваться, можешь помыться. Ванная там, – она указала на дверь из дымчатого стекла.</text:p>
      <text:p text:style-name="P37">Только сейчас я заметил помещение, продолжающее в другую сторону выступ входного коридора.</text:p>
      <text:p text:style-name="P37"/>
      <text:p text:style-name="P49">Анон, тебе нужно напихать булыжников в карманы, чтобы не улететь под потолок от счастья!</text:p>
      <text:p text:style-name="P49"/>
      <text:p text:style-name="P37">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7"/>
      <text:p text:style-name="P37">Я сидел на бортике бассейна и трогал пальцем ноги воду, когда дверь открылась. Внутрь сунулся нос аликорницы.</text:p>
      <text:p text:style-name="P37">– Тебе в чай класть мёд или сахар? – спросила она, невинно наблюдая за моими тщётными попытками прикрыться.</text:p>
      <text:p text:style-name="P37">В конце-концов, не придумав ничего лучшего, я плюхнулся в бассейн. Смысла в этом было мало, потому что воды в нём было на полметра и она была прозрачна, как хрусталь.</text:p>
      <text:p text:style-name="P37">Прозрачными были и бортики бассейна.</text:p>
      <text:p text:style-name="P37"/>
      <text:p text:style-name="P37">– Ты бы предупреждала, прежде чем войти, что ли? – просипел я.</text:p>
      <text:p text:style-name="P37"><text:span text:style-name="T1">–</text:span> <text:span text:style-name="T1">Анон!</text:span> Мне не одна тысяча лет и я неплохо разбираюсь в физиологии пони, <text:span text:style-name="T1">–</text:span> <text:span text:style-name="T1">ф</text:span>ыркнула аликорница. <text:span text:style-name="T1">–</text:span> <text:span text:style-name="T1">И хо</text:span>т<text:span text:style-name="T1">ь</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7">– Мёд. Или сахар. На твоё усмотрение.</text:p>
      <text:p text:style-name="P37">– Как скажешь, – нос <text:span text:style-name="T1">Селестии</text:span> скрылся за дверью.</text:p>
      <text:p text:style-name="P37"/>
      <text:p text:style-name="P37">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7"/>
      <text:p text:style-name="P37">– О, ты уже?</text:p>
      <text:p text:style-name="P37">Аликорница поставила на поднос чашки и плетёнку с бубликами и подошла с ним к тюфяку.</text:p>
      <text:p text:style-name="P49">Я сомкнул колени и сжал в замок руки на груди. Дьявол, я начал чувствовать <text:s/>себя не в своей тарелке. Это зашло слишком далеко. Одно дело <text:span text:style-name="T11">— </text:span>фантазировать на эротические темы с фантастическим уклоном, и совсем другое <text:span text:style-name="T11">— </text:span>принимать в них участие! Ты слишком консервативен для этого, Анон!</text:p>
      <text:p text:style-name="P49"/>
      <text:p text:style-name="P49">Стараясь отвлечься, я спросил:</text:p>
      <text:p text:style-name="P37">– А зачем ты опустила жалюзи на окно в ванной? Оттуда такой обалденный вид!</text:p>
      <text:p text:style-name="P37">–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из жизни «богинь».</text:span></text:p>
      <text:p text:style-name="P37"><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9"/>
      <text:p text:style-name="P37"><text:soft-page-break/><text:span text:style-name="T1">«</text:span><text:span text:style-name="T9">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text:span></text:p>
      <text:p text:style-name="P49"/>
      <text:p text:style-name="P49">Статью украшала фотография перебинтованной Селестии, пытающейся прикрыть меня крыльями в то время, как я копошился сзади на табуретке.</text:p>
      <text:p text:style-name="P49"/>
      <text:p text:style-name="P49">– Примерно такие, – расхохоталась Селестия. <text:span text:style-name="T11">– С</text:span>пасибо, мне хоть инвалидное кресло не пририсовали! Могу себе представить, какие истории сейчас сочиняют доморощенные писаки похабных фантазий!</text:p>
      <text:p text:style-name="P49">Селестия густо покраснела.</text:p>
      <text:p text:style-name="P49"/>
      <text:p text:style-name="P37">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7">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7"/>
      <text:p text:style-name="P37">– Тшшш<text:span text:style-name="T1">ш</text:span>! – <text:span text:style-name="T1">Селестия</text:span> легонько <text:span text:style-name="T1">прижала</text:span> мне макушку <text:span text:style-name="T1">крылом</text:span>. – Не улетай. Я знаю, при первом знакомстве с радужным чаем уносит. Не делай резких движений, чтобы не повредить себе.</text:p>
      <text:p text:style-name="P37"/>
      <text:p text:style-name="P37">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и других звуков. И каждый был чёток и объёмен, как будто слушался в тишине, отдельно от всех остальных.</text:p>
      <text:p text:style-name="P37"/>
      <text:p text:style-name="P37">Я повернулся к <text:span text:style-name="T1">Селестии</text:span>. Мне пришлось осторожно напрягать мускулы шеи, чтобы они случайно не отвернули голову нафиг.</text:p>
      <text:p text:style-name="P37">– Это просто бомба! Я чувствую себя богом! Кажется, я понял секрет вашей силы и долголетия: вы пьёте эту траву каждый день.</text:p>
      <text:p text:style-name="P37"/>
      <text:p text:style-name="P37">Аликорница громко и заразительно рассмеялась. Я присоединился к ней. <text:span text:style-name="T1">По телу прошлась волна лёгкого покалывания.</text:span><text:span text:style-name="T23"> </text:span><text:span text:style-name="T1">Кроме общей бодрости тела, ко мне внезапно пришла бодрость иного смысла </text:span>— моим достоинством можно было дрова колоть<text:span text:style-name="T1">.</text:span></text:p>
      <text:p text:style-name="P49"/>
      <text:p text:style-name="P49">Копыто легло мне на плечо и мягко повалило на постель. Селестия легла рядом и тепло дунула мне в ухо.</text:p>
      <text:p text:style-name="P37">– <text:span text:style-name="T1">Анон, ты готов познакомиться поближе? Совсем близко?</text:span></text:p>
      <text:p text:style-name="P37">–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9"><text:soft-page-break/></text:p>
      <text:p text:style-name="P49">Селестия фыркнула.</text:p>
      <text:p text:style-name="P49">–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37"/>
      <text:p text:style-name="P49">Её ресницы щекотали мне щеку. Я повернулся к ней и буквально растворился в ласковом взгляде огромных фиалковых глаз.</text:p>
      <text:p text:style-name="P49">– Т-ты… предлагаешь мне заняться сексом? С т-тобой? Но… как?</text:p>
      <text:p text:style-name="P49"/>
      <text:p text:style-name="P37"><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Лошадь??? Это же конеёбство?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9"/>
      <text:p text:style-name="P49">Селестия закатила глаза.</text:p>
      <text:p text:style-name="P49">–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9"/>
      <text:p text:style-name="P49">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джинсах.</text:p>
      <text:p text:style-name="P49"/>
      <text:p text:style-name="P49">Как во сне я разделся и зашёл к ней сзади. "Это неправильно!» – пискнули во мне остатки ханжества и замолкли, раздавленные желанием.</text:p>
      <text:p text:style-name="P49">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животом о её круп. Она отвечала взаимностью, в такт сжимая и расслабляя бёдра. Её плоть нежно ласкала мою, доводя меня до исступления. Крылья аликорницы поднялись вверх и сомкнулись над нами белоснежным шатром. В момент наивысшего наслаждения её стон слился с моим рычанием. Я толчками выпустил из себя заряд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9"/>
      <text:p text:style-name="P49">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9"/>
      <text:p text:style-name="P49">НИ-ЧЕ-ГО!</text:p>
      <text:p text:style-name="P49"/>
      <text:p text:style-name="P49">Селестия осторожно высвободилась из-под меня и встала с постели.</text:p>
      <text:p text:style-name="P49">– Лежи спокойно, я сейчас, – муркнула она, поцеловав меня в ухо.</text:p>
      <text:p text:style-name="P49"><text:soft-page-break/>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9"/>
      <text:p text:style-name="P49">В открывшемся мини-баре я углядел ряд вычурных бутылок и пузатых графинчиков. Их содержимое не вызывало у меня никаких сомнений.</text:p>
      <text:p text:style-name="P35"><text:span text:style-name="T11">–</text:span> Иногда хочется забыться, <text:span text:style-name="T11">–</text:span> перехватила мой взгляд аликорница, <text:span text:style-name="T11">–</text:span> а от сидра <text:span text:style-name="T4">«</text:span>улетаешь<text:span text:style-name="T4">»</text:span> не так далеко. И выпить его нужно намного больше, чем вина. После <text:s/>этого возникают определённые… эмм… физиологические неудобства.</text:p>
      <text:p text:style-name="P35"><text:span text:style-name="T11">–</text:span> А <text:span text:style-name="T1">водку</text:span> у вас принято пить?</text:p>
      <text:p text:style-name="P35"><text:span text:style-name="T11">–</text:span> Некоторые употребляют. Но правительница Эквестрии, пьющая кальвадос <text:span text:style-name="T1">—</text:span> это уже черезчур, <text:span text:style-name="T11">–</text:span> Селестия засмеялась.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5"/>
      <text:p text:style-name="P49">Достав из шкафчика заплесневевшую бутылку, Селестия что-то прикинула на глаз и наполнила её содержимым два бокала на полуметровых ножках.</text:p>
      <text:p text:style-name="P49">–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9"/>
      <text:p text:style-name="P49">Она ещё спрашивает! Тебя сейчас можно использовать вместо половичка под её копытами, Анон!</text:p>
      <text:p text:style-name="P49"/>
      <text:p text:style-name="P49">–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9"/>
      <text:p text:style-name="P49">Селестия покачала головой и прошла с бокалами в ванную, кивком пригласив меня следовать за ней.</text:p>
      <text:p text:style-name="P49">–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37"/>
      <text:p text:style-name="P49"><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text:span></text:p>
      <text:p text:style-name="P49">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с фужером.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9"><text:soft-page-break/></text:p>
      <text:p text:style-name="P49">Наконец, я со вздохом отпрянул.</text:p>
      <text:p text:style-name="P49"><text:span text:style-name="T11">– Я несказанно рада, что, наконец-то, могу назвать тебя своим ближайшим другом, </text:span>– мурлыкнула Селестия. – <text:span text:style-name="T11">За дружбу! </text:span>– подняла бокал она.</text:p>
      <text:p text:style-name="P49">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л кислород, опуская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9"/>
      <text:p text:style-name="P49"><text:span text:style-name="T11">– Это ты называешь </text:span>«<text:span text:style-name="T11">дружбой</text:span>»<text:span text:style-name="T11">? – с </text:span>улыбкой хмыкнул<text:span text:style-name="T11"> я. – </text:span>Мне нравится твоё чувство юмора.</text:p>
      <text:p text:style-name="P49">Аликорница в недоумении взглянула на меня.</text:p>
      <text:p text:style-name="P49"><text:span text:style-name="T11">– Анон, т</text:span>ебе не нравится моя дружба? Ты не принимаешь её? Ты чем-то недоволен?</text:p>
      <text:p text:style-name="P49"/>
      <text:p text:style-name="P49">Я расхохотался, <text:s/>чуть не поперхнулся водой, плескавшейся у подбородка.</text:p>
      <text:p text:style-name="P49"><text:span text:style-name="T11">– </text:span>Нет, что ты, Сел, не мели ерунды! Я всем доволен, я просто в восторге. Мне вообще кажется, что я попал в рай, прямо в храм любви,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поняла моих чувств к тебе. Я <text:span text:style-name="T11">— не друг, я — нечто большее. Я тебя </text:span>лю…</text:p>
      <text:p text:style-name="P49"/>
      <text:p text:style-name="P49">Копыто аликорницы закрыло мне рот прежде чем я успел договорить заветное слово.</text:p>
      <text:p text:style-name="P37">– Анон, не надо! – умоляюще произнесла аликорница. – Не продолжай! Пожалуйста!</text:p>
      <text:p text:style-name="P37"/>
      <text:p text:style-name="P37">Слова встали у меня поперёк горла. Я медленно отодвинул копыто от лица и потрясённо уставился на неё.</text:p>
      <text:p text:style-name="P37">– Но почему? – в конце-концов выдавил я. – Что не так? Это из-за того, что я — человек?</text:p>
      <text:p text:style-name="P37"/>
      <text:p text:style-name="P37">Селестия виновато закусила губу и отвернулась.</text:p>
      <text:p text:style-name="P37">– Я же обьясняла тебе в самом начале наше<text:span text:style-name="T1">й</text:span> <text:span text:style-name="T1">дружбы... На тайной полянке</text:span>… Аликорны не могут любить. Только не смертных! Мне казалось, ты понял и принял это правило.</text:p>
      <text:p text:style-name="P37"/>
      <text:p text:style-name="P37">…</text:p>
      <text:p text:style-name="P37"/>
      <text:p text:style-name="P37">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7">Среди этого армагеддона стоял мой ангел-хранитель и шептал:</text:p>
      <text:p text:style-name="P37">– Анон… Я не смогу сделать тебя бессмертным… Мне очень жаль… Извини…</text:p>
      <text:p text:style-name="P37"/>
      <text:p text:style-name="P37">Внезапно я осознал, насколько аликорница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7"><text:soft-page-break/>Слёзы злости душили меня, но я сдержался.</text:p>
      <text:p text:style-name="P37"/>
      <text:p text:style-name="P37">– Охренеть, – сказал я холодно. – А я прям напрашивался!</text:p>
      <text:p text:style-name="P37">Одиночество, отступившее перед мягким натиском аликорницы в последние <text:span text:style-name="T1">дни</text:span>, снова сковало стужей душу.</text:p>
      <text:p text:style-name="P37"/>
      <text:p text:style-name="P37">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7"/>
      <text:p text:style-name="P37">“… пожалуйста, останься…”</text:p>
      <text:p text:style-name="P37">…</text:p>
      <text:p text:style-name="P37">Где этот чёртов носок?!</text:p>
      <text:p text:style-name="P37">…</text:p>
      <text:p text:style-name="P37">“… пойми, это эффект лазурного вина…”</text:p>
      <text:p text:style-name="P37">…</text:p>
      <text:p text:style-name="P37">Джинсы узкие, блядь! На мокрое тело хрен натянешь!</text:p>
      <text:p text:style-name="P37">…</text:p>
      <text:p text:style-name="P37">“… ох, я глупая…”</text:p>
      <text:p text:style-name="P37">…</text:p>
      <text:p text:style-name="P37">Так, всё. Шмотки на мне, вроде, ничего не забыл.</text:p>
      <text:p text:style-name="P37"/>
      <text:p text:style-name="P49">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9"/>
      <text:h text:style-name="Heading_20_2" text:outline-level="2">11. <text:span text:style-name="T1">Прощание</text:span></text:h>
      <text:p text:style-name="P49"/>
      <text:p text:style-name="P37">– <text:span text:style-name="T1">Норф!.. Эй, Норф! Ты где?..</text:span></text:p>
      <text:p text:style-name="P49"/>
      <text:p text:style-name="P49">Ветерок гнал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9"/>
      <text:p text:style-name="P49">Я огляделся и вошёл в дом.</text:p>
      <text:p text:style-name="P49">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7"/>
      <text:p text:style-name="P50">***</text:p>
      <text:p text:style-name="P37"/>
      <text:p text:style-name="P1"><text:soft-page-break/>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text:span text:style-name="T28">«</text:span>сказочной обезьяне из Вечнодикого леса<text:span text:style-name="T28">»</text:span> и знали, что я вхож в покои принцессы. </text:p>
      <text:p text:style-name="P1">До конца приёмного дня было ещё полчаса, так что я присел на ступеньки <text:span text:style-name="T1">у подножия</text:span> одной из статуй и стал ждать. <text:span text:style-name="T1">От нечего делать, стал прислушиваться к полушёпоту, витавшему под сводами зала.</text:span></text:p>
      <text:p text:style-name="P3"/>
      <text:p text:style-name="P3">…</text:p>
      <text:p text:style-name="P3"/>
      <text:p text:style-name="P1"><text:span text:style-name="T37">– </text:span><text:span text:style-name="T28">Говорят, в Додж-сити почти не осталось жителей. В местном депо перестали обслуживать паровозы из-за нехватки рабочих. Старик </text:span><text:span text:style-name="T37">–</text:span><text:span text:style-name="T28">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7">– </text:span><text:span text:style-name="T41">А из Пинто Крик уже месяц нет новостей…</text:span></text:p>
      <text:p text:style-name="P3"><text:span text:style-name="T37">– </text:span><text:span text:style-name="T4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9"/>
      <text:p text:style-name="P49">…</text:p>
      <text:p text:style-name="P49"/>
      <text:p text:style-name="P16"><text:span text:style-name="T41">– </text:span>“<text:span text:style-name="T1">Что я могу сделать, чтобы вернуть всё назад?</text:span>”</text:p>
      <text:p text:style-name="P16"><text:span text:style-name="T41">– </text:span><text:span text:style-name="T28">Так и сказала?</text:span></text:p>
      <text:p text:style-name="P1"><text:span text:style-name="T37">– </text:span><text:span text:style-name="T28">Да, </text:span><text:span text:style-name="T29">Фэнси</text:span><text:span text:style-name="T28">,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6"><text:span text:style-name="T41">– </text:span><text:span text:style-name="T28">Что бы это значило, Флёр?</text:span></text:p>
      <text:p text:style-name="P16"><text:span text:style-name="T41">– </text:span><text:span text:style-name="T28">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9"/>
      <text:p text:style-name="P49">…</text:p>
      <text:p text:style-name="P49"/>
      <text:p text:style-name="P66">–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6">– Куда проваливаться?</text:p>
      <text:p text:style-name="P66">– Они не знают. В тех провалах не видно дна…</text:p>
      <text:p text:style-name="P66"/>
      <text:p text:style-name="P66">…</text:p>
      <text:p text:style-name="P1"/>
      <text:p text:style-name="P1">Двери зала для приёмов растворились, оттуда вышел потерянного вида пегас. Он тихо прошёл к открытому портику, расправил крылья и улетел, так и не подняв голову. <text:span text:style-name="T1">С</text:span>тражник затворил двери <text:span text:style-name="T1">в зал</text:span>, трижды стукнул <text:span text:style-name="T1">алебардой</text:span> о пол и громогласно объявил:</text:p>
      <text:p text:style-name="P66"><text:soft-page-break/>– Леди и джентльпони! Приём окончен! Её Высочество принцесса Селестия будет рада видеть <text:s/>вас в следующую среду!</text:p>
      <text:p text:style-name="P66"/>
      <text:p text:style-name="P66">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66"/>
      <text:p text:style-name="P66">… </text:p>
      <text:p text:style-name="P66"/>
      <text:p text:style-name="P1">Селестия стояла у окна, легонько постукивая копытом по полу. На шорох она обернулась. <text:span text:style-name="T1">Н</text:span>едоверчив<text:span text:style-name="T1">ая</text:span> радость <text:span text:style-name="T1">осветила её лик и</text:span> она двинулась мне навстречу.</text:p>
      <text:p text:style-name="P1"><text:span text:style-name="T11">–</text:span> <text:span text:style-name="T1">Ты</text:span>?</text:p>
      <text:p text:style-name="P36">– Привет, Селестия, – подчёркнуто нейтрально обратился я. – Как дела?</text:p>
      <text:p text:style-name="P36">– <text:span text:style-name="T1">Здравствуй,</text:span> <text:span text:style-name="T1">Анон</text:span>. <text:s/><text:span text:style-name="T1">М</text:span>ягко говоря, <text:span text:style-name="T1">н</text:span>е очень.</text:p>
      <text:p text:style-name="P36"/>
      <text:p text:style-name="P35"><text:span text:style-name="T11">На аликорницу было жалко смотреть. От былой лёгкости движений не осталось и следа. Чуть пошатывающаяся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36"/>
      <text:p text:style-name="P36">–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text:span text:style-name="T1">просто сказала</text:span> аликорница.</text:p>
      <text:p text:style-name="P1"><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
      <text:p text:style-name="P1">Селестия посмотрела на меня, как на неразумного ребёнка.</text:p>
      <text:p text:style-name="P1"><text:span text:style-name="T11">–</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36">— </text:span><text:span text:style-name="T27">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1">летуна </text:span><text:span text:style-name="T3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обморожения </text:span>среди пони. И опять начнутся войны за продовольствие. Сколько мы с Лулу приложили сил, чтобы выправить ситуацию!</text:p>
      <text:p text:style-name="P1"><text:span text:style-name="T11">–</text:span> А почему вы не поселитесь в более пригодном для земледелия месте?</text:p>
      <text:p text:style-name="P1">Селестия вздохнула.</text:p>
      <text:p text:style-name="P36">–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Мало кто верит </text:span><text:span text:style-name="T24">— </text:span><text:span text:style-name="T58">и </text:span><text:span text:style-name="T8">н</text:span>ам некуда уйти в поисках лучшего места. Да и не так много этих мест.</text:p>
      <text:p text:style-name="P36"/>
      <text:p text:style-name="P36">Селестия подошла к фонтанчику, обмакнула в него копыто и провела им по лбу.</text:p>
      <text:p text:style-name="P36"><text:soft-page-break/>– Разрывы ткани реальности появляются всё чаще. Лулу не успевает сшивать их. Если так пойдёт и дальше — они выйдут из рамок снов в осязаемый мир. <text:span text:style-name="T1">Н</text:span>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6"/>
      <text:p text:style-name="P36">Я сделал вид, что не заметил полунамёка в последнем предложении. Выяснять отношения, как и мириться, мне не хотелось.</text:p>
      <text:p text:style-name="P36"/>
      <text:p text:style-name="P36">– Порадовать, к сожалению, нечем. Норфолк Каррус, исчез. Судя по всему, во сне.</text:p>
      <text:p text:style-name="P36">– Норф? О-о-о, нет!</text:p>
      <text:p text:style-name="P36"/>
      <text:p text:style-name="P36">Селестия в отчаянии села на пол, прижав копыто к виску. Голова её бессильно опустилась. Я никогда ещё не видел Селестию такой <text:span text:style-name="T58">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6">–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6"/>
      <text:p text:style-name="P36">Аликорница подняла голову и <text:span text:style-name="T1">удручённо</text:span> посмотрела на меня.</text:p>
      <text:p text:style-name="P36">–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6">– Может, спросишь Луну, куда деваются пони? Сон по её части.</text:p>
      <text:p text:style-name="P35"><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Впрочем она занималась этой проблемой ещё до нашего похода к старому замку — <text:s/>безрезультатно. Именно поэтому она и согласилась с моей идеей вызвать Проводника.</text:span></text:p>
      <text:p text:style-name="P36">– Мне поговорить с ней?</text:p>
      <text:p text:style-name="P35"><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37">– Ну зашибись. Тогда она обрадуется следующей новости: я ухожу.</text:p>
      <text:p text:style-name="P37"/>
      <text:p text:style-name="P37">Селестия еле заметно дрогнула ушами. Она отвернулась и молча смотрела в окно, не показывая эмоций.</text:p>
      <text:p text:style-name="P37">Я продолжил.</text:p>
      <text:p text:style-name="P37">–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7"/>
      <text:p text:style-name="P37">Я решил умолчать о том, что после перенесенного унижения мне было в тягость находиться рядом с Селестией. <text:span text:style-name="T61">Аликорница</text:span> и так выглядела неважно.</text:p>
      <text:p text:style-name="P37"><text:soft-page-break/></text:p>
      <text:p text:style-name="P37">Поза <text:span text:style-name="T61">Селестии</text:span> стала чуть менее скованной. На грани слышимости я уловил её вздох. Она наконец повернулась ко мне и слабо улыбнулась.</text:p>
      <text:p text:style-name="P37">–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7"/>
      <text:p text:style-name="P37">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7"/>
      <text:p text:style-name="P37">–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7">Селестия пошла к выходу, увлекая меня за собой.</text:p>
      <text:p text:style-name="P37">–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7"/>
      <text:p text:style-name="P37">Явно Селестия заговаривает тебе зубы, Анон! Я подозрительно посмотрел на свёрток.</text:p>
      <text:p text:style-name="P37"/>
      <text:p text:style-name="P37">– А в мешочке что?</text:p>
      <text:p text:style-name="P37">Селестия скофуженно посмотрела в сторону.</text:p>
      <text:p text:style-name="P37">–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text:span text:style-name="T61">и </text:span>у грифонов, <text:span text:style-name="T61">и у зебр, и даже у минотавров</text:span>! Но если тебе понадобятся финансы или другие ресурсы — обращайся без сомнений.</text:p>
      <text:p text:style-name="P37"/>
      <text:p text:style-name="P37">Я хотел было оскорбиться такой опекой со стороны аликорницы, но, глянув в её глаза, передумал.</text:p>
      <text:p text:style-name="P37">– Твоё высочество<text:span text:style-name="T1">, ты, вообще, спишь по ночам? У тебя глаза красные, как у кролика-альбиноса.</text:span></text:p>
      <text:p text:style-name="P49"/>
      <text:p text:style-name="P37">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Её шея расслабилась. Постояв так минуту, она подняла голову и легонько упёрлась копытом мне в грудь. Я чувствовал, как её нога мелко дрожит.</text:span></text:p>
      <text:p text:style-name="P49"/>
      <text:p text:style-name="P37">–<text:span text:style-name="T1"> Отправляйся, Анон. Очень надеюсь на успех твоей миссии. Обязательно пиши!</text:span></text:p>
      <text:p text:style-name="P49">Селестия вышла из зала, подметая хвостом пол.</text:p>
      <text:p text:style-name="P37"><text:soft-page-break/></text:p>
      <text:p text:style-name="P38">***</text:p>
      <text:p text:style-name="P37"/>
      <text:p text:style-name="P45">“<text:span text:style-name="T1">Так сложились обстоятельства, что мне нужно отлучиться в Понивилль. Нужно провести кое-какое расследование. Я надеюсь, оно поможет в том числе и в поисках твоей подружки, Шейлы Блюскай. Вернусь, как только смогу. Не грусти, будь хорошей девочкой, постарайся подружиться с кем-нибудь из нижнего города.</text:span>”</text:p>
      <text:p text:style-name="P45"/>
      <text:p text:style-name="P52">Я сложил записку вчетверо и засунул в условленное дупло в парке. Некоторое время сидел в тени старого клёна, любуясь фонтаном. Лучи вечернего солнца раскрашивали водяные брызги живой радугой. Стрекоза села мне на колено и принялась потирать лапки. Ветер перемен манил меня в странствия.</text:p>
      <text:p text:style-name="P52"/>
      <text:p text:style-name="P52">Люди живут в спешке, мало что успевая за отмеренное им время. Люди сходятся, снова расходятся и снова сходятся, подобно мотылькам в жаркий июльский день. Возможно, если бы у нас было больше времени, мы были бы мудрее. Возможно, если бы твой жизненный путь был длиннее, Анон, ты смог бы <text:s/>понять. Понять и простить.</text:p>
      <text:p text:style-name="P52">Но не сейчас.</text:p>
      <text:p text:style-name="P52"/>
      <text:p text:style-name="P52">Я встал, забросил сумку на плечо и двинулся к вокзалу.</text:p>
      <text:p text:style-name="P52"/>
      <text:p text:style-name="P42">***</text:p>
      <text:p text:style-name="P37"/>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60"/>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60">Так возникли пони, олени, бизоны и многие другие.</text:p>
      <text:p text:style-name="P60"/>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
      <text:p text:style-name="P43"><text:soft-page-break/>–<text:span text:style-name="T1"> Весь мир как Вечнодикий лес?</text:span></text:p>
      <text:p text:style-name="P60">–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ов и единорогов. Элементали, опекающие эти племена также приняли их новый вид, так как были незримо связаны со своими подопечными в единое целое.</text:p>
      <text:p text:style-name="P60"/>
      <text:p text:style-name="P60">– Ма-ам, а со мной связан элементаль?</text:p>
      <text:p text:style-name="P60">– Конечно, Эйприл. В каждом из нас есть её бессмертная искорка.</text:p>
      <text:p text:style-name="P60"/>
      <text:p text:style-name="P1"><text:span text:style-name="T32">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
      <text:p text:style-name="P43"><text:span text:style-name="T1">– Конечно, мам! «День горящего очага» </text:span>— <text:span text:style-name="T1">верно?</text:span></text:p>
      <text:p text:style-name="P60">–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60">Так возникли аликорны.</text:p>
      <text:p text:style-name="P60"/>
      <text:p text:style-name="P60">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text:span text:style-name="T61">М</text:span>еняет <text:span text:style-name="T61">Р</text:span>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60">Имя её было Селестия.</text:p>
      <text:p text:style-name="P60">За ней последовала и сестра её, <text:span text:style-name="T11">Луна</text:span>.</text:p>
      <text:p text:style-name="P60"/>
      <text:p text:style-name="P60">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не томятся в рабстве. И так будет и впредь, пока аликорны опекают пони, а пони признают опеку аликорнов.</text:p>
      <text:p text:style-name="P60">То есть, всегда.</text:p>
      <text:p text:style-name="P60"/>
      <text:p text:style-name="P60">Тут и сказке конец. А теперь, Эйприл, залазь на полку и закрывай глазки.</text:p>
      <text:p text:style-name="P60">– Ну ма-ам! Раскажи ещё что-нибудь! Про Сомбру! Или про Дискорда!</text:p>
      <text:p text:style-name="P60">–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60">– А почему только тебя? А меня? А дядю-<text:span text:style-name="T61">мино</text:span>тавра?</text:p>
      <text:p text:style-name="P60">– <text:s/>Тебя забрать я ему не дам. А в дядю не тыкай копытом, это невежливо! Спи уже, моя маленькая!</text:p>
      <text:p text:style-name="P60">– Поцелуй меня на ночь, ма-ам!</text:p>
      <text:p text:style-name="P60">– Конечно, моя хорошая…</text:p>
      <text:p text:style-name="P60"><text:soft-page-break/></text:p>
      <text:p text:style-name="P37"><text:span text:style-name="T1">Поезд</text:span> убаюкивающе перестукивал<text:span text:style-name="T1">ся</text:span> по рельсам, унося меня прочь от Кантерлота. Я перевернулся на другой бок и провалился в <text:span text:style-name="T1">беспокойный </text:span>сон.</text:p>
      <text:p text:style-name="P85"/>
      <text:h text:style-name="Heading_20_2" text:outline-level="2">12. Понивилль</text:h>
      <text:p text:style-name="P37"/>
      <text:p text:style-name="P36">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6"/>
      <text:p text:style-name="P66">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66"/>
      <text:p text:style-name="P36"><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54">. </text:span><text:span text:style-name="T4">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4"><text:note text:id="ftn13" text:note-class="footnote"><text:note-citation>13</text:note-citation><text:note-body><text:p text:style-name="P147">И это ты ещё не видел, что творится в других министерствах, Анонимус! За тысячу лет Нашего отсутствия Сестра превратила М<text:span text:style-name="T26">раморный квартал </text:span>в настоящую обитель лени и казнокрадства!</text:p></text:note-body></text:note></text:span><text:span text:style-name="T4"> Притом эти надменные кочерыжки даже не ценили своей халявы и то и дело жаловались на перегруженность и маленькое жалование!</text:span></text:p>
      <text:p text:style-name="P97"/>
      <text:p text:style-name="P48">***</text:p>
      <text:p text:style-name="P36"/>
      <text:p text:style-name="P36"><text:span text:style-name="T54">– </text:span><text:span text:style-name="T4">История Понивилля начинается с того благословенного дня, когда принцесса Селестия подарила семейству Эппл </text:span><text:span text:style-name="T54">— </text:span><text:span text:style-name="T4">тогда, правда, это ещё были Смиты </text:span><text:span text:style-name="T54">—</text:span><text:span text:style-name="T4"> землю у Вечнодикого леса под ферму…</text:span></text:p>
      <text:p text:style-name="P49">…</text:p>
      <text:p text:style-name="P49">Проклятье! Куда бежать, чтоб ничего не напоминало о солнцезадой? Она мне уже дырку в мозгах провертела! Что ли повесить на грудь табличку: «Слышать ничего не хочу о Селестии»?</text:p>
      <text:p text:style-name="P49">…</text:p>
      <text:p text:style-name="P49">– … Анонимус, вы меня слушаете? – мэр махала копытом у меня перед лицом.</text:p>
      <text:p text:style-name="P49">– Да, разумеется! – отвлёкся я от мрачных мыслей. – Вы очень интересно рассказываете. Поверить не могу, что местные яблочные сады выращивались тремя поколениями Селестии!</text:p>
      <text:p text:style-name="P49">– Эмм, – неуверенно продолжила мэр, – я, конечно, плохо знаю минотавров, но, мне кажется, у вас весьма удручённый вид. Хочу вас заверить, в Понивилле толерантно относятся к представителям других рас. Уверена, в ближайшее время у вас здесь появится масса друзей среди пони! И, может быть, вы даже обзаведётесь…</text:p>
      <text:p text:style-name="P36"><text:span text:style-name="T4">– Спасибо! – перебил я чиновницу, – я уже обзавёлся одним пони – «другом». Всё, что меня сейчас интересует </text:span><text:span text:style-name="T54">— </text:span><text:span text:style-name="T4">снять жильё в аренду.</text:span></text:p>
      <text:p text:style-name="P49"><text:soft-page-break/>– О, это без проблем! – засуетилась мэр и разложила на столе передо мной карту города и принялась тыкать копытом в разные места, – в последнее время в Понивилле появилось много пустующего жилья на любой вкус! Выберите, что вам по душе.</text:p>
      <text:p text:style-name="P49"/>
      <text:p text:style-name="P49">Душе было всё равно. Мой палец бесцельно блуждал по карте.</text:p>
      <text:p text:style-name="P49">– Могу вам по-дружески посоветовать, – подмигнула мэр, – вот этот домик поблизости от ратуши. Приближается день летнего солнцестояния и, возможно, нас удостоит визитом Её Высочество, принцесса Селестия! В центре будет яблоку негде упасть, а с балкона дома открывается прекрасный вид на ратушу и центральный холл. Вам не придётся толпиться у входа, вы сможете слушать выступление принцессы с комфортом!</text:p>
      <text:p text:style-name="P49"/>
      <text:p text:style-name="P49">Ох, щит! Мой палец дёрнулся в угол карты.</text:p>
      <text:p text:style-name="P49"/>
      <text:p text:style-name="P37">–<text:span text:style-name="T1"> Вот этот подойдёт, </text:span>–<text:span text:style-name="T1"> я ткнул в квадратик на окраине.</text:span></text:p>
      <text:p text:style-name="P37">– Отлично. Дом в хорошем состоянии, а а<text:span text:style-name="T1">рендная плата смехотворна! </text:span>– мэр снова подмигнула мне. – <text:span text:style-name="T1">Я застолблю вам местечко в центральном холле, в первых рядах! Вы будете видеть и слышать Её Высочество, как если бы завтракали с ней за одним столиком! Надеюсь, у нас вам понравится.</text:span></text:p>
      <text:p text:style-name="P36"/>
      <text:p text:style-name="P36">Я полез в мешочек с деньгами.</text:p>
      <text:p text:style-name="P37">– Надеюсь… – моя рука шарила по мешочку, выгребая монетки, – надеюсь не видеть <text:span text:style-name="T1">принцессу </text:span>Селестию в ближайшие полгода. И не слышать тоже.</text:p>
      <text:p text:style-name="P36"><text:span text:style-name="T1">Р</text:span>ука наткнулась на пакет.</text:p>
      <text:p text:style-name="P36"/>
      <text:p text:style-name="P37">– ?.. ??. ??? – мэр с отвалившейся челюстью пыталась осмыслить услышанное.</text:p>
      <text:p text:style-name="P37"/>
      <text:p text:style-name="P37">Я вытащил руку из мешочка. На ладони лежал пакет <text:span text:style-name="T1">с </text:span>ча<text:span text:style-name="T1">ем</text:span>.</text:p>
      <text:p text:style-name="P37">“Кантерлотский Королевский” – пробормотал я еле слышно. <text:span text:style-name="T1">К пакету была приколота бумажка, на которой лёгкими штрихами был обозначен нахмуренный человечек, сидящий на пеньке. Сзади человечка сидел аликорн, положив человечку морду на плечо. У пенька стояли две чашки.</text:span></text:p>
      <text:p text:style-name="P37"/>
      <text:p text:style-name="P37">– А… Анонимус… Мне послышалось, вы сказали… что не хотите… Простите, я такую ерунду даже выговорить не могу… Конечно же мне послышалось… Ведь правда?</text:p>
      <text:p text:style-name="P37">– Правда, – улыбнулся <text:span text:style-name="T1">я</text:span>. – <text:span text:style-name="T1">Вам послышалось.</text:span></text:p>
      <text:p text:style-name="P37"/>
      <text:p text:style-name="P22">***</text:p>
      <text:p text:style-name="P16"/>
      <text:p text:style-name="P16">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text:span text:style-name="T1">мира людей</text:span>.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6"/>
      <text:p text:style-name="P16">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text:soft-page-break/>аппетитный кекс из яичного теста впополам с люцерной, я рисковал, в лучшем случае, отделаться расстройством желудка.</text:p>
      <text:p text:style-name="P16"/>
      <text:p text:style-name="P16"><text:span text:style-name="T1">Посему</text:span>, <text:span text:style-name="T1">раскидав</text:span> немногочисленные шмотки по дому, я отправился на базар. <text:span text:style-name="T1">Время вспомнить студенческий опыт готовки яишницы с макаронами, Анон! </text:span></text:p>
      <text:p text:style-name="P3"/>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 да и сам<text:span text:style-name="T1">о</text:span> сел<text:span text:style-name="T1">о,</text:span> уже лет <text:span text:style-name="T1">пятнадцать как поглотил город</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прохажива<text:span text:style-name="T1">ясь</text:span> вдоль <text:span text:style-name="T1">торговых </text:span>рядов с выражением мечтательного идиота.</text:p>
      <text:p text:style-name="P1"/>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
      <text:p text:style-name="P1"><text:span text:style-name="T37">–</text:span><text:span text:style-name="T28"> Эй, верзила, поосторожнее, лягать тя в пузо! Куда прёшься-то?</text:span></text:p>
      <text:p text:style-name="P49"/>
      <text:p text:style-name="P16">Засмотревшись на п<text:span text:style-name="T1">рилавки,</text:span> я чуть не сбил задом <text:span text:style-name="T1">лоток</text:span> с яблоками. Из <text:span text:style-name="T1">фермерской тележки</text:span>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6">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16"/>
      <text:p text:style-name="P37">– Ты <text:span text:style-name="T1">шт</text:span>о, как-тя-там, впервые на базаре? Так таращишься по сторонам, как будто морковку с картохой впервые в жизни увидел.</text:p>
      <text:p text:style-name="P37"/>
      <text:p text:style-name="P37">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7">Я перегнулся через прилавок, стараясь рассмотреть кьютимарку кобылки.</text:p>
      <text:p text:style-name="P37"/>
      <text:p text:style-name="P37">–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7"/>
      <text:p text:style-name="P37">Так и есть! На крупе кобылки красовались три яблока. Вот только, блин, как её звали-то?</text:p>
      <text:p text:style-name="P37"/>
      <text:p text:style-name="P37">– <text:s/>Прошу прощения, Аппл… Эппл… Эпплхэт?</text:p>
      <text:p text:style-name="P37">– Ща <text:span text:style-name="T1">в</text:span>леплю оплеуху! – мрачно процедила пони. – Мало того, <text:span text:style-name="T1">шт</text:span>о таращится <text:span text:style-name="T1">на меня</text:span>, как василиск, так ещё и издевается!</text:p>
      <text:p text:style-name="P37"><text:soft-page-break/>– Да ладно тебе, Эй-Джей! Вполне милое имя, – хихикнул дракончик с кукурузой, проходя мимо.</text:p>
      <text:p text:style-name="P37"/>
      <text:p text:style-name="P37">Ага, вот!</text:p>
      <text:p text:style-name="P37"/>
      <text:p text:style-name="P37">– Извините меня пожалуйста, Эй-Джей, просто мне показалось, что вы напоминаете одну мою знакомую.</text:p>
      <text:p text:style-name="P37">– Эй-Джей я для друзей! – сварливо заметила поняха, – <text:span text:style-name="T1">а</text:span> для всех остальных — тебя тоже! — Эпплджек.</text:p>
      <text:p text:style-name="P37"/>
      <text:p text:style-name="P37">Блин, опять облажался. Как-то хреново начинается знакомство с Понивиллем.</text:p>
      <text:p text:style-name="P37"/>
      <text:p text:style-name="P37">– Понял. А меня зовут <text:span text:style-name="T1">Анонимус. Для друзей </text:span>— <text:span text:style-name="T1">Анон</text:span>. Приятно было познакомиться, Эпплджек.</text:p>
      <text:p text:style-name="P37">Я повернулся было уходить.</text:p>
      <text:p text:style-name="P37"/>
      <text:p text:style-name="P37">– Э-э-э… <text:span text:style-name="T1">Анон</text:span>?</text:p>
      <text:p text:style-name="P37">– Да? – я повернулся обратно.</text:p>
      <text:p text:style-name="P37"/>
      <text:p text:style-name="P37">Поняха водила копытом по прилавку. Надвинутая на лоб шляпа скрывала выражение мордочки. </text:p>
      <text:p text:style-name="P37"/>
      <text:p text:style-name="P37">– А то б купил пару яблок? У меня за весь день ни шиша покупателей. То есть, полный облом, хоть в лужу свисти. Как подумаю, <text:span text:style-name="T1">шт</text:span>о с полными корзинами домой возвращаться придётся — шляпу до крупа натянуть хочется.</text:p>
      <text:p text:style-name="P37"/>
      <text:p text:style-name="P37">Я вернулся к прилавку.</text:p>
      <text:p text:style-name="P37">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7"/>
      <text:p text:style-name="P37">– Сколько стоят вот эти? – указал я на пирамидку красных яблок размером с <text:span text:style-name="T1">четверть</text:span> арбуза каждое.</text:p>
      <text:p text:style-name="P37">– Ред <text:span text:style-name="T1">Гала</text:span>? Две серебряшки.</text:p>
      <text:p text:style-name="P37">– Куча?</text:p>
      <text:p text:style-name="P37">– Ну ты даёшь! – хмыкнула Эпплджек. – Даже не смешно.</text:p>
      <text:p text:style-name="P37">– Неужели штука?</text:p>
      <text:p text:style-name="P37"/>
      <text:p text:style-name="P37">Поня<text:span text:style-name="T1">х</text:span>а выпрыгнула из-за прилавка и смерила меня долгим взглядом.</text:p>
      <text:p text:style-name="P37">– Слушай, <text:span text:style-name="T1">Анон</text:span>, ты, я вижу, издалека: я отродясь таких, как ты, в Понивилле не видела. Давай я тебе малёхо про цены на <text:span text:style-name="T1">хавчик</text:span> расскажу, <text:span text:style-name="T1">пока</text:span> тебя наши барыги не взули. Не баись, слову Эпплджек можно верить — это те любой в городе скажет.</text:p>
      <text:p text:style-name="P37">Я улыбнулся и кивнул в ответ. Ситуация начала выправляться.</text:p>
      <text:p text:style-name="P37"/>
      <text:p text:style-name="P37"><text:soft-page-break/>– Вот, смотри: Ред <text:span text:style-name="T1">Гала</text:span>, <text:span text:style-name="T1">шт</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7"/>
      <text:p text:style-name="P37">– А сколько стоит вот это? – указал я на небольшую прикрытую от солнца мешковиной баночку с содержимым удивительной радужной расцветки.</text:p>
      <text:p text:style-name="P37"/>
      <text:p text:style-name="P37">– Вольт-яблочный джем? Дружище, у тебя хороший вкус, – похвалила меня Эпплджек. – Это самое лучшее, <text:span text:style-name="T1">ш</text:span>то может предложить <text:span text:style-name="T1">ферма «Сладкое Яблочко»</text:span>. Но и стоит он <text:span text:style-name="T1">дофига</text:span>: восемьдесят бит. Последняя банка. Если хошь, могу дать попробовать.</text:p>
      <text:p text:style-name="P37">Поняшка набрала ложечку джема и предложила мне. </text:p>
      <text:p text:style-name="P37"/>
      <text:p text:style-name="P37">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7">Наконец, ко мне вернулся дар речи.</text:p>
      <text:p text:style-name="P37"/>
      <text:p text:style-name="P37">– Это просто восхитительно! Чудесно! Никогда такого не пробовал! И даже представить не мог, что такая вкуснотень существует!</text:p>
      <text:p text:style-name="P37">Эпплджек просто расцвела от моих дифирамбов.</text:p>
      <text:p text:style-name="P37"/>
      <text:p text:style-name="P37">– Тебе, сахарок, как гостю города, сделаю скидку. Забирай за шестьдесят. Раньше меньше чем золотой не отдавала.</text:p>
      <text:p text:style-name="P37"/>
      <text:p text:style-name="P37">Расплачиваясь, я спросил:</text:p>
      <text:p text:style-name="P37">– Ты, случаем, не знаешь, как <text:span text:style-name="T1">найти Твайлайт Спаркл</text:span>?</text:p>
      <text:p text:style-name="P37">Эпплджек, вскинув копыто ко лбу, запричитала:</text:p>
      <text:p text:style-name="P37">– Эх, на пять минут со Спайком разминулся! Он бы тебя провёл куда надо. Да <text:span text:style-name="T1">ш</text:span>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7"/>
      <text:p text:style-name="P37">Тут Эпплджек прервалась и что есть силы замахала кому-то:</text:p>
      <text:p text:style-name="P37">– Рэр! Эй! Рэр! Давай к нам!</text:p>
      <text:p text:style-name="P37"/>
      <text:p text:style-name="P37">Степенно подошедшая на зов единорожка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7"><text:soft-page-break/></text:p>
      <text:p text:style-name="P37">–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7">– Знакомься, Рэр, это <text:span text:style-name="T1">Анон</text:span>! Странник из далёких земель, гость города <text:span text:style-name="T1">и мой друг,</text:span>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7">– Эпплджек! Сколько можно повторять: <text:span text:style-name="T1">я </text:span>модельер, а не рукодельница! Проведу, конечно, – устало произнесла Рэрити.</text:p>
      <text:p text:style-name="P37">– А какая разница? – беспечно махнула копытом Эпплджек, не обращая внимание на нахмурившуюся единорожку. – Шмотки — они и в Эпплузе шмотки.</text:p>
      <text:p text:style-name="P37">– Разница, как если бы тебя вместо огородницы назвали… ммм… <text:s/>реднеком. Пойдёмте, <text:span text:style-name="T1">Анон</text:span>.</text:p>
      <text:p text:style-name="P37"/>
      <text:p text:style-name="P37">Единорожка мягко взяла мою руку в магический захват и увлекла за собой. Фермерша по инерции 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7"/>
      <text:p text:style-name="P37">– Это ты меня, фермершу в четвёртом поколении, назвала <text:span text:style-name="T1">«</text:span>огородницей<text:span text:style-name="T1">»</text:span>?!! <text:span text:style-name="T1">Да ш</text:span>тоб мне лопнуть, если меня оскорбляли сильнее! <text:span text:style-name="T1">Огородница???</text:span> Да вы, городские, банан от огурца не отличите!</text:p>
      <text:p text:style-name="P37">– Ах, оставь, Эпплджек, какая, в сущности, разница! Фермерша, огородница, дачница! Если тебе так 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7">– Огородница!.. Ишь, чего выдумала! По мне, так уж лучше <text:span text:style-name="T1">«</text:span>реднек<text:span text:style-name="T1">»</text:span>, чем <text:span text:style-name="T1">«</text:span>огородница<text:span text:style-name="T1">»</text:span>! – слышалось бурчание Эпплджек нам вдогонку.</text:p>
      <text:p text:style-name="P37"/>
      <text:p text:style-name="P37">Единорожка с серьёзным видом завела меня за угол и только после этого звонко расхохоталась.</text:p>
      <text:p text:style-name="P37">– Я думал, вы друзья, – заметил я.</text:p>
      <text:p text:style-name="P37"/>
      <text:p text:style-name="P37">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7">– Не обращайте внимания, <text:span text:style-name="T1">Анон</text:span>. Именно потому, что мы — друзья, мы можем позволить себе роскошь подначивать друг дружку не опасаясь, что за этим последует обида. Уверена, она сейчас так же хохочет за прилавком. Кстати, судя по тому, что вас Эпплджек назвала <text:span text:style-name="T1">«</text:span>сахарком<text:span text:style-name="T1">»</text:span>, вы тоже её друг. А раз так, то и мой. Вы не будете против, если я буду к вам на <text:span text:style-name="T1">«</text:span>ты<text:span text:style-name="T1">»</text:span>?</text:p>
      <text:p text:style-name="P37">– Буду только рад. Сам бы предложил, да не успел.</text:p>
      <text:p text:style-name="P37">–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7">– Не сомневаюсь. Мы в конце-концов неплохо поладили и она даже сделала мне скидку на вольт-яблочн<text:span text:style-name="T1">ый</text:span> джем.</text:p>
      <text:p text:style-name="P37">– А почём продала, если не секрет?</text:p>
      <text:p text:style-name="P37">– За шестьдесят бит.</text:p>
      <text:p text:style-name="P37">–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7"><text:soft-page-break/></text:p>
      <text:p text:style-name="P49">Рэрити оглянулась по сторонам и заговорчески подмигнула мне.</text:p>
      <text:p text:style-name="P37">–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text:span text:style-name="T1">Е</text:span>ё <text:span text:style-name="T1">С</text:span>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7"/>
      <text:p text:style-name="P37">Единорожка чуть не подпрыгивала <text:span text:style-name="T1">на месте </text:span>от любопытства. Заметив мою отвалившуюся челюсть, она вновь рассмеялась.</text:p>
      <text:p text:style-name="P37"/>
      <text:p text:style-name="P37">–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text:span text:style-name="T1">«</text:span>Фэшн лайф<text:span text:style-name="T1">»</text:span>,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7">–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7"/>
      <text:p text:style-name="P37">–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text:span text:style-name="T1">и </text:span>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7">–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7">– От недосыпа, – перебил я Рэрити. – Красные от недосыпа глаза я не спутаю ни с чем. Сам такие <text:span text:style-name="T1">десять</text:span> лет наблюда<text:span text:style-name="T1">ю</text:span> в зеркале.</text:p>
      <text:p text:style-name="P37">–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7"/>
      <text:p text:style-name="P37">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7"/>
      <text:p text:style-name="P37">–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7"/>
      <text:p text:style-name="P37">Мы остановились перед деревом.</text:p>
      <text:p text:style-name="P37"><text:soft-page-break/>Даже не так. </text:p>
      <text:p text:style-name="P37">Мы остановились перед ДЕРЕВОМ!</text:p>
      <text:p text:style-name="P37"/>
      <text:p text:style-name="P37">Харизма этого <text:span text:style-name="T1">древнего</text:span>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text:span text:style-name="T1">«</text:span>СПК + РРТ = ЛЮ…<text:span text:style-name="T1">».</text:span></text:p>
      <text:p text:style-name="P49"/>
      <text:p text:style-name="P37">–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7"/>
      <text:p text:style-name="P37">Единорожка удалилась, оставив <text:span text:style-name="T1">после себя лёгкий запах жасмина.</text:span></text:p>
      <text:p text:style-name="P37"/>
      <text:h text:style-name="Heading_20_2" text:outline-level="2">13. Расследование <text:span text:style-name="T1">Твайлайт Спаркл</text:span></text:h>
      <text:p text:style-name="P37"/>
      <text:p text:style-name="P37">– Э-э-э… Добрый день?</text:p>
      <text:p text:style-name="P37"/>
      <text:p text:style-name="P37">Сиреневый круп застыл на месте. Послышалась возня и чихание. Круп попятился и из глубины книжной полки показалась лавандовая единорожка. Вслед за ней в облаке пыли вылетел здоровенный фолиант. <text:span text:style-name="T1">«Тайны Тайных Наук»</text:span> — прочитал я на корешке.</text:p>
      <text:p text:style-name="P37"/>
      <text:p text:style-name="P49">Твайлайт Спаркл выглядела не так роскошно, как Рэрити. Простенькая причёска-боб, лёгкий запах крахмала и полнейшее отсутствие косметики показывали, что лавандовая единорожка не заморачивается внешним видом и действует по принципу: максимум эффекта, минимум возни.</text:p>
      <text:p text:style-name="P49"/>
      <text:p text:style-name="P49">Мне показалось, или единорожка смотрела на меня малость раздражённо? Фолиант с громким стуком хлопнулся на пол.</text:p>
      <text:p text:style-name="P37">– Эмм… Добрый день, человек Анонимус. <text:span text:style-name="T1">Оч-чень р</text:span>ада тебя видеть в Понивилле! Что новенького <text:span text:style-name="T1">в</text:span> Кантерлот<text:span text:style-name="T1">е</text:span>?</text:p>
      <text:p text:style-name="P37"/>
      <text:p text:style-name="P37">Ёпт! Ещё один Шерлок Холмс на мою голову!</text:p>
      <text:p text:style-name="P37">– Извиняюсь за нескромность, а откуда тебе про меня известно?</text:p>
      <text:p text:style-name="P37"/>
      <text:p text:style-name="P37">Глаза книгоежки сузились, уши прижались к голове.</text:p>
      <text:p text:style-name="P37"><text:soft-page-break/>– Я… э-э-э… м-м-м… Принцесса-Селестия-назначила-тебя-моим-помощником-утренним-письмом, – я едва разбирал скороговорку Твайлайт. – Буду-рада-принять-от-тебя-посильную-помощь-в-исследованиях.-Сначала-мы-будем…</text:p>
      <text:p text:style-name="P37">Единорожку прервал нарастающий свист откуда-то снизу.</text:p>
      <text:p text:style-name="P37">– Ой-ёй! Совсем забыла про ускоритель! Минуточку!</text:p>
      <text:p text:style-name="P37">Твайлайт метнулась к лестнице в подвал.</text:p>
      <text:p text:style-name="P37"/>
      <text:p text:style-name="P1"><text:span text:style-name="T37">Я </text:span><text:span text:style-name="T28">присел на лавочку</text:span><text:span text:style-name="T37">. </text:span><text:span text:style-name="T28">Эй, мы так не договаривались! Сел, с какой стати ты решаешь за меня? Я не ребёнок, блин!</text:span></text:p>
      <text:p text:style-name="P37"/>
      <text:p text:style-name="P37">Лёгкий шорох привлёк внимание. С площадки верхнего яруса библиотеки на меня смотрел дракончик. Тот самый, что уже встречался на <text:span text:style-name="T1">рынке</text:span>.</text:p>
      <text:p text:style-name="P37">– Привет, Спайк, – кивнул я ему.</text:p>
      <text:p text:style-name="P37">Дракончик молча указал когтем на дверь в подвал и приложил палец к губам. Затем кинул мне скомканный бумажный шарик.</text:p>
      <text:p text:style-name="P37"/>
      <text:p text:style-name="P43">“…Твайлайт, золотце, уж год прошёл, как ты <text:span text:style-name="T1">взя</text:span>лась расследовать известную нам обеим проблему. Рада сообщить, что в помощь к тебе едет Анонимус, о котором я сообщала ранее. Надеюсь, под его руководством дело пойдет чуточку быстрее. Я наделяю его широким спектром полномочий и правом требовать необходимые для расследования ресурсы. Должна заметить, моя достойная ученица, что назначение Анонимуса руководителем — <text:span text:style-name="T24">отнюдь не рекомендация</text:span><text:span text:style-name="T58">...</text:span>”</text:p>
      <text:p text:style-name="P37"/>
      <text:p text:style-name="P37">Смятый листок отправился в карман.</text:p>
      <text:p text:style-name="P37">Вот неугомонная! – с улыбкой подумал я об аликорнице. Её незримая забота пробудила во мне <text:s/>тёплое ощущение дружеского плеча поддержки. Чувство одиночества отступило.</text:p>
      <text:p text:style-name="P37">Анон, ты всё же несправедлив к <text:span text:style-name="T1">Сел.</text:span> Надо будет помириться с ней по возвращению. Пусть она не считает тебя ровнёй себе, шут с ним! Не получается l'amore — буде<text:span text:style-name="T1">м</text:span> дружить. Тем более, что дружба аликорницы щедрее, чем иная любовь.</text:p>
      <text:p text:style-name="P37"/>
      <text:p text:style-name="P37">– Кхм-м, – дракончик махал лапой, привлекая моё внимание. – Учти, я это письмо должен был сжечь ещё утром, если бы не получил в паре с ним тайный приказ Селестии <text:span text:style-name="T1">показать</text:span> его тебе.</text:p>
      <text:p text:style-name="P37"><text:span text:style-name="T1">Спайк</text:span> пожал плечами и принялся чистить кукурузу.</text:p>
      <text:p text:style-name="P37">– Я на сто процентов лоялен Твайке, но приказ принцессы <text:span text:style-name="T1">сильнее</text:span>. <text:span text:style-name="T1">И, между нами</text:span>, дружеский толчок в нужном направлении Твай не повредит — в последнее время она в творческом кризисе. Я даже начал немного беспоко…</text:p>
      <text:p text:style-name="P37"/>
      <text:p text:style-name="P49">БДЫЩЬ!!!</text:p>
      <text:p text:style-name="P37"/>
      <text:p text:style-name="P37">Лестница в подвал осветилась вспышкой, пол под ногами подпрыгнул.</text:p>
      <text:p text:style-name="P37">– Ай, бля!</text:p>
      <text:p text:style-name="P37">Я съехал со скамьи на пол, пребольно ударившись спиной. Спайк выронил кукурузу и метнулся по ступенькам вниз.</text:p>
      <text:p text:style-name="P37"/>
      <text:p text:style-name="P37"><text:soft-page-break/>– Они всё-таки делятся!!! – единорожка стояла в проёме, чуть пошатываясь. От неё исходило зеленоватое свечение, лабораторный халат был прожжён в паре мест. – Я уверена, я абсолютно уверена, что мне удалось поддерживать реакцию распада м-частиц целых полторы секунды! Если бы <text:span text:style-name="T1">ускоритель</text:span> не сгорел…</text:p>
      <text:p text:style-name="P37">– Твай, ты цела?! – Спайк подскочил к единорожке и принялся тушить тлеющий халат.</text:p>
      <text:p text:style-name="P37">– <text:span text:style-name="T1">…по моим расчётам, через </text:span>четыре секунды реакция стала <text:span text:style-name="T1">бы </text:span>цепной! И тогда я бы получила много-много магической энергии! Много-много-много магии! С <text:span text:style-name="T1">её помощью я смогу найти ответы на все вопросы! </text:span>Ты оч-чень вовремя прибыл, Анон. Объединив усилия под моим руководством, мы сможем <text:span text:style-name="T1">повторить эксперимент!</text:span></text:p>
      <text:p text:style-name="P49"/>
      <text:p text:style-name="P49">У меня волосы на загривке встали дыбом — у заучки чуть ли не слюна изо рта капала!</text:p>
      <text:p text:style-name="P49">Я прочистил горло.</text:p>
      <text:p text:style-name="P49"/>
      <text:p text:style-name="P37">– <text:span text:style-name="T1">Так вот, о руководстве. Видишь ли, Селестия прислала мне копию письма — и там совершенно ясно указана иерархия подчинения. Могу сказать точно, что я в этой иерархии выше тебя.</text:span></text:p>
      <text:p text:style-name="P49">– Упс!</text:p>
      <text:p text:style-name="P49">Глаза единорожки забегали.</text:p>
      <text:p text:style-name="P49"/>
      <text:p text:style-name="P37">– <text:span text:style-name="T1">Эмм… М-м-м… Мда. А, точно, вспоминаю что-то такое.</text:span></text:p>
      <text:p text:style-name="P49">Твайлайт вздохнула. Уши её обвисли.</text:p>
      <text:p text:style-name="P49"/>
      <text:p text:style-name="P1"><text:span text:style-name="T28">– Ну что же…</text:span><text:span text:style-name="T37"> Почту за честь работать </text:span><text:span text:style-name="T28">под твоим руководством, Анон</text:span><text:span text:style-name="T37">. Погоди немного, я </text:span><text:span text:style-name="T28">приведу себя в порядок</text:span><text:span text:style-name="T37"> и расскажу тебе, насколько далеко смогла продвинуться. Быть может… </text:span><text:span text:style-name="T28">– единорожка всхлипнула, – быть может, это и к лучшему. Селестия описывала тебя, как выдающегося исследователя, талантливого к магии, снопроходчеству и закрупному массажу — последнее, правда, я не поняла.</text:span></text:p>
      <text:p text:style-name="P37"><text:span text:style-name="T1">– Гм!</text:span> Скажем так. О моих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7"/>
      <text:p text:style-name="P37">При этих словах единорожка поджала губы и сморщила нос. На её мордочке появилось упрямое выражение, говорящее: “Что бы там КТО-ТО ни говорил, а мне лучше знать, КАК делать, ЧТО делать и С КАКОЙ СКОРОСТЬЮ делать”.</text:p>
      <text:p text:style-name="P37"/>
      <text:p text:style-name="P37">Будучи в прошло<text:span text:style-name="T1">й жизни</text:span> тимлидом довольно крупной команды, ты сталкивался на работе с такими упрямцами-<text:span text:style-name="T1">перфекционистами</text:span>, Анон! Поэтому ты знаешь, как избегать конфликтов и тихого саботажа при работе с ботанами-одиночками.</text:p>
      <text:p text:style-name="P37"/>
      <text:p text:style-name="P37">–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7"/>
      <text:p text:style-name="P37">Книгоежка аж затопала на месте.</text:p>
      <text:p text:style-name="P37">– <text:span text:style-name="T1">Материальная часть </text:span>— <text:span text:style-name="T1">э</text:span>то просто замечательно! Мне как раз нужно купить шестифазный синхрофазотрон-<text:span text:style-name="T1">концентратор</text:span> м-частиц взамен сгоревшего! И выписать из Мэйнхеттена резонансный <text:soft-page-break/>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7"/>
      <text:p text:style-name="P37">…</text:p>
      <text:p text:style-name="P37">…</text:p>
      <text:p text:style-name="P37">…</text:p>
      <text:p text:style-name="P37"/>
      <text:p text:style-name="P37">– …и оборудовать подвал библиотеки бронекапсулой для безопасных испытаний!</text:p>
      <text:p text:style-name="P37"/>
      <text:p text:style-name="P37">– Ты хотела сказать — опасных испытаний? – усомнился я. Список хотелок заучки впечатлял. Мне стало понятно, почему даже могущественная правительница Эквестрии спасовала перед аппетитом всезнайки. – <text:span text:style-name="T1">Давай по очереди. Зачем тебе синхрофазотрон?</text:span></text:p>
      <text:p text:style-name="P49"/>
      <text:p text:style-name="P49">Единорожка заметно поскучнела.</text:p>
      <text:p text:style-name="P37">– <text:span text:style-name="T1">Синхрофазотрон, он же ускоритель, служит для ускорения м-частиц. Если ускорить их до определённого уровня, а затем столкнуть друг с дружкой, они делятся. И при их делении высвобождается огромное количество магической энергии! Теоретически сопоставимое с той, что доступна аликорнам!</text:span></text:p>
      <text:p text:style-name="P37"><text:span text:style-name="T1">– Ага, и тогда ты сможешь словить её фокальным усилителем и самой стать принцессой-аликорном, </text:span>– заметил Спайк.</text:p>
      <text:p text:style-name="P37">Дракончик поднялся из подвала с подносом варёной кукурузы в лапах. Е<text:span text:style-name="T1">го голову</text:span> <text:span text:style-name="T1">украшал </text:span>поварский колпачок.</text:p>
      <text:p text:style-name="P37"/>
      <text:p text:style-name="P49">–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9">– Хм. Странно. А я помню, как ты вертелась перед зеркалом и говорила: «Ну почему я не…»</text:p>
      <text:p text:style-name="P49">– Да что же это я? Время позднее! Спайк, принеси тарелки и завари чай, – зачастила Твайлайт. – Я из-за ускорителя совсем забыла про гостеприимство! Поужинаем, а потом обсудим, какие приборы нужны для завершения исследований.</text:p>
      <text:p text:style-name="P49"/>
      <text:p text:style-name="P38">***</text:p>
      <text:p text:style-name="P37"/>
      <text:p text:style-name="P143"><text:tab/>Свеча отбрасывала мягкие тени на книжные полки. Спайк положил обглоданную кочерыжку на горку и принялся облизывать лапы. Твайлайт склонила голову мне через плечо, следя за моим пальцем.</text:p>
      <text:p text:style-name="P143"/>
      <text:p text:style-name="P49">– Так, – <text:s/>я ткнул в позицию в длинном списке оснащения. – Зачем тебе преобразователь пси-поля?</text:p>
      <text:p text:style-name="P49">– Чтобы измерить прорицательские способности Пинки Пай. Прошлая попытка закончилась тем, что Пинки предсказала порчу прибора ровно за пять секунд до его взрыва.</text:p>
      <text:p text:style-name="P49">–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9">– Спайк! Копаться когтем в зубах некрасиво! Тем более, при посторонних!</text:p>
      <text:p text:style-name="P49"><text:bookmark-start text:name="__DdeLink__11609_1907426502"/><text:soft-page-break/>– <text:bookmark-end text:name="__DdeLink__11609_1907426502"/>Пинки может подождать. К теме исследования это не относится, верно? – я перевернул листок. – <text:span text:style-name="T21">«…он страстн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жарком кобыльем естестве, охватывая лоно неземным блаженством. «О-о-о, сделай ЭТО со мной» – прошептала она томно…»</text:span></text:p>
      <text:p text:style-name="P65"/>
      <text:p text:style-name="P49">– СПАЙК!!! Откуда ты взял этот листок?!! – Твайлайт покраснела, как варёный рак, и выхватила бумажку из моих рук.</text:p>
      <text:p text:style-name="P49">– У тебя в черновиках, разумеется. Ты сама сказала экономить бумагу, – пожал плечами дракончик.</text:p>
      <text:p text:style-name="P49"/>
      <text:p text:style-name="P49">Я осторожно взял следующий листок.</text:p>
      <text:p text:style-name="P49">– Электростимулятор гипоталамуса. Драконий. В комплекте с усиленной больничной койкой и набором фиксаторов.</text:p>
      <text:p text:style-name="P49">– Это ещё чего??? – удивился Спайк. – Что-то я не помню, чтоб ты такое хотела!</text:p>
      <text:p text:style-name="P49">–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text:span>А<text:span text:style-name="T11"> что, если…”</text:span></text:p>
      <text:p text:style-name="P49"><text:span text:style-name="T11">– Вот ещё! </text:span>– возмутился дракончик. – Никогда на такое не соглашусь!</text:p>
      <text:p text:style-name="P49">– Но ты сам подумай, как было бы здорово обладать крыльями! – мечтательно возразила Твайлайт.</text:p>
      <text:p text:style-name="P49">–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9">– Угу. Только шар ты же и прожёг, соревнуясь с Рэйнбоу Дэш в силе отрыжки.</text:p>
      <text:p text:style-name="P49">– Прекратите препираться, – оборвал я их. – Чтобы принять решение по всему этому оборудованию, мне нужно знать, в каком направлении мы идём. Твайлайт, ты, кажется, хотела рассказать, как далеко ты продвинулась в исследованиях?</text:p>
      <text:p text:style-name="P49">–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text:span>ещё<text:span text:style-name="T11"> требуют ускорить исследования!</text:span></text:p>
      <text:p text:style-name="P49">– А почему тебя отстранили?</text:p>
      <text:p text:style-name="P49">– Из-за первых результатов, – единорожка насупилась ещё больше. – Они были ужасными.</text:p>
      <text:p text:style-name="P49">– Рассказывай, – я устроился поудобнее. – Я тебя внимательно слушаю.</text:p>
      <text:p text:style-name="P49"/>
      <text:p text:style-name="P50">***</text:p>
      <text:p text:style-name="P37"/>
      <text:p text:style-name="P37">…Я чрезвычайно горда заданием принцессы Селестии! Это захватывающий вызов мо<text:span text:style-name="T1">ему</text:span> интеллект<text:span text:style-name="T1">у</text:span>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7"/>
      <text:p text:style-name="P37">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7">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text:soft-page-break/>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37"/>
      <text:p text:style-name="P60">– Ага, он был закладкой в четвёртом номере «PlayMare», в разделе «Тридцать две позы, которые удивят вашу френдпони».</text:p>
      <text:p text:style-name="P60">– Спайк! Немедленно ложись спать!</text:p>
      <text:p text:style-name="P60">– Уже иду. Кукурузу только доем и иду.</text:p>
      <text:p text:style-name="P60">– Кстати, а что за безумие было у Стар Свирла?</text:p>
      <text:p text:style-name="P60">– О,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60">– <text:span text:style-name="T58">Надо же! Ты вторая пони в Эквестрии после Селестии, кто упоминает о людях. И то, Селестия отзывалась о нас, как о сказочных существах.</text:span></text:p>
      <text:p text:style-name="P60">–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мне колени? Я бы с радостью задокументировала процесс, хи-хи!</text:p>
      <text:p text:style-name="P60">– Гм-м. Как-нибудь потом. Продолжай, Твайлайт.</text:p>
      <text:p text:style-name="P49"/>
      <text:p text:style-name="P49">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9"/>
      <text:p text:style-name="P49">– Итак, девочки,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ют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9"/>
      <text:p text:style-name="P49">–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9">–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а гласи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9"/>
      <text:p text:style-name="P49">– То есть, эмм, мы должны сосредоточиться на том, что хотим увидеть?</text:p>
      <text:p text:style-name="P49">–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text:soft-page-break/>Чем больше пони участвует в эксперименте, тем больше вероятность, что хотя бы кого-нибудь увидит желаемое.</text:p>
      <text:p text:style-name="P49"/>
      <text:p text:style-name="P49">– Гы, так давай сюда весь Понивилль притащим! Это ж будет на двадцать процентов круче! <text:s/>Представляю себе изнанку процесса <text:s/>переодевания Биг Мака в платье, гы-гы! Или изнанку Лириных фантазий!</text:p>
      <text:p text:style-name="P49">– Нет, Дэши, всё не так просто. «Прозрение»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1">— максимум двух пони, </text:span>после чего мне придётся восстанавливаться несколько месяцев<text:span text:style-name="T11">. С вами же я связана в круг Элементов Гармонии, что позволит мне вызвать магический резонанс и вовлечь в </text:span>«Прозрение» вас всех<text:span text:style-name="T11">. Поэтому я созвала вас и рассчитываю на вашу помощь.</text:span></text:p>
      <text:p text:style-name="P37"/>
      <text:p text:style-name="P49">–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Энджела, чтобы позаботился об остальных, если, эмм, со мной что-то случится или я, эмм, задержусь на время.</text:p>
      <text:p text:style-name="P49">–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9">– Эмм, если не опаснее радуги, это хорошо. Тогда я, пожалуй, не буду предупреждать Энджела…</text:p>
      <text:p text:style-name="P49"/>
      <text:p text:style-name="P49">–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Чёрные окна так и навевают мысли о тайне, сокрытой за ним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9">– Скажи уж прямо, поближе к королевскому дворцу, Рэр! Все в курсе твоих интересов, сахарок!</text:p>
      <text:p text:style-name="P49">– Эпплджек, я попрошу! Я же никому не говорю, ЧТО ты делаешь с огурцами!</text:p>
      <text:p text:style-name="P49">– !!!</text:p>
      <text:p text:style-name="P49">– Не ссорьтесь, поняши!</text:p>
      <text:p text:style-name="P49">– А кто ссорится-то, Твай? Рэрка думает, што никто не знает про её поникена-жеребца со вставным резиновым…</text:p>
      <text:p text:style-name="P49">– ЭППЛДЖЕК!!!</text:p>
      <text:p text:style-name="P49">– Я хотя б думать собираюсь об Эквестрии! И о том, што миру грозит опасность! Не то, што некоторые!</text:p>
      <text:p text:style-name="P49">–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37"/>
      <text:p text:style-name="P49">Я уселась на пуфике, а подруги заняли места на матрасах…</text:p>
      <text:p text:style-name="P60"/>
      <text:p text:style-name="P60">– Спайк, будь добр, принеси дневник эксперимента. Он в подвале, за шкафом с ретортами, в…</text:p>
      <text:p text:style-name="P60">– В сейфе, я в курсе.</text:p>
      <text:p text:style-name="P60"><text:soft-page-break/></text:p>
      <text:p text:style-name="P61">***</text:p>
      <text:p text:style-name="P83"/>
      <text:p text:style-name="P60">Дата: 12.04.2142 А.<text:span text:style-name="T11">C</text:span>.</text:p>
      <text:p text:style-name="P60">Эксперимент: заклинание Прозрения</text:p>
      <text:p text:style-name="P60">Испытуемая: Эпплджек</text:p>
      <text:p text:style-name="P60">Синопсис: запись сна со слов испытуемой</text:p>
      <text:p text:style-name="P60">Замечания: после эксперимента в гриве у испытуемой появился седой локон.</text:p>
      <text:p text:style-name="P61"/>
      <text:p text:style-name="P61">~~~</text:p>
      <text:p text:style-name="P61"/>
      <text:p text:style-name="P1">Я посмотрела на застывшее у моих ног<text:span text:style-name="T1"> тело</text:span>.</text:p>
      <text:p text:style-name="P1"/>
      <text:p text:style-name="P23">“Значит, всё. Вот как это бывает.”</text:p>
      <text:p text:style-name="P23"/>
      <text:p text:style-name="P1">В глубине лазарета тревожно загудел зуммер. Дверь палаты открылась, к моей койке подбежала медсестра.</text:p>
      <text:p text:style-name="P1"/>
      <text:p text:style-name="P23">“Как её зовут? Запамятовала… Дочка Бловбола, я его ещё последним втащила, прежде чем дверь затворилась. Как же её зовут-то?”</text:p>
      <text:p text:style-name="P23"/>
      <text:p text:style-name="P81">Пони металась у тела, подключая какие-то приборы и впрыскивая голубую жидкость в вену. Через пять минут медсестра затихла. Она сделала шаг назад и опустила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3"/>
      <text:p text:style-name="P23">“По-крайней мере, я снова могу бегать, пусть и в мире Зелёных Лугов. <text:span text:style-name="T1">Если они ещё где-то остались.</text:span>”</text:p>
      <text:p text:style-name="P23"/>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3"/>
      <text:p text:style-name="P23"><text:span text:style-name="T8">“</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40">— солнце. Моё солнце.</text:span><text:span text:style-name="T34">”</text:span></text:p>
      <text:p text:style-name="P63"/>
      <text:p text:style-name="P11">Я остановилась перед дверью. Четыре фута брони отделяли меня от Эквестрии. Четыре фута и двадцать пять лет.</text:p>
      <text:p text:style-name="P11"/>
      <text:p text:style-name="P23"><text:soft-page-break/><text:span text:style-name="T8">“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4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text:span><text:span text:style-name="T34">ведь </text:span><text:span text:style-name="T40">я — одна из немногих, кто ещё видел тебя вживую. Пусть светит солнце, а уж найти Эпплснэка я смогу. Мне больше ничего не надо.”</text:span></text:p>
      <text:p text:style-name="P45"/>
      <text:p text:style-name="P3">Я прошла сквозь дверь.</text:p>
      <text:p text:style-name="P3"/>
      <text:p text:style-name="P3">Снаружи вставало солнце. Размытое <text:span text:style-name="T26">светлое пятно поднималось над землёй, едва пробиваясь сквозь плотную пелену облаков, затягивающих небо</text:span>. Луч света осветил покрытые рыжей пылью руины…</text:p>
      <text:p text:style-name="P3">На моих глазах пустошь преображалась.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перроне подхватили чемоданы.</text:p>
      <text:p text:style-name="P3">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5">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5">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скалы Кантерлота</text:span>. Я видела <text:span text:style-name="T1">под собой </text:span>одновременно и довоенный город моей юности, и сгоревшие в пламени войны руины, и едва узнаваемые версии Понивилля, которого никогда не знала.<text:span text:style-name="T46"> </text:span><text:span text:style-name="T35">Видения этих городов</text:span><text:span text:style-name="T46"> дрожали, <text:s/>пересекались </text:span><text:span text:style-name="T35">и постоянно множились</text:span><text:span text:style-name="T46">.</text:span></text:p>
      <text:p text:style-name="P47">У меня дико заболела голова, мне казалось, она вылезет из шляпы распухшим шаром. Я закрыла глаза.</text:p>
      <text:p text:style-name="P60"/>
      <text:p text:style-name="P60">Примечание: ПипБак? Стойло?</text:p>
      <text:p text:style-name="P1"/>
      <text:p text:style-name="P2">***</text:p>
      <text:p text:style-name="P1"/>
      <text:p text:style-name="P60">Дата: 12.04.<text:span text:style-name="T11">2142</text:span> А.С.</text:p>
      <text:p text:style-name="P60">Эксперимент: заклинание Прозрения</text:p>
      <text:p text:style-name="P60">Испытуемая: Рэйнбоу Дэш</text:p>
      <text:p text:style-name="P60">Синопсис: описание пробуждения испытуемой</text:p>
      <text:p text:style-name="P60">Замечания: испытуемая отказалась дать описание сна. «Гы-гы… Фигасе… Человеки рулят…» <text:span text:style-name="T15">—</text:span><text:span text:style-name="T16"> </text:span><text:span text:style-name="T58">всё, что удалось от неё добиться.</text:span></text:p>
      <text:p text:style-name="P1"><text:soft-page-break/></text:p>
      <text:p text:style-name="P22">~~~</text:p>
      <text:p text:style-name="P22"/>
      <text:p text:style-name="P23">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е: человеки?</text:p>
      <text:p text:style-name="P4"/>
      <text:p text:style-name="P2">***</text:p>
      <text:p text:style-name="P49"/>
      <text:p text:style-name="P60">Дата: 12.04.<text:span text:style-name="T11">2142</text:span> А.С.</text:p>
      <text:p text:style-name="P60">Эксперимент: заклинание Прозрения</text:p>
      <text:p text:style-name="P60">Испытуемая: Рэрити</text:p>
      <text:p text:style-name="P60">Синопсис: запись сна со слов испытуемой</text:p>
      <text:p text:style-name="P60">Замечания: замечаний нет</text:p>
      <text:p text:style-name="P60"/>
      <text:p text:style-name="P44">~~~</text:p>
      <text:p text:style-name="P44"/>
      <text:p text:style-name="P1"><text:span text:style-name="T28">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text:span text:style-name="T1">заполняя всё поле зрения. Вскоре</text:span> <text:span text:style-name="T1">она </text:span>превра<text:span text:style-name="T1">тилась</text:span> в огромную светящуюся сферу. По мере приближения <text:span text:style-name="T1">сфера</text:span> <text:span text:style-name="T1">разделилась на </text:span><text:s/>мириад<text:span text:style-name="T1">ы</text:span> мерцающих искорок.</text:p>
      <text:p text:style-name="P1"><text:span text:style-name="T1">Ещё ближе к сфере </text:span><text:span text:style-name="T11">—</text:span> <text:span text:style-name="T1">и искорки превратились в</text:span> светящиеся <text:span text:style-name="T1">призрачные</text:span>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среди пони. Изо всех сил я устремилась к ним. Но та же сила, что <text:span text:style-name="T1">несла</text:span> меня к ним, <text:span text:style-name="T1">внезапно </text:span>потянула меня в сторону. Огибая сферу, я заметила очередь из пони, про<text:span text:style-name="T1">тянувшуюся</text:span> из сферы вдаль.</text:p>
      <text:p text:style-name="P1">Пони отстранённо трусили в <text:span text:style-name="T1">пространстве</text:span>, приближаясь к<text:span text:style-name="T1"> чёрному </text:span>экрану. <text:span text:style-name="T1">Висящий в пустоте, он вызывал у меня ужас и благоговение. </text:span>Ближайшая к экрану пони тронула копытом тёмную гладь и обернулась к остальным.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оглоти<text:span text:style-name="T1">л</text:span> пони <text:span text:style-name="T1">и</text:span> разгладился. Очередь сделала шаг. Мне захотелось подойти поближе к экрану. <text:span text:style-name="T1">Я отчаянно желала заглянуть в него. Ближе! Ещё ближе! Ещё чуточку ближе…</text:span></text:p>
      <text:p text:style-name="P3">Изображение начало таять в моих глазах.</text:p>
      <text:p text:style-name="P1"/>
      <text:p text:style-name="P23"><text:span text:style-name="T1">Примечание:</text:span> <text:span text:style-name="T40">чёрный экран?</text:span></text:p>
      <text:p text:style-name="P45"/>
      <text:p text:style-name="P50">***</text:p>
      <text:p text:style-name="P49"/>
      <text:p text:style-name="P60">Дата: 12.04.<text:span text:style-name="T11">2142</text:span> А.С.</text:p>
      <text:p text:style-name="P60"><text:soft-page-break/>Эксперимент: заклинание Прозрения</text:p>
      <text:p text:style-name="P60">Испытуемая: Пинки Пай</text:p>
      <text:p text:style-name="P60">Синопсис: описание пробуждения испытуемой</text:p>
      <text:p text:style-name="P60">Замечания: испытуемая отказалась дать описание сна.</text:p>
      <text:p text:style-name="P60"/>
      <text:p text:style-name="P44">~~~</text:p>
      <text:p text:style-name="P44"/>
      <text:p text:style-name="P60">После пробуждения испытуемая долго лежала свернувшись в клубок и прижав копыта к глазам. Через некоторое время испытуемая начала энергично тереть виски, мотать головой и биться мордочкой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60"/>
      <text:p text:style-name="P60">Примечание: через месяц волосы испытуемой пришли в обычное состояние, хотя при встрече с Рэйнбоу Дэш она по-прежнему прячет глаза.</text:p>
      <text:p text:style-name="P60"/>
      <text:p text:style-name="P61">***</text:p>
      <text:p text:style-name="P60"/>
      <text:p text:style-name="P60">Дата: 12.04.<text:span text:style-name="T11">2142</text:span> А.С.</text:p>
      <text:p text:style-name="P60">Эксперимент: заклинание Прозрения</text:p>
      <text:p text:style-name="P60">Испытуемая: Флаттершай</text:p>
      <text:p text:style-name="P60">Синопсис: описание пробуждения испытуемой</text:p>
      <text:p text:style-name="P60">Замечания: получить описание сна оказалось невозможным. </text:p>
      <text:p text:style-name="P60"/>
      <text:p text:style-name="P44">~~~</text:p>
      <text:p text:style-name="P44"/>
      <text:p text:style-name="P60">Сразу после пробуждения испытуемая убежала в лес и забилась в куст жимолости. Для приведения в чувство испытуемую после обнаружения пришлось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60"/>
      <text:p text:style-name="P60">* Примечание 1: при виде кексиков истерика случилась с Пинки Пай.</text:p>
      <text:p text:style-name="P60">Примечание 2: через месяц испытуемая избавилась от страха перед Рэйнбоу Дэш, хотя при виде радуги по-прежнему старается спрятаться.</text:p>
      <text:p text:style-name="P60"/>
      <text:p text:style-name="P2">***</text:p>
      <text:p text:style-name="P1"/>
      <text:p text:style-name="P23">Сим повелеваем прекратить дальнейшие эксперименты<text:span text:style-name="T26"> с использованием </text:span><text:span text:style-name="T27">заклинания Прозрения</text:span>, дабы не возмущать ткань сновидений и не подвергать опасности физическое и психическое здоровье пони!</text:p>
      <text:p text:style-name="P23"/>
      <text:p text:style-name="P24"><text:soft-page-break/>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93"/>
      <text:h text:style-name="Heading_20_2" text:outline-level="2">14. <text:span text:style-name="T1">Конец времён</text:span></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60"/>
      <text:p text:style-name="P60">Привет, Сел (несмотря ни на что, мне всё же хочется называть тебя так. Ты же не против?).</text:p>
      <text:p text:style-name="P60">Поздравь нас с прорывом в расследовании! Твайлайт Спаркл с помощью заклинания Прозрения Стар Свирла подобралась вплотную к Великому Откровению. Ты здорово натаскала свою ученицу в магии! Правда, она немного теряется в бытовых проблемах <text:span text:style-name="T16">— запрет Луны на дальнейшее использование заклинания ввёл её в ступор. Всё же, э</text:span>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9"/>
      <text:p text:style-name="P49">Я обмакнул перо в чернила. Всё-таки есть какой-то шарм в перьях, чернильницах и бумажных свитках — давно забытых на моей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60"/>
      <text:p text:style-name="P102">Так вот, одной из участниц эксперимента, Рэрити, удалось увидеть Чёрный Экран, который, как утверждал Агамемнон, непосредственно связан с Великим Откровением. И он правильно предупреждал <text:span text:style-name="T16">— </text:span>эта дрянь таки жрёт пони!</text:p>
      <text:p text:style-name="P60">Похоже, Большое Откровение <text:span text:style-name="T16">— что-то, находящееся за Чёрным Экраном. Пони подходят вплотную, смотрят на него и затем прыгают в Чёрный Экран. Куда они при этом деваются и что с ними происходит, нам только предстоит выяснить. К счастью, Рэрити вовремя проснулась — иначе ты бы лишилась Элемента Щедрости.</text:span></text:p>
      <text:p text:style-name="P63">Смысл снов остальных участников опыта для меня остаётся загадкой. Посылаю тебе дневник эксперимента, это лучше всяких словесных описаний.</text:p>
      <text:p text:style-name="P60">Я уже говорил, что Луна запретила Твайлайт дальнейшие изыскания в этой сфере? Это создало юридическую преграду для исследований.</text:p>
      <text:p text:style-name="P49"/>
      <text:p text:style-name="P49">…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9"/>
      <text:p text:style-name="P60">Кроме того, Твайлайт в научном рвении сожгла кучу оборудования, что обусловило невозможность дальнейших исследований физически.</text:p>
      <text:p text:style-name="P60"/>
      <text:p text:style-name="P49"><text:soft-page-break/>Проклятье, опять перо загнулось! Я потянулся за перочинным ножиком. Взгляд зацепился за голубую пегаску, внимательно следящую за мной с подоконника.</text:p>
      <text:p text:style-name="P49"/>
      <text:p text:style-name="P49">Ась? Секунду назад там никого не было!</text:p>
      <text:p text:style-name="P49">Я моргнул, но пегаска не исчезла.</text:p>
      <text:p text:style-name="P49"/>
      <text:p text:style-name="P49">–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9">Лёгкой хрипотцой и короткой гривой пегаска вызывала ассоциации с мальчишкой.</text:p>
      <text:p text:style-name="P49"/>
      <text:p text:style-name="P49">– А что такого с твоим домом? – поинтересовался я.</text:p>
      <text:p text:style-name="P49">Пегаска почесала задней ногой за ухом. На худеньком теле неожиданно проступили рельефные мышцы.</text:p>
      <text:p text:style-name="P49">– Он опускается, – нехотя ответила пегаска и спрыгнула с подоконника. – Ещё пару месяцев — и я буду жить на земле, как какая-нибудь земнопони!</text:p>
      <text:p text:style-name="P49">Пегаска подошла к столу, встала на задние ноги и положила передние на столешницу.</text:p>
      <text:p text:style-name="P49"/>
      <text:p text:style-name="P49">– Рэйнбоу Дэш! – представилась пегаска. – А ты Анон, точняк?</text:p>
      <text:p text:style-name="P49">Пегаска протянула мне копыто.</text:p>
      <text:p text:style-name="P49"/>
      <text:p text:style-name="P49">Я уже протянул было руку, но тут увидел нечто, после чего мне на глаза медленно опустилась красная пелена.</text:p>
      <text:p text:style-name="P49"/>
      <text:p text:style-name="P49">Бля-а-а!</text:p>
      <text:p text:style-name="P49">Пегаска поставила ноги прямо на моё письмо! На моё произведение каллиграфического искусства! И, разумеется, чернила не успели просохнуть! И, разумеется, теперь свиток украшали чернильные отпечатки копыт!</text:p>
      <text:p text:style-name="P49"/>
      <text:p text:style-name="P49">Час работы к чёрту.</text:p>
      <text:p text:style-name="P49">Я по инерции пожал протянутое копыто, потом, не отпуская его, второй рукой взял пегаску за вторую ногу и переставил Рэйнбоу Дэш на свободное от бумаги место. Всё это я проделал молча, с изменившимся лицом.</text:p>
      <text:p text:style-name="P49"/>
      <text:p text:style-name="P49">– Так это… Я могу чем-нибудь помочь?</text:p>
      <text:p text:style-name="P49">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9"/>
      <text:p text:style-name="P49">– Можешь! – наконец придумал я, как мне казалось, остроумный ответ. – Надо принести кое-чего.</text:p>
      <text:p text:style-name="P49">– Фигня вопрос!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9"><text:soft-page-break/>– Нет, так далеко не надо, – остановил я её с ухмылкой. – Сгоняй-ка за пивом. У меня как раз закончилось.</text:p>
      <text:p text:style-name="P49"/>
      <text:p text:style-name="P49">Пегаска застыла на месте, не веря услышанному.</text:p>
      <text:p text:style-name="P49">– Ты посылаешь меня, лучшего летуна Эквестрии, без-пяти-минут-Вондерболта, мегакрутую Рэйнбоу Дэш, ЗА ПИВОМ?!! Как какого-то несмышлёного жеребёнка? Пф-ф-ф!!!</text:p>
      <text:p text:style-name="P49"/>
      <text:p text:style-name="P49">Пегаска крутанулась на месте и молнией вылетела из комнаты — аж окно хлопнуло.</text:p>
      <text:p text:style-name="P49">Я со стоном вернулся к письму. Текст, вроде, не очень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9"/>
      <text:p text:style-name="P60">Нам очень поможет, если ты отменишь запрет Луны и вышлешь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60"/>
      <text:p text:style-name="P49">БАЦ!</text:p>
      <text:p text:style-name="P49"/>
      <text:p text:style-name="P49">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9"/>
      <text:p text:style-name="P49">– Вот тебе твоё пиво, Анон! В жизни меня так не унижали!</text:p>
      <text:p text:style-name="P49">Пегаска смотрела на меня с вызовом и осуждением.</text:p>
      <text:p text:style-name="P49">– Извини, если пиво НЕ ТОЙ марки, но ты не удосужился назвать мне свою любимую! – съязвила Дэш.</text:p>
      <text:p text:style-name="P49"/>
      <text:p text:style-name="P49">Я набрал воздуха в грудь побольше, чтобы взорваться гневной отповедью, но, неожиданно для себя, рассмеялся.</text:p>
      <text:p text:style-name="P49">Представляю себе Сел, читающую этот украшенный копытами и бутылками пива «шедевр»! А ведь переписывать его я не собираюсь, с меня довольно этих мучений с перьями!</text:p>
      <text:p text:style-name="P49"/>
      <text:p text:style-name="P49">Смех рвался наружу мощым потоком, я просто ухахатывался, упав под стол.</text:p>
      <text:p text:style-name="P49"/>
      <text:p text:style-name="P49">– Странный ты какой-то! – заявила пегаска, озадаченно потирая затылок. – Сначала даёшь дурацкие задания, а потом сам же с них смеёшься.</text:p>
      <text:p text:style-name="P49">Дэш сложила передние ноги на груди и продолжила.</text:p>
      <text:p text:style-name="P49">–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9"/>
      <text:p text:style-name="P49">Я отсмеялся, наклонился через стол и потрепал пегаску по чёлке. Та в ответ с готовностью подставила голову.</text:p>
      <text:p text:style-name="P49"/>
      <text:p text:style-name="P49"><text:soft-page-break/>– Извини, Рэйнбоу Дэш! Задание, действительно, было дурацким. Просто ты немного вывела меня из себя. На самом деле мне, кроме пива, нужна любая информация про Великое Откровение и Чёрный Экран. Но не думаю, что ты сможешь помочь мне в этом. Даже Твайлайт не смогла.</text:p>
      <text:p text:style-name="P49">–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9">…</text:p>
      <text:p text:style-name="P49">У меня в голове зажглась лампочка. А ведь пегаска дело говорит! Из того, что я помню, эта зебра-шаманка иногда даже выручала Твайлайт. Визит к ней будет совсем не лишним.</text:p>
      <text:p text:style-name="P49"/>
      <text:p text:style-name="P49">– Спасибо, что напомнила. Буду тебе признателен, если покажешь завтра утром, где живёт Зекора.</text:p>
      <text:p text:style-name="P49">Пегаска отрицательно помотала головой.</text:p>
      <text:p text:style-name="P49">– Не утром. Прямо сейчас. Зекора вчера пришла в Понивилль затариться хавчиком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9"/>
      <text:p text:style-name="P49">Вот чёрт! Походу, сон на сегодня отменяется. Я спрятал письмо в стол, накинул на плечи куртку и пошёл к выходу.</text:p>
      <text:p text:style-name="P49">Пегаска по-прежнему стояла у стола, делая вид, что её это не касается.</text:p>
      <text:p text:style-name="P49"/>
      <text:p text:style-name="P49">– Эмм. Так мы идём к Зекоре, или нет? Я думал, ты хотела помочь.</text:p>
      <text:p text:style-name="P49">Пегаска скорчила недовольную мордочку.</text:p>
      <text:p text:style-name="P49">– Вы, человеки, все такие не клёвые?</text:p>
      <text:p text:style-name="P49">– ?</text:p>
      <text:p text:style-name="P49">Пегаска принялась загибать копыта.</text:p>
      <text:p text:style-name="P49">– Я тебе принесла пиво — это раз! Подала идею с Зекорой — это два! А где моё вознаграждение???</text:p>
      <text:p text:style-name="P49"/>
      <text:p text:style-name="P49">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9"/>
      <text:p text:style-name="P49">– Сколько ты хочешь за помощь, Рэйнбоу Дэш? – спросил я ровным голосом и звякнул монетами.</text:p>
      <text:p text:style-name="P49">Пегаска скривила губы и отодвинула от себя мешочек.</text:p>
      <text:p text:style-name="P49">– Какой ты глупый! А ещё из Кантерлота! Мне не нужны твои серебряшки!</text:p>
      <text:p text:style-name="P49">– Чего же ты хочешь? Золотяшек? – саркастически спросил я.</text:p>
      <text:p text:style-name="P49"/>
      <text:p text:style-name="P49">Пегаска уселась вплотную и поддела головой мою руку.</text:p>
      <text:p text:style-name="P49">– Почесушек! И не говори мне, что не умеешь! Ты только что делал это совершенно бесплатно!</text:p>
      <text:p text:style-name="P49"/>
      <text:p text:style-name="P49">Тепло разлилось по груди мягкой волной. Раздражение и холод ушли.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9"><text:soft-page-break/>– Да. Да. Так. Гы. Ещё. Вот так. Кру-у-у-то-о-о!</text:p>
      <text:p text:style-name="P49"/>
      <text:p text:style-name="P49">Я присел перед ней и стал чесать пегаску за ушами обеими руками. Та уткнулась мне носом в плёчо <text:s/>и замерла от удовольствия. Лишь беспокойное пряданье ушами выдавало напряжение пегаски.</text:p>
      <text:p text:style-name="P49">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9"/>
      <text:p text:style-name="P49">…</text:p>
      <text:p text:style-name="P49"/>
      <text:p text:style-name="P49">–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9">Пегаска с хрустом потянулась.</text:p>
      <text:p text:style-name="P49">– А я категорически против этого!</text:p>
      <text:p text:style-name="P37"/>
      <text:p text:style-name="P38">***</text:p>
      <text:p text:style-name="P37"/>
      <text:p text:style-name="P37">В тусклом свечении фонаря рельсы казались бесконечной лентой, протянувшейся из прошлого в будущее. В круге света существовали только я, пегаска и отрезок старой железной дороги.</text:p>
      <text:p text:style-name="P37">Я старался шагать по шпалам, чтобы не сбивать шаг. Очертания пегаски расплывались впереди, на границе освещённого участка.</text:p>
      <text:p text:style-name="P37"/>
      <text:p text:style-name="P49">– И как там, в Кантерлоте? Прикольно? Давненько там не была.</text:p>
      <text:p text:style-name="P49">–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9">–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старше, хотя кантерлотские снобы ни за что этого не признают. Но самое главное — это чувство. Чувство, которого нет ни в одном другом месте.</text:p>
      <text:p text:style-name="P49">Пегаска мечтательно вздохнула.</text:p>
      <text:p text:style-name="P49">– Что за чувство? – я старался успевать за пегаской, для чего мне пришлось перейти на быстрый шаг.</text:p>
      <text:p text:style-name="P49">– Чувство абсолютной свободы. Когда тебя ничто не связывает и ты ничем не ограничен. Для пегаса это важно. Только в Клаудсдейле такое есть.</text:p>
      <text:p text:style-name="P49">Дэш вздохнула.</text:p>
      <text:p text:style-name="P49">– В жизни бы оттуда не слиняла, если бы не тёрки с некоторыми клаудсдейлскими идиотами.</text:p>
      <text:p text:style-name="P49"/>
      <text:p text:style-name="P49">Я не поверил своим ушам.</text:p>
      <text:p text:style-name="P49">– Тебе угрожали клаудсдейлские пегасы? Тебе пришлось бросить дом?</text:p>
      <text:p text:style-name="P49">Пегаска фыркнула.</text:p>
      <text:p text:style-name="P49">–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9"><text:soft-page-break/></text:p>
      <text:p text:style-name="P49">Мы свернули с рельс на лесную тропинку. Свет фонаря выхватывал замшелые стволы сосен и дубов. Уханье совы и стрекот сверчков вплелись в наш разговор незаметным фоном.</text:p>
      <text:p text:style-name="P49"/>
      <text:p text:style-name="P49">– Так и перестала бы с ними драться. В чём проблема?</text:p>
      <text:p text:style-name="P49">Я не мог различить выражения мордочки Дэш в полутьме, но сопение пегаски выдало её волнение.</text:p>
      <text:p text:style-name="P49">– Они задирали Флаттершай. Она не могла им ответить. Она же не я!</text:p>
      <text:p text:style-name="P49">– А ты хотела бы вернуться?</text:p>
      <text:p text:style-name="P49">– Нет! – пегаска остановилась перед выросшей из темноты палаткой. За открытым пологом стоял непроглядный мрак.</text:p>
      <text:p text:style-name="P49"/>
      <text:p text:style-name="P49">–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9">– А если она уже спит? – тоже шёпотом ответил я Дэш. – Как-то неудобно её будить.</text:p>
      <text:p text:style-name="P49"/>
      <text:p text:style-name="P49">– Входи, Тот-Кого-Нет, – раздался вдруг низкий голос в темноте. – И ты, маленькая пегаска, тоже не стой на пороге.</text:p>
      <text:p text:style-name="P49"/>
      <text:p text:style-name="P49">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Фигура держала в копыте трубку.</text:p>
      <text:p text:style-name="P49"/>
      <text:p text:style-name="P49">Я закашлялся. На табак это не похоже, зебра явно курила травку.</text:p>
      <text:p text:style-name="P49">– Добрый вечер! – начал я. – Мы не знакомы, но Рэйнбоу Дэш посоветовала мне обратиться к вам. Я ищу ответы на пару вопросов.</text:p>
      <text:p text:style-name="P49"/>
      <text:p text:style-name="P49">Фигура откинула капюшон. Взгляду открылась зебра неопределённого возраста. Она молча глядела на меня ничего не выражающими глазами и время от времени выдыхала кольца дыма. Я огляделся и, не найдя ничего лучшего, уселся просто на пол перед ней. Со стены над зеброй на меня смотрела деревянная маска нахмуренного божка с торчащими из-под толстых губ клыками.</text:p>
      <text:p text:style-name="P49"/>
      <text:p text:style-name="P49">– Я ищу любую информацию про Великое Откровение и Чёрный Экран. Буду очень признателен, если…</text:p>
      <text:p text:style-name="P49">– Молчи! Ничего не говори! – перебила меня Зекора.</text:p>
      <text:p text:style-name="P49"/>
      <text:p text:style-name="P49">Заметив мой удивлённый взгляд, она объяснила:</text:p>
      <text:p text:style-name="P49">– Мало времени. Не у меня — у тебя. Другое Всё гонится за тобой и я не знаю, сколько тебе отмерено.</text:p>
      <text:p text:style-name="P49"/>
      <text:p text:style-name="P49">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text:p>
      <text:p text:style-name="P49"><text:soft-page-break/>С чокнутыми лучше не спорить, Анон!</text:p>
      <text:p text:style-name="P49"/>
      <text:p text:style-name="P49">– У нашего народа есть предание о том, кто придёт в конце времён. Значит, я чувствовала правильно. Конец действительно близок.</text:p>
      <text:p text:style-name="P49">Зекора нашла нужную страницу и стала читать.</text:p>
      <text:p text:style-name="P60"/>
      <text:p text:style-name="P60">«…Старый Сенбе говорит вам, маленькие иго-го, и вам, взрослые воины Нзака, и вам <text:span text:style-name="T54">— </text:span>тем, кто будет читать слова глупого старика в конце времён.</text:p>
      <text:p text:style-name="P60">Великая Нбеле печётся о благополучии всех Нзака, прикрывая их своим могучим выменем на всём пути их жизни. Но придёт день, когда Нбеле устанет и уйдёт, подобно тому, как старики уходят от молодых в земли предков. И тот день назовут концом времён, ибо тогда время для Нзака остановится.</text:p>
      <text:p text:style-name="P60">Старый Сенбе уже потерял все зубы и шкура его висит на костях, подобно листьям дерева Хара, и глаза его видят не дальше середины копья. Ему не разглядеть, что будет потом. Одно лишь он может сказать с уверенностью: незадолго до конца времён к народу Нзака придёт Большой Мбоно.</text:p>
      <text:p text:style-name="P60">Когда Большой Мбоно встретит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60"/>
      <text:p text:style-name="P49">Зекора захлопнула книгу.</text:p>
      <text:p text:style-name="P49">– Это всё, что я могу сказать тебе, Тот-Кого-Нет.</text:p>
      <text:p text:style-name="P49"/>
      <text:p text:style-name="P49">Проклятье! И ради этого я тащился сюда посреди ночи?</text:p>
      <text:p text:style-name="P49"/>
      <text:p text:style-name="P49">– Бред какой-то! – мне эти полунамёки порядком поднадоели и я решил не церемониться. – Какой ещё «Нзака», какой ещё «Мбоно», какие ещё, к чёрту, «вопросы про то, что о чём нельзя думать»? Я спрашивал тебя про две конкретные вещи: Великое Откровение и Чёрный Экран. Не можешь ответить — так и скажи, а не читай какую-то шаманскую мульку для дурачков! Сама сказала — у меня мало времени!</text:p>
      <text:p text:style-name="P49"/>
      <text:p text:style-name="P49">Дэш охнула и попыталась заткнуть мне рот. Я с раздражением оттолкнул её копыто. Знаю я таких «гуру», у меня на родине не протолкнёшься от всяких «экстрасенсов» и «гадалок». Удивительно, что с меня ещё деньги не запросили за «прорицание»!</text:p>
      <text:p text:style-name="P49"/>
      <text:p text:style-name="P49">Я был готов к тому, что зебра разозлится и выставит меня из шатра. Но Зекора только фыркнула.</text:p>
      <text:p text:style-name="P49"/>
      <text:p text:style-name="P49">– Ты сердишься, Анон – Большой Мбоно. Увы, мне не ответить на твои вопросы. Пони не пережить встречи с Велик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9"/>
      <text:p text:style-name="P49">Зебра усмехнулась. Я попытался пролепетать извинения, но зебра махнула копытом, показывая на выход и накинула тряпку на фонарь.</text:p>
      <text:p text:style-name="P49"/>
      <text:p text:style-name="P49">В наступившей темноте прозвучал голос Дэш:</text:p>
      <text:p text:style-name="P49"><text:soft-page-break/>– Зекора, почему ты называешь Анона Тем-Кого-Нет?</text:p>
      <text:p text:style-name="P49">В темноте сверкнула белозубая улыбка зебры.</text:p>
      <text:p text:style-name="P49">– Потому что когда я смотрю на дорогого твоему сердцу Анона, я вижу Ничто.</text:p>
      <text:p text:style-name="P49"/>
      <text:p text:style-name="P49">Мне стало нехорошо.</text:p>
      <text:p text:style-name="P49"/>
      <text:p text:style-name="P50">***</text:p>
      <text:p text:style-name="P49"/>
      <text:p text:style-name="P49">Мы возвращались по ночному лесу к железной дороге. Пегаска летела возле меня на высоте груди.</text:p>
      <text:p text:style-name="P49"/>
      <text:p text:style-name="P49">– Интересно, что Зекора имела в виду, когда говорила, что за тобой гонится Другое Всё? И как можно видеть Ничто?</text:p>
      <text:p text:style-name="P49">– Не обращай внимания. Когда курят траву, и не такое видят.</text:p>
      <text:p text:style-name="P49">–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9">Пегаска принялась боксировать воздух. Я расхохотался.</text:p>
      <text:p text:style-name="P49"/>
      <text:p text:style-name="P49">– Спасибо, Рэйнбоу Дэш! Я тронут.</text:p>
      <text:p text:style-name="P49">– Да ладно, Анон, чего уж там, – засмущалась пегаска. – Друзья иначе и не поступают. <text:span text:style-name="T58">И вот что. Зови меня Дэш! А то и мне придётся звать тебя полным именем, а я этого не выношу.</text:span></text:p>
      <text:p text:style-name="P49">Я кивнул и легонько хлопнул пегаску по крупу, принимая её предложение. Та скосила на меня вишнёвый глаз и фыркнула.</text:p>
      <text:p text:style-name="P49">– Имей в виду, Анон, я этот шлепок расцениваю, как обещание почесушек в будущем. И в очень скором будущем — я не люблю долго ждать! Иначе мне придётся поколотить тебя прямо сейчас за развязность.</text:p>
      <text:p text:style-name="P49"/>
      <text:p text:style-name="P49">Я фейспалмнул.</text:p>
      <text:p text:style-name="P1"/>
      <text:h text:style-name="Heading_20_2" text:outline-level="2">15. День сурка</text:h>
      <text:p text:style-name="P16"/>
      <text:p text:style-name="P3">Метель била в лицо колючими хлопьями. Свет фонарика от мобильника выгрызал из студёной мглы клочок тропы. Я брёл через заснеженное поле, пригибаясь под ударами ветра. В руке изредка дзынькал кулёк с бутылками.</text:p>
      <text:p text:style-name="P3"/>
      <text:p text:style-name="P4">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Допился ведь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text:span>найди<text:span text:style-name="T11"> новую работу. Так даже лучше: быстрее забудешь всю эту </text:span><text:soft-page-break/><text:span text:style-name="T11">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20"/>
      <text:p text:style-name="P9">Тропинка исчезла в снежном сугробе.</text:p>
      <text:p text:style-name="P9"/>
      <text:p text:style-name="P4">Бля, что-т не пойму, куда я зашёл-то? Угораздило заблудиться в своём район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из снега торчит остов разбитого форда. Значит, скоро выйду на дорогу, а там через пару кварталов мой дом.</text:p>
      <text:p text:style-name="P4"/>
      <text:p text:style-name="P3">Дрожащий круг света наткнулся на очертания белой фигуры.</text:p>
      <text:p text:style-name="P49">– Здравствуй, Анон.</text:p>
      <text:p text:style-name="P49"/>
      <text:p text:style-name="P49">Я молча смотрел на неё, слегка пошатываясь. В голове воцарилась звенящая пустота.</text:p>
      <text:p text:style-name="P49"/>
      <text:p text:style-name="P49">Селестия шагнула мне навстречу.</text:p>
      <text:p text:style-name="P49">– Пожалуйста, прошу тебя, не думай так. Мы — не фантазия, мы — живые, мы — существуем! Когда ты так думаешь, я чувствую, как мир тает.</text:p>
      <text:p text:style-name="P49"/>
      <text:p text:style-name="P49">Пар от её дыхания на лету превращался в ледяные искорки. Снежинки в реющей на ветру гриве сверкали алмазной россыпью, ресницы покрылись серебряной патиной. Я смотрел на неё и вспоминал, как она обнимает меня мокрыми крыльями в бассейне. А потом отталкивает. Желчь поднялась со дна замёрзшей души.</text:p>
      <text:p text:style-name="P49"/>
      <text:p text:style-name="P49">– Думаю как?</text:p>
      <text:p text:style-name="P49">– Думаешь, что мы — плод твоего воображения, отравленного наркотиком. Это не так. Прошу тебя…</text:p>
      <text:p text:style-name="P49">– А если вы — действительно мой бред? – съязвил я. – Вот сейчас протрезвею, и ты исчезнешь.</text:p>
      <text:p text:style-name="P49"/>
      <text:p text:style-name="P49">Порыв вьюги скрыл аликорницу в вихре снежинок. Её очертания расплылись во мгле.</text:p>
      <text:p text:style-name="P49"/>
      <text:p text:style-name="P49">– Эй, постой! Ты куда? Я пошутил! Погоди, не исчезай! Стой! Не оставляй меня здесь!!! Я пошутил!!!</text:p>
      <text:p text:style-name="P49">Я побежал вперёд, поскальзываясь и падая, всхлипывая и роняя бутылки в снег.</text:p>
      <text:p text:style-name="P49">Мобильник выскользнул из руки и затерялся где-то позади светящимся пятнышком. Я бежал наугад в темноту неожиданно долго, как мне казалось, целую вечность.</text:p>
      <text:p text:style-name="P49">Меня покинула всякая надежда, я бежал, куда глаза глядят, просто чтобы не останавливаться. Я знал, что пока я бегу — я верю, что мне всё это не привиделось, что в моей жизни действительно была чудная белая лошадь с рогом и крыльями.</text:p>
      <text:p text:style-name="P28"/>
      <text:p text:style-name="P49">Золотой столб света разделил тьму надвое, осветив белоснежную фигуру. Луч исходил из рога аликорницы, прогнав прочь снег и метель. Магическое сияние окрасило гриву и хвост Селестии в розоватый цвет. Добежав до аликорницы, я уткнулся лицом ей в шею.</text:p>
      <text:p text:style-name="P49"/>
      <text:p text:style-name="P49"><text:soft-page-break/>– Ты напугала меня! – пожаловался я ей. – Не исчезай больше!</text:p>
      <text:p text:style-name="P49">Аликорница прижала меня к себе крыльями и устало усмехнулась.</text:p>
      <text:p text:style-name="P49">– Мне трудно удерживать тебя с собой, когда ты так пьян. Но я постараюсь. Только будь так добр, не считай меня наваждением. Скорее, наваждение вот это всё, – она обвела крылом поле вокруг. – И мне нужно поскорее забрать тебя от него. Пока оно не забрало тебя у меня.</text:p>
      <text:p text:style-name="P49"/>
      <text:p text:style-name="P3"><text:span text:style-name="T41">Вьюга билась о границу освещённой зоны в яростном бессилии. Селестия коснулась меня своим носом. </text:span>Я почувствовал, как холод постепенно уходит. От аликорницы исходило тепло, мои руки и ноги вскоре согрелись, а тело перестал бить озноб.</text:p>
      <text:p text:style-name="P3"/>
      <text:p text:style-name="P49">– Знаешь, я всё думал над твоими словами тогда. Ну, ты помнишь… В бассейне. Они всё ещё в силе? Я могу быть хотя бы твоим другом?</text:p>
      <text:p text:style-name="P49"/>
      <text:p text:style-name="P49">Аликорница тихо засмеялась, защекотав мне ухо.</text:p>
      <text:p text:style-name="P49">– Мой глупый-глупый маленький человек! Ты им и был с самого начала, когда не бросил меня в руинах замка. Официальное объявление дружбы — всего лишь повод выпить вина после хорошей встречи.</text:p>
      <text:p text:style-name="P49">Я перестал чувствовать метель и стужу. Я обнимал аликорницу и мне было хорошо.</text:p>
      <text:p text:style-name="P49"/>
      <text:p text:style-name="P3">Где-то вдали, на пределе слышимости послышался стук.</text:p>
      <text:p text:style-name="P3"/>
      <text:p text:style-name="P49">– Времени осталось немного. Мне надо, чтобы ты запомнил одну вещь.</text:p>
      <text:p text:style-name="P49">– А?</text:p>
      <text:p text:style-name="P49">–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9">– Я доведу! Обещаю! Но что может случиться с тобой, Сел?</text:p>
      <text:p text:style-name="P49"/>
      <text:p text:style-name="P3">Стук стал громче.</text:p>
      <text:p text:style-name="P3"/>
      <text:p text:style-name="P49">– Ничего. Всё в порядке, Анон. Мы ещё выпьем вместе не один бокал вина — ты только не убегай сразу после первого! – Селестия слабо хохотнула, пошатнувшись в моих руках.</text:p>
      <text:p text:style-name="P49"/>
      <text:p text:style-name="P49">Я сжал объятия, чтобы удержать аликорницу. Та напрягла ноги и выровнялась.</text:p>
      <text:p text:style-name="P49">Тёплое дуновение взъерошило мои волосы.</text:p>
      <text:p text:style-name="P49">– Возвращайся, Анон, – шепнула Селестия. – Ты нужен Эквестрии.</text:p>
      <text:p text:style-name="P49">Я поднял голову.</text:p>
      <text:p text:style-name="P49"/>
      <text:p text:style-name="P49">При расставании в Кантерлоте у аликорницы глаза были красные, как от сильного недосыпа. Сейчас же тонкие жилки в глазных яблоках превратились в чёрные трещины, наполненные свернувшейся кровью. Я завороженно всматривался в этот ужас, пытаясь понять…</text:p>
      <text:p text:style-name="P49"/>
      <text:p text:style-name="P3">…</text:p>
      <text:p text:style-name="P3"><text:soft-page-break/></text:p>
      <text:p text:style-name="P3">Тук-тук-тук.</text:p>
      <text:p text:style-name="P3"/>
      <text:p text:style-name="P3">Я заворочался в постели, стараясь удержать ускользающий сон. Потянувшись за одеялом, рукой упёрся во что-то тёплое.</text:p>
      <text:p text:style-name="P3"/>
      <text:p text:style-name="P3">Тук-тук-тук!</text:p>
      <text:p text:style-name="P3"/>
      <text:p text:style-name="P3">Я с удивлением обнаружил рядом с собой сопящую розовую пони, кудряшки гривы которой разметались по всей подушке.</text:p>
      <text:p text:style-name="P49">– Ты кто? – тупо уставился я на неё. Голова гудела и раскалывалась. В горле открылся филиал ада, черти весело жарили шаурму, установив жаровню на язык и сливая отработку прямо в глотку.</text:p>
      <text:p text:style-name="P49"/>
      <text:p text:style-name="P49">Пони почавкала спросонку, пошарила по кровати копытом и, не открывая глаз, завернулась в одеяло с головой, совершенно сдёрнув его с меня.</text:p>
      <text:p text:style-name="P49"/>
      <text:p text:style-name="P3">ТУК-ТУК-ТУК!</text:p>
      <text:p text:style-name="P3"/>
      <text:p text:style-name="P49">– Что за ерунда? – Я схватился за голову, пытаясь не дать ей взорваться. Потом глянул вниз и схватился за другое. – Что за херня?!!</text:p>
      <text:p text:style-name="P49">Я вскочил в спешке и принялся одеваться.</text:p>
      <text:p text:style-name="P49"/>
      <text:p text:style-name="P49">БАЦ-БАЦ-БАЦ!!!</text:p>
      <text:p text:style-name="P49"/>
      <text:p text:style-name="P49">– Уже бегу!</text:p>
      <text:p text:style-name="P49">Одевая штаны, я попрыгал к двери на одной ноге. На пороге стояла серая пегаска с косящим взглядом.</text:p>
      <text:p text:style-name="P49"/>
      <text:p text:style-name="P49">– Привет, Анон. Тебе корреспонденция, – пегаска порылась в сумке и выудила зубами пухлый пакет.</text:p>
      <text:p text:style-name="P49">– «Особенности поведения, питания и размножения приматов», – прочитал я на стикере.</text:p>
      <text:p text:style-name="P49">–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1">Солнечный лучик настойчиво пробивался сквозь плотно сомкнутые веки. Ветерок </text:span><text:span text:style-name="T1">щекотал уши и шуршал</text:span><text:span text:style-name="T11"> </text:span><text:span text:style-name="T1">занавесками открытого окна</text:span><text:span text:style-name="T11">. Я раскрыл глаза, в который раз наслаждаясь ясной головой </text:span><text:span text:style-name="T37">—</text:span><text:span text:style-name="T11"> роскошью, недоступной мне за </text:span><text:span text:style-name="T1">годы</text:span><text:span text:style-name="T11"> недосыпа в прошлой жизни. Краем уха услышал тихое шушуканье в саду.</text:span></text:p>
      <text:p text:style-name="P3"><text:soft-page-break/>Нацепив на ноги сандалии, подошёл к окну. Благоухание заброшенного цветника щекотало ноздри. <text:s/>Потревоженная стрекоза сорвалась с подоконника. Я набрал в рот воды из кувшина, прополоскал рот и выплюнул в окно. В ответ мне с попутным ветерком прилетела бумажка и прилипла к фейсу. Я скомкал её и машинально положил в карман.</text:p>
      <text:p text:style-name="P3"/>
      <text:p text:style-name="P3">Дом, который я арендовал под жилье, был в прошлом жилищем путевого обходчика. Небольшое добротное здание расположилось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в траве утопали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
      <text:p text:style-name="P3">…</text:p>
      <text:p text:style-name="P3"/>
      <text:p text:style-name="P49">– Но нигде не сказано, какие частицы надо ускорять! Мне за эти самоцветы от сестры влетит!</text:p>
      <text:p text:style-name="P49">–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только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37">– Эээ! Это что же получается? Выходит, зря я яблоки <text:span text:style-name="T1">притащила</text:span>? Нам же не сидр нужен?</text:p>
      <text:p text:style-name="P37">– Нибаись, Блум! Мы ж не про сидр будем <text:span text:style-name="T1">думать</text:span>! <text:span text:style-name="T1">Твайлайт говорила, если чётко думать о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9">– А, по-моему, ты перепутала, Скуталу. Мыслью направляется <text:span text:style-name="T11">заклинание П</text:span>розрения<text:span text:style-name="T11">.</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9">– Эээ! Я не собираюсь ни с чем сталкивать свои яблоки! И перегонять тоже! Давайте лучше их съедим.</text:p>
      <text:p text:style-name="P49">– Тише, поняши! Нас могут услышать! Зачем сейчас спорить о том, о чём мы уже спорили вчера и позавчера?</text:p>
      <text:p text:style-name="P49">– Тебе легко говорить, Ску! Ты никакой своей особенной частицы не притащила! Давай мы твой скутер к ускорителю пришпандорим?</text:p>
      <text:p text:style-name="P37"><text:span text:style-name="T1">– Не-не-не, никакой моей частицы и не требуется! Сколько раз повторять, Блум, </text:span>— <text:span text:style-name="T1">я и буду своей собственной частицей! Всё равно кому-то нужно думать вопрос для ускорителя.</text:span></text:p>
      <text:p text:style-name="P49">– Так причём тут ускоритель, Ску?! Говорю ж, это для заклинания Прозрения…</text:p>
      <text:p text:style-name="P49"/>
      <text:p text:style-name="P49">…</text:p>
      <text:p text:style-name="P49"/>
      <text:p text:style-name="P49">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9"/>
      <text:p text:style-name="P49">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9"><text:soft-page-break/>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9"/>
      <text:p text:style-name="P49">Закрыв дверь, я отправился в город.</text:p>
      <text:p text:style-name="P49"/>
      <text:p text:style-name="P49">…</text:p>
      <text:p text:style-name="P49"/>
      <text:p text:style-name="P49">–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9">– Ну, если продолжить аналогию с садовым шлангом <text:span text:style-name="T11">—</text:span> струя воды сметёт весь песок и может облить всех рядом присутствующих.</text:p>
      <text:p text:style-name="P49">– Правильно! – единорожка кивнула. – А ускоритель <text:span text:style-name="T11">—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9">– А ты неопытный маг? – парировал я.</text:p>
      <text:p text:style-name="P49">–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Неделю назад, в последнем эксперименте по делению м-частиц, он выжег пещеру на три сотни футов в направлении фокусировки! И выжигал бы и дальше, но резонаторные рубины сгорели на второй секунд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28">– У меня недостаточно сил для контроля столь мощной энергии. И мне НЕ СТЫДНО в этом признаться! Я всего лишь единорог, не то, что некоторые!</text:span><text:span text:style-name="T37"> </text:span><text:span text:style-name="T28">Мощнее ускорителя только магия аликорнов и Элементов Гармонии. Если бы я была аликор…</text:span><text:span text:style-name="T11"> </text:span>Ай!</text:p>
      <text:p text:style-name="P1"/>
      <text:p text:style-name="P1">Твайлайт, погружённая в свои мысли, не заметила вылезшего из своей корзинки зевающего Спайка.</text:p>
      <text:p text:style-name="P1"><text:span text:style-name="T11">–</text:span> Элементы-шмелементы, <text:span text:style-name="T11">–</text:span> проворчал Спайк, выкарабкиваясь из-под Твайлайт. <text:span text:style-name="T11">–</text:span> <text:span text:style-name="T1">Д</text:span>оброе утро, <text:span text:style-name="T1">Анон</text:span>.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
      <text:p text:style-name="P99"><text:span text:style-name="T37">– Я </text:span><text:span text:style-name="T41">всегда буду оставаться в тени, </text:span><text:span text:style-name="T37">– </text:span><text:span text:style-name="T41">хлюпала книгоежка. </text:span><text:span text:style-name="T37">– </text:span><text:span text:style-name="T41">Мне не хватает сил, чтобы воспользоваться всеми знаниями, которые я освоила. Ведь даже заклинание «Последнего Шанса» я нашла!</text:span></text:p>
      <text:p text:style-name="P101"><text:span text:style-name="T11">– </text:span>Ты?!</text:p>
      <text:p text:style-name="P101"><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101"><text:span text:style-name="T11">– М</text:span>ожет, тогда ты скажешь, что в нём пошло не так? Я так понимаю, вот в ту воронку, что стащила меня с крыши, должно было затянуть сверхаликорна?</text:p>
      <text:p text:style-name="P101"><text:soft-page-break/><text:span text:style-name="T11">– </text:span>Не скажу. Заклинания Стар Свирла Бородатого если срабатывают, то без ошибок.</text:p>
      <text:p text:style-name="P49"><text:span text:style-name="T11">– Если </text:span>только <text:span text:style-name="T11">их правильно вызывают, – </text:span>пробурчал Спайк, возвращаясь в корзинку.</text:p>
      <text:p text:style-name="P49"/>
      <text:p text:style-name="P49">Я озадаченно взглянул на единорожку.</text:p>
      <text:p text:style-name="P35"><text:span text:style-name="T11">–</text:span> <text:span text:style-name="T1">Эмм. </text:span>Что он имел ввиду?</text:p>
      <text:p text:style-name="P35"><text:span text:style-name="T11">–</text:span> Ну, <text:span text:style-name="T11">–</text:span> Твайлайт смутилась, <text:span text:style-name="T11">–</text:span> заклинание сработало со второй попытки. В первый раз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text:span text:style-name="T1">в предисловии к заклинанию </text:span>место концентрации силы. Знаешь, <text:span text:style-name="T1">Анон</text:span>, магия пронизывает мир подобно паутине, она неоднородна. В месте, где проходит магическая силовая линия, в заклинание можно вложить гораздо больше энергии. А на месте пересечения таких линий эффект возрастает многократно <text:span text:style-name="T1">—</text:span> пропорционально количеству силовых линий, образующих узел. Так вот, замок <text:span text:style-name="T1">Сестёр</text:span> был построен как раз на месте крупнейшего в Эквестрии узла. Через кантерлотский же замок же вообще не проходят силовые линии <text:span text:style-name="T1">—</text:span> он просто <text:span text:style-name="T1">расположен над</text:span> местом пересечения крупнейш<text:span text:style-name="T1">их</text:span> торговых путей. И потому<text:span text:style-name="T63"> </text:span><text:span text:style-name="T10">для второй попытки </text:span>пришлось рискнуть и отправиться в руины замка Сестёр в Вечнодиком лесу. Хотя они уже в то время были очень опасным местом. <text:span text:style-name="T1">Мне известно,</text:span> чем всё закончилось, <text:span text:style-name="T11">–</text:span> <text:span text:style-name="T1">е</text:span>динорожка опустила голову.</text:p>
      <text:p text:style-name="P35"><text:span text:style-name="T11">– </text:span><text:span text:style-name="T1">Да, завершилось всё препаршиво. Принцесса Луна сказала, лучше бы её обратно на луну закинули.</text:span></text:p>
      <text:p text:style-name="P66"/>
      <text:p text:style-name="P66">Книгоежка с жаром закивала.</text:p>
      <text:p text:style-name="P35"><text:span text:style-name="T11">– </text:span><text:span text:style-name="T1">И я её понимаю! Не каждый может справиться с потерей близкого друга или своего особенного пони. Вот у тебя, Анон, есть своя особенная пони?</text:span></text:p>
      <text:p text:style-name="P35"><text:span text:style-name="T11">– </text:span><text:span text:style-name="T1">Нет. И заводить не собираюсь!</text:span></text:p>
      <text:p text:style-name="P35"><text:span text:style-name="T11">– </text:span><text:span text:style-name="T1">Упс! Эмм… А друзья?</text:span></text:p>
      <text:p text:style-name="P35"><text:span text:style-name="T11">– </text:span><text:span text:style-name="T1">У меня был друг. Упал с крыши дома два месяца назад.</text:span></text:p>
      <text:p text:style-name="P66"/>
      <text:p text:style-name="P66">Уши единорожки опустились.</text:p>
      <text:p text:style-name="P1"><text:span text:style-name="T11">–</text:span> О, мои соболезнования! Друзей терять <text:span text:style-name="T1">тоже </text:span>тяж<text:span text:style-name="T1">ело</text:span>. <text:span text:style-name="T1">Когда два месяца назад, после неудачи первой попытки сотворения «Последнего Шанса», я рассорилась с Селестией, мне было так плохо, что я рыдала два дня не переставая!</text:span></text:p>
      <text:p text:style-name="P1"><text:span text:style-name="T11">–</text:span> Всё в порядке, Твайлайт.<text:span text:style-name="T11"> </text:span><text:span text:style-name="T1">Как бы то ни было,</text:span> <text:span text:style-name="T1">я готов рискнуть. Зекора сказала, что Великое Откровение мне не повредит, </text:span><text:span text:style-name="T27">и я ей верю.</text:span><text:span text:style-name="T1"> Я должен сам увидеть этот хренов квадрат Малевича! И не просто увидеть его, а рассмотреть, что скрывается за ним! Рэрити не смогла подойти к нему </text:span><text:span text:style-name="T27">—</text:span><text:span text:style-name="T1"> к счастью, силы заклинания не хватило. Для того, чтобы я смог подойти вплотную</text:span><text:span text:style-name="T28">, надо усилить заклинание по максимуму.</text:span><text:span text:style-name="T1"> </text:span>Если <text:span text:style-name="T1">проблема</text:span> только в <text:span text:style-name="T1">твоей неопытности</text:span>, я попро<text:span text:style-name="T1">шу</text:span> Селестию проконтролировать эксперимент. <text:span text:style-name="T1">Не д</text:span>умаю, <text:span text:style-name="T1">что она откажет </text:span><text:span text:style-name="T27">— и</text:span><text:span text:style-name="T1">наче ей вообще не было смысла тащить меня сюда.</text:span></text:p>
      <text:p text:style-name="P3"/>
      <text:p text:style-name="P16">– Да, это вариант, – единорожка не выглядела обрадованной. – Потому что с принцессой Луной нам совсем не светит, а у Кэйденс магия очень… эмм… специфическая.</text:p>
      <text:p text:style-name="P16"><text:span text:style-name="T1">Твайлайт</text:span> покраснела и пробормотала нечто вроде: <text:span text:style-name="T28">«кстати, это идея…».</text:span></text:p>
      <text:p text:style-name="P49"/>
      <text:p text:style-name="P1"><text:span text:style-name="T11">– Вот и отлично. Итак, на чём мы остановились? Я уговариваю Селестию помочь тебе с заклинанием Прозрения, усиленным ускорителем. Мы проводим эксперимент, я рассказываю, чего там увидел, а дальше по обстоятельствам</text:span><text:span text:style-name="T37">. Годится?</text:span></text:p>
      <text:p text:style-name="P1"><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oft-page-break/><text:span text:style-name="T11">– </text:span><text:span text:style-name="T1">Ерунда! Там стоит запрет только для пони. На приматах Луна экспериментировать не запрещала</text:span><text:span text:style-name="T28">.</text:span></text:p>
      <text:p text:style-name="P49"/>
      <text:p text:style-name="P49">…</text:p>
      <text:p text:style-name="P49"/>
      <text:p text:style-name="P49">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9"/>
      <text:p text:style-name="P49">«<text:span text:style-name="T24">Чужестранец-примат разбил сердце нашей обожаемой Селестии! Двор в отчаянии </text:span><text:span text:style-name="T15">— </text:span><text:span text:style-name="T24">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9"/>
      <text:p text:style-name="P49">Папарацци хреновы!</text:p>
      <text:p text:style-name="P49">У меня засосало под ложечкой. Понятно, что писаки преувеличивают. Но всё же… Всё же надо черкнуть коняге письмо. Спросить, всё ли в порядке?</text:p>
      <text:p text:style-name="P49"/>
      <text:p text:style-name="P49">Скупившись на рынке продуктами, я повернулся было возвращаться, когда заметил в боковом переулке знакомую понях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9"/>
      <text:p text:style-name="P49"><text:span text:style-name="T11">– </text:span>Привет, Эй-Джей! У тебя проблемы?</text:p>
      <text:p text:style-name="P49"><text:span text:style-name="T11">– </text:span>Привет, сахарок, <text:span text:style-name="T11">– </text:span>озабоченно поприветствовала меня фермерша. <text:span text:style-name="T11">– </text:span>Да, и ещё какие! Большой Мак, лягать его тудыть,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9"/>
      <text:p text:style-name="P49">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9"/>
      <text:p text:style-name="P49"><text:span text:style-name="T11">– </text:span>А ты, Большой Мак, вместо того, ш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49"/>
      <text:p text:style-name="P49">Я присел перед тележкой на корточки. Так я и думал: ось сломалась в самом нагруженном месте, в центре у шкворня. К счастью, деревянная балка треснула неровно, сломанные части можно было скрепить вместе парой обжимных хомутов.</text:p>
      <text:p text:style-name="P49"/>
      <text:p text:style-name="P49"><text:span text:style-name="T11">– </text:span>Думаю, я могу починить телегу. Только больших нагрузок эта ось уже не выдержит. Но до фермы худо-бедно доедете.</text:p>
      <text:p text:style-name="P49"/>
      <text:p text:style-name="P49">Эпплджек с сомнением посмотрела на меня.</text:p>
      <text:p text:style-name="P49"><text:span text:style-name="T11">– </text:span>Хошь сказать, ты в Кантерлоте у Селестии под крылышком телеги чинил? Или Рэр сбрехала про Селестию?</text:p>
      <text:p text:style-name="P49"/>
      <text:p text:style-name="P49"><text:soft-page-break/>Я мысленно ругнулся на языкатую единорожку и молча достал из внутреннего кармана куртки пенал с инструментами.</text:p>
      <text:p text:style-name="P49"/>
      <text:p text:style-name="P49">…</text:p>
      <text:p text:style-name="P49"/>
      <text:p text:style-name="P49">Собрав пожитки, я потолкал тележку назад-вперёд.</text:p>
      <text:p text:style-name="P49"><text:span text:style-name="T11">– Г</text:span>отово. Принимай работу, хозяйка!</text:p>
      <text:p text:style-name="P49"/>
      <text:p text:style-name="P49">Эпплджек присвистнула и стиснула меня в сокрушающих объятиях.</text:p>
      <text:p text:style-name="P49"><text:span text:style-name="T11">– </text:span>Спасибо, сахарок! Ты не представляешь, как ты нас выручил! Стыдно сказать, но в последнее время дома ни бита: дела идут совсем паршиво. Продаём почти што задаром, лишь бы брали.</text:p>
      <text:p text:style-name="P49">Кобылка строго посмотрела на брата.</text:p>
      <text:p text:style-name="P49"><text:span text:style-name="T11">– </text:span>А перегруза не будет, половину товара Макинтош на себе дотащит.</text:p>
      <text:p text:style-name="P49"/>
      <text:p text:style-name="P49">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9"/>
      <text:p text:style-name="P49"><text:span text:style-name="T11">– </text:span>Этой… Бери… Сам делал… Ток не говори никому, лады?</text:p>
      <text:p text:style-name="P49">Я кивнул и сунул флягу за пазуху. Биг Мак молниеносно накрыл дерюгой подсумок и через мгновение за телегу заглянула Эпплджек.</text:p>
      <text:p text:style-name="P49"/>
      <text:p text:style-name="P49"><text:span text:style-name="T11">– </text:span>Чегой-то вы тут скрытничаете, а?</text:p>
      <text:p text:style-name="P49">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9"><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49"/>
      <text:p text:style-name="P49">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58">именно в такой последовательности.</text:span></text:p>
      <text:p text:style-name="P49">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58">объявляла вывеска.</text:span></text:p>
      <text:p text:style-name="P52"/>
      <text:p text:style-name="P52">Ну что же, Анон, если тебе повезёт, ты найдёшь тут пару блюд без травы!</text:p>
      <text:p text:style-name="P52"/>
      <text:p text:style-name="P52">…</text:p>
      <text:p text:style-name="P52"/>
      <text:p text:style-name="P49">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сетителей оживлённо болтали за столиками, время от времени <text:s/>отпивая из громадных деревянных кружек. Чокнутые пони зачем-то приделали кружкам ручки, хотя держали их исключительно двумя копытами в обнимку.</text:p>
      <text:p text:style-name="P49"><text:soft-page-break/>Единственный более-менее свободный столик был в углу, за древним музыкальным автоматом.</text:p>
      <text:p text:style-name="P49"/>
      <text:p text:style-name="P49"><text:span text:style-name="T11">– </text:span>Свободно? <text:span text:style-name="T11">– </text:span>спросил я у пони, сидящей за столиком.</text:p>
      <text:p text:style-name="P49"><text:span text:style-name="T11">– </text:span>Да-да, конечно, <text:span text:style-name="T11">–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9"/>
      <text:p text:style-name="P49"><text:span text:style-name="T11">– </text:span>Пирог с грибами, яишницу и чизкейк,<text:span text:style-name="T11"> – </text:span>сообщил я подошедшей официантке.</text:p>
      <text:p text:style-name="P49"><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ак подушка, к тому же.</text:p>
      <text:p text:style-name="P49"><text:span text:style-name="T11">– </text:span>И салат «по-кантерлотски», <text:span text:style-name="T11">– добавил я к заказу я, удивляясь, причём тут подушка?</text:span></text:p>
      <text:p text:style-name="P51"/>
      <text:p text:style-name="P51">…</text:p>
      <text:p text:style-name="P51"/>
      <text:p text:style-name="P51">Я ел.</text:p>
      <text:p text:style-name="P51">Поняха мрачно смотрела на меня, положив голову на стол. Мне стало неловко от её тяжёлого взгляда и я попытался завести разговор.</text:p>
      <text:p text:style-name="P51"/>
      <text:p text:style-name="P51"><text:span text:style-name="T11">– </text:span>Вы, наверное, ждёте кого-то?</text:p>
      <text:p text:style-name="P51"><text:span text:style-name="T11">– </text:span>Неа.</text:p>
      <text:p text:style-name="P51"><text:span text:style-name="T11">– </text:span>Просто обедаете?</text:p>
      <text:p text:style-name="P51"><text:span text:style-name="T11">– </text:span>Неа.</text:p>
      <text:p text:style-name="P51"><text:span text:style-name="T11">– </text:span>Просто сидите и мрачно смотрите на меня?</text:p>
      <text:p text:style-name="P51"><text:span text:style-name="T11">– </text:span>Неа.</text:p>
      <text:p text:style-name="P51"/>
      <text:p text:style-name="P51">Хм, а эта пони не из разговорчивых.</text:p>
      <text:p text:style-name="P51"/>
      <text:p text:style-name="P51"><text:span text:style-name="T11">– </text:span>А что же вы делаете?</text:p>
      <text:p text:style-name="P51"><text:span text:style-name="T11">– </text:span>Веселюсь, <text:span text:style-name="T11">– </text:span>мрачно заявила пони.</text:p>
      <text:p text:style-name="P51"><text:span text:style-name="T11">– </text:span>Если я вас достал, то так и скажите. Извините.</text:p>
      <text:p text:style-name="P51"/>
      <text:p text:style-name="P51">Вот так и пытайся кому-то помочь, Анон! Благими намерениями…</text:p>
      <text:p text:style-name="P51">Я продолжил есть молча.</text:p>
      <text:p text:style-name="P51"/>
      <text:p text:style-name="P51">Неожиданно пони улыбнулась и подмигнула мне. Её сморщенная мордочка разгладилась и стала весьма милой.</text:p>
      <text:p text:style-name="P51"><text:span text:style-name="T11">– </text:span>Привет, Нон-нон!</text:p>
      <text:p text:style-name="P51">Вот дискорд! То есть, чёрт! Обитатели этого городка в который раз поражали меня своей проницательностью. У меня на лбу написано, что ли?!</text:p>
      <text:p text:style-name="P51"/>
      <text:p text:style-name="P51"><text:soft-page-break/><text:span text:style-name="T11">– </text:span>Мы с вами раньше встречались?</text:p>
      <text:p text:style-name="P51"><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Нон-нон и ты айтишник,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text:p>
      <text:p text:style-name="P51">Пони подняла голову со стола и села на табуретке прямо.</text:p>
      <text:p text:style-name="P51"><text:span text:style-name="T11">– </text:span>А кто такая ниссан-пикап? И куда ты её водишь? А меня туда сводишь?</text:p>
      <text:p text:style-name="P51"/>
      <text:p text:style-name="P51">Я немного офигел от напора эмоций и прорицательских способностей поняхи. Официантка, принёсшая счёт, вывела меня из ступора. Я потянулся было за деньгами, но моя соседка меня опередила.</text:p>
      <text:p text:style-name="P51"/>
      <text:p text:style-name="P51"><text:span text:style-name="T11">– </text:span>Оставь, Салвер.<text:span text:style-name="T11"> </text:span>Ему за счёт заведения.</text:p>
      <text:p text:style-name="P49"><text:span text:style-name="T11">– </text:span>Ясно, мисс Пинки, <text:span text:style-name="T11">– </text:span>официантка кивнула и ушла.</text:p>
      <text:p text:style-name="P49"><text:span text:style-name="T11">– Ч</text:span>его-о-о?<text:span text:style-name="T11"> </text:span>Так это твой бар?</text:p>
      <text:p text:style-name="P49"><text:span text:style-name="T11">– </text:span>Агась, <text:span text:style-name="T11">– </text:span>поняха развела копыт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гна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9">Говоря это, кобылка оттянула передними копытами нижние веки, став похожей на маньяка.</text:p>
      <text:p text:style-name="P49"/>
      <text:p text:style-name="P49"><text:span text:style-name="T11">– </text:span>Тихо-тихо, <text:span text:style-name="T11">– </text:span>я оглянулся на посетителей. Поняху определённо надо было успокоить: шёпот Пинки, наверное, был слышен даже на улице. <text:span text:style-name="T11">– </text:span>Не вспоминай опять. Давай лучше выпьем на брудершафт. За знакомство.</text:p>
      <text:p text:style-name="P49"><text:span text:style-name="T11">– </text:span>Агась! <text:span text:style-name="T11">– согласно </text:span>кивнула пони, придвигая ко мне бутылку. <text:span text:style-name="T11">– </text:span>Хотя ты и так уже знаком со мной, глупенький Нон-нон, я не прочь, чтобы ты познакомился со мной ещё раз!</text:p>
      <text:p text:style-name="P49"/>
      <text:p text:style-name="P49">Ну да, поняха меня таки уела, я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9"/>
      <text:p text:style-name="P49"><text:span text:style-name="T11">– </text:span>У меня есть идея получше, <text:span text:style-name="T11">– </text:span>на свет показалась фляга Большого Макинтоша.</text:p>
      <text:p text:style-name="P49"><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9"><text:span text:style-name="T11">– </text:span>Починил телегу. Только молчок про самогон, раз уж ты в курсе, <text:span text:style-name="T11">– </text:span>я разлил сидр по чашкам.</text:p>
      <text:p text:style-name="P49"><text:span text:style-name="T11">– </text:span>Да ты что?! Чтоб я раз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 После чего залпом опустошила чашку.</text:p>
      <text:p text:style-name="P49"/>
      <text:p text:style-name="P49">Сидр Биг Мака на вкус был безобидным, чуть забродившим яблочным соком. Я опорожнил свою чашку и заявил Пинки:</text:p>
      <text:p text:style-name="P49"><text:span text:style-name="T11">– </text:span>Эт-то ты наз-зваишь с-суфер-д-дуфер-с-сильн..?</text:p>
      <text:p text:style-name="P49"><text:soft-page-break/></text:p>
      <text:p text:style-name="P49">?!!</text:p>
      <text:p text:style-name="P49"/>
      <text:p text:style-name="P49">Язык повиновался мне с трудом. Я с удивлением посмотрел на кружку. И увидел вместо неё две. Кружки. И две руки. А когда я поднял голову, то увидел напротив полторы Пинки Пай.</text:p>
      <text:p text:style-name="P49"/>
      <text:p text:style-name="P49"><text:span text:style-name="T11">– У </text:span>тебя такая смешная мордочка! <text:span text:style-name="T11">– </text:span>захихикали Пинки, покачиваясь. <text:span text:style-name="T11">– </text:span>Как будто ты <text:span text:style-name="T58">подкову </text:span>в пироге обнаружил. Ик! Или Селестию в ванной.</text:p>
      <text:p text:style-name="P49"/>
      <text:p text:style-name="P49">Это сравнение пробудило во мне полузабытое воспоминание.</text:p>
      <text:p text:style-name="P49"><text:span text:style-name="T11">– </text:span>Эмм… Скажи-ка мне, мой друг П-п-пинки… Легенда про фаэри <text:span text:style-name="T16">— </text:span><text:span text:style-name="T58">эт правда?</text:span></text:p>
      <text:p text:style-name="P49"><text:span text:style-name="T16">– </text:span><text:span text:style-name="T58">Какая из? Их много, вообще-то. Ик!</text:span></text:p>
      <text:p text:style-name="P49"><text:span text:style-name="T16">– </text:span><text:span text:style-name="T58">Про принцесс. Про то, что они фаэри, спустившиеся с неба во плоти, чтоб помогать пони управлять Эквестрией?</text:span></text:p>
      <text:p text:style-name="P49"><text:span text:style-name="T16">– Н</text:span><text:span text:style-name="T58">он-нон, </text:span><text:span text:style-name="T16">– </text:span><text:span text:style-name="T58">захихикала Пинки, взъерошив копытами розовые кудряшки и попытавшись соорудить из них бороду, </text:span><text:span text:style-name="T16">– </text:span><text:span text:style-name="T58">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правдивость детских сказкок, мифов и историй. А почему тебе интересна эта тема? Ик!</text:span></text:p>
      <text:p text:style-name="P49"><text:span text:style-name="T16">– </text:span><text:span text:style-name="T58">Да так. Всё думаю, насколько это одиноко — быть бессмертной в мире смертных. Когда сам никого не любишь, и тебя никто не любит…</text:span></text:p>
      <text:p text:style-name="P49"><text:span text:style-name="T16">– </text:span><text:span text:style-name="T58">Ты что-о-о! Нельзя любить фаэри! Она похитит твоё сердце, и ты будешь искать её, пока не… </text:span><text:span text:style-name="T16">– </text:span><text:span text:style-name="T58">Пинки погрузилась мордочкой в так и не съеденный салат «по-кантерлотски» и захрапела.</text:span></text:p>
      <text:p text:style-name="P49"><text:span text:style-name="T16">– </text:span><text:span text:style-name="T58">Пока не умру?</text:span></text:p>
      <text:p text:style-name="P49"><text:span text:style-name="T16">– </text:span><text:span text:style-name="T58">Нет, глупенький, </text:span><text:span text:style-name="T16">– </text:span><text:span text:style-name="T58">пробулькала Пинки из миски. </text:span><text:span text:style-name="T16">– </text:span><text:span text:style-name="T58">Пока не найдёшь.</text:span></text:p>
      <text:p text:style-name="P52"/>
      <text:p text:style-name="P52">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и пошарил по карманам.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2"/>
      <text:p text:style-name="P52">Развернув бумажку из любопытства,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2"/>
      <text:p text:style-name="P52">Холодок незаметно прокрался мне в душу и прояснил мозги. Я кинул взгляд на часы на стене. Было без десяти шесть.</text:p>
      <text:p text:style-name="P52"/>
      <text:p text:style-name="P52">Бля!</text:p>
      <text:p text:style-name="P52"/>
      <text:p text:style-name="P52">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лягать отца твоего… !» <text:span text:style-name="T11">– </text:span>заорала <text:soft-page-break/>мне вдогонку нетрезвая кобыла с виноградной гроздью на крупе. Хлопнув входной дверью бара, я попытался проскочить между двумя фонарями.</text:p>
      <text:p text:style-name="P52"/>
      <text:p text:style-name="P52">БАМММ!!!</text:p>
      <text:p text:style-name="P52"/>
      <text:p text:style-name="P52">Очнулся я сидящим у фонарного столба, сквозь который только что пытался пробежать. Возле меня хлопотала Пинки, прикладывая к моему лбу мокрую тряпочку.</text:p>
      <text:p text:style-name="P52"/>
      <text:p text:style-name="P52"><text:span text:style-name="T11">– </text:span>Судя по тому, как ты стремительно сбежал не попрощавшись, у тебя от меня проблемы, <text:span text:style-name="T11">– </text:span>заметила с укором кобылка. <text:span text:style-name="T11">– </text:span>Странно, мы, вроде, только сегодня познакомились.</text:p>
      <text:p text:style-name="P52"><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52"><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52"><text:span text:style-name="T11">– </text:span>У нас?</text:p>
      <text:p text:style-name="P52"/>
      <text:p text:style-name="P52">Пинки молча поддела меня носом и с неожиданной<text:tab/>для такой маленькой лошадки силой буквально закинула к себе на спину. От тяжести поняха крякнула и присела, но, к моему великому удивлению, всё же выдержала нагрузку.</text:p>
      <text:p text:style-name="P52"/>
      <text:p text:style-name="P52">Вся последующая дорога до моего дома была быстрой и мучительной. Я практически лежал на лошадке, обняв её за шею руками и стуча по мостовой пятками, а по холке зубами.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отчаянными ругательствами и дикими взвизгиваниями моего безбашенного скакуна. Так или иначе, следуя моим указаниям, Пинки пересекла город за удивительно короткое время. </text:p>
      <text:p text:style-name="P52"/>
      <text:p text:style-name="P52">Но недостаточное.</text:p>
      <text:p text:style-name="P52"/>
      <text:p text:style-name="P52">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и направляющей мачтой. Бок бочки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к земле. И вот к ним-то от мачты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2"/>
      <text:p text:style-name="P52"><text:span text:style-name="T11">– </text:span>Сто-о-ой! <text:span text:style-name="T11">– </text:span>заорал я. <text:span text:style-name="T11">– </text:span>Выпрыгивай из бочки!!!</text:p>
      <text:p text:style-name="P52">Кобылка-пилот улыбнулась и постукала копытцем по шлему, показывая, что не слышит меня.</text:p>
      <text:p text:style-name="P52"><text:span text:style-name="T11">– </text:span>Выпрыгива-а-а… <text:span text:style-name="T11">– </text:span>мой крик утонул в рёве рвущихся фейерверков.</text:p>
      <text:p text:style-name="P52"/>
      <text:p text:style-name="P52"><text:soft-page-break/>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реодолел мачту и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2"/>
      <text:p text:style-name="P52">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хи. Через пару мгновений пылающий бочколёт ухнул в дальнем конце сада. В воздух поднялись горящие обломки, послышались хлопки и взрывы догорающих движков. В конце-концов, наступила тишина, изредка прерываемая треском пламени.</text:p>
      <text:p text:style-name="P52"/>
      <text:p text:style-name="P52"><text:span text:style-name="T11">– </text:span>Э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52">Кобылка ткнула в бок белоснежную пони-единорога. Та раскрыла глаза и осмотрелась.</text:p>
      <text:p text:style-name="P52"/>
      <text:p text:style-name="P52"><text:span text:style-name="T11">– </text:span>Смотри, вот те и ответ на вопрос, куда деваются пони!</text:p>
      <text:p text:style-name="P52"><text:span text:style-name="T11">– </text:span>Где? <text:span text:style-name="T11">– </text:span>единорожка начала оглядываться.</text:p>
      <text:p text:style-name="P52"><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52"><text:span text:style-name="T11">– </text:span>И что? Я всё равно не пойму, куда деваются пони? И куда пропала Скуталу?</text:p>
      <text:p text:style-name="P52"><text:span text:style-name="T11">– Я </text:span>их ем, <text:span text:style-name="T11">– </text:span>зверски ухмыльнувшись, сообщил я кобылкам. <text:span text:style-name="T11">– </text:span>Мне нравятся пони. Особенно я люблю непослушных жеребят.</text:p>
      <text:p text:style-name="P52"/>
      <text:p text:style-name="P52">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2"/>
      <text:p text:style-name="P53">***<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9"/>
      <text:p text:style-name="P62">Приветствую тебя, мой маленький человек!</text:p>
      <text:p text:style-name="P62">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тиску голубому волоску, ты познакомился с некой пегаской, чья скорость делает её одним из самых быстрых летунов Эквестрии нашего времени. Поздравляю с удачным выбором!</text:p>
      <text:p text:style-name="P62"><text:soft-page-break/></text:p>
      <text:p text:style-name="P62">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с Твайлайт карт-бланш на абсолютно любые исследования в данной области. Считай моё письмо официальным разрешением.</text:p>
      <text:p text:style-name="P62"/>
      <text:p text:style-name="P62">И, разумеется, я окажу тебе полное содействие в контроле магии при эксперименте с усиленным заклинанием Прозрения. Из дневника, что ты мне прислал, я вижу,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душу Эквестрии <text:span text:style-name="T11">— </text:span>место, из которого приходят в мир при рождении и куда в конечном итоге возвращаются все пони. И сон показывает, как Чёрный Экран пожирает душу Эквестрии. Несомненно, разгадка тайны Великого Откровения и Чёрного Экрана <text:span text:style-name="T11">— </text:span>ключ к решению проблем Эквестрии.</text:p>
      <text:p text:style-name="P62"/>
      <text:p text:style-name="P62">Очень хочу надеяться, что остальная часть дневника описывает<text:span text:style-name="T11"> </text:span>всего лишь кошмар-заготовки сестры, которые она не уничтожила по рассеянности. Мне невыносимо тяжко думать о том, что такое ГДЕ-ТО МОЖЕТ БЫТЬ.</text:p>
      <text:p text:style-name="P62"/>
      <text:p text:style-name="P62">Думаю обратиться за помощью к Луне. Она намного лучше меня ориентируется в этой теме и сможет опознать свои черновики, если они имеют место быть. Мы ещё поговорим об этом при общей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2"/>
      <text:p text:style-name="P62">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2"/>
      <text:p text:style-name="P62">Помимо описанных проблем, гонцы со всех концов Эквестрии рассказывают о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ерекочевали из снов в реальный мир.</text:p>
      <text:p text:style-name="P62"/>
      <text:p text:style-name="P62">Я сейчас писала сухим стилем моего советника по экономике, чтобы только сдержать себя в копытах. Ситуация просто ужасна! Мне очень не хотелось загружать тебя экономическими выкладками, Анон, но я вынуждена была это сделать, чтобы ты понял, почему я отказываю тебе в запросе на синхрофазотрон.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62"/>
      <text:p text:style-name="P62">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2"/>
      <text:p text:style-name="P62"><text:soft-page-break/>Анон, мне крайне неудобно подгонять тебя.<text:span text:style-name="T11"> </text:span>Догадываюсь, что ты устал, помогая Твайлайт (о, моя ученица в научном рвении может загонять до пены даже аликорна!).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чувствуют все пони. Магия единорогов слабеет, некоторые становятся неспособны даже к простейшему телекинезу. Пегасам стало трудно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сотворения нужных заклинаний.</text:p>
      <text:p text:style-name="P62"/>
      <text:p text:style-name="P62">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2"/>
      <text:p text:style-name="P62">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2">«<text:span text:style-name="T11">P.S. Н</text:span>е гневите мироздание воровством! <text:span text:style-name="T24">Обмен рулит</text:span>!»</text:p>
      <text:p text:style-name="P62"/>
      <text:p text:style-name="P62">Если говорить начистоту, мы вырвали тебя силой из твоего мира и перенесли в наш. Это можно рассматривать, как похищение или же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постараюсь присмотреть за тобой, но мои возможности сейчас сильно ограничены.</text:p>
      <text:p text:style-name="P62"/>
      <text:p text:style-name="P62">До встречи, Анон! Крепко обнимаю <text:span text:style-name="T11">— </text:span>если ты уже не сердишься на меня <text:span text:style-name="T11">—</text:span> или просто кладу рог тебе на плечо в противном случае.</text:p>
      <text:p text:style-name="P62"/>
      <text:p text:style-name="P43">P.S. <text:span text:style-name="T1">Посылаю это письмо пегасьей почтой. Письмо через Спайка может случайно прочитать Твайлайт, а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60"/>
      <text:h text:style-name="Heading_20_2" text:outline-level="2">16. Фетлок</text:h>
      <text:p text:style-name="P87"/>
      <text:p text:style-name="P52"><text:span text:style-name="T11">– </text:span>Попробуй ещё раз. Может, сбой соединения.</text:p>
      <text:p text:style-name="P52">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2"><text:span text:style-name="T11">– </text:span>Не отсылается. Глюк какой-то.</text:p>
      <text:p text:style-name="P52"/>
      <text:p text:style-name="P52"><text:soft-page-break/>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 написать солнцем «<text:span text:style-name="T11">х#й</text:span>» на небе, чем заставить пони-чинушу поступиться хотя бы запятой в должностных инструкциях!</text:p>
      <text:p text:style-name="P52"/>
      <text:p text:style-name="P52"><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52"><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Аноном в Фетлок. Когда найдём рубины, я смогу за день доставить их обратно. К тому времени, как Анон вернётся в Понивилль, ты уже починишь и настроишь ускоритель. Так мы верняк пару дней сэкономим…</text:p>
      <text:p text:style-name="P52"/>
      <text:p text:style-name="P53">***</text:p>
      <text:p text:style-name="P52"/>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ых посёлков.</text:p>
      <text:p text:style-name="P3"/>
      <text:p text:style-name="P52"><text:span text:style-name="T11">– </text:span>Это неправильно! <text:span text:style-name="T11">– </text:span>заявила Рэйнбоу Дэш, отвернувшись от окна.</text:p>
      <text:p text:style-name="P52"><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52"><text:span text:style-name="T11">– </text:span>Да я не про то! <text:span text:style-name="T11">– </text:span>отмахнулась пегаска. <text:span text:style-name="T11">– </text:span>Посмотри на поле.</text:p>
      <text:p text:style-name="P52"><text:span text:style-name="T11">– </text:span>И что? Поле как поле.</text:p>
      <text:p text:style-name="P52"><text:span text:style-name="T11">– </text:span>Оно не убрано, <text:span text:style-name="T11">– </text:span>мрачно ответила пегаска. <text:span text:style-name="T11">– </text:span>Ужас, сколько кукурузы пропадает!</text:p>
      <text:p text:style-name="P52">Я присмотрелся получше и указал ей на очередной городок, проносящийся за окном.</text:p>
      <text:p text:style-name="P52"><text:span text:style-name="T11">– </text:span>У самого посёлка поля убраны. Наверняка дойдёт дело и до остальных.</text:p>
      <text:p text:style-name="P52"><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пони-исчезновений некому работать на полях!</text:p>
      <text:p text:style-name="P52">Я выложил на платок горку сдобы от Пинки и предложил печеньку пегаске. Та покрутила носом.</text:p>
      <text:p text:style-name="P52"><text:span text:style-name="T11">– </text:span>Спасибо, но от плюшек у меня фланки округляются.</text:p>
      <text:p text:style-name="P52"><text:span text:style-name="T11">– </text:span>Да ладно тебе, Дэш! От одной не округлятся.</text:p>
      <text:p text:style-name="P52"><text:span text:style-name="T11">– </text:span>От одной —<text:span text:style-name="T11"> </text:span>нет. Но я же на одной не остановлюсь, <text:span text:style-name="T11">– п</text:span>егаска взяла карту и нахмурилась. <text:span text:style-name="T11">– </text:span>Да что ж такое, какого сена! Одни валеты идут!</text:p>
      <text:p text:style-name="P52"/>
      <text:p text:style-name="P52">За окном несколько пони работали в поле. Что-то странное было в их деятельности.<text:span text:style-name="T11"> </text:span>Как будто…</text:p>
      <text:p text:style-name="P52"><text:span text:style-name="T11">– О</text:span>но и понятно, что поля не убраны. Откуда же им быть убранными, когда на двух работающих пони целая толпа бездельников!</text:p>
      <text:p text:style-name="P52"/>
      <text:p text:style-name="P52"><text:soft-page-break/>Дэш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2"><text:span text:style-name="T11">– </text:span>Они паслись… Ты можешь себе представить? Анон! Они ПАСЛИСЬ! Ели траву, как какие-то дикари! Фигня какая-то…</text:p>
      <text:p text:style-name="P52"/>
      <text:p text:style-name="P52">Пегаска удручённо покачала головой не веря увиденному. Потом сложила карты и залезла на верхнюю полку. <text:s/>Вскоре оттуда послышалось шуршание страниц, а свесившийся хвост защекотал мне нос.</text:p>
      <text:p text:style-name="P52"/>
      <text:p text:style-name="P52">…</text:p>
      <text:p text:style-name="P52"/>
      <text:p text:style-name="P52">ВЖИИИИИИИИИ!!!</text:p>
      <text:p text:style-name="P52"/>
      <text:p text:style-name="P52">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2"><text:span text:style-name="T11">– </text:span>Что за…?</text:p>
      <text:p text:style-name="P52"/>
      <text:p text:style-name="P132">Дэш высунула нос в коридор. В кромешной тьме мелькали лучи фонариков и магические огоньки на рогах единорогов. Кто-то левитировал перед собой волшебную палочку со светящимся набалдашником в виде звёздочки.</text:p>
      <text:p text:style-name="P132"/>
      <text:p text:style-name="P52"><text:span text:style-name="T11">– </text:span>Леди и джентльпони! Просьба не паниковать! Поезд дальше не идёт: впереди провал! <text:span text:style-name="T11">– </text:span>крикнул проводник.</text:p>
      <text:p text:style-name="P52"><text:span text:style-name="T11">– </text:span>Какой ещё, в дышло, провал? Я проезжал тут два дня назад!</text:p>
      <text:p text:style-name="P52"><text:span text:style-name="T11">– </text:span>Безобразие! Верните мне деньги за билет!</text:p>
      <text:p text:style-name="P52"><text:span text:style-name="T11">– </text:span>Как вы смеете! Я опоздаю в порт! Вы будете платить неустойку! <text:s/><text:span text:style-name="T11">– </text:span>послышались выкрики в толпе.</text:p>
      <text:p text:style-name="P52"/>
      <text:p text:style-name="P52">Проводник — седой земнопони стального цвета — поставил фонарь на пол и вытер со лба пот.</text:p>
      <text:p text:style-name="P52"><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2"/>
      <text:p text:style-name="P3">Вблизи провал выглядел достаточно обыденно. Прожектор паровоза выхватил из тьмы очертания пересекавшей пути трещины около двадцати метров шириной. Стальные полосы провисали в пустоте этаким сюрреалистич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3"/>
      <text:p text:style-name="P52">Я осторожно подошёл к краю и глянул вниз.</text:p>
      <text:p text:style-name="P52">И вот тогда я понял, чем Провал отличается от простого разлома. Его стены в рассеянном свете прожектора уходили вертикально вниз и растворялись во тьме без каких-либо признаков дна. Сужения стен на видимой части Провала не наблюдалось.</text:p>
      <text:p text:style-name="P52"/>
      <text:p text:style-name="P52"><text:soft-page-break/><text:span text:style-name="T11">– </text:span>Эта дыра фиг знает на сколько длится! <text:span text:style-name="T11">– </text:span>заявила Дэш, выныривая из темноты. <text:span text:style-name="T11">– Я</text:span> летела по минуте в каждую сторону, и всё же не достигла концов. Значит, ты, как минимум полдня потратишь, и то не факт, что обойдёшь. Что делать будем, кэп?</text:p>
      <text:p text:style-name="P52"/>
      <text:p text:style-name="P52">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м на месте. Но если возвращаться в Драй Бриз, а потом искать окружной путь — минимум, сутки потеряем. Вот только как перебраться?</text:p>
      <text:p text:style-name="P52"/>
      <text:p text:style-name="P52"><text:span text:style-name="T11">– </text:span>Дэш, нам надо на ту сторону.</text:p>
      <text:p text:style-name="P52">Пегаска развела копытами.</text:p>
      <text:p text:style-name="P52"><text:span text:style-name="T11">– </text:span>Нет проблем. Я могу тебя перенести.</text:p>
      <text:p text:style-name="P52">Я с сомнением посмотрел на пегаску. Дэш в холке была мне по пояс.</text:p>
      <text:p text:style-name="P52"><text:span text:style-name="T11">– </text:span>Ты точно в этом уверена?</text:p>
      <text:p text:style-name="P52"/>
      <text:p text:style-name="P52">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2"/>
      <text:p text:style-name="P52"><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52"/>
      <text:p text:style-name="P52">Чёрт.</text:p>
      <text:p text:style-name="P52"/>
      <text:p text:style-name="P52"><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2">Пегаска почесала затылок и заметила.</text:p>
      <text:p text:style-name="P52"><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52"/>
      <text:p text:style-name="P52">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ывала себя левитационным полем. Наконец, спрыгнув на насыпь с другой стороны, фигура скрылась в темноте.</text:p>
      <text:p text:style-name="P52"/>
      <text:p text:style-name="P52">А что, это идея! Если «мостик» из висящих рельсов выдержал её, то выдержит и меня —<text:span text:style-name="T11"> </text:span>я уже давно заметил, что пони, за исключением пегасов, по весу были не легче, а то и тяжелее меня.</text:p>
      <text:p text:style-name="P52">Я поплевал на руки и сбросил рюкзак.</text:p>
      <text:p text:style-name="P52"/>
      <text:p text:style-name="P52"><text:soft-page-break/>…</text:p>
      <text:p text:style-name="P52"/>
      <text:p text:style-name="P52">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2"/>
      <text:p text:style-name="P52">Паровоз издал длинный гудок и со стоном осадил назад. Рельса подо мной задрожала и напряглась. От неё с громким треском оторвался целый ряд шпал, повиснув одним концом в пропасти. Парочка шпал,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Не смотри вниз, Анон!</text:p>
      <text:p text:style-name="P52"/>
      <text:p text:style-name="P52">Разумеется, я посмотрел вниз.</text:p>
      <text:p text:style-name="P52"/>
      <text:p text:style-name="P52">Мне моментально захотелось в туалет по-маленькому. Я не вру и не шучу — ссать захотелось отчаянно. Потому что я увидел «дно» Провала. Когда поезд отъехал за пригорок и свет прожектора угас, в глубине пропасти засверкали тусклые искорки. Бездна смотрела на меня россыпью созвездий, рисунок которых отличался от их собратьев у меня над головой.</text:p>
      <text:p text:style-name="P52"/>
      <text:p text:style-name="P52">…</text:p>
      <text:p text:style-name="P52"/>
      <text:p text:style-name="P52">Я валялся на насыпи с другой стороны Провала и трясся в лихорадке. От пережитого шока меня тошнило. Ёбаная Селестия!</text:p>
      <text:p text:style-name="P52"><text:span text:style-name="T11">– </text:span>Ты как, в порядке? Анон? <text:span text:style-name="T11">– п</text:span>егаска озабоченно потрогала меня за плечо. <text:span text:style-name="T11">– </text:span>В чём дело? Как ты себя чувствуешь?</text:p>
      <text:p text:style-name="P52">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2"><text:span text:style-name="T11">– </text:span>Я чувствую, что только что упустил отличную возможность отлить на Вселенную!</text:p>
      <text:p text:style-name="P52"/>
      <text:p text:style-name="P53">***</text:p>
      <text:p text:style-name="P3"/>
      <text:p text:style-name="P3">По сравнению с Понивиллем и даже Кантерлотом, пригород Мэйнхеттена выглядел мегаполисом. Снующие по улицам брички, кареты и омнибусы создавали впечатление разворошенного муравейника в жаркий летний день. Скрип экипажей, цокот сотен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контрастировал с фэнтезийно-средневековым стилем Кантерлота и сельским фахверком Понивилля. Впрочем, смешение стилей и технологий Эквестрии уже давно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text:soft-page-break/>двигают немногие ботаны-энтузиасты вроде Твайлайт Спаркл. Остальные же предпочитают жить и работать по-старинке.</text:p>
      <text:p text:style-name="P15"/>
      <text:p text:style-name="P3">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3"/>
      <text:p text:style-name="P52"><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52"/>
      <text:p text:style-name="P63">«Именем Селестии, повелеваю всячески содействовать предъявителю сего мандата, человеку Анонимусу Терранскому. Предписываю по его первому требованию вверять ему любое указанное оборудование, устройство и другое оснащение, а также способствовать их транспортировке в Понивилль или любое другое указанное им место.</text:p>
      <text:p text:style-name="P3"><text:span text:style-name="T44">Принцесса Селестия Эквестрийская, Дневная Глава Диархии, Непобедимое Солнце, Защитница Кантерлота, Страж Эверфри и прочая, и прочая…» </text:span><text:span text:style-name="T38">– </text:span><text:span text:style-name="T42">прочитал охранник, близоруко щурясь.</text:span></text:p>
      <text:p text:style-name="P52"/>
      <text:p text:style-name="P52"><text:span text:style-name="T11">– </text:span>Удостоверение личности предъявлять? <text:span text:style-name="T11">– </text:span>осведомился я.</text:p>
      <text:p text:style-name="P52"><text:span text:style-name="T11">– </text:span>Ч-ч-человек А-а-анонимус? <text:span text:style-name="T11">– </text:span>заикаясь, переспросил охранник. Он присмотрелся ко мне получше и изо всех сил опустил копыто мне на ботинок.</text:p>
      <text:p text:style-name="P52"/>
      <text:p text:style-name="P52">Бляяя!!! Ах ты ж!!!</text:p>
      <text:p text:style-name="P52"/>
      <text:p text:style-name="P52">Хлопнула освобождённая дверь, изнутри клацнула щеколда.</text:p>
      <text:p text:style-name="P52"><text:span text:style-name="T11">– </text:span>Нет, ты видела? Он мне чуть пальцы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52"/>
      <text:p text:style-name="P52">Дэш, ни слова не говоря, прислонила ухо к двери.</text:p>
      <text:p text:style-name="P52"><text:span text:style-name="T11">– </text:span>Будешь смеяться, но именно этим он и занят. Вызывает полицию по телефону, <text:span text:style-name="T11">– </text:span>сообщила пегаска.</text:p>
      <text:p text:style-name="P52"><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52">Пегаска продолжала слушать. Потом глаза её округлились от удивления.</text:p>
      <text:p text:style-name="P52"><text:span text:style-name="T11">– </text:span>Оп-па! <text:span text:style-name="T11">– </text:span>пегаска оторвала ухо от двери. <text:span text:style-name="T11">– Анон</text:span>, кажись, у нас проблемы. Надо сваливать отсюда. Долго объяснять. Из того, что я поняла, копы будут не на нашей стороне.</text:p>
      <text:p text:style-name="P52"/>
      <text:p text:style-name="P52">Ну охренеть! Я что, нанёс моральную травму охраннику своим видом? Добро пожаловать в Эквестрию, страну дружбы и пони!</text:p>
      <text:p text:style-name="P52"><text:span text:style-name="T11">– </text:span>Сколько у нас времени?</text:p>
      <text:p text:style-name="P52"/>
      <text:p text:style-name="P52">Дэш почесала в затылке.</text:p>
      <text:p text:style-name="P52"><text:span text:style-name="T11">–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копы не так хорошо вышколены. Думаю, двадцать <text:span text:style-name="T11">– </text:span>двадцать пять минут у нас есть.</text:p>
      <text:p text:style-name="P52"><text:soft-page-break/></text:p>
      <text:p text:style-name="P52">Я с наслаждением захреначил ногой в стеклянную дверь павильона. Осколки стекла брызнули во все стороны.</text:p>
      <text:p text:style-name="P52"><text:span text:style-name="T11">– </text:span>Тогда давай сначала обыщем контору. Если уж полиция всё равно едет сюда, так пусть у них хотя бы будет повод!</text:p>
      <text:p text:style-name="P52"/>
      <text:p text:style-name="P53">***</text:p>
      <text:p text:style-name="P52"/>
      <text:p text:style-name="P52">Разумеется, полиция приехала, как только мы обнаружили эти чёртовы резонаторы — иначе ж и быть не могло!</text:p>
      <text:p text:style-name="P52"/>
      <text:p text:style-name="P52">…</text:p>
      <text:p text:style-name="P52"/>
      <text:p text:style-name="P52">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Psyntel» с плакатом, на котором пёс в малиновом пиджаке <text:s/>и украшенном самоцветами шипастом ошейнике передавал белой единорожке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фиолетовый хвост его пассии вызвали у меня смутные ассоциации, хотя проверить их я не мог, так как её кьютимарка была закрыта сталактитом. Прибор с плаката стоял на столике под вывеской.</text:p>
      <text:p text:style-name="P52"/>
      <text:p text:style-name="P52"><text:span text:style-name="T11">– “</text:span>Портативный магоэнергетический ускоритель «<text:span text:style-name="T15">Psyntel Rari2+ DDR</text:span>»,<text:span text:style-name="T11"> </text:span>демо-прототип<text:span text:style-name="T11">”, – </text:span>прочитал я на бирке. <text:span text:style-name="T11">– </text:span>Оно!</text:p>
      <text:p text:style-name="P52"/>
      <text:p text:style-name="P52">Снаружи послышался вой сирены и цокот множества копыт.</text:p>
      <text:p text:style-name="P52"><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2"/>
      <text:p text:style-name="P52">Пиздец! Мы с Дэш переглянулись.</text:p>
      <text:p text:style-name="P52"><text:span text:style-name="T11">– </text:span>Это твои двадцать минут? <text:span text:style-name="T11">– </text:span>возмутился я. <text:span text:style-name="T11">– </text:span>Да ещё и десяти не прошло!</text:p>
      <text:p text:style-name="P52">Дэш вымучено развела копытами.</text:p>
      <text:p text:style-name="P52"/>
      <text:p text:style-name="P52"><text:span text:style-name="T11">– Человек</text:span> Анонимус, здание окружено! Мы знаем, что ты внутри! Выходи добровольно, или будешь взят силой! <text:span text:style-name="T11">– </text:span>загремел усиленный мегафоном голос.</text:p>
      <text:p text:style-name="P52"/>
      <text:p text:style-name="P52">Я разбил топором стеклянные дверцы прибора и вытащил рубины.</text:p>
      <text:p text:style-name="P52"><text:span text:style-name="T11">– </text:span>Значит так. План такой: я отвлекаю копов. Ты летишь с рубинами в Понивилль и отдаёшь их Твайлайт. Потом Твай пишет Сел письмо и меня вытаскивают отсюда.</text:p>
      <text:p text:style-name="P52"/>
      <text:p text:style-name="P52">Пегаска отрицательно помотала головой.</text:p>
      <text:p text:style-name="P52"><text:span text:style-name="T11">– </text:span>Ну уж фигушки. Я тебя тут не оставлю.</text:p>
      <text:p text:style-name="P52"><text:soft-page-break/><text:span text:style-name="T11">– </text:span>Дэш! <text:span text:style-name="T11">– </text:span>взмолился я. <text:span text:style-name="T11">– </text:span>Сейчас не время геройствовать! Нам нужно доставить резонаторы Твайлайт! Ничего со мной не случится, посижу пару деньков в КПЗ и выйду как новенький!</text:p>
      <text:p text:style-name="P52"><text:span text:style-name="T11">– Н</text:span>е тупи! <text:span text:style-name="T11">– </text:span>упрямо мотнула головой пегаска. <text:span text:style-name="T11">– </text:span>Всё изменилось. Никто тебя не вытащит.</text:p>
      <text:p text:style-name="P52"/>
      <text:p text:style-name="P52">Окна павильона рассыпались стеклянным дождём, внутрь влетели четыре дымовые шашки. Затем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2"/>
      <text:p text:style-name="P52"><text:span text:style-name="T11">– </text:span>Быстро за мной! <text:span text:style-name="T11">– </text:span>скомандовала пегаска, помчавшись к лестнице в офисные этажи.</text:p>
      <text:p text:style-name="P52">Я припустил было за ней, потом вернулся и поднял над головой раскуроченный ускоритель.</text:p>
      <text:p text:style-name="P52"><text:span text:style-name="T11">– Ю-</text:span>хууу<text:span text:style-name="T11">!!!</text:span></text:p>
      <text:p text:style-name="P39"/>
      <text:p text:style-name="P52">Увесистый ящик врезался во фронтальный щит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2"/>
      <text:p text:style-name="P52">Пегаска стояла на последнем этаже в коридоре, с сомнением обозревая ряд дверей.</text:p>
      <text:p text:style-name="P52"><text:span text:style-name="T11">– </text:span>Где-то тут должна быть дверь на крышу. Не могли же они залазить туда по пожарной лестнице?</text:p>
      <text:p text:style-name="P52"/>
      <text:p text:style-name="P52">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text:span></text:p>
      <text:p text:style-name="P52">Я подбежал к двери, к которой сходились красные стрелки со стилизованными изображениями пони, бегущих от огня, и стал рубить её топором.</text:p>
      <text:p text:style-name="P52"/>
      <text:p text:style-name="P52"><text:span text:style-name="T11">– Анон</text:span>, подвинься!</text:p>
      <text:p text:style-name="P52">Пегаска оттеснила меня крупом и повернулась к двери задом.</text:p>
      <text:p text:style-name="P52"/>
      <text:p text:style-name="P52">БАБАХ!!!</text:p>
      <text:p text:style-name="P52"/>
      <text:p text:style-name="P52">Дверь вылетела в крохотный чуланчик, выбитая мощнейшим ударом задних ног Рэйнбоу. Я ошеломлённо уставился на пегаску. Мне и в голову не приходило, что эта компактная жилист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2"/>
      <text:p text:style-name="P52"><text:span text:style-name="T11">– </text:span>Ты чего на меня так уставился? <text:span text:style-name="T11">– </text:span>подозрительно спросила пегаска.</text:p>
      <text:p text:style-name="P52"><text:span text:style-name="T11">– </text:span>Да так… Не ожидал, что ты такая…</text:p>
      <text:p text:style-name="P52"><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52"/>
      <text:p text:style-name="P52"><text:soft-page-break/>С лестницы донёсся топот копыт, в конце коридора появились пони-полицейские.</text:p>
      <text:p text:style-name="P52">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2"/>
      <text:p text:style-name="P52"><text:span text:style-name="T11">– </text:span>Ну, теперь действуй! — я положил рубины в кошелёк, повесил его пегаске на шею и вдруг, сам для себя неожиданно, обнял её худенькое тело. <text:span text:style-name="T11">– </text:span>Доберись до Понивилля, передай их Твайлайт, а потом <text:s/>вытаскивайте меня из тюрьмы. Если к тому времени я сам не разберусь со всем этим недоразумением.</text:p>
      <text:p text:style-name="P52"/>
      <text:p text:style-name="P52">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2"/>
      <text:p text:style-name="P52"><text:span text:style-name="T11">– </text:span>Ты! Не! По! Нял! Те! Бе! Не! Льзя! Тут! Ос! Та! ВАТЬСЯ!!! <text:span text:style-name="T11">– </text:span>мощный толчок изнутри катапультировал её с люка.</text:p>
      <text:p text:style-name="P52"/>
      <text:p text:style-name="P52">Дэш в полёте развернулась с переворотом. Расправив крылья, она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2"/>
      <text:p text:style-name="P52">Таких ругательств, что раздались через мгновение, ты в Эквестрии ещё не слыхал, Анон!</text:p>
      <text:p text:style-name="P52"/>
      <text:p text:style-name="P52">Дэш пренебрежительно фыркнула и прыгнула ко мне, словно пантера. Обхватив меня передними ногами, она что есть силы оттолкнулась задними от крыши и взлетела.</text:p>
      <text:p text:style-name="P52"/>
      <text:p text:style-name="P52"><text:span text:style-name="T11">– </text:span>Ты чего делаешь??! Пипец, мы же упадём! Ты ж не удержишь!..</text:p>
      <text:p text:style-name="P52">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Та в ответ обхватила меня ещё и задними ногами.</text:p>
      <text:p text:style-name="P52"/>
      <text:p text:style-name="P52">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е пришлось огибать здания и нести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2"/>
      <text:p text:style-name="P52">Некоторое время было тихо. Потом хлопнули ставни и чей-то сонный голос недовольно пробормотал:</text:p>
      <text:p text:style-name="P52"><text:span text:style-name="T11">– </text:span>Кто мешает нам спать после тяжкого выступления?</text:p>
      <text:p text:style-name="P52"/>
      <text:p text:style-name="P52">Я осторожно выглянул из куста.</text:p>
      <text:p text:style-name="P52"><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2">Птицы и цикады продолжили пение, прерванное нашим вторжением. </text:p>
      <text:p text:style-name="P52"/>
      <text:p text:style-name="P52">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2"/>
      <text:p text:style-name="P52"><text:span text:style-name="T11">– </text:span>Так вот кто тревожит наш сон!</text:p>
      <text:p text:style-name="P52">Дверь дома приоткрылась. Стало видно, что за ней притаилась единорожка, уже спустившаяся с мансарды.</text:p>
      <text:p text:style-name="P52"/>
      <text:p text:style-name="P52"><text:span text:style-name="T11">– </text:span>Так-так, посмотрим, что тут у нас. Ага. Гм. Это наверняка тот монстр-примат, о котором писали в газетах. Занятно.</text:p>
      <text:p text:style-name="P52">Я крутился в левитационном поле перед единорожкой как некий диковинный экспонат из шоу уродцев.</text:p>
      <text:p text:style-name="P52"><text:span text:style-name="T11">– </text:span>А это у нас кто? Гм-м. Пегаска. Вот так раз! Рэйнбоу Дэш! Какими судьбами?</text:p>
      <text:p text:style-name="P52"><text:span text:style-name="T11">– </text:span>ТРИКСИ! <text:span text:style-name="T11">– <text:s/></text:span>фейсхуфнула Дэш. <text:span text:style-name="T11">– </text:span>Во имя Селестии, ЧТО ты тут делаешь?!!</text:p>
      <text:p text:style-name="P52"><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52"/>
      <text:p text:style-name="P52">Так как дипломатические таланты пегаски явно оставляли желать лучшего, я решил взять переговоры в свои руки.</text:p>
      <text:p text:style-name="P52"><text:span text:style-name="T11">– </text:span>Эээ. Гм. Я дико извиняюсь, мы не знали, что вы спите днём, а то бы ни за что не стали вас тревожить. Мы тут пролетали мимо, и я подумал…</text:p>
      <text:p text:style-name="P52"><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52"><text:span text:style-name="T11">– </text:span>Трикси! Не смей! У нас мегаважное задание! Нам нужно вернуться в Понивилль во что бы то ни стало! <text:span text:style-name="T11">– </text:span>пегаска извивалась изо всех сил, пытаясь выбраться из магического захвата.</text:p>
      <text:p text:style-name="P52"><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52"/>
      <text:p text:style-name="P52">Пегаска задумалась. Она обернулась ко мне и мрачно спросила:</text:p>
      <text:p text:style-name="P52"><text:span text:style-name="T11">– </text:span>Ей ведь нельзя рассказывать, да?</text:p>
      <text:p text:style-name="P52"><text:span text:style-name="T11">– </text:span>Нельзя, <text:span text:style-name="T11">– </text:span>подтвердил я. <text:span text:style-name="T11">– </text:span>Селестия запретила. Может возникнуть паника и всё такое.</text:p>
      <text:p text:style-name="P52"/>
      <text:p text:style-name="P52">Дэш кивнула. Закрыв глаза, она схватилась за голову, как бы готовясь сказать нечто невыносимое. Потом Дэш произнесла напряжённым, <text:s/>неестественно тонким голосом:</text:p>
      <text:p text:style-name="P52"><text:span text:style-name="T11">– </text:span>Трикси. Если ты нас не выдашь, я готова выступать. В твоих представлениях. Кем угодно. Целый месяц! После сопровождения Анона в Понивилль…</text:p>
      <text:p text:style-name="P52"/>
      <text:p text:style-name="P52"><text:soft-page-break/><text:span text:style-name="T11">– </text:span>ОГО!</text:p>
      <text:p text:style-name="P52">Единорожка аж села на крыльцо от удивления.</text:p>
      <text:p text:style-name="P52"/>
      <text:p text:style-name="P52"><text:span text:style-name="T11">– </text:span>Представляем себе, ЧТО вы скрываете, если ты готова на ТАКОЕ! Признаюсь, тебе удалось нас заинтересовать!</text:p>
      <text:p text:style-name="P52">Единорожка в задумчивости стала ходить по веранде туда-сюда, разговаривая сама с собой.</text:p>
      <text:p text:style-name="P52"><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2">Единорожка встала на задние ноги и захлопала в копыта. После чего метнулась в дом, потянув нас за собой.</text:p>
      <text:p text:style-name="P52"/>
      <text:p text:style-name="P52">В небольшой комнатке напротив камина лежал широкий тюфяк. У противоположных стен стояли шкаф и трюмо. На трюмо лежала стопка газет, прикрытых отстроконечной шляпой с вышитыми звёздочками. Стена была увешана плакатами с Трикси, творящей очередное заклинание, Трикси с букетом цветов принимающей поздравления и Трикси в свете прожекторов прикрывающейся плащом.</text:p>
      <text:p text:style-name="P52">Единорожка улеглась на тюфяке и задумалась. Мы с Дэш шмякнулись на ковёр. Единорожа молча смотрела на нас, машинально покусывая копыто. Я от нечего делать принялся разглядывать афиши на стене.</text:p>
      <text:p text:style-name="P52"/>
      <text:p text:style-name="P52"><text:span text:style-name="T11">– Т</text:span>ут Великая и Могучая Трикси впервые даёт представление в Кантерлоте, <text:span text:style-name="T11">– </text:span>отвлеклась от раздумий единорожка. <text:span text:style-name="T11">– </text:span>А вот тут мы успешно демонстрируем наш самый первый фокус!</text:p>
      <text:p text:style-name="P52"><text:span text:style-name="T11">– </text:span>А это, <text:span text:style-name="T11">– </text:span>оживилась единорожка, <text:span text:style-name="T11">– </text:span>задел на следующий сезон. Мы заказали эту афишу по новому, ещё только готовящемуся номеру. Трикси планирует показать «прыжок в пасть мантикоре»! Это вершина иллюзионистского искусства! Осталось только найти компаньона, который смог бы дать мантикоре рвотное в случае, если что-то пойдёт не по плану.</text:p>
      <text:p text:style-name="P52">Единорожка уставилась на Дэш. Та икнула и сделала вид, что увлечённо интересуется видом из окна. Трикси кивнула своим мыслям.</text:p>
      <text:p text:style-name="P52"/>
      <text:p text:style-name="P52"><text:span text:style-name="T11">– </text:span>Как бы то ни было, <text:span text:style-name="T11">– </text:span>единорожка смерила меня взглядом, <text:span text:style-name="T11">– </text:span>Великая и Могучая Трикси не из тех, кто легко поддаётся панике. И учти, человек, Трикси только что отказалась от весьма ценного помощника. Поэтому было бы справедливо… В общем, мы приняли решение отказаться от услуг Рэйнбоу Дэш. Мы не выдадим вас полиции в обмен на то, что вы расскажете нам о вашей секретной миссии!</text:p>
      <text:p text:style-name="P39"/>
      <text:p text:style-name="P52"><text:span text:style-name="T11">– </text:span>Не пойдёт! <text:span text:style-name="T11">– </text:span>заявил я. <text:span text:style-name="T11">– </text:span>Я уже сказал, это тайна. Мне добавить нечего.</text:p>
      <text:p text:style-name="P52"><text:span text:style-name="T11">– </text:span>Да неужели? <text:span text:style-name="T11">– </text:span>захлопала ресницами Трикси. <text:span text:style-name="T11">– </text:span>Ты хорошо подумал?</text:p>
      <text:p text:style-name="P52"/>
      <text:p text:style-name="P52">Окно <text:s/>комнаты распахнулось. Внутрь ворвался вой сирены. Несколько полицейских фургонов промчались по улице мимо.</text:p>
      <text:p text:style-name="P52">Вот дискорд!!!</text:p>
      <text:p text:style-name="P52"><text:span text:style-name="T11">– </text:span>Трикси знала, что мы договоримся, <text:span text:style-name="T11">– </text:span>улыбнулась единорожка.</text:p>
      <text:p text:style-name="P52"/>
      <text:p text:style-name="P52">…</text:p>
      <text:p text:style-name="P39"><text:soft-page-break/></text:p>
      <text:p text:style-name="P52"><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Трикси, куда исчезла принцесса Селестия!</text:p>
      <text:p text:style-name="P52"><text:span text:style-name="T11">– </text:span>Так вот почему я не могла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2"/>
      <text:p text:style-name="P52">Я едва не пропустил мимо ушей сказанное единорожкой.</text:p>
      <text:p text:style-name="P52"><text:span text:style-name="T11">– </text:span>Стой! Что ты там сказала о Селестии? Куда она исчезла?</text:p>
      <text:p text:style-name="P52">Трикси молча левитировала мне газеты с трюмо.</text:p>
      <text:p text:style-name="P52"/>
      <text:p text:style-name="P52">…</text:p>
      <text:p text:style-name="P52"/>
      <text:p text:style-name="P52">Ох, фак! Фак-фак-фак!!!</text:p>
      <text:p text:style-name="P52"/>
      <text:p text:style-name="P52">«<text:span text:style-name="T24">Исчезновение дневной главы диархии: Эквестрия в панике!</text:span>» (статья двухдневной давности).</text:p>
      <text:p text:style-name="P52">«<text:span text:style-name="T24">Принцесса Селестия исчезла вчера утром! Придворный церемониймейстер, мисс Трейдишнс, обнаружила лишь недопитый кофе в чашке! Всепони Эквестрии собираются в стихийные митинги!</text:span>» (вчерашняя статья).</text:p>
      <text:p text:style-name="P52">«<text:span text:style-name="T24">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text:span text:style-name="T24">Да отстаньте же вы от меня! Он сказал, что ест пони, но я этого НЕ ВИДЕЛА!!!</text:span>»).</text:p>
      <text:p text:style-name="P52">«<text:span text:style-name="T24">Чужестранец-примат, ввергший ранее нашу принцессу в глубокую депрессию, подозревается в её исчезновении!!! В его розысках участвуют кантерлотские дневная и ночная стражи, национальная гвардия и Вондерболты!</text:span>»</text:p>
      <text:p text:style-name="P52">«<text:span text:style-name="T24">Принцесса Луна в ярости! Ночная глава диархии высказалась о произошедшем: «Мы так и знали, что не стоит распинаться перед этим двуногим ничтожеством! Если бы Наша Сестра Нас хоть изредка слушалась…</text:span>»»</text:p>
      <text:p text:style-name="P52"/>
      <text:p text:style-name="P52">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39"/>
      <text:p text:style-name="P39">– <text:span text:style-name="T1">Офигеть! Нас ищут сами Вондерболты! Даже не знаю, радоваться этому, или огорчаться, </text:span>– <text:span text:style-name="T1">пробормотала пегаска.</text:span></text:p>
      <text:p text:style-name="P39">– <text:span text:style-name="T1">ОНИ ЧТО, ШУТОК НЕ ПОНИМАЮТ?!! </text:span>– <text:span text:style-name="T1">заорал я наконец. </text:span>– <text:span text:style-name="T1">Нашли пониеда, ёбнутые пони!!!</text:span></text:p>
      <text:p text:style-name="P52"><text:span text:style-name="T11">– </text:span>Прикинь, а? <text:span text:style-name="T11">– </text:span>участливо ткнулась в меня носом Дэш. <text:span text:style-name="T11">– </text:span>Над моими приколами тоже одна я и смеюсь. У<text:span text:style-name="T11"> </text:span>большинства вместо чувства юмора жир на ляжках.</text:p>
      <text:p text:style-name="P52"/>
      <text:p text:style-name="P68">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2"><text:soft-page-break/>Я зажал голову в ладонях и застонал, покачиваясь из стороны в сторону.</text:p>
      <text:p text:style-name="P52"/>
      <text:p text:style-name="P52"><text:span text:style-name="T11">– Анон</text:span>? Ты в порядке?</text:p>
      <text:p text:style-name="P52">Дэш махала копытом у меня перед глазами, пытаясь до меня достучаться. Я не видел её. У меня перед глазами пробегали воспоминания мо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год мне удастся завоевать её сердце.</text:p>
      <text:p text:style-name="P52"/>
      <text:p text:style-name="P52">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ставив после себя пустоту.</text:p>
      <text:p text:style-name="P52">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2">И вот теперь её нет. Зачем куда-то бежать, скрываться, рисковать, если смысл стараний потерян?</text:p>
      <text:p text:style-name="P60"/>
      <text:p text:style-name="P60">«…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3">– Я доведу! Обещаю!..»</text:p>
      <text:p text:style-name="P52"/>
      <text:p text:style-name="P52">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2">И у меня есть кое-какие результаты, чёрт побери!</text:p>
      <text:p text:style-name="P52">Мы добыли резонаторы и, если доберёмся до Понивилля, <text:s/>можем провести эксперимент. И если он завершится успешно, я узнаю суть Великого Откровения и, может быть, сможем устранить причину угасания Эквестрии. И тогда, может быть, сможем вернуть Сел!</text:p>
      <text:p text:style-name="P52">Дерьмо! Слишком много «если» и «может быть»!</text:p>
      <text:p text:style-name="P52">Трижды дерьмо!!! Я забыл, что для проведения эксперимента, нам нужна помощь Селестии!</text:p>
      <text:p text:style-name="P52"/>
      <text:p text:style-name="P68"><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span><text:span text:style-name="T1">»</text:span></text:p>
      <text:p text:style-name="P52"/>
      <text:p text:style-name="P52">Что ж, вот ты и вернулся в своё такое знакомое и уютное для тебя состояние депресняка, Анон! Последний месяц был просто ярким фантастически-нереальным исключением из правила. 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p>
      <text:p text:style-name="P52"/>
      <text:p text:style-name="P52">Пегаска корчила мне зверские рожи, пытаясь вывести меня из ступора. Трикси, наблюдая за её попытками, пробормотала: «Может, нам стоило всё же согласиться на её предложение?»</text:p>
      <text:p text:style-name="P52"/>
      <text:p text:style-name="P39"><text:soft-page-break/>– 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 text:style-name="T1">— я познакомлю тебя со своими подругами: Флаттершай, Эпплджек, Рэрити, Пинки? <text:s/>Мы пойдём к Твайлайт и она обязательно что-нибудь придумает!</text:span></text:p>
      <text:p text:style-name="P52"/>
      <text:p text:style-name="P52">Дэш в отчаянии стала трясти меня. При последних её словах у меня в мозгу зажглась лампочка.</text:p>
      <text:p text:style-name="P52">Флаттершай. Эпплджек. Рэрити. Пинки. Твайлайт. Рэйнбоу Дэш. Бинго!</text:p>
      <text:p text:style-name="P52"/>
      <text:p text:style-name="P52">МВА-ХА-ХА!</text:p>
      <text:p text:style-name="P52"/>
      <text:p text:style-name="P52">Кажется, ты знаешь, как показать фак провидению, Анон! The <text:span text:style-name="T11">Show Must Go On!</text:span></text:p>
      <text:p text:style-name="P52">Я улыбнулся и помахал пегаске рукой, показывая, что в норме. Дэш облегчённо выдохнула.</text:p>
      <text:p text:style-name="P39">– <text:span text:style-name="T1">Так что, мы свободны? </text:span>– <text:span text:style-name="T1">спросил я единорожку, поднимаясь с пола.</text:span></text:p>
      <text:p text:style-name="P39">– <text:span text:style-name="T1">О, да! Великая и Могучая Трикси держит слово!</text:span></text:p>
      <text:p text:style-name="P52"/>
      <text:p text:style-name="P52">Единорожка задумалась и продолжила:</text:p>
      <text:p text:style-name="P52">– Более того, Трикси поможет вам! Вы можете взять наш гастрольный фургон! В нём примат может незамеченным добраться до Понивилля.</text:p>
      <text:p text:style-name="P52"/>
      <text:p text:style-name="P52">Трикси оценивающе взглянула на меня.</text:p>
      <text:p text:style-name="P52">– Конечно, Трикси могла бы сопровождать тебя в Понивилль, человек. И даже обучить паре-другой фокусов, – единорожка сделала мне «глазки»…</text:p>
      <text:p text:style-name="P52"/>
      <text:p text:style-name="P52">…Рэйнбоу Дэш нахмурилась…</text:p>
      <text:p text:style-name="P52"/>
      <text:p text:style-name="P39"><text:span text:style-name="T1">– …но у Трикси есть неотложные дела в Кантерлоте, – ухмыльнулась единорожка. – А фургон вполне может тащить Рэйнбоу Дэш. Мы будем очень признательны, если потом вы вернёте фургон назад: нам он достался тяжким трудом. Смотрите, не развалите его по дороге, хи-хи! </text:span>Это<text:span text:style-name="T1"> и будет нашим решающим вкладом в дело спасения Эквестрии. Можете не благодарить!</text:span></text:p>
      <text:p text:style-name="P144"/>
      <text:h text:style-name="Heading_20_2" text:outline-level="2">17. <text:span text:style-name="T1">Деградация</text:span></text:h>
      <text:p text:style-name="P94"/>
      <text:p text:style-name="P52">– Ы! Ы! Ы! Ы! Ы!</text:p>
      <text:p text:style-name="P52">Дэш стучала лбом о сосну с такой силой, что на неё сверху падали иголки и шишки.</text:p>
      <text:p text:style-name="P52"/>
      <text:p text:style-name="P52">Я вышел из фургона и присел рядом.</text:p>
      <text:p text:style-name="P52">– Дэш! В конце-концов, мы можем спать днём, а идти ночью. Тогда я смогу тащить фургон. Не стоит тебе так мучаться.</text:p>
      <text:p text:style-name="P52"/>
      <text:p text:style-name="P52">Пегаска молча стояла, прижавшись лбом к стволу. Я продолжил.</text:p>
      <text:p text:style-name="P52"><text:soft-page-break/>– Или же мы можем нанять земнопони. Я не буду показываться из фургона, а ты строго запретишь ему совать нос внутрь.</text:p>
      <text:p text:style-name="P52"/>
      <text:p text:style-name="P52">Дэш тяжело вздохнула и закатила глаза.</text:p>
      <text:p text:style-name="P52">– Я все эти варианты продумала за первый час дороги. Они все фиго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2"/>
      <text:p text:style-name="P52">Я вздохнул. Из-за меня страдала пегаска, мой единственный друг в последние дни. Пегасы явно не были заточены таскать земные повозки: для Дэш тащить фургон было всё равно что для меня плыть по асфальту. Но лучшего способа передвижения мы так и не придумали.</text:p>
      <text:p text:style-name="P52">Железная дорога была для нас закрыта. И, разумеется, единственный наземный путь через горы проходил по железнодорожному тоннелю! Чокнутые пони вырубили из базальтовой скалы нарушающий все мыслимые и немыслимые физические законы Кантерлот, но так и не сподобились проложить через горы обходную дорогу на случай аварии в тоннеле!</text:p>
      <text:p text:style-name="P52"/>
      <text:p text:style-name="P52">Посмотрев на карту и крепко выругавшись, я решил решил обойти горы через Филлидельфию. И к текущему моменту уже сбился со счёта от беззвучных благодарностей лазурной единорожке. Патрули пегасов мелькали в небе каждые два-три часа и без фургончика Трикси я был бы пойман в первый же день. Безопасно выходить из фургона можно было только под прикрытием деревьев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по пути, нужно было остерегаться случайных путников.</text:p>
      <text:p text:style-name="P52">Проклятье, если бы дело касалось только меня, я бы уже давно сдался властям! Мне было дико неуютно от того, что из-за меня мучалась пегаска. Но оставалась миссия, которую надо было выполнить во что бы то ни стало. Сел была убеждена, что от её исхода зависит судьба Эквестрии, и я должен был выполнить данное ей обещание.</text:p>
      <text:p text:style-name="P52"/>
      <text:p text:style-name="P52">– Дэш, – сказал я беспомощно. – Если я чем-то могу помочь — только скажи…</text:p>
      <text:p text:style-name="P52">Пегаска серьёзно взглянула на меня.</text:p>
      <text:p text:style-name="P52">– Можешь.</text:p>
      <text:p text:style-name="P52">– Как? – я с готовностью подхватился с земли.</text:p>
      <text:p text:style-name="P52"/>
      <text:p text:style-name="P52">Пегаска пробормотала что-то чуть слышно.</text:p>
      <text:p text:style-name="P52">– Что? – не расслышал я.</text:p>
      <text:p text:style-name="P52">– Обними меня, – напряжённо повторила Дэш. – Ну, помнишь, как ты это сделал на крыше «Псинтела»? Мне станет легче тянуть.</text:p>
      <text:p text:style-name="P52"/>
      <text:p text:style-name="P52">Всего-то? Я пожал плечами и обнял пегаску.</text:p>
      <text:p text:style-name="P52"/>
      <text:p text:style-name="P52">– Э, нет, погоди, – Дэш сбросила плащ Трикси, скрывающий её крылья. – Давай!</text:p>
      <text:p text:style-name="P52">Я обнял её повторно. В этот раз пегаска не стояла смирно, а, в свою очередь, обняла меня.</text:p>
      <text:p text:style-name="P52">– Гы-гы-гы, круть! Пожалуй, это даже лучше почесушек! Осталось только проверить…</text:p>
      <text:p text:style-name="P52"><text:soft-page-break/>– Проверить что? – прохрипел я. Сила объятий пегаски поражала.</text:p>
      <text:p text:style-name="P52">– Проверить, насколько круче будут обнимашки с почесушками вместе! Приступай же!</text:p>
      <text:p text:style-name="P52"/>
      <text:p text:style-name="P52">…</text:p>
      <text:p text:style-name="P52"/>
      <text:p text:style-name="P52">– Ниже… Ещё ниже… Да, между крыльями… Оххх…</text:p>
      <text:p text:style-name="P52"/>
      <text:p text:style-name="P52">Пегаска странно напрялась и стала глубоко дышать. Я почувствовал игру махательных мышц под пальцами. Немного отстранившись от пегаски я заметил, что она закрыла глаза, её крылья встали торчком, а на мордочке расплывается глупая улыбка.</text:p>
      <text:p text:style-name="P52"/>
      <text:p text:style-name="P52">– Кру-у-у-то-о-о… – прошептала Дэш с закрытыми глазами. – Это действительно крутецки круто…</text:p>
      <text:p text:style-name="P52"/>
      <text:p text:style-name="P52">Внезапно её дыхание участилось, она с силой надавила на меня грудью. Мне пришлось опустить руки и упереться локтями в землю, чтобы не растянуться окончательно.</text:p>
      <text:p text:style-name="P52">– Дэш, ты чего?! Какого чёрта?</text:p>
      <text:p text:style-name="P52"/>
      <text:p text:style-name="P52">Дэш раскрыла глаза. Я упёрся ладонью ей в грудь и осторожно отодвинул от себя. Пегаска разжала объятия и залилась краской.</text:p>
      <text:p text:style-name="P52">– Я… Эмм… Хотела проверить… Обнимашки таки клёво снимают стресс! Ещё лучше, чем почесушки!.. Тебе разве не нравится?</text:p>
      <text:p text:style-name="P52">– Нравится. Но ты слишком увлеклась: я чуть не оказался на земле.</text:p>
      <text:p text:style-name="P52"/>
      <text:p text:style-name="P52">Дэш смутилась.</text:p>
      <text:p text:style-name="P52">– Упс! Забыла, что ты очень неустойчиво сидишь! Не сердись!</text:p>
      <text:p text:style-name="P52">Я покровительно похлопал пегаску по шее.</text:p>
      <text:p text:style-name="P52">– Тут дело не в неустойчивости, а в неожиданности. Я вполне мог бы выдержать твой натиск, если бы знал о нём. Ничего, в следующий раз буду предупреждён.</text:p>
      <text:p text:style-name="P52"/>
      <text:p text:style-name="P52">Пегаска немедленно заорала:</text:p>
      <text:p text:style-name="P52">– Обнимашки-и-и!!! – и повалила меня на траву вторично. Сила, таящаяся в её худеньком теле, обескураживала.</text:p>
      <text:p text:style-name="P52">– Дэш! Ну, не воспринимай же всё так буквально, ё-моё!</text:p>
      <text:p text:style-name="P52">– Гы-гы! Что-то ты не слишком был готов к этому разу!</text:p>
      <text:p text:style-name="P52"/>
      <text:p text:style-name="P52">Пегаска со смехом прыгала вокруг меня, бодаясь головой и раз-за-разом опрокидывая меня на землю. В конце концов я демонстративно прекратил попытки подняться и улёгся, подложив руки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так низко, что за ней подымался шлейф из сорваных листьев, сухих веточек и даже прошлогодних гнёзд. Столкновение с любым более-менее крепким сучком стало бы для неё фатальным. В этот момент я хорошо понял <text:soft-page-break/>охающих родителей, наблюдающих с мест за спортивными трюками своих чад! Смешно это выглядит только со стороны. На самом деле ощущение — врагу не пожелаешь.</text:p>
      <text:p text:style-name="P52"/>
      <text:p text:style-name="P52">Наконец Дэш приземлилась, пропахав в дёрне борозды тормозного следа.</text:p>
      <text:p text:style-name="P52">– Ффух! Ещё бы немного, и я рехнулась от тоски! Как только Эпплджек эти телеги таскает? Это же офигенски скучно!</text:p>
      <text:p text:style-name="P52"/>
      <text:p text:style-name="P52">Пегаска накинула на себя плащ и стала впрягаться в фургончик.</text:p>
      <text:p text:style-name="P52">– Анон, залазь внутрь. Там впереди какой-то посёлок. Купим еды и узнаем новости. И ещё, запомни одну мегаважную вещь на будущее!</text:p>
      <text:p text:style-name="P52">– Какую?</text:p>
      <text:p text:style-name="P52">– Обнимашки с почесушками, – важно сказала пегаска, – намного круче просто почесушек!</text:p>
      <text:p text:style-name="P52"/>
      <text:p text:style-name="P53">***</text:p>
      <text:p text:style-name="P52"/>
      <text:p text:style-name="P52">Сутки спустя…</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Фургон стоял на пригорке рядом с указателем. Отогнув край занавески, я наблюдал за крохотным посёлком в две улицы, раскинувшемся внизу.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южины жителей продавали овощи на крохотном базарчике. Две пони сидели тут же, под навесом летней веранды кафе. Крохотная кобылка-жеребёнок с огромным бантом рисовала в придорожной пыли гвоздём колонку цифр. У прилавка с картошкой Дэш торговалась с серой земнопони.</text:p>
      <text:p text:style-name="P52">Я вернулся за столик и продолжил корпеть над письмом.</text:p>
      <text:p text:style-name="P52"/>
      <text:p text:style-name="P52">«…<text:span text:style-name="T20">чувствую себя совершенно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пегаске, чёрт бы меня побрал!</text:span></text:p>
      <text:p text:style-name="P63"/>
      <text:p text:style-name="P63">Дела тут идут неважнецки, если не сказать «совсем паршиво». В этой глуши далеко не так опрятно и красиво, как вблизи Кантерлота или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пони, но те никогда не подходят близко и при попытке приблизиться убегают. Тут от тоски уже даже патрульным пегасам <text:soft-page-break/>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3"/>
      <text:p text:style-name="P63">Бывает,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три штуки.</text:p>
      <text:p text:style-name="P63"/>
      <text:p text:style-name="P63">Дэш совсем приуныла. Обычно бойкая и разговорчивая, сейчас она часами тянет фургон без единого слова. Даже перерывы на полёты её перестали радовать. Только во время сеансов «обнимашек» я чувствую, как к ней приходит радость. От потасовок-обнимашек-почесушек пегаска в восторге. В эти минуты я чувствую себя врачом-психотерапевтом и нянькой одновременно! Главное, чтобы во время этих сеансов «лечения» не расфигачить вдребезги фургончик Трикси, нам его ещё возвращать придётся.</text:p>
      <text:p text:style-name="P63"/>
      <text:p text:style-name="P63">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вспоминает, как называется та или иная вещь. Это меня беспокоит: раньше такого не случалось. Быть может, это от усталости: она таки здорово вымоталась за эти дни. Вернёмся в Понивилль — закажу ей самый лучший курс лечебных сеансов в спа-салоне.</text:p>
      <text:p text:style-name="P63"/>
      <text:p text:style-name="P63">В общем, если карта не ошибается, завтра мы доберёмся до Филлидельфии, а ещё через неделю — до Понивилля. И если мой план будет удачным, мы найдём тебя, где бы ты ни была. Если мне при этом повезёт, у меня будет возможность лично уничтожить этот клочок бумаги. Если же нет — вам понадобится новый Анон (бу-га-га!).</text:p>
      <text:p text:style-name="P63"/>
      <text:p text:style-name="P23">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34">твою забывчивость, из-за которой нам с Дэш пришлось тащиться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Standard"><text:span text:style-name="T33">Крепко обнимаю, чешу холку, хлопаю по шее! Твой Анон. </text:span><text:span text:style-name="T20">Дружба </text:span><text:span text:style-name="T33">—</text:span><text:span text:style-name="T20"> </text:span><text:span text:style-name="T3">э</text:span><text:span text:style-name="T20">то, </text:span><text:span text:style-name="T62">так её </text:span><text:span text:style-name="T3">разэтак</text:span><text:span text:style-name="T62">,</text:span><text:span text:style-name="T20"> магия!</text:span></text:p>
      <text:p text:style-name="P152"/>
      <text:p text:style-name="Standard"><text:span text:style-name="T20">P.S. Мне тебя не хватает. Сильно.</text:span><text:span text:style-name="T54">»</text:span></text:p>
      <text:p text:style-name="P52"/>
      <text:p text:style-name="P52">В дверь постучали условным стуком. Я спрятал письмо и впустил Дэш, после чего закрыл за ней дверь. Пегаска сбросила перемётные сумки и молча уселась перед печкой. Я растопил огонь в маленькой буржуйке и принялся чистить картошку с морковкой.</text:p>
      <text:p text:style-name="P52"/>
      <text:p text:style-name="P52">– Всё в порядке, Дэш?</text:p>
      <text:p text:style-name="P52">Пегаска смотрела на язычки огня, танцующие в окошке печной дверцы и молчала. Наконец она отозвалась.</text:p>
      <text:p text:style-name="P52">– Нет. Не всё в порядке.</text:p>
      <text:p text:style-name="P52"/>
      <text:p text:style-name="P52">Дэш отвернулась от огня и взглянула на меня.</text:p>
      <text:p text:style-name="P52"><text:soft-page-break/>–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всё глобально. Эквестрия загибается, без шуток! Очень скоро всё, что я знаю и что мне дорого, исчезнет без следа. И это совсем не круто.</text:p>
      <text:p text:style-name="P52"/>
      <text:p text:style-name="P52">Я сел рядом с пегаской, обнял её и легонько встряхнул.</text:p>
      <text:p text:style-name="P52">– Дэш, что с тобой? Что с моей радужной бро? Почему ты уверена в худшем? Мы обязательно доберёмся до Понивилля, проведём эксперимент и увидим суть этого дерьма. И тогда мы сможем победить его. Вот увидишь!</text:p>
      <text:p text:style-name="P52"/>
      <text:p text:style-name="P52">Дэш негромко всхлипнула и тут же закашлялась, пытаясь скрыть секундную слабость.</text:p>
      <text:p text:style-name="P52">– Ты бы видел этих пони! Они как пустышки. С виду настоящие, но как подойдёшь поближе и попытаешься заговорить… Я пыталась торговаться на базаре. Ну, знаешь, как в Понивилл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Анон!! Они не только разучились считать и выращивать, но и почти забыли смысл торговли! И едят сено! Какого сена!!!</text:p>
      <text:p text:style-name="P52">Пегаска фейсхуфнула. Я прижал её к себе и успокаивающе гладил по гриве.</text:p>
      <text:p text:style-name="P52"/>
      <text:p text:style-name="P52">–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 Что за фигня!</text:p>
      <text:p text:style-name="P52"/>
      <text:p text:style-name="P52">Проклятье! Знакомые симптомы, Анон! Не далее, как пять минут назад ты описывал их в письме Селестии.</text:p>
      <text:p text:style-name="P52">Нехорошее предчувствие закралось в душу. Я поставил кастрюлю с картошкой на печку.</text:p>
      <text:p text:style-name="P52"/>
      <text:p text:style-name="P52">– Дэш. Когда ты в последний раз летала?</text:p>
      <text:p text:style-name="P52">– Вчера утром немного. А что?</text:p>
      <text:p text:style-name="P52">– Попробуй взлети сейчас. Просто поднимись к потолку. У меня есть одно соображение, хочу проверить.</text:p>
      <text:p text:style-name="P52"/>
      <text:p text:style-name="P52">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изо всех сил, <text:s/>подпрыгнула ещё выше.</text:p>
      <text:p text:style-name="P52">– …Да ладно!</text:p>
      <text:p text:style-name="P52"/>
      <text:p text:style-name="P52">Пегаска сидела на полу и удивлённо рассматривала свои крылья. Потом для уверенности подёргала зубами за маховые перья.</text:p>
      <text:p text:style-name="P52">– Ай! Вроде не сплю — боль чувствуется. Тогда какого сена я падаю?!!</text:p>
      <text:p text:style-name="P52"><text:soft-page-break/>– Дэш, – мягко сказал я. – Пегасы держатся в воздухе, не в последнюю очередь, за счёт магии. Одних крыльев ведь недостаточно? Правильно?</text:p>
      <text:p text:style-name="P52">– И?</text:p>
      <text:p text:style-name="P52">–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2"/>
      <text:p text:style-name="P52">– У-у-у-ы-ы-ы-а-а-а!</text:p>
      <text:p text:style-name="P52">Дэш горько, с подвыванием, разрыдалась.</text:p>
      <text:p text:style-name="P52">– Ы-ы-ы! Я не могу без неба-а-а! Мне нужно лета-а-ать! Я пега-а-ас!</text:p>
      <text:p text:style-name="P52"/>
      <text:p text:style-name="P52">Крутая и тренированная пегаска сотрясалась от плача, как ребёнок. Её депрессия последних дней вырвалась наружу эмоциональным взрывом.</text:p>
      <text:p text:style-name="P52"/>
      <text:p text:style-name="P52">– Ы-ы-ы… Почему всё так… хнык… паршиво? Что мы сделали не так? Хнык… Я даже не знаю, с кем надо подраться, чтобы всё исправить…</text:p>
      <text:p text:style-name="P52">Я сел рядом. Мне нечем было её утешить, я мог лишь молча обнять её, поглаживая по растрёпанной гриве. Пегаска, вхлипывая, прижалась ко мне.</text:p>
      <text:p text:style-name="P52"/>
      <text:p text:style-name="P52">– Анон?</text:p>
      <text:p text:style-name="P52">– Да?</text:p>
      <text:p text:style-name="P52">–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2">– Дэш, мы дойдём до Понивилля вместе, что бы ни случилось. Обещаю тебе.</text:p>
      <text:p text:style-name="P52">Пегаска утешилась и замерла, глядя в огонь. Время от времени она горько всхлипывала, сотрясаясь всем телом.</text:p>
      <text:p text:style-name="P52"/>
      <text:p text:style-name="P52">Я мыл тарелки после ужина, когда услышал бормотание Дэш за спиной.</text:p>
      <text:p text:style-name="P52"/>
      <text:p text:style-name="P52">«И-и-и… о-о-о… эн… а-а-а… И она… П-э-э-э… о-о-о… Как эта буква называется, забери меня дискорд? Ша? Ша! Эл! А! Мммм… И она пошла… Ы-ы-ы!!!»</text:p>
      <text:p text:style-name="P52"/>
      <text:p text:style-name="P52">Громкий «бабах» дал понять, что Дэш захлопнула книгу. После короткой паузы взьерошенная пегаска <text:s/>выглянула из-за спины.</text:p>
      <text:p text:style-name="P52">– Анон? Расскажи какую-нибудь сказку на ночь? Что-то спать не хочется.</text:p>
      <text:p text:style-name="P52"/>
      <text:p text:style-name="P52">Пегаска залезла на диван и похлопала по подушке рядом с собой.</text:p>
      <text:p text:style-name="P52">Я поставил тарелку в шкафчик и вытер руки о передник.</text:p>
      <text:p text:style-name="P52">– Дэш, это плохая идея. Давай, я лучше тебе почитаю.</text:p>
      <text:p text:style-name="P52">– Хочу сказку! – пегаска насупилась и отгородилась от меня подушкой. – Ты плохой!</text:p>
      <text:p text:style-name="P52">– Дэш! Я не помню ни черта!</text:p>
      <text:p text:style-name="P52"><text:soft-page-break/>– Сказку!!! – подушка полетела в меня.</text:p>
      <text:p text:style-name="P52"/>
      <text:p text:style-name="P52">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2"/>
      <text:p text:style-name="P52">Дэш повернулась ко мне спиной и стала подозрительно шмыгать носом.</text:p>
      <text:p text:style-name="P52">Я подошёл к дивану и сел рядом, развернув её к себе.</text:p>
      <text:p text:style-name="P52">– Ну ладно. Сама напросилась!</text:p>
      <text:p text:style-name="P52">Я задумался.</text:p>
      <text:p text:style-name="P52"/>
      <text:p text:style-name="P52">…</text:p>
      <text:p text:style-name="P52"/>
      <text:p text:style-name="P52">– Вот тебе поучительная сказка с моралью. Слушай.</text:p>
      <text:p text:style-name="P52">Я устроился на диване, положив под ноги подушку, на которой тут же примостилась и пегаска.</text:p>
      <text:p text:style-name="P52"/>
      <text:p text:style-name="P52">– Однажды в кувшин с молоком попали две жабы…</text:p>
      <text:p text:style-name="P52">– Бггг! Уже смешно! – заржала Дэш. – <text:s/>Как могли жабы попасть в кувшин? Он же высокий? Жабы прыгают низко. Может, это было блюдце?</text:p>
      <text:p text:style-name="P52">– Нет! – упёрся я. – Кувшин! Иначе морали не получится! Жабы… эээ… свалились в него с кантерлотской скалы.</text:p>
      <text:p text:style-name="P52">– Ух ты! Круто! А что они там делали?</text:p>
      <text:p text:style-name="P52">– Дэш! Как я могу рассказывать, если ты постоянно меня перебиваешь?</text:p>
      <text:p text:style-name="P52">– Ну пожалуйста-пожалуйста-пожалуйста! Больше не буду, только объясни, как жабы оказались в Кантерлоте?</text:p>
      <text:p text:style-name="P52">–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2">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2">– Вау! Прикольно!</text:p>
      <text:p text:style-name="P52">–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2">– А потом?</text:p>
      <text:p text:style-name="P52">–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оттолкнулся от кузёна посильнее, да и выпрыгнул из кувшина. <text:s/>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2"/>
      <text:p text:style-name="P52">Пегаска затряслась от смеха. Потом, прервавшись, строго спросила с меня:</text:p>
      <text:p text:style-name="P52">– А какая тут мораль? Ты говорил, в этой сказке будет мораль!</text:p>
      <text:p text:style-name="P52"><text:soft-page-break/>– Мораль? Э-э-э… Мораль тут такая, – <text:s/>мрачно заявил я. – Не умеешь летать — не суйся к принцессе!</text:p>
      <text:p text:style-name="P52">– Хорошая… ммм… сказка… – пробормотала пегаска сонно. Зевнув во весь рот она потянулась и, прижавшись к моей ноге, заснула.</text:p>
      <text:p text:style-name="P52">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не раскрывая глаз, сжала ногу ещё крепче.</text:p>
      <text:p text:style-name="P52">Я пожал плечами, устроился поудобнее и укрылся одеялом.</text:p>
      <text:p text:style-name="P52"/>
      <text:p text:style-name="P52">…</text:p>
      <text:p text:style-name="P52"/>
      <text:p text:style-name="P52">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2"/>
      <text:p text:style-name="P52">Скррржжжж… Скррржжж… Скррржжж…</text:p>
      <text:p text:style-name="P52"/>
      <text:p text:style-name="P52">Снаружи раздался скрежет. В глубокой ночи, посреди абсолютной тишины, этот тихий размеренный звук таил необъяснимую угрозу.</text:p>
      <text:p text:style-name="P52"/>
      <text:p text:style-name="P52">Скррржжжж… Скррржжж…</text:p>
      <text:p text:style-name="P52"/>
      <text:p text:style-name="P52">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2"/>
      <text:p text:style-name="P52">На земле прямо перед фургоном сидела кобылка-жеребёнок с большим бантом. Зажав в зубах гвоздь, она выцарапывала что-то на жестяной крышке коробки из-под конфет.</text:p>
      <text:p text:style-name="P52">– Что ты тут делаешь так поздно? Где твои родители? – вздохнул с облегчением я.</text:p>
      <text:p text:style-name="P52"/>
      <text:p text:style-name="P52">Выйдя из фургона, я подошёл к жеребёнку и посветил на жестянку.</text:p>
      <text:p text:style-name="P52">– Чем ты тут занимаешься?</text:p>
      <text:p text:style-name="P52">Жеребёнка молча смотрела на меня, зажав гвоздь в зубах. На жестянке были коряво выцарапаны символы.</text:p>
      <text:p text:style-name="P52"/>
      <text:p text:style-name="P52">«<text:span text:style-name="T60">37 пни</text:span></text:p>
      <text:p text:style-name="P71">24пн</text:p>
      <text:p text:style-name="P71">15</text:p>
      <text:p text:style-name="P52"><text:span text:style-name="T24">1</text:span>»</text:p>
      <text:p text:style-name="P52"/>
      <text:p text:style-name="P52">– Что это за цифры? – спросил я.</text:p>
      <text:p text:style-name="P52">Кобылка смотрела на меня не отвечая. Потом она достала из тряпичного нагрудного кармана целлулоидную формочку для песка в виде аликорна и положила передо мной. Вернувшись к табличке, <text:soft-page-break/>она постучала по ней копытом и указала куда-то вверх. Я посветил туда фонариком. В круге света белел знакомый указатель.</text:p>
      <text:p text:style-name="P52"/>
      <text:p text:style-name="P52">«<text:span text:style-name="T24">Добро пожаловать в Груммингтон! Вам здесь рады!</text:span></text:p>
      <text:p text:style-name="P52"><text:span text:style-name="T24">Население города </text:span><text:span text:style-name="T60">302 пони</text:span><text:span text:style-name="T24">.</text:span></text:p>
      <text:p text:style-name="P52"><text:span text:style-name="T60">250 пони</text:span><text:span text:style-name="T24">.</text:span></text:p>
      <text:p text:style-name="P52"><text:span text:style-name="T60">125 поней</text:span><text:span text:style-name="T24">.</text:span></text:p>
      <text:p text:style-name="P52"><text:span text:style-name="T24">54 паня.</text:span>»</text:p>
      <text:p text:style-name="P52"/>
      <text:p text:style-name="P52">Липкое чувство безотчётного ужаса зародилось у меня где-то между лопаток и протянуло холодные щупальца к сердцу. От волнения пересохло в горле.</text:p>
      <text:p text:style-name="P52">– Ты хочешь сказать, этой ночью из населения осталась ты одна? – хрипло спросил я.</text:p>
      <text:p text:style-name="P52">Кобылка кивнула и снова показала на жестянку и вверх.</text:p>
      <text:p text:style-name="P52"/>
      <text:p text:style-name="P52">– Анон! Оглянись! – тревожно воскликнула Дэш у меня за спиной.</text:p>
      <text:p text:style-name="P52"/>
      <text:p text:style-name="P52">Прямо за нами в тишине в круг света вползла трещина. Она змеёй струилась по земле,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2">Едва видные в свете луны, десятки разломов в долине внизу паутиной сходились к месту, эпицентром которого был Груммингтон.</text:p>
      <text:p text:style-name="P52"/>
      <text:p text:style-name="P52">– Дэш! Быстро!</text:p>
      <text:p text:style-name="P52">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2"/>
      <text:p text:style-name="P52">УУУУУУРРРРРРГГГГХХХХХХХ!!!</text:p>
      <text:p text:style-name="P52"/>
      <text:p text:style-name="P52">Со стоном ухнул Груммингтон в разверзшуюся пропасть. Рухнуло всё: дома, ратуша, кафе, магазин. Заборы с треском рассыпались в щепы, обваливаясь в провал один за другим. Последней рухнула мельница, нелепо махая лопастями в тусклом свете луны.</text:p>
      <text:p text:style-name="P52">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2"/>
      <text:p text:style-name="P52">– Анон, запрыгивай!</text:p>
      <text:p text:style-name="P52"/>
      <text:p text:style-name="P52">Фургон затормозил рядом с со мной, рассеивая мрак фронтальным фонарём. Пегаска от нетерпения пританцовывала в упряжи. Я машинально поднял с земли целлулоидную формочку и шагнул к фургону. Потом передумал и знаком попросил пегаску подождать. Перешагнув через разлом, я поднял жестянку с <text:soft-page-break/>земли и прислонил её к указателю. Потом, подобрав гвоздь, зачеркнул на табличке единицу и вывел новую цифру:</text:p>
      <text:p text:style-name="P56"/>
      <text:p text:style-name="P56">0</text:p>
      <text:p text:style-name="P52"/>
      <text:p text:style-name="P52">Фургон сорвался с места. Дэш неслась галопом, стараясь побыстрее покинуть проклятое место. Я сидел у заднего окна и провожал указатель взглядом. Через минуту табличка исчезла в ночи.</text:p>
      <text:p text:style-name="P52"/>
      <text:h text:style-name="Heading_20_2" text:outline-level="2">18. Филлидельфия</text:h>
      <text:p text:style-name="P39"/>
      <text:p text:style-name="P52">Филлидельфия была слишком велика, чтобы сгинуть полностью — Провал лишь расколол её пополам, проглотив центральную часть. Удержавшиеся от обрушения <text:s/>остатки домов нависали над пропастью подобно птичьим гнёздам.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На окраине города, в месте сужения Провала, через трещину были перекинуты сбитые наспех мостки.<text:line-break/>Мы стояли на одном краю пропасти и наблюдали, как на противоположном краю немногочисленные оставшиеся жители, выстроившись гуськом, садятся в вагон. Паровоз пыхал дымом где-то вдалеке, в голове поезда. Прямо перед нами, за дюжину метров от последнего вагона, пути обрывались в пропасть изломанными полосами стали.</text:p>
      <text:p text:style-name="P52">Я поднял кусок газеты, прибитый ветром к ограждению и быстро пробежался по заголовкам.</text:p>
      <text:p text:style-name="P52"/>
      <text:p text:style-name="P52">«<text:span text:style-name="T24">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24">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51">«</text:span><text:span text:style-name="T25">Воззвание к нации Её Высочества, принцессы Луны: ввиду чрезвычайных обстоятельств распоряжением Ночной Главы Диархии пятница отводится для безоплатных работ по возведению мостов через провалы. Расписание работ трудовых бригад по участкам…</text:span><text:span text:style-name="T51">».</text:span> «<text:span text:style-name="T24">Нехватка пегасов-погодников: указ принцессы Луны разрешает набор в погодные команды пегасов с аттестацией по ускоренному курсу</text:span>». «<text:span text:style-name="T24">Вести из провинции: Груммингтон, Снортинг и <text:s/>Питсвилль накрыло пятно магической деградации. Волонтёры устанавливают предупреждающие знаки и указатели объезда поражённой области…</text:span>». «<text:span text:style-name="T24">Криминальный мир: опасный преступник, примат «анонимус», всё ещё на свободе! Награда за поимку возросла до двадцати тысяч!!!</text:span>». «<text:span text:style-name="T24">Казус в Мэйнхэттене: неизвестные разбросали по центру города листовки, доказывающие участие Найтмэр Мун <text:s/>в похищении принцессы Селестии</text:span>».</text:p>
      <text:p text:style-name="P52"/>
      <text:p text:style-name="P52">На ближайшей же стене висело объявление, в котором за мою голову уже предлагалось двадцать пять тысяч.</text:p>
      <text:p text:style-name="P52">Ха! С таким прогрессом они скоро за меня будут и миллион предлагать: за последние сутки мы не видели ни одного пегасьего дозора. Я уже свободно шагал рядом с Дэш, не боясь разоблачения.</text:p>
      <text:p text:style-name="P52"/>
      <text:p text:style-name="P52">Издав прощальный гудок, поезд двинулся вперёд. После его отъезда установилась неуловимая, неописуемая словами звенящая тишина. Филлидельфия стала городом-призраком.</text:p>
      <text:p text:style-name="P52"/>
      <text:p text:style-name="P52"><text:soft-page-break/>–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друг мы вернёмся в Понивилль, <text:s/>а там — дыра! Если бы я могла летать!</text:p>
      <text:p text:style-name="P52"/>
      <text:p text:style-name="P52">Пегаска взмахнула крыльями для эффекта. Неожиданно для неё и меня, взмах крыльев подбросил её вверх на хороший метр.</text:p>
      <text:p text:style-name="P52"/>
      <text:p text:style-name="P52">– Какого се… – пегаска приземлилась на круп, изумлённо глядя на свои крылья, – …на!</text:p>
      <text:p text:style-name="P52">Подумав немного, Дэш выбралась из упряжи и что есть мочи замахала крыльями.</text:p>
      <text:p text:style-name="P52"/>
      <text:p text:style-name="P52">– Ю-ху-у-у!!! – пусть и не так быстро и легко, как раньше, но пегаска всё же поднялась ввысь. Оглашая окраины счастливым визгом, Дэш выписывала петли и спирали в небе, пока, наконец, не сбила предупреждавший об опасности дорожный знак на краю пропасти.</text:p>
      <text:p text:style-name="P52">– Уй, лягать! – Дэш сидела на земле, потирая копытом лоб. В радужной шевелюре вызревала внушительных размеров шишка. Треугольная табличка, вращаясь, исчезла в разломе.</text:p>
      <text:p text:style-name="P52"/>
      <text:p text:style-name="P52">Я перевязывал пегаске голову, когда мне в голову пришла идея. Я указал на валяющийся рядом с нами самокат.</text:p>
      <text:p text:style-name="P52">– Дэш, ты ведь сможешь буксировать его на лету?</text:p>
      <text:p text:style-name="P52">– Этот? Конечно могу! Плёвое дело!</text:p>
      <text:p text:style-name="P52">– А со мной?</text:p>
      <text:p text:style-name="P52">– Хмм. Понимаю, к чему ты клонишь.</text:p>
      <text:p text:style-name="P52"/>
      <text:p text:style-name="P52">Пегаска критически оглядела меня.</text:p>
      <text:p text:style-name="P52">– В тебе сто пятьдесят – сто семьдесят фунтов. Раньше я дву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старой, больной клячей. То есть, кое-как держаться в воздухе, чуть похуже Флаттершай, ещё могу. А насчёт буксировки — не уверена. Надо попробовать.</text:p>
      <text:p text:style-name="P52"/>
      <text:p text:style-name="P52">…</text:p>
      <text:p text:style-name="P52"/>
      <text:p text:style-name="P52">Когда дорожное покрытие слилось в сплошную серую полосу, а руль самоката начал вибрировать от скорости у меня в руках, я заорал:</text:p>
      <text:p text:style-name="P52">– Дэ-э-э-ш!!! Сто-о-ой!!! Хватит! Испытание пройдено! Не увлекайся!!!</text:p>
      <text:p text:style-name="P52">Пегаска приземлилась и, выплюнув поводья изо рта, встала в гордую позу.</text:p>
      <text:p text:style-name="P52">– Я ещё и не начинала, между прочим! Так, только чуть-чуть размялась!</text:p>
      <text:p text:style-name="P52"/>
      <text:p text:style-name="P52">Я положил самокат и на трясущихся ногах приближался к ней. Сердце ходило ходуном где-то в районе пяток. Ты слишком стар для таких шуток, Анон!</text:p>
      <text:p text:style-name="P52"/>
      <text:p text:style-name="P52">– Дэш, ты это нарочно? Про «клячу» и всё такое?</text:p>
      <text:p text:style-name="P52">– А что такое? – невинно спросила пегаска, полуобернувшись ко мне задом.</text:p>
      <text:p text:style-name="P52"><text:soft-page-break/>– А ничего, – нарочито спокойно сказал я, демонстративно закатывая рукава.</text:p>
      <text:p text:style-name="P52">– Чего «ничего»? – пегаска так же демонстративно задрала хвост, приподнявшись на задних ногах и одновременно присев на передних. Став в позицию «низкого старта», она с ухмылкой наблюдала, как я с кирпичным выражением лица преодолевал последние метры, разделяющие нас.</text:p>
      <text:p text:style-name="P52">– А того, что я тебя сейчас!..</text:p>
      <text:p text:style-name="P52"/>
      <text:p text:style-name="P52">ХЛОП!</text:p>
      <text:p text:style-name="P52"/>
      <text:p text:style-name="P52">Разделяющий нас метр я преодолел в прыжке. Но я ошибся, думая, что пегаска в последнее мгновение даст дёру. Она, наоборот, энергично подалась назад. Я наткнулся на её круп, споткнулся и лёг на неё всем весом.</text:p>
      <text:p text:style-name="P52"/>
      <text:p text:style-name="P52">– Бггг! – <text:s/>заржала пегаска. – Анон, не будь нытиком! Прикольная же шутка!</text:p>
      <text:p text:style-name="P52">–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2">– Ой… Анон?.. Извини. А? – до пегаски дошло, что мне невесело. Она сникла и виновато ткнулась мне в пояс.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2"/>
      <text:p text:style-name="P52"><text:s/>Я потрепал пегаску между ушей.</text:p>
      <text:p text:style-name="P52">– Насчёт шуток я уже заметил. Не парься, я не сержусь. Вдобавок, не такой уж я и хрупкий, просто люблю перестраховаться.</text:p>
      <text:p text:style-name="P52">– Да? Это клёво, – успокоилась Дэш. – А можно попросить тебя об одной вещи?</text:p>
      <text:p text:style-name="P52">– Да?</text:p>
      <text:p text:style-name="P52">Пегаска прижала уши и съёжилась.</text:p>
      <text:p text:style-name="P52">– Помнишь, я разревелась в Груммингтоне?</text:p>
      <text:p text:style-name="P52">– Ну да, было дело.</text:p>
      <text:p text:style-name="P52">– Забудь про это!</text:p>
      <text:p text:style-name="P52">– Почему? – озадачился я. – Ты была такой милой тогда.</text:p>
      <text:p text:style-name="P52"/>
      <text:p text:style-name="P52">Дэш покраснела и принялась ковырять копытом асфальт.</text:p>
      <text:p text:style-name="P52">–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2"/>
      <text:p text:style-name="P52">Я пожал плечами.</text:p>
      <text:p text:style-name="P52">–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2">– Но ты не плачешь.</text:p>
      <text:p text:style-name="P52"/>
      <text:p text:style-name="P52"><text:soft-page-break/>Я задумался.</text:p>
      <text:p text:style-name="P52">– Я не плачу, потому, что я — мужчина. Нас так воспитывают. Кроме того, в моём собственном мире дела идут куда хуже. Вероятно потому всё происходящее тут мне не кажется слишком катастрофичным.</text:p>
      <text:p text:style-name="P52">– Ни фига себе! Куда ж может быть хуже? – воскликнула Дэш. – У вас что, все поголовно встают в восемь утра и едят сено на завтрак, обед и ужин?</text:p>
      <text:p text:style-name="P52"/>
      <text:p text:style-name="P52">Я засмеялся.</text:p>
      <text:p text:style-name="P52">– Кто-то встаёт и раньше. Но не в этом проблема. У нас… Как бы это сказать… очень холодно.</text:p>
      <text:p text:style-name="P52">– Всего-то? – хмыкнула Дэш. – Побывал бы ты в Кристальной империи! Вот там холодно, так холодно! Кстати, это идея, надо будет тебя как-нибудь затащить к Кэйденс. У неё офигенски красиво!</text:p>
      <text:p text:style-name="P52">– Нет, я не то имел ввиду. Холодно не в физическом смысле. В душевном.</text:p>
      <text:p text:style-name="P52"/>
      <text:p text:style-name="P52">Пегаска всмотрелась мне в лицо, как будто видя меня впервые.</text:p>
      <text:p text:style-name="P52">– Ты имеешь ввиду, тебе утром никто не скажет: «Привет, хорошего дня»?</text:p>
      <text:p text:style-name="P52">– Да, примерно это я и имел ввиду.</text:p>
      <text:p text:style-name="P52">Пегаска печально покачала головой.</text:p>
      <text:p text:style-name="P52">– Сочувствую. Без друзей не прикольно. Всем нужны друзья. Даже Дискорду, дискорд его забери!</text:p>
      <text:p text:style-name="P52"/>
      <text:p text:style-name="P52">Пегаска вдруг стала на задние ноги, положив передние мне на плечи. Нос её практически упёрся в мой.</text:p>
      <text:p text:style-name="P52">– Анон! В Эквестрии у тебя всегда будут друзья, что бы ни случилось! Обещаю!</text:p>
      <text:p text:style-name="P52">Я растроганно обнял пегаску и погладил её по шее.</text:p>
      <text:p text:style-name="P52">– Спасибо, Дэш. Это просто здорово!</text:p>
      <text:p text:style-name="P52">Пегаска положила голову мне на плечо и прижалась всем телом в ответ.</text:p>
      <text:p text:style-name="P52"/>
      <text:p text:style-name="P52">…</text:p>
      <text:p text:style-name="P52"/>
      <text:p text:style-name="P52">Оставляя на прилавке очередной пустующей филлидельфийской лавки монетку, я озабоченно заметил:</text:p>
      <text:p text:style-name="P52">–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 планку.</text:p>
      <text:p text:style-name="P52">– Ты чего? – не поняла шутки пегаска. – А как же твоё участие в эксперименте?</text:p>
      <text:p text:style-name="P52">– Ты меня всё равно как-нибудь вытащишь, – отмахнулся я. – Лучше помоги искать палатку.</text:p>
      <text:p text:style-name="P52">–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2"/>
      <text:p text:style-name="P52">Я пропустил замечание Дэш мимо ушей и продолжил паковать рюкзак. Пегаске, как сверхскоростному летуну, простительно заблуждаться, но ты-то не дурак, Анон! Расстояние от Филлидельфии до Понивилля на карте было больше того, что вы уже прошли сюда от Фетлока. Так что палатка, одеяло, набор походных котелков, кружки, мешок картошки и дюжина овощных консерв будут совсем не лишними!</text:p>
      <text:p text:style-name="P52"><text:soft-page-break/></text:p>
      <text:p text:style-name="P52">Полчаса спустя мы стояли на дороге с другой стороны Провала. Ветер дул нам в спину, подталкивая в путь. Фургончик Трикси сиротливо смотрел на нас у мостика через пропасть.</text:p>
      <text:p text:style-name="P52"/>
      <text:p text:style-name="P52">– Надеюсь, с ним ничего не случится, – озабоченно сказал я. – Иначе придётся объясняться с Трикси.</text:p>
      <text:p text:style-name="P52">– Ерунда! В крайнем случае, ей вернут его стоимость из казны, – отмахнулась пегаска. – Ты не представляешь, как я рада, что избавилась от него!</text:p>
      <text:p text:style-name="P52">Пегаска взлетела и осторожно потянула упряжь. Потом приземлилась и недовольно глянула на меня.</text:p>
      <text:p text:style-name="P52"/>
      <text:p text:style-name="P52">– Скидывай! – скомандовала пегаска, указав на рюкзак.</text:p>
      <text:p text:style-name="P52">– В чём дело?</text:p>
      <text:p text:style-name="P52">Пегаска молча потянула зубами за шлейку рюкзака, сдёргивая его с меня.</text:p>
      <text:p text:style-name="P52">– Дэш, ты чего?</text:p>
      <text:p text:style-name="P52"/>
      <text:p text:style-name="P52">Пегаска раскрыла рюкзак и стала копаться в нём.</text:p>
      <text:p text:style-name="P52">– Я могу нести тебя, когда ты весишь сто пятьдесят фунтов, – больший из двух котелков отправился в Провал.</text:p>
      <text:p text:style-name="P52">– Я могу тянуть тебя, когда ты весишь сто семьдесят фунтов, – половина наших запасов картошки ухнула следом.</text:p>
      <text:p text:style-name="P52">– Я могу тащить тебя, когда ты весишь двести! – насос и запасные колеса к самокату улетели туда же.</text:p>
      <text:p text:style-name="P52">– Но мы не договаривались, что ты будешь весить под двести пятьдесят фунтов только потому, что дорвался до бесплатных товаров! Лягать, это уже слишком!</text:p>
      <text:p text:style-name="P52">– Погоди, Дэш, консервы-то не выкидывай! Ты ж сама говорила, что только-только размялась и всё такое. <text:span text:style-name="T61">И товары</text:span> вовсе<text:span text:style-name="T61"> не </text:span>бесплатные<text:span text:style-name="T61"> </text:span>— я оставлял в магазинах деньги — последние, кстати! Дай, я сам отберу припасы…</text:p>
      <text:p text:style-name="P52"/>
      <text:p text:style-name="P52">…</text:p>
      <text:p text:style-name="P52"/>
      <text:p text:style-name="P52">Ю-ху-у-у!!!</text:p>
      <text:p text:style-name="P52"/>
      <text:p text:style-name="P52">У меня никогда не было мотоцикла — я не видел смысла покупать транспорт, на котором комфортно ездить только летом и только в сухую погоду. И только попав в место с мизерными шансами достать байк, я, наконец, понял, чего лишился! Ощущение стремительности пронизывало меня мощным всесокрушающим потоком, руки крепко сжимали дрожащий от скорости руль, ветер выдавливал счастливые слёзы из глаз — в автомобиле не ощущаешь весь этот драйв! Хотелось расхохотаться и заорать по-дурному, во всю мощь лёгких, что я и сделал в конце-концов. Дэш одобрительно покачала крыльями, не снижая скорости. Столбы с расстоянием до Кантерлота мелькали мимо нас один за другим.</text:p>
      <text:p text:style-name="P52"/>
      <text:p text:style-name="P52">За час воздушной буксировки мы продвинулись так, как раньше за день.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2">– Я вижу Кантерлот. Ещё день пути — и сворачиваем к Понивиллю.</text:p>
      <text:p text:style-name="P52"><text:soft-page-break/>– А ты выдержишь?</text:p>
      <text:p text:style-name="P52">Пегаска фыркнула.</text:p>
      <text:p text:style-name="P52">– Я-то выдержу. Самокат — не уверена.</text:p>
      <text:p text:style-name="P52">–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2">– Я уже думала над этим. Там часто встречаются пони. Тебя узнают.</text:p>
      <text:p text:style-name="P52">– На той скорости, которую мы там разовьём — не узнают. А хоть бы и узнали — ты видела хоть один патруль за последние сутки? По-моему, в свете последних катаклизмов, про меня все забыли, – я взял самокат под мышку и зашагал через поле к шоссе. Пегаска со вздохом последовала за мной.</text:p>
      <text:p text:style-name="P52"/>
      <text:p text:style-name="P52">– «Трасса 52», – прочла Дэш на табличке и почесала в затылке. – Что-то я не помню тут никаких трасс. Наверное, недавно построили.</text:p>
      <text:p text:style-name="P52"/>
      <text:p text:style-name="P52">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2"/>
      <text:p text:style-name="P52">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я потерял контроль над <text:s/>ситуацией. Моей реакции не хватило, чтобы объехать лежащий на дороге булыжник. После столкновения, камень улетел в сторону, самокат подпрыгнул, а я услышал подозрительное скрипение.</text:p>
      <text:p text:style-name="P52"/>
      <text:p text:style-name="P52">– Дэ-э-эш! Тормози-и-и!!!</text:p>
      <text:p text:style-name="P52">– Чего-о-о?! Не слышу-у-у!!!</text:p>
      <text:p text:style-name="P52"/>
      <text:p text:style-name="P52">КРАК!!!</text:p>
      <text:p text:style-name="P52"/>
      <text:p text:style-name="P52">Тот, кто станет делать качественные самокаты в Эквестрии — озолотится. Мой не выдержал столкновения и развалился у меня в руках. Переднее колесо соскочило с оси и покатилось по своим делам. Металл самоката при трении об покрытие дороги выпустил пышный пламенный хвост искр. Что было дальше я не видел, так как покатился по дороге вверх тормашками и свет потух в моих глазах.</text:p>
      <text:p text:style-name="P52"/>
      <text:p text:style-name="P52">…</text:p>
      <text:p text:style-name="P52"/>
      <text:p text:style-name="P63">Сияние. <text:span text:style-name="T61">Оно п</text:span>овсюду. <text:span text:style-name="T61">Нет верха и низа, нет направлений и расстояний. Нет м</text:span>ыслей. Нет чувств. Нет времени. Есть только бесконечное сияние.</text:p>
      <text:p text:style-name="P63"/>
      <text:p text:style-name="P63"><text:s/>В какой-то момент пришло осознание.</text:p>
      <text:p text:style-name="P63"/>
      <text:p text:style-name="P63">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text:soft-page-break/>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3"/>
      <text:p text:style-name="P63">В сиянии проступают очертания предметов. Дверь? Этот предмет называется «дверь»? Кровать? Капельница? Дефибриллятор?</text:p>
      <text:p text:style-name="P63">Я зажмуриваюсь от яркого света люминесцентных ламп. Откуда-то сбоку доносится неприятный зуммер и тихие фразы.</text:p>
      <text:p text:style-name="P63"/>
      <text:p text:style-name="P63">– Док, позавчерашний приходит в сознание!</text:p>
      <text:p text:style-name="P63">– Следи за давлением.</text:p>
      <text:p text:style-name="P63">В поле зрения появляется предмет. Сквозь ресницы видны только его расплывчатые очертания. Предмет движется, проводя какие-то манипуляции.</text:p>
      <text:p text:style-name="P63"/>
      <text:p text:style-name="P63">Я открываю глаза и вижу фигуру в голубом.</text:p>
      <text:p text:style-name="P63"/>
      <text:p text:style-name="P63">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3"/>
      <text:p text:style-name="P63">– Больной, как вы себя чувствуете? Вы можете назвать своё имя?</text:p>
      <text:p text:style-name="P63"/>
      <text:p text:style-name="P63">Я закрываю глаза и пытаюсь вспомнить.</text:p>
      <text:p text:style-name="P63"/>
      <text:p text:style-name="P63">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3"/>
      <text:p text:style-name="P63">Я вспомнил депрессию последних месяцев и своё увольнение. Я вспомнил ночное небо на крыше дома и сердечный приступ. Я вспомнил морозную ночь, когда я пошёл через пустырь в аптеку и, возвращаясь, заскочил за бухлом. Наверное, тогда же и выпил.</text:p>
      <text:p text:style-name="P63">Идиот! Если тебе отчекрыжили обмороженные руки-ноги, то остаток жизни проведёшь в инвалидном кресле, вспоминая, как хотел стать альпинистом!</text:p>
      <text:p text:style-name="P63">Я вспомнил почти всё. Моё имя? Осталось вспомнить имя. Меня зовут…</text:p>
      <text:p text:style-name="P63"/>
      <text:p text:style-name="P63">– Ано-о-он! Ано-о-он! Ано-о-он!</text:p>
      <text:p text:style-name="P63"/>
      <text:p text:style-name="P63">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text:p>
      <text:p text:style-name="P63"/>
      <text:p text:style-name="P63">Я не ходил в аптеку. У меня не было приступа. Меня смёл с крыши вихрь и унёс в звёздную темноту… Я помню облупившиеся стены зала с колоннами. Я помню облака на фоне остатков купола. <text:soft-page-break/>Я помню насыщенный магией воздух и склонившиеся надо мной неземные фигуры. Я помню её. Её имя Селестия…</text:p>
      <text:p text:style-name="P63"/>
      <text:p text:style-name="P63">Я открываю глаза и вижу фигуру в голубом.</text:p>
      <text:p text:style-name="P63"/>
      <text:p text:style-name="P52">…</text:p>
      <text:p text:style-name="P52"/>
      <text:p text:style-name="P52">Сознание с трудом возвращалось в гудевшую <text:span text:style-name="T6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2"/>
      <text:p text:style-name="P52">– Ано-о-он! Ано-о-он! Встава-а-ай!</text:p>
      <text:p text:style-name="P52">– И как, интересно, я могу встать, если ты стоишь прямо надо мной? – с трудом отвечаю я.</text:p>
      <text:p text:style-name="P52">– Хорош умничать! – буркнула пегаска сквозь слёзы. – Анон?!!</text:p>
      <text:p text:style-name="P52"/>
      <text:p text:style-name="P52">Я был полузадушен силой объятий пегаски.</text:p>
      <text:p text:style-name="P52"/>
      <text:p text:style-name="P52">– Что-то я слишком часто реву с тех пор, как мы познакомились, – пробормотала Дэш, прижавшись ко мне. – Это не круто.</text:p>
      <text:p text:style-name="P52">– Ещё как круто! – утешил пегаску я. – Ты мне всю рубашку промочила. Прямо как водомётная машина!</text:p>
      <text:p text:style-name="P52">– <text:span text:style-name="T61">А т</text:span>ы вставать не хотел! Я очень-очень испугалась. <text:span text:style-name="T61">Всё-таки, д</text:span>урацкая это была затея с самокатом! Если бы можно было вернуться к фургону!</text:p>
      <text:p text:style-name="P52">– Да ну, не глупи. Фургон не прошёл бы через мостик. Да и с ним мы бы сюда неделю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2"/>
      <text:p text:style-name="P52">Дэш почесала в затылке.</text:p>
      <text:p text:style-name="P52">–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Так доберёмся дня за три, если не напрягаться и бежать не больше пяти часов в сутки. А если бежать тротом…</text:p>
      <text:p text:style-name="P52"/>
      <text:p text:style-name="P52">Я внимательно наблюдал за пегаской. Та разлеглась на мне и, подпирая голову, рассуждала, сколько времени нам понадобится, чтобы добраться до Понивилля тротом, иноходью, кентером и махом. Для убедительности, Дэш вычерчивала у меня на груди фигуры, обозначавшие нас, Понивилль и дорогу.</text:p>
      <text:p text:style-name="P52"/>
      <text:p text:style-name="P52">Вроде, не издевается.</text:p>
      <text:p text:style-name="P52"/>
      <text:p text:style-name="P52">– Дэш!</text:p>
      <text:p text:style-name="P52">– Ась?</text:p>
      <text:p text:style-name="P52">Пегаска с невинным видом уставилась на меня, практически коснувшись своими губами моих.</text:p>
      <text:p text:style-name="P52"/>
      <text:p text:style-name="P52"><text:soft-page-break/>– Я бегаю ещё хуже, чем ты таскаешь фургоны. То есть, чуть лучше, чем никак.</text:p>
      <text:p text:style-name="P52"/>
      <text:p text:style-name="P52">Пегаска критически осмотрела меня и помотала головой.</text:p>
      <text:p text:style-name="P52">– Фиговые у тебя шутки, Анон. Не смешные.</text:p>
      <text:p text:style-name="P52">– Дэш, я не шучу.</text:p>
      <text:p text:style-name="P52">– Не верю, – пегаска провела крылом по моей ноге от пояса до пятки. – У тебя очень длинные ноги. Почти как у аликорнов. Ты не можешь плохо бегать.</text:p>
      <text:p text:style-name="P52">– И всё же это так. Я могу пробежать пару километров, и на этом выдохнусь. Что неудивительно, учитывая тот образ жизни, что я вёл в прошлом мире.</text:p>
      <text:p text:style-name="P52"><text:span text:style-name="T11">–</text:span> А какой у тебя там был образ жизни?</text:p>
      <text:p text:style-name="P52"><text:span text:style-name="T11">–</text:span> Сидячий. Каждый день по восемь-десять часов в день на стуле, перед компьютером. Иногда и по двенадцать.</text:p>
      <text:p text:style-name="P52"/>
      <text:p text:style-name="P52">У Дэш отвалилась челюсть.</text:p>
      <text:p text:style-name="P52"><text:span text:style-name="T11">–</text:span> Лягать-колотить! Ты сидел в тюрьме? За что тебя посадили?</text:p>
      <text:p text:style-name="P52"><text:span text:style-name="T11">–</text:span> Я не сидел в тюрьме! У меня работа сидячая. Была. Программисты так работают, понимаешь? Сидя. У нас это в порядке вещей.</text:p>
      <text:p text:style-name="P52"/>
      <text:p text:style-name="P52">Пегаска неверяще смотрела на меня. Потом её удивление сменилось сочувствием. Она покачала головой. Её грива щекотала мне шею.</text:p>
      <text:p text:style-name="P52"><text:span text:style-name="T11">– </text:span>Это ужасно, Анон! У нас есть пони, работающие в мэрии с бумагами — так они работают по три часа в день, один день в неделю: по-другому не выдерживают. И то, только потому, что их жизненное назначение такое. В Кантерлоте, конечно, бюрократы покруче, но там единороги-чиновники применяют специальную магию для усидчивости. <text:s/>А просто так сидеть без движения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46">о такие… гм… заклинания. Ты </text:span><text:span text:style-name="T35">пишешь</text:span><text:span text:style-name="T46"> программу, запускаешь её, а потом она делает что-то для тебя.</text:span></text:p>
      <text:p text:style-name="P34"><text:span text:style-name="T1">–</text:span> То есть, ты, типа, <text:span text:style-name="T1">был </text:span>волшебник<text:span text:style-name="T1">ом</text:span> в своём мире? <text:span text:style-name="T1">Как единороги? И</text:span><text:span text:style-name="T5"> ты тоже магию усидчивости применял? </text:span></text:p>
      <text:p text:style-name="P34"><text:span text:style-name="T1">–</text:span> Вряд ли меня так можно называть. Очень далёкие параллели. <text:span text:style-name="T1">У</text:span> нас совсем нет магии.</text:p>
      <text:p text:style-name="P52"><text:span text:style-name="T51">–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4">Пегаска густо покраснела.</text:p>
      <text:p text:style-name="P54"/>
      <text:p text:style-name="P53">***</text:p>
      <text:p text:style-name="P52"/>
      <text:p text:style-name="P52">Два дня спустя…</text:p>
      <text:p text:style-name="P52"/>
      <text:p text:style-name="P52"><text:soft-page-break/>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 чтобы обойти озеро.</text:p>
      <text:p text:style-name="P54">– Что??? Ты хочешь сказать, нам надо <text:span text:style-name="T11">делать крюк</text:span> в сто миль?! Да это ж ещё неделю ходьбы! У нас картошки осталось на день твоими стараниями<text:span text:style-name="T11">!</text:span></text:p>
      <text:p text:style-name="P40"/>
      <text:p text:style-name="P54">Пегаска <text:span text:style-name="T11">сконфужено</text:span> заметила:</text:p>
      <text:p text:style-name="P54">– Я в этих краях впервые. И обычно я путешествую по воздуху или поездом.</text:p>
      <text:p text:style-name="P54">Я фейспалмнул, вспоминая выкинутые в пропасть припасы.</text:p>
      <text:p text:style-name="P54"/>
      <text:p text:style-name="P54">Противоположный берег маячил впереди тёмной полосой. По прямой — километров десять, не больше. Не слишком близко, но всё же не пятьдесят миль в один конец!</text:p>
      <text:p text:style-name="P54"/>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
      <text:p text:style-name="P54">Нам повезло. В лодочном сарае таки лежала (кто бы мог подумать) лодка! Пусть она была старой и рассохшейся, но с помощью банки старой шпатлёвки и часа изощрённых ругательств<text:span text:style-name="T61"> мне</text:span> удалось замазать самые большие щели. За тестовый<text:span text:style-name="T61"> </text:span>получасовый заплыв<text:span text:style-name="T61"> </text:span>в лодку набралось всего две банки воды! Я чувствовал себя кораблестроителем!</text:p>
      <text:p text:style-name="P54"/>
      <text:p text:style-name="P54">– Ну что, отправляемся? – Дэш свесилась с носа, глядя в зеленоватую воду. – Как лодку назовёшь, кэп?</text:p>
      <text:p text:style-name="P54">– «Две банки»<text:span text:style-name="T11">,</text:span> – буркнул я.</text:p>
      <text:p text:style-name="P40"/>
      <text:p text:style-name="P40">…</text:p>
      <text:p text:style-name="P40"/>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прибрежных ив. Наше судёнышко пожирало носом последние десятки метров. Я налегал гудящими руками на весла. Дэш отдыхала на носу. Последние полчаса я ощущал её взгляд, буквально сверлящий мне спину.</text:p>
      <text:p text:style-name="P54">Я оглянулся. Дэш опустила глаза. На мордочке застыло выражение печали.</text:p>
      <text:p text:style-name="P54"/>
      <text:p text:style-name="P54">Надо бы поговорить с Твайлайт по возвращению в Понивилль, Анон! Что-то тревожит пегаску с самого Фетлока. Наверное, наша поездка не прошла даром: утрата, а потом обретение способности летать какого угодно пегаса выведут из равновесия. Надеюсь, мы с Твайлайт найдём нужные слова для ободрения.</text:p>
      <text:p text:style-name="P54"/>
      <text:p text:style-name="P54">Я налёг на вёсла. И всё же это был славный заплыв! Медитативный плеск волн, ласково греющее спину солнце, крики чаек настроили меня на философский лад. </text:p>
      <text:p text:style-name="P54"/>
      <text:p text:style-name="P54"><text:soft-page-break/>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реходов? Достаточно ли сильны руки для многочасовой гребли? Выдержит ли психика потерю той, кого… ну, не любил, но был очень привязан?</text:p>
      <text:p text:style-name="P54"/>
      <text:p text:style-name="P54">А вот шиш вам всем! Я не разнылся, а,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я верну Сел! И тогда…</text:p>
      <text:p text:style-name="P54"/>
      <text:p text:style-name="P54">– Анон, – прервала ход моих мыслей пегаска. – Наш путь заканчивается. В Понивилле мы расстанемся. Ты ничего не хочешь мне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
      <text:p text:style-name="P54">Пегаска разочарованно отвернулась. Уши её опустились. Некоторое время она смотрела в зеленоватые волны. Потом её уши снова встали торчком, а мордочка приняла решительное выражение.</text:p>
      <text:p text:style-name="P54"/>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Я не глупая! Ты постоянно думаешь о ней! Так сильно, что вообще ничего вокруг не замечаешь!</text:p>
      <text:p text:style-name="P54"/>
      <text:p text:style-name="P54">Та-а-ак! Вот в чём дело, лягать меня в пузо! Пегаска ревнует! Какого хера? <text:span text:style-name="T61">Я не давал ей повода!</text:span></text:p>
      <text:p text:style-name="P69"/>
      <text:p text:style-name="P54">– Это не твоё дело! – рявкнул я.</text:p>
      <text:p text:style-name="P54">– Ах, не моё?! Не моё после побега из Псинтела?! Не моё после обнимашек в фургоне?! Не моё после трассы 52?!! Ты… Ты…</text:p>
      <text:p text:style-name="P54">– Что «я»??!</text:p>
      <text:p text:style-name="P54">– Ты… ты неискренний со мной! Так нечестно!!!</text:p>
      <text:p text:style-name="P54">– Ты тоже не слишком-то искренняя! Иначе бы рассказала, что видела в заклинании Прозрения! – огрызнулся я. – Это могло бы нам с Твайлайт здорово помочь с расшифровкой результатов эксперимента!</text:p>
      <text:p text:style-name="P54">– Да пожалуйста! – пегаска топнула ногой. – Нет там для вас ничего полезного! Но раз уж ты это вспомнил — на здоровье! Я видела во сне человека! И о<text:span text:style-name="T61">н жил с пони! И они </text:span>офигенно <text:span text:style-name="T61">любили друг друга! И у них </text:span>был<text:span text:style-name="T61"> </text:span>офигенный <text:span text:style-name="T61">секс! </text:span>И это было офигенно круто!<text:span text:style-name="T61"> </text:span>А ты… Ты <text:span text:style-name="T11">— н</text:span>е такой! Ты не любишь пони!!!</text:p>
      <text:p text:style-name="P54">С каждым предложением пегаска всё сильнее топала ногой. Последнюю фразу она завершила сокрушительным фумикоми<text:note text:id="ftn14" text:note-class="footnote"><text:note-citation>14</text:note-citation><text:note-body><text:p text:style-name="Footnote"><text:span text:style-name="T1">Фумикоми </text:span><text:span text:style-name="T2">–</text:span><text:span text:style-name="T1"> у</text:span>дар пяткой ноги <text:span text:style-name="T1">сверху вниз</text:span> топающим движением</text:p></text:note-body></text:note>.</text:p>
      <text:p text:style-name="P54"><text:soft-page-break/></text:p>
      <text:p text:style-name="P54">КРАК!</text:p>
      <text:p text:style-name="P54"/>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
      <text:p text:style-name="P54">Дэш прижала уши и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54"/>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0">—</text:span> только <text:span text:style-name="T1">двадцать пять</text:span>. Одежда, правда, <text:span text:style-name="T1">здорово </text:span>мешает.</text:p>
      <text:p text:style-name="P1"/>
      <text:p text:style-name="P3">ПЛЮХ!!!</text:p>
      <text:p text:style-name="P3">Оп-па!</text:p>
      <text:p text:style-name="P3"/>
      <text:p text:style-name="P1">Как пишут в банковск<text:span text:style-name="T1">их </text:span>кредитных договорах, <text:span text:style-name="T30">«</text:span>обстоятельство непреодолимой силы<text:span text:style-name="T30">»</text:span> ухватило меня за воротник <text:span text:style-name="T1">куртки</text:span> и выдернуло <text:span text:style-name="T1">на поверхность</text:span>.</text:p>
      <text:p text:style-name="P1"/>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
      <text:p text:style-name="P54"><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1">– </text:span>Выф-выф-вуф! <text:span text:style-name="T11">– </text:span>возразил я.</text:p>
      <text:p text:style-name="P54"/>
      <text:p text:style-name="P54"><text:soft-page-break/>Отпихнув от лица живот пегаски и выплюнув шерсть, я продолжил.</text:p>
      <text:p text:style-name="P54"><text:span text:style-name="T11">– </text:span>Я умею плавать! И нечего меня опекать без моего на то согласия! И вообще, не лезь в мои отношения с Селестией! Это наше личное дело и ничьё больше!</text:p>
      <text:p text:style-name="P54"><text:span text:style-name="T11">– </text:span>Бе-бе-бе! <text:span text:style-name="T11">– </text:span>устало передразнила меня Дэш. <text:span text:style-name="T11">– А</text:span>нон!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и оберегае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их маленькие пони». Крохотный миг в их бесконечном пути. Миг невозможно по-настоящему любить. Мне жаль тебя, если ты этого не понимаешь.</text:p>
      <text:p text:style-name="P54"/>
      <text:p text:style-name="P54">Я молчал, осмысливая услышанное. Злость ушла. Пришла печаль.</text:p>
      <text:p text:style-name="P54"><text:span text:style-name="T11">– </text:span>Дэш, я знаю. Просто не могу о ней забыть.</text:p>
      <text:p text:style-name="P54"/>
      <text:p text:style-name="P54">Пегаска тяжело поднялась.</text:p>
      <text:p text:style-name="P54"><text:span text:style-name="T11">– </text:span>Везёт же некоторым, <text:span text:style-name="T11">– </text:span>пробормотала она, раскрывая крылья для просушки.</text:p>
      <text:p text:style-name="P54"/>
      <text:p text:style-name="P54">…</text:p>
      <text:p text:style-name="P54"/>
      <text:p text:style-name="P54"><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54"/>
      <text:p text:style-name="P54">Я сидел на песке, прижимаясь спиной к спине пегаски. Её распахнутые крылья защищали меня от ветра.</text:p>
      <text:p text:style-name="P54"><text:span text:style-name="T11">– </text:span>Это остатки былой славы. Мой институтский рекорд <text:span text:style-name="T11">— </text:span>семьдесят пять метров под водой на одном дыхании. Но я уже давно даже пятьдесят не могу проплыть без долгой дыхательной подготовки. Легкие атрофируются, что ли? Вроде, и не курю, но…</text:p>
      <text:p text:style-name="P1"><text:span text:style-name="T39">– А</text:span><text:span text:style-name="T30">нон, ты весь дрожишь! Тебе надо просушить шерсть. </text:span>Снимай-ка одежду! <text:span text:style-name="T11">–</text:span> <text:span text:style-name="T1">с</text:span>командовала <text:span text:style-name="T1">вдруг</text:span> Дэш.</text:p>
      <text:p text:style-name="P1"><text:span text:style-name="T11">–</text:span> У меня нет шерсти. Хотя ты права, одежду нужно <text:span text:style-name="T1">вы</text:span>сушить.</text:p>
      <text:p text:style-name="P1"/>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и на теле, по дороге в Понивилль</text:span>.</text:p>
      <text:p text:style-name="P1"/>
      <text:p text:style-name="P1"><text:span text:style-name="T11">–</text:span> Куда это ты спрятался? <text:span text:style-name="T11">–</text:span> ивовая лоза раздвинулась, пропуская пегаску.</text:p>
      <text:p text:style-name="P3"/>
      <text:p text:style-name="P1"><text:span text:style-name="T1">Оп-па</text:span>! <text:span text:style-name="T1">М</text:span>оё тело <text:span text:style-name="T1">на автомате</text:span> попыталось выполнить три вещи: прикрыть левой рукой паховую область, дотянуться правой рукой до ветки со штанами и спрятаться за куст.</text:p>
      <text:p text:style-name="P1"/>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oft-page-break/><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text:span text:style-name="T1">посторонних</text:span>. Этим мы отличаемся от неразумных животных.</text:p>
      <text:p text:style-name="P1"><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text:span text:style-name="T1">одежды</text:span>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text:p>
      <text:p text:style-name="P1"/>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з<text:span text:style-name="T1">астукали поющей в ванной</text:span>.</text:p>
      <text:p text:style-name="P1"/>
      <text:p text:style-name="P1">Я не ответил.</text:p>
      <text:p text:style-name="P1"/>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text:span text:style-name="T1">Анон</text:span>,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text:soft-page-break/></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text:span text:style-name="T1">исповедываться</text:span>,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А под конец сорвать штаны и…” <text:span text:style-name="T11">–</text:span> вот я и хочу знать, что “и”?</text:p>
      <text:p text:style-name="P1"/>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6"/>
      <text:p text:style-name="P1"><text:span text:style-name="T11">–</text:span> <text:span text:style-name="T1">Короче, Анон. Хочешь, верь, не хочешь — не верь. Нельзя сохнуть по аликорну! 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расположение аликорниц, одаривших их лаской хотя бы раз. Их можно было спасти только перенаправив их влюблённость на кого-то ещё</text:span><text:span text:style-name="T23">. </text:span><text:span text:style-name="T27">Я не могу навязать тебе чувств…</text:span><text:span text:style-name="T23"> </text:span><text:span text:style-name="T27">Но если бы ты хотя бы согласился на физический контакт. Может быть, этого хватило бы, чтобы ты излечился.</text:span></text:p>
      <text:p text:style-name="P66">…</text:p>
      <text:p text:style-name="P3">Я непонимающе смотрел на пегаску.</text:p>
      <text:p text:style-name="P3">… </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
      <text:p text:style-name="P1">Я глядел на пегаску и не мог <text:span text:style-name="T1">понять</text:span>, что она мне предлагает.</text:p>
      <text:p text:style-name="P1"><text:span text:style-name="T11">–</text:span> Дэш, ты… ?</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
      <text:p text:style-name="P1">Дэш фыркнула мне в лицо и отвернулась.</text:p>
      <text:p text:style-name="P1"><text:span text:style-name="T11">– </text:span><text:span text:style-name="T1">Я не умею. Неумеха, </text:span><text:span text:style-name="T11">– </text:span><text:span text:style-name="T1">пробормотала она тихо.</text:span></text:p>
      <text:p text:style-name="P3"/>
      <text:p text:style-name="P1"><text:soft-page-break/><text:span text:style-name="T1">Проклятье! Почему эти диллемы встают перед тобой, Анон? </text:span><text:span text:style-name="T26">Ещё мгновение </text:span><text:span text:style-name="T27">—</text:span><text:span text:style-name="T26"> и пегаска уйдёт. И у тебя исчезнет единственный друг во всём мире. Даже в двух мирах. Но ты ведь не любишь её, Анон? Не любишь ведь? Ты по-прежнему не можешь забыть Сел, что бы ты ни говорил себе!</text:span></text:p>
      <text:p text:style-name="P35"/>
      <text:p text:style-name="P66">Передо мной пронеслась вся наша история с Дэш, от похода к Зекоре до ссоры в лодке. Почему я должен ей отказывать? Сел подчеркивала, что между нами только дружба. У меня нет перед ней обязательств. А пегаска не требовала от меня ничего. И она была мне симпатична, хоть я и никогда не рассматривал её в качестве партнёра. И, блядь, у меня уже месяц секса не было!</text:p>
      <text:p text:style-name="P66"/>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
      <text:p text:style-name="P40">– <text:span text:style-name="T1">Дэш… Ты же понимаешь, что я не люблю тебя?</text:span></text:p>
      <text:p text:style-name="P40">–<text:span text:style-name="T1"> Я этого от тебя и не требую, глупыш!</text:span></text:p>
      <text:p text:style-name="P1"><text:span text:style-name="T11">–</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Да, у меня были отношения с Селестией. Но с н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
      <text:p text:style-name="P3">Я засмеялся. Пегаска была неисправима.</text:p>
      <text:p text:style-name="P3"><text:span text:style-name="T11">–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
      <text:p text:style-name="P3">Пегаска о чём-то подумала и кивнула.</text:p>
      <text:p text:style-name="P3"><text:span text:style-name="T11">– </text:span>Хорошо, пусть это будет моей фантазией. А ты правда принимаешь меня?</text:p>
      <text:p text:style-name="P3"><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text:span text:style-name="T1">эмм</text:span>…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Я начал ощущать напряжение в низу живота.</text:p>
      <text:p text:style-name="P1"/>
      <text:p text:style-name="P1">Проклятье на твою голову, Анон!<text:span text:style-name="T1"> Эквестрия целеустремлённо делает из тебя конеёба, и у тебя нет сил сопротивляться этому!</text:span></text:p>
      <text:p text:style-name="P3"><text:soft-page-break/></text:p>
      <text:p text:style-name="P1">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text:span text:style-name="T11">–</text:span> Я чувствую тебя, <text:span text:style-name="T11">–</text:span> промурлыкала Дэш. <text:span text:style-name="T11">–</text:span> Видишь, это совсем не страшно, что я кобылк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3"/>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развернулись и встали.</text:p>
      <text:p text:style-name="P1"/>
      <text:p text:style-name="P1"><text:span text:style-name="T11">–</text:span> <text:span text:style-name="T1">Всегда удивлялся</text:span>, как вы, пони-пегасы, держитесь в воздухе с помощью таких небольших крыльев? А ты, вдобавок, ещё и меня тащила.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text:span text:style-name="T1">ф</text:span>актическая поверхность крыльев с помощью магии увеличивается в несколько раз. И… <text:span text:style-name="T1">м-м-м…</text:span> <text:span text:style-name="T1">подъёмной </text:span>силы хватает на то, чтобы… уффф…</text:p>
      <text:p text:style-name="P1"/>
      <text:p text:style-name="P1">Мой палец чеса<text:span text:style-name="T1">л</text:span> желобок между махательными мышцами.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час же послушно сдвинулся в сторону <text:span text:style-name="T1">и вверх</text:span>… </text:p>
      <text:p text:style-name="P16"/>
      <text:p text:style-name="P1"><text:span text:style-name="T11">–</text:span> …чтобы поднять в воздух вес своего тела и ещё примерно такой же. Это мне Твайлайт сказала…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text:p>
      <text:p text:style-name="P3"/>
      <text:p text:style-name="P1"><text:span text:style-name="T1">М</text:span>ой палец блуждал под хвостом у пегаски и то, что он там находил, приводило меня в сильнейшее возбуждение. Контролировать себя становилось <text:span text:style-name="T1">невыносимо </text:span>трудно.</text:p>
      <text:p text:style-name="P1"/>
      <text:p text:style-name="P1"><text:span text:style-name="T11">–</text:span> <text:span text:style-name="T1">Анон</text:span>, не издевайся, <text:span text:style-name="T11">–</text:span> пегаска нервно хихикнула и вдруг стала нежно, кончиками губ, жевать мочку моего уха. <text:span text:style-name="T11">–</text:span> Я не-мо-гу <text:span text:style-name="T1">ду-мать</text:span> в та-ком… <text:span text:style-name="T1">м-м-м…</text:span>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наконец, делом.</text:p>
      <text:p text:style-name="P1"/>
      <text:p text:style-name="P1">С этими словами пегаска встала.</text:p>
      <text:p text:style-name="P54"/>
      <text:h text:style-name="Heading_20_2" text:outline-level="2">19. <text:span text:style-name="T1">Понивилль. Фейс-контроль </text:span></text:h>
      <text:p text:style-name="P40"/>
      <text:p text:style-name="P54"><text:soft-page-break/>«<text:span text:style-name="T24">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24">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24">Нехватка погодных пегасов: Вондерболты перешли к круглосуточной вахте</text:span>». «<text:span text:style-name="T24">Общественные работы: распоряжением принцессы Луны работы по строительству мостов через провалы расширены и на субботу</text:span>». «<text:span text:style-name="T24">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24">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1">–</text:span> Про меня таки забыли. Отлично.</text:p>
      <text:p text:style-name="P54"><text:span text:style-name="T11">–</text:span> Не уверена, <text:span text:style-name="T11">–</text:span> <text:s/>Дэш почесала затылок. <text:span text:style-name="T11">–</text:span> Там на столбах повсюду висят объявления. За твою голову предлагают пятьдесят тысяч.</text:p>
      <text:p text:style-name="P54"><text:span text:style-name="T11">–</text:span> Ого! Луна никак не уймется. Ладно, это её проблемы.</text:p>
      <text:p text:style-name="P54"/>
      <text:p text:style-name="P54">К счастью, библиотека Понивилля располагалась на окраине. Пробраться туда под покровом сумерек было раз плюнуть.</text:p>
      <text:p text:style-name="P54"><text:span text:style-name="T11">– </text:span>Твайлайт, привет! Мы вернулись! <text:span text:style-name="T11">–</text:span> я широко улыбнулся и захлопнул за собой дверь.</text:p>
      <text:p text:style-name="P54"/>
      <text:p text:style-name="P54">Хлоп! Мы с пегаской болтаемся в магической ауре в метре от пола, беспомощно дергая ногами и крыльями. У меня возникло чувство дежавю.</text:p>
      <text:p text:style-name="P54">Когда растрепанная заучка с бегающими глазками и недоброй ухмылочкой вышла из темноты, мне поплохело.</text:p>
      <text:p text:style-name="P54"/>
      <text:p text:style-name="P54">Ни слова ни говоря, Твайлайт отперла дверь в подвал и потащила меня за собой.</text:p>
      <text:p text:style-name="P54"/>
      <text:p text:style-name="P54"><text:span text:style-name="T11">– К</text:span>АКОГО ХУЯ?!! Твайлайт, ёб твою пони-мать, ты чего творишь? <text:span text:style-name="T11">– </text:span>я вцепился в ручку двери.</text:p>
      <text:p text:style-name="P54"><text:span text:style-name="T11">– </text:span>Твайли, ты чего? <text:span text:style-name="T11">– </text:span>брыкалась Дэш. <text:span text:style-name="T11">– </text:span>Немедленно опусти меня на пол!</text:p>
      <text:p text:style-name="P54"><text:span text:style-name="T11">– </text:span>Извини, Дэши, <text:span text:style-name="T11">– </text:span>скороговоркой бормотала лавандовая единорожка, нервно хихикая, <text:span text:style-name="T11">– я</text:span> не могу быть уверена, что Анон — это действительно Анон, а не наваждение Луны. Как и ты, впрочем, хи-хи! И хотя ругается он идентично оригиналу, но стопроцентно я могу быть в нём уверена только после полной, я подчёркиваю, полной проверки! Не беспокойся, Дэши, эксперимент пройдёт достаточно быстро, я уже отточила навыки на тридцати двух предыдущих попытках, хи-хи!</text:p>
      <text:p text:style-name="P54"/>
      <text:p text:style-name="P54">ХРУСТЬ!</text:p>
      <text:p text:style-name="P54"/>
      <text:p text:style-name="P54">Дверная ручка оторвалась с мясом и я продолжил низвержение в подвал.</text:p>
      <text:p text:style-name="P54"><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
      <text:p text:style-name="P54"><text:soft-page-break/>В полумраке подвала угадывалось нагромождение реторт, перегонных кубов и микроскопов. С потолка свисали какие-то коренья. В закутке виднелся автоклав. В центре подвала стоял большой стол с фиксирующими браслетами.</text:p>
      <text:p text:style-name="P54"/>
      <text:p text:style-name="P54"><text:span text:style-name="T11">– </text:span>Не беспокойся, Анон-с-вероятностью-пятьдесят-процентов, больно не будет. Не должно быть, во всяком случае, <text:span text:style-name="T11">– </text:span>единорожка суетилась, закрепляя мои руки и ноги в браслетах. <text:span text:style-name="T11">– Е</text:span>сли ты настоящий человек, заклинание магического резонанса тебя не тронет, хи-хи!</text:p>
      <text:p text:style-name="P54"/>
      <text:p text:style-name="P54">Я молча дёргался, пытаясь сломать браслеты.</text:p>
      <text:p text:style-name="P54"/>
      <text:p text:style-name="P54"><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1">– </text:span>Где-то он тут был, я же клала его сюда на прошлой неделе, после эксперимента с тыквой!</text:p>
      <text:p text:style-name="P54"/>
      <text:p text:style-name="P54">Я затих и стал вытягивать правую руку из зажима. У пятидесятилетних драконов лапы явно толще человеческих рук. Ободрав кожу, я таки выдернул кисть и сразу стал срывать защёлки с оставшихся зажимов.</text:p>
      <text:p text:style-name="P54"><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span text:style-name="T11">-</text:span>хи!</text:p>
      <text:p text:style-name="P54"/>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
      <text:p text:style-name="P54"><text:span text:style-name="T11">– </text:span>Твайлайт, не смей! <text:span text:style-name="T11">– </text:span>хриплым от ужаса голосом прошептал я. <text:span text:style-name="T11">– </text:span>Я тебе потом сниться буду!</text:p>
      <text:p text:style-name="P54"><text:span text:style-name="T11">– </text:span>Извини, но это совершенно необходимо! Принцесса Луна не устаёт подсылать ко мне твоих клонов в надежде выведать у меня твоё местонахождение. Начинаю подготовительную процедуру, хи-хи-хи-ха-ха-ха!</text:p>
      <text:p text:style-name="P54">Скальпель с огромной скоростью метнулся ко мне.</text:p>
      <text:p text:style-name="P54"/>
      <text:p text:style-name="P54"><text:span text:style-name="T11">– </text:span>А-А-А-А-А-А!!!</text:p>
      <text:p text:style-name="P54">Вжик-вжик-вжик!</text:p>
      <text:p text:style-name="P54"/>
      <text:p text:style-name="P54">Лоскутья одежды полетели на пол. Я лежал на столе нагой, как новорождённый, и орал соответственно.</text:p>
      <text:p text:style-name="P54"><text:span text:style-name="T11">– О</text:span>у! <text:span text:style-name="T6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
      <text:p text:style-name="P54"><text:span text:style-name="T11">– </text:span>Хрен-то тебе зачем? <text:span text:style-name="T11">– </text:span>с бессильной злостью спросил я. <text:span text:style-name="T11">– </text:span><text:span text:style-name="T61">Т</text:span>ы собираешься устроить филиал порнхаба для пони-извращенцев?</text:p>
      <text:p text:style-name="P54"><text:span text:style-name="T11">– </text:span>Видишь ли, Анон-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text:soft-page-break/>твоей достоверности на двадцать пять процентов. И твой половой орган отличается от жеребцовского, чего не было ни в одной попытке. Или же это импровизация Луны, или… Потерпи чуть-чуть, осталось совсем немного, хи-хи!</text:p>
      <text:p text:style-name="P54"/>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
      <text:p text:style-name="P54"><text:span text:style-name="T11">– </text:span>Заклинание магического резонанса, усиленное магнетроном Грейвинга-Холла, деструктурирует магический субстрат до исходного состояния!</text:p>
      <text:p text:style-name="P54"><text:span text:style-name="T11">– </text:span>А если попроще?</text:p>
      <text:p text:style-name="P54"><text:span text:style-name="T11">– </text:span>Если ты — клон, то превратишься в исходные тридцать-сорок фунтов песка. Как и все предыдущие, хи-хи,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54"/>
      <text:p text:style-name="P54">Твайлайт вытащила воронку из аппарата и приставила её к моей груди. За воронкой к ящику тянулся толстый гофрированный шланг.</text:p>
      <text:p text:style-name="P54"/>
      <text:p text:style-name="P54"><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54"><text:span text:style-name="T11">– М</text:span>агнетрон вводит в резонанс только частицы магического субстрата. Тебе не о чём волноваться! Я уверена, я подчёркиваю, абсолютно в этом уверена, хи-хи!</text:p>
      <text:p text:style-name="P54"/>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
      <text:p text:style-name="P54"><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Анон-с-вероятностью-семьдесят-пять-процентов, я приступа…</text:p>
      <text:p text:style-name="P54"/>
      <text:p text:style-name="P54">Радужный вихрь ворвался в комнату и сбил лавандовую единорожку с ног. Падая, магичка потянула за тумблер включения прибор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40"/>
      <text:p text:style-name="P41">***</text:p>
      <text:p text:style-name="P41"/>
      <text:p text:style-name="P54"><text:span text:style-name="T11">– </text:span>А-А-А-А-А-А!!! Бля!</text:p>
      <text:p text:style-name="P54"/>
      <text:p text:style-name="P54">Мой полёт сквозь усыпанную звёздами сине-зелёную мглу закончился столкновением с чем-то мягким.</text:p>
      <text:p text:style-name="P54"/>
      <text:p text:style-name="P54"><text:soft-page-break/><text:span text:style-name="T11">–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
      <text:p text:style-name="P54"><text:span text:style-name="T11">– </text:span>А-А-А-А-А-А!!!</text:p>
      <text:p text:style-name="P54"/>
      <text:p text:style-name="P55">***</text:p>
      <text:p text:style-name="P55"/>
      <text:p text:style-name="P54">Две кляксы надо мной сформировались в Рэйнбоу Дэш и Твайлайт Спаркл. Пони озадаченно наблюдали за мной и тихо шушукались.</text:p>
      <text:p text:style-name="P54"><text:span text:style-name="T11">– </text:span>Никогда, слышишь, никогда больше не смей подымать меня…</text:p>
      <text:p text:style-name="P54"><text:span text:style-name="T11">– </text:span>Откуда я знала, что магический резонанс так среагирует на…</text:p>
      <text:p text:style-name="P54"/>
      <text:p text:style-name="P54"><text:span text:style-name="T11">– А</text:span>нон? <text:span text:style-name="T11">– </text:span>пегаска заметила, что я открыл глаза. <text:span text:style-name="T11">– </text:span>Ты в порядке?</text:p>
      <text:p text:style-name="P54">Я издал нечто среднее между брачным рёвом лося и стоном умирающего слона.</text:p>
      <text:p text:style-name="P54"/>
      <text:p text:style-name="P54"><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54"/>
      <text:p text:style-name="P55">***</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
      <text:p text:style-name="P54"><text:span text:style-name="T11">– </text:span>Итак, мы:</text:p>
      <text:p text:style-name="P54">а) Имеем резонаторные рубины для ускорителя.</text:p>
      <text:p text:style-name="P54">б) После исчезновения принцессы Селестии, не имеем <text:s/>возможности контролировать усиленное ускорителем <text:s/>заклинание Прозрения.</text:p>
      <text:p text:style-name="P54"/>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 Во этом случае вероятность возникновения крупной энергомагической вспышки я оцениваю как один к трём.</text:p>
      <text:p text:style-name="P54"/>
      <text:p text:style-name="P54"><text:soft-page-break/><text:span text:style-name="T11">– Н</text:span>е умничай, сахарок! Што ты имеешь ввиду под «крупной энергомагической вспышкой»? <text:span text:style-name="T11">– </text:span>почесала в затылке Эпплджек. <text:span text:style-name="T11">– </text:span>Нам хватит ведра воды, штоб её потушить?</text:p>
      <text:p text:style-name="P54"><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1">– </text:span>Ты хорошо подумала? <text:span text:style-name="T11">– в</text:span>торила ей Рэйнбоу Дэш. <text:span text:style-name="T11">– </text:span>В Эквестрии десятки таких городов, как Понивилль! Мы не можем махнуть на них крылом!</text:p>
      <text:p text:style-name="P54"><text:span text:style-name="T11">– </text:span>Тебе-то на Понивилль точно махать! <text:span text:style-name="T11">– </text:span>огрызнулась фермерша. <text:span text:style-name="T11">– Т</text:span>вой дом, поди, не зацепит!</text:p>
      <text:p text:style-name="P54"><text:span text:style-name="T11">– </text:span>Что ты сказала? А ну, повтори?! <text:span text:style-name="T11">– </text:span>взвилась пегаска.</text:p>
      <text:p text:style-name="P54"><text:span text:style-name="T11">– </text:span>Не ссорьтесь, девчонки, <text:span text:style-name="T11">– </text:span>встрял я. <text:span text:style-name="T11">– </text:span>Ничем рисковать не придётся. У меня есть другой вариант. Я ещё в Фетлоке о нём вспомнил.</text:p>
      <text:p text:style-name="P54"/>
      <text:p text:style-name="P54"><text:span text:style-name="T11">– </text:span>Ась?</text:p>
      <text:p text:style-name="P54"><text:span text:style-name="T11">– </text:span>Что?</text:p>
      <text:p text:style-name="P54"><text:span text:style-name="T11">– </text:span>Какой? <text:span text:style-name="T11">– </text:span>разом <text:span text:style-name="T11">о</text:span>бернулась ко мне компания.</text:p>
      <text:p text:style-name="P54"/>
      <text:p text:style-name="P54"><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54"><text:span text:style-name="T11">– </text:span>Хмм, мне такое в голову не приходило. Но, <text:s/>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1">– Л</text:span>ягать! <text:span text:style-name="T11">– </text:span>сморщилась Эпплджек. <text:span text:style-name="T11">– </text:span>У меня после ожерелья Честности в башке гудит, што после маковского сидра!</text:p>
      <text:p text:style-name="P54"><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1">– </text:span>Рэр, иногда лучше жевать, чем говорить. Вот честно!</text:p>
      <text:p text:style-name="P54"><text:span text:style-name="T11">– </text:span>Как пожелаешь! Анон,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
      <text:p text:style-name="P54">Я прыгал на одной ноге, натягивая джинсы.</text:p>
      <text:p text:style-name="P54"><text:span text:style-name="T11">– </text:span>Они лежали в нагрудном кармане рубашки.</text:p>
      <text:p text:style-name="P54"/>
      <text:p text:style-name="P54">Твайлайт отвлеклась от доски.</text:p>
      <text:p text:style-name="P54"><text:span text:style-name="T11">– В р</text:span>убашке? Я послала вниз Спайка прибраться. Те лохмотья тлели после вспышки… Спа-а-айк!!!</text:p>
      <text:p text:style-name="P54"/>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
      <text:p text:style-name="P54"><text:span text:style-name="T11">– </text:span>Вот, прибрался малёхо. Но с потолка сажу ещё не успел отчистить, там стремянка нужна.</text:p>
      <text:p text:style-name="P54"><text:soft-page-break/><text:span text:style-name="T11">– </text:span>Спайки-Вайки, не выкидывай одежду, пожалуйста. В ней должны быть рубины.</text:p>
      <text:p text:style-name="P54"><text:span text:style-name="T11">– </text:span>Какие ещё рубины? <text:span text:style-name="T11">– </text:span>переспросил Спайк и зажевал быстрее.</text:p>
      <text:p text:style-name="P54"><text:span text:style-name="T11">–</text:span> Резонаторные! <text:span text:style-name="T11">–</text:span> холодея, ответил я. <text:span text:style-name="T11">– </text:span>В кармане рубашки должны лежать четыре кристалла.</text:p>
      <text:p text:style-name="P54"><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27"/>
      <text:p text:style-name="P54">…</text:p>
      <text:p text:style-name="P54"/>
      <text:p text:style-name="P54"><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1">– К</text:span>акой-то неправильный у Нон-нона смех! <text:span text:style-name="T11">– </text:span>голос Пинки был еле слышен из-под наваленных на меня подушек. <text:span text:style-name="T11">– <text:s/></text:span>И, мне кажется, сам Нон-нон сейчас немножечко неправильный. Правильно я говорю?</text:p>
      <text:p text:style-name="P54"/>
      <text:p text:style-name="P54">Подушка отогнулась и в прямоугольнике света показалась голова Пинки.</text:p>
      <text:p text:style-name="P54"><text:span text:style-name="T11">– Н</text:span>он-нон? Ты сейчас правильный, или нет?</text:p>
      <text:p text:style-name="P54"><text:span text:style-name="T11">– А</text:span>нон, ты как? Тебе уже лучше? <text:span text:style-name="T11">– </text:span>в прямоугольнике появилась голова Рэйнбоу Дэш.</text:p>
      <text:p text:style-name="P54"><text:span text:style-name="T11">– </text:span>Фигурально выражаясь, ты в себе? <text:span text:style-name="T11">– </text:span>вклинилась между ними Твайлайт Спаркл.</text:p>
      <text:p text:style-name="P54"><text:span text:style-name="T11">– </text:span>Столько ругательств на одном дыхании я не слышала даже от бабули, когда она зацепилась за порог амбара и перевернула поднос с пирогами! <text:span text:style-name="T11">– </text:span>донёсся уважительный голос Эпплджек с моих ног.</text:p>
      <text:p text:style-name="P54"/>
      <text:p text:style-name="P54">Я отдышался. Поняхи участливо смотрели на меня, выискивая признаки успокоения.</text:p>
      <text:p text:style-name="P54"/>
      <text:p text:style-name="P54"><text:span text:style-name="T11">– </text:span>Отпустите. Я уже правильный, <text:span text:style-name="T11">– </text:span>наконец произнёс я.</text:p>
      <text:p text:style-name="P54"/>
      <text:p text:style-name="P54">Пинки, Дэш и Твайлайт слезли с горы подушек, наваленных на меня во время эмоционального взрыва. Эпплджек встала с ног.</text:p>
      <text:p text:style-name="P54"/>
      <text:p text:style-name="P54"><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54"><text:span text:style-name="T11">– </text:span>Спайк!!! Немедленно… <text:s/>сбегай к Кейкам за выпечкой! Нам всем нужно успокоиться!</text:p>
      <text:p text:style-name="P54"><text:span text:style-name="T11">– </text:span>Уже бегу!</text:p>
      <text:p text:style-name="P54"/>
      <text:p text:style-name="P55">***</text:p>
      <text:p text:style-name="P54"/>
      <text:p text:style-name="P54">В читальном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 На верхнем ярусе библиотеки устроился Спайк с кульком попкорна.</text:p>
      <text:p text:style-name="P54"/>
      <text:p text:style-name="P54">…</text:p>
      <text:p text:style-name="P54"><text:soft-page-break/></text:p>
      <text:p text:style-name="P54"><text:span text:style-name="T11">– </text:span>Ты точно знаешь, што делаешь? Мне бы не хотелось, чтоб от Понивилля остались одни головешки.</text:p>
      <text:p text:style-name="P54"><text:span text:style-name="T11">– </text:span>Не беспокойся, у меня всё просчитано. Я уверена, я подчёркиваю, я абсолютно уверена в безопасности эксперимента!</text:p>
      <text:p text:style-name="P54"><text:span text:style-name="T11">– </text:span>Ой, што-то мне нехорошо становится, когда ты так говоришь!</text:p>
      <text:p text:style-name="P54"><text:span text:style-name="T11">– М</text:span>не, к-к-кажется, нужно пойти п-п-покормить Энджела… Я, эмм, скоро вернусь…</text:p>
      <text:p text:style-name="P54"><text:span text:style-name="T11">– </text:span>Флатти, мы же договаривались! Это абсолютно, я подчёркиваю, абсолютно безопасно!</text:p>
      <text:p text:style-name="P54"><text:span text:style-name="T11">– </text:span>Т-т-ты и в прошлый раз так же г-г-говорила… Я… Я не могу… Я просто не могу…</text:p>
      <text:p text:style-name="P54"><text:span text:style-name="T11">– </text:span>Флатти!</text:p>
      <text:p text:style-name="P54"><text:span text:style-name="T11">– </text:span>Твайли, золотце, ты делаешь совершенно неправильный акцент! Позволь мне… Флатти, дорогая, пойми, нам необходима твоя помощь! Если мы не разберёмся в проблеме, одними исчезновениями пони дело не ограничится. Скоро начнут исчезать и животные, я уверена в этом! Неужели ты хочешь, чтобы твой Энджел исчез? Или Гарри? Или…</text:p>
      <text:p text:style-name="P54"><text:span text:style-name="T11">– </text:span>НЕТ! Я… Я согласна! Только з-з-завяжите мне глаза, п-п-пожалуйста…</text:p>
      <text:p text:style-name="P54"><text:span text:style-name="T11">– Кобылки</text:span>, приготовились! Начинаю обратный отсчёт! Десять! Девять! Восемь! Семь!</text:p>
      <text:p text:style-name="P54"/>
      <text:p text:style-name="P54">Гудение синхрофазотрона усилилось. Картинка у меня перед глазами поплыла.</text:p>
      <text:p text:style-name="P54"/>
      <text:p text:style-name="P54"><text:span text:style-name="T11">– </text:span>Шесть! Пять! Четыре! Три! Флатти, ты одела ожерелье Доброты задом-наперёд! Три-с-половиной! Три-с-четвертью! Два! Один! Понеслись, поняши!!!</text:p>
      <text:p text:style-name="P54"/>
      <text:p text:style-name="P54">Картинка у меня перед глазами выключилась.</text:p>
      <text:p text:style-name="P54"/>
      <text:h text:style-name="Heading_20_2" text:outline-level="2">20. В<text:span text:style-name="T1">еликое Откровение</text:span></text:h>
      <text:p text:style-name="P40"/>
      <text:p text:style-name="P54">Ветер швыряет мне в лицо горсть снег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Покрытая трещинами равнина простирается от края и до края. Справа её однообразие ломает пик кантерлотской скалы.</text:p>
      <text:p text:style-name="P54"/>
      <text:p text:style-name="P54">Я вглядываюсь в далёкую вершину.</text:p>
      <text:p text:style-name="P54"/>
      <text:p text:style-name="P54">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text:p>
      <text:p text:style-name="P54">Я наклоняюсь и протягиваю к ней руку.</text:p>
      <text:p text:style-name="P54"/>
      <text:p text:style-name="P54">Мгновение — и я стою на улице Кантерлота. Шелест ветра превращается в пронзительный свист.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
      <text:p text:style-name="P54"><text:soft-page-break/>Пробудившееся воспоминание сеет тревогу. Я направляюсь в парк, постепенно ускоряясь. Глухой отзвук шагов в ушах заглушает удары сердца. Последние метры до старого клёна я бегу со всех ног.</text:p>
      <text:p text:style-name="P54">Плотный квадратик письма сразу же попадается под руку в дупле.</text:p>
      <text:p text:style-name="P54"/>
      <text:p text:style-name="P64">«Почему ты не вернулся, ты же обещал вернуться? Первые два года я надеялась, но сейчас… Сейчас мне просто хочется выговориться. Мне больше некому открыть душу, кроме этого клочка бумаги. Рядом со мной никого нет. Даже тётка пропала четыре месяца назад. Хотя, тётке я бы всё равно ничего не рассказала, мы были с ней не особо дружны.</text:p>
      <text:p text:style-name="P64">Больше всего мне не хватает друзей. Я ведь смогла подружиться с Анитой Клодвэй и Санни Дэйс из нижнего города, как ты и советовал. А сейчас… Сейчас я одна.</text:p>
      <text:p text:style-name="P64">Впрочем, скучать особо некогда. Я устроилась на работу к миссис Лонгпен в «Кантерлот Геральд». Работа не очень нравится, но, по крайней мере, не ощущаешь одиночества. Наверное, я больше чувствовала бы себя на своём месте, если бы у меня была подходящая кьютимарка. Но не думаю, что маленький воздушный змей как-то связан с печатью.</text:p>
      <text:p text:style-name="P64">Да! Я получила кьютимарку, я ещё не говорила тебе? Ромбовидный воздушный змей, совсем как тот, что ты подарил мне перед уходом. Наверное, я получила такую метку потому, что много времени провожу тут, в парке. Я часто прихожу сюда, достаю воздушного змея и ловлю ветер. И когда наш змей взлетает ввысь, мне кажется, что ты стоишь за моей спиной. Я почти слышу, как ты говоришь мне: «Лови ветер, Индиго! Осторожнее, правее, не зацепи флюгер! Беги ровнее!».</text:p>
      <text:p text:style-name="P64">Миссис Лонгпен говорит, что мне очень повезло и не стоит печалиться, что моя кьютимарка не подходит к печатному делу. Потому что в последнее время пони совсем перестали получать кьютимарки. С её слов, за последний год я — единственная, кто получил метку. Мне кажется, она просто хочет удержать меня в газете, ведь найти работника сейчас очень большая проблема.</text:p>
      <text:p text:style-name="P64">Подумать только, ещё пару лет назад мне бы и в голову не пришло, что я могу стать второй по значимости пони в самой «Кантерлот Геральд»! А сейчас я — первый помощник миссис Лонгпен! А миссис Лонгпен — владелица и главный редактор «Кантерлот Геральд»! А «Кантерлот Геральд» — лучшая газета Кантерлота и всей Эквестрии! Разве что «Вестник Мэйнхэттена» мог бы с ней тягаться.</text:p>
      <text:p text:style-name="P64">Но только вся «Кантерлот Геральд» теперь состоит из мисс Лонгпен, меня и трех курьеров-продавцов. И жалкий тираж в тысячу экземпляров приходится неделю продавать в Кантерлоте и трёх станциях до Мэйнхэттена, куда ещё ходит поезд.</text:p>
      <text:p text:style-name="P64">Чудеса всё же бывают. Не те, что может сотворить любой мало-мальски обученный единорог, а другие… Те, что случаются сами по себе… В общем, если ты всё же прочтёшь это письмо, значит, ты вернулся! И тогда ты можешь найти меня в здании редакции, что у моста в верхний город! И я сразу же возьму выходной! И мы сможем вместе запускать змея и дурачиться в парке, а потом я напою тебя имбирным чаем с рогаликами! И мы будем болтать до самой ночи о том, о сём! И ты мне расскажешь, что разгадал тайну исчезновений пони, а на следующий день отправишься возвращать их всех в Эквестрию. И я пойду с тобой!</text:p>
      <text:p text:style-name="P46"/>
      <text:p text:style-name="P64"><text:span text:style-name="T11">P.S. </text:span>Мне пришлось немного расширить дупло — змей в него не пролазил, а я не хочу таскать его из дома в парк и обратно. Боюсь поломать.»</text:p>
      <text:p text:style-name="P54"/>
      <text:p text:style-name="P54">Я засовываю руку поглубже в дупло и достаю воздушного змея. Бумажное полотно потёрто, в одном месте заклеено, но змей цел. По дороге к мосту я разматываю шпагат. Затем разгоняюсь и отпускаю змея. Тот взмывает ввысь в набегающем потоке. Яркий квадратик оживляет унылость мёртвого города.</text:p>
      <text:p text:style-name="P54"/>
      <text:p text:style-name="P54">Я мчусь к мосту.</text:p>
      <text:p text:style-name="P54"><text:soft-page-break/>Дорога в верхний город обрывается в пропасть. Я останавливаюсь на самом краю. Порыв ветра разрывает пересохший шпагат в моих руках и воздушный змей медленно опускается в Провал.</text:p>
      <text:p text:style-name="P54"/>
      <text:p text:style-name="P54">Трещина разделяет Кантерлот на две неравных части. Огрызок дворца — башня Луны — одиноко высится на другом краю разлома. Пульсирующие нити света опутывают мир из её вершины.</text:p>
      <text:p text:style-name="P54">Через Провал перекинут потрёпанный верёвочный мост.</text:p>
      <text:p text:style-name="P54"/>
      <text:p text:style-name="P54">Я переправляюсь через пропасть.</text:p>
      <text:p text:style-name="P54"/>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54"/>
      <text:p text:style-name="P40"><text:span text:style-name="T1">«</text:span><text:span text:style-name="T9">Обращение к читателям: это наш прощальный выпуск. «Кантерлот Геральд» закрывается — у нас больше не осталось работников</text:span><text:span text:style-name="T1">». «</text:span><text:span text:style-name="T9">Ежегодное послание: Её Высочество, принцесса Луна, отказалась общаться с делегацией, скрывшись в башне. Секретарь выступил с ранее заготовленной речью</text:span><text:span text:style-name="T1">». «</text:span><text:span text:style-name="T9">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9">Беспорядки нарастают: к бунтовщикам Мэйнхэттена присоединился Балтимэр. Правительственные силы не в силах подавить восстание. За прошлые сутки две полицейские когорты</text:span><text:span text:style-name="T9"><text:note text:id="ftn15" text:note-class="footnote"><text:note-citation>15</text:note-citation><text:note-body><text:p text:style-name="P147">Когорта <text:span text:style-name="T51">– военное подразделение в 480 солдат</text:span></text:p></text:note-body></text:note></text:span><text:span text:style-name="T9"> перешли на сторону повстанцев</text:span><text:span text:style-name="T1">». «</text:span><text:span text:style-name="T9">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9">Обновление алерт-карт: груммингтонское пятно магической деградации ожидаемо сомкнулось с пятном у Додж Сити. Отказавшимся от эвакуации пони грозит исчезновение</text:span><text:span text:style-name="T1">».</text:span></text:p>
      <text:p text:style-name="P54"/>
      <text:p text:style-name="P54">Я тяну ручку двери на верхней площадке. Сильный сквозняк чуть не сбивает меня с ног: ветер задувает в<text:span text:style-name="T61"> </text:span>покои Луны<text:span text:style-name="T61"> </text:span>через открытые балконные двери<text:span text:style-name="T61">.</text:span></text:p>
      <text:p text:style-name="P69"/>
      <text:p text:style-name="P54">Мириады пульсирующих нитей сходятся к центру комнаты, где на матрасе лежит обтянутый шкурой скелет аликорна.</text:p>
      <text:p text:style-name="P54"/>
      <text:p text:style-name="P54">Я осторожно пересекаю комнату, разгребаю образовавшийся сугроб снега и захлопываю двери на балкон.</text:p>
      <text:p text:style-name="P54"><text:span text:style-name="T11">– </text:span>А-а-а, ты всё-таки пришёл… <text:span text:style-name="T11">– </text:span>шелестит скрипучий голос за моей спиной.</text:p>
      <text:p text:style-name="P54"/>
      <text:p text:style-name="P54">Скелет поднял голову. В глубине запавших глазниц светятся узкие зрачки. Пергаментная шкура грудной клетки растрескалась под ударами сердца, покрыв костяк кровавой паутиной. Знакомый нагрудник с полумесяцем болтается на высохшей шее.</text:p>
      <text:p text:style-name="P54"/>
      <text:p text:style-name="P54"><text:span text:style-name="T11">–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с Эквестрия превратится в прах за считанные часы. Здесь больше не осталось других источников магии…</text:p>
      <text:p text:style-name="P54"/>
      <text:p text:style-name="P54">Смех скелета похож на кашель.</text:p>
      <text:p text:style-name="P54"><text:soft-page-break/></text:p>
      <text:p text:style-name="P54"><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вернусь…</text:p>
      <text:p text:style-name="P54"><text:span text:style-name="T11">– </text:span>ТЫ НИЧЕГО НЕ УЗНАЕШЬ!!! ТЫ НИЧЕГО НЕ СМОЖЕШЬ!!!</text:p>
      <text:p text:style-name="P54"/>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
      <text:p text:style-name="P54"><text:span text:style-name="T11">–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text:p>
      <text:p text:style-name="P54">Первую попытку Мы с Сел и Твайлайт провалили. Неправильно выбрали место… Но нам нужна магия больше жизни, мы развоплощаемся без неё… И вот мы собираем оставшиеся силы, прорываемся в развалины нашего Дома и творим заклинание во второй раз. И «Последний Шанс» вместо сверхаликорна призывает шута из гротескного обезьяньего мирка!.. О, Мы ценим тонкий юмор и наверняка смеялись бы до упаду по возвращению в Кантерлот, не потеряй Мы тогда Кимеринна!</text:p>
      <text:p text:style-name="P54">Доволен? Вот что ты узнал своим экспериментом! Твайлайт зря старалась…</text:p>
      <text:p text:style-name="P54"/>
      <text:p text:style-name="P54">Луна снова закашливается едким смехом и отпивает из вазы, стоящей на полу рядом с матрацем. На кромке вазы остаётся кровавый след.</text:p>
      <text:p text:style-name="P40"/>
      <text:p text:style-name="P54"><text:span text:style-name="T11">– </text:span>Открой балконные двери, примат. Мы призвали Найтмэр, чтобы подольше продержаться. Этой сучке из племени Виндиго нужен ветер.</text:p>
      <text:p text:style-name="P54"/>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Далеко в равнине с глухим рокотом проваливается в пропасть участок земли, со всех сторон окаймлённый разломами.</text:p>
      <text:p text:style-name="P54"/>
      <text:p text:style-name="P54"><text:span text:style-name="T11">– </text:span>Сожалеем, что не можем убить тебя.</text:p>
      <text:p text:style-name="P54">Обернувшись я встречаюсь с рогом аликорницы, нацеленным мне в грудь.</text:p>
      <text:p text:style-name="P54"/>
      <text:p text:style-name="P54"><text:span text:style-name="T11">–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
      <text:p text:style-name="P54"><text:span text:style-name="T11">– </text:span>Но что в Нашей власти — так это вышвырнуть тебя отсюда!</text:p>
      <text:p text:style-name="P54">Я снова отступаю. Я помню, что балкон метра четыре в ширину и без перил. И хоть я осознаю, что это сон, мне страшно до онемения. Умирать не хочется даже во сне!</text:p>
      <text:p text:style-name="P54"/>
      <text:p text:style-name="P54"><text:span text:style-name="T11">–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oft-page-break/></text:p>
      <text:p text:style-name="P54"><text:span text:style-name="T11">– </text:span>Кимеринн погиб, чтобы ты жил!</text:p>
      <text:p text:style-name="P54">Шаг назад.</text:p>
      <text:p text:style-name="P54"/>
      <text:p text:style-name="P54"><text:span text:style-name="T11">– </text:span>Сестра утратила магию и развоплотилась из-за тебя!</text:p>
      <text:p text:style-name="P54">Шаг назад.</text:p>
      <text:p text:style-name="P54"/>
      <text:p text:style-name="P54"><text:span text:style-name="T11">– </text:span>Сколько надежд впустую. Сколько ожиданий!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
      <text:p text:style-name="P54">Рог бесплотно проходит сквозь грудь, но магический разряд пронзает тело паутиной молний и вышвыривает меня с балкона. Луна — или Найтмэр Мун? — хохочет, видя моё падение.</text:p>
      <text:p text:style-name="P54"/>
      <text:p text:style-name="P54">Я проваливаюсь в сине-зелёную мглу, усыпанную звёздами.</text:p>
      <text:p text:style-name="P54"/>
      <text:p text:style-name="P55">***</text:p>
      <text:p text:style-name="P40"/>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вдоль очереди из пони, вытянувшейся из сферы в сине-зелёную бесконечность.</text:p>
      <text:p text:style-name="P54"/>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61">её </text:span>расплываются. Она исчезает, не дойдя до экрана.</text:p>
      <text:p text:style-name="P54"/>
      <text:p text:style-name="P69">Я <text:span text:style-name="T1">продолжаю движение</text:span>. Вот я п<text:span text:style-name="T1">рохожу границу, у которой исчезла единорожка.</text:span> В ушах возникает звон<text:span text:style-name="T1">.</text:span></text:p>
      <text:p text:style-name="P54"/>
      <text:p text:style-name="P54">Ближе.</text:p>
      <text:p text:style-name="P54"/>
      <text:p text:style-name="P54">Тело ощущает дискомфорт от низкочастотной вибрации, как будто рядом проходит поезд.</text:p>
      <text:p text:style-name="P54"/>
      <text:p text:style-name="P54">Ещё ближе.</text:p>
      <text:p text:style-name="P54"/>
      <text:p text:style-name="P54">Учащённо дышу, чтобы не потерять сознание. Слабые шорохи от одежды отдаются в ушах гулким скрежетом. Звук дыхания и биение сердца создают отчётливый объёмный фон.</text:p>
      <text:p text:style-name="P54"/>
      <text:p text:style-name="P54"><text:soft-page-break/>Совсем близко.</text:p>
      <text:p text:style-name="P54"/>
      <text:p text:style-name="P54">Экран покрывается рябью. Меня неудержимо тянет к нему, мне не за что схватиться, чтобы удержаться. Экран светлеет, мне открывается его изнанка.</text:p>
      <text:p text:style-name="P54"/>
      <text:p text:style-name="P54">Я ВИЖУ!!! ВИЖУ!!! ПРОКЛЯТЬЕ, КАК ВСЁ ПРОСТО!!!</text:p>
      <text:p text:style-name="P54"/>
      <text:p text:style-name="P54">В последний момент, когда я уже проваливаюсь в покрытую рябью поверхность, из очереди выскакивает пони, хватает меня зубами за штанину и оттаскивает от экрана. Еле заметная на фоне звёзд фигурка значительно меньше своих сородичей.</text:p>
      <text:p text:style-name="P54"/>
      <text:p text:style-name="P54"><text:span text:style-name="T11">– </text:span>Ты ведь вернёшься в Эквестрию? Не говори им, что увидел там! <text:span text:style-name="T11">– </text:span>жеребёнок машет в сторону экрана. Её голос слышится глухо, как через подушку. <text:span text:style-name="T11">– </text:span>Любую пони, что узнает всю правду, сожрёт Чёрный Экран.</text:p>
      <text:p text:style-name="P54"/>
      <text:p text:style-name="P54">Я киваю ей в ответ. Мне понятно, почему.</text:p>
      <text:p text:style-name="P54"/>
      <text:p text:style-name="P54"><text:span text:style-name="T11">– </text:span>Как тебя зовут, малышка? Я постараюсь вернуть тебя. Может быть, ещё не поздно.</text:p>
      <text:p text:style-name="P54">Пегаска приветственно машет копытом. Звёзды просвечивают сквозь неё, она тает на глазах. Её тянет к экрану.</text:p>
      <text:p text:style-name="P27"><text:span text:style-name="T36">– </text:span><text:span text:style-name="T26">Шейла! Шейла Блюскай! И я уже не малышка! </text:span><text:span text:style-name="T36">– </text:span><text:span text:style-name="T26">она тычет в кьютимарку в виде ластика, стирающего тучу.</text:span></text:p>
      <text:p text:style-name="P54"/>
      <text:p text:style-name="P54">Жеребёнок продолжает что-то говорить, но ненасытный экран затягивает полупрозрачный силуэт с чавкающим звуком. Его поверхность разглаживается и темнеет. Очередь делает шаг вперёд. Я отшатываюсь. Великое Откровение сковывает печалью моё сердце, мне становится трудно дышать. Картинка плывёт у меня перед глазами. Я успеваю заметить в очереди высокую светлую фигуру с сияющим ореолом гривы, окружённую ищущими поддержки пони, после чего сознание гаснет.</text:p>
      <text:p text:style-name="P69"/>
      <text:p text:style-name="P55">***</text:p>
      <text:p text:style-name="P55"/>
      <text:p text:style-name="P1"><text:span text:style-name="T11">–</text:span> А<text:span text:style-name="T1">нон? </text:span>Вставай! <text:span text:style-name="T11">–</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1">–</text:span> Твайлайт? <text:span text:style-name="T11">–</text:span> взгляд сфокусировался на лавандовой единорожке, озабоченно осматривающей меня и продолжающей массаж области сердца.</text:p>
      <text:p text:style-name="P1"><text:span text:style-name="T11">–</text:span> Мне не понравился цвет твоей мордочки <text:span text:style-name="T30">— </text:span><text:span text:style-name="T1">т</text:span>ы стал слишком бледный. Я решила прервать <text:span text:style-name="T1">заклинание</text:span>. Как ты себя…</text:p>
      <text:p text:style-name="P1"><text:span text:style-name="T39">–</text:span><text:span text:style-name="T30"> …чувствуешь, дорогая Рэрити?! Я могу чем-нибудь помочь? Вот, выпей воды! </text:span><text:span text:style-name="T39">–</text:span><text:span text:style-name="T30"> дракончик метался вокруг светлой единорожки, в волнении заламывая лапы.</text:span></text:p>
      <text:p text:style-name="P54"/>
      <text:p text:style-name="P54">Рэрити сидела на полу, потирая виски. Остальные Элементы Гармонии также сидели 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
      <text:p text:style-name="P54"><text:soft-page-break/><text:span text:style-name="T11">– </text:span>Ну што? Увидел што-нибудь, сахарок?</text:p>
      <text:p text:style-name="P54">Пони уставились на меня с надеждой.</text:p>
      <text:p text:style-name="P54"/>
      <text:p text:style-name="P54"><text:span text:style-name="T11">– </text:span>Да.</text:p>
      <text:p text:style-name="P54">Откровение давило на психику как тонна кирпичей. Я не знал, что им сказать. Я не мог.</text:p>
      <text:p text:style-name="P54"/>
      <text:p text:style-name="P54"><text:span text:style-name="T11">– П</text:span>ревосходно!</text:p>
      <text:p text:style-name="P54"><text:span text:style-name="T11">– </text:span>Это просто супер-дупер-здоровски-потрясно!</text:p>
      <text:p text:style-name="P54"><text:span text:style-name="T11">– </text:span>Йей!</text:p>
      <text:p text:style-name="P54"><text:span text:style-name="T11">– </text:span>Ю-ху!</text:p>
      <text:p text:style-name="P54"><text:span text:style-name="T11">– О</text:span>фигенно! Мы победили! Анон, ты молодец!</text:p>
      <text:p text:style-name="P54"><text:span text:style-name="T11">– </text:span>Замечательно! Секундочку, я приготовлю дневник…</text:p>
      <text:p text:style-name="P54"/>
      <text:p text:style-name="P54">Восторг пони постепенно сменился ожиданием. Я молчал.</text:p>
      <text:p text:style-name="P54"><text:span text:style-name="T11">– </text:span>Эмм? И что же ты увидел? <text:span text:style-name="T11">– </text:span>не выдержала Твайлайт.</text:p>
      <text:p text:style-name="P54"><text:span text:style-name="T11">– </text:span>Я… не могу сказать этого.</text:p>
      <text:p text:style-name="P54"/>
      <text:p text:style-name="P54">Ожидание сменилось недоумением. Рэйнбоу Дэш насмешливо скривила губы.</text:p>
      <text:p text:style-name="P54"><text:span text:style-name="T11">– </text:span>Да ладно! Кончай прикалываться, Анон, мы же ждём! Шутка зачлась!</text:p>
      <text:p text:style-name="P54"><text:span text:style-name="T11">– </text:span>Не могу!!!</text:p>
      <text:p text:style-name="P54"/>
      <text:p text:style-name="P54">…</text:p>
      <text:p text:style-name="P54"/>
      <text:p text:style-name="P54">Молчание прервала Эпплджек.</text:p>
      <text:p text:style-name="P54"><text:span text:style-name="T11">– </text:span>Сахарок, с тобой всё в порядке?</text:p>
      <text:p text:style-name="P54"/>
      <text:p text:style-name="P54">Дэш подошла ко мне вплотную, обняла меня за шею и прижалась нос к носу.</text:p>
      <text:p text:style-name="P54"><text:span text:style-name="T11">– Анон</text:span>, ты чего? <text:span text:style-name="T11">– </text:span>прошептала она. <text:span text:style-name="T11">– </text:span>Тебя во сне кто-то заколдовал? Мигни мне правым глазом, если да.</text:p>
      <text:p text:style-name="P54"/>
      <text:p text:style-name="P54">Я высвободился из объятий пегаски.</text:p>
      <text:p text:style-name="P54"><text:span text:style-name="T11">– </text:span>Со мной всё в порядке, <text:span text:style-name="T11">– </text:span>объявил я. <text:span text:style-name="T11">– </text:span>Не в порядке с вами. Я не могу сказать вам, что увидел, потому что боюсь за вас. Не вините меня, пожалуйста, мне и так плохо.</text:p>
      <text:p text:style-name="P54"/>
      <text:p text:style-name="P54">Тишина сменилась гулом голосов. Пони вполголоса обсуждали ситуацию, посматривая на меня и почёсывая в затылках.</text:p>
      <text:p text:style-name="P54"/>
      <text:p text:style-name="P54"><text:span text:style-name="T11">– </text:span>Конски яблоки! Вот это поворот! А мне так хотелось узнать, што за нечисть тут орудует!</text:p>
      <text:p text:style-name="P54"><text:soft-page-break/><text:span text:style-name="T11">– </text:span>Твай, а мне кажется, Анон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1">– </text:span>Дорогая, к слову о проверках: у меня уже кончилась джинсовая ткань на новый комплект одежды для Анона! Впрочем, может быть, ты хочешь, чтобы он ходил без одежды? Я — за! Это было бы лю-бо-пыт-но!</text:p>
      <text:p text:style-name="P54"><text:span text:style-name="T11">– </text:span>Рэр, отвали!</text:p>
      <text:p text:style-name="P54"><text:span text:style-name="T11">– </text:span>Оу, какие страсти! Ладно-ладно, не сердись, дорогая, не мешаю!</text:p>
      <text:p text:style-name="P54"><text:span text:style-name="T11">– </text:span>А, может, не надо? Если Анон, эмм, сказал, что боится за нас, то у него, наверное, есть причины. Давайте <text:s/>лучше разойдёмся по домам и, эмм, подумаем. А соберёмся завтра. Когда придумаем что-нибудь. Или не завтра, а послезавтра. Или после-послезавтра. Или…</text:p>
      <text:p text:style-name="P54"><text:span text:style-name="T11">–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1">– </text:span>Стойте!</text:p>
      <text:p text:style-name="P54"/>
      <text:p text:style-name="P54">Твайлайт подняла вверх копыто, призывая к тишине. Потом откуда-то из дальнего шкафа к ней приплыла «Основы заклятий»<text:span text:style-name="T11"> Стар Свирла. </text:span>Единорожка нацепила очки и принялась перелистывать книгу, бормоча под нос названия глав.</text:p>
      <text:p text:style-name="P54"><text:span text:style-name="T11">– </text:span>Ага, вот! Нашла! Анон прав! В «Заклинании Последнего Шанса» есть такое! <text:span text:style-name="T11">– </text:span>единорожка принялась зачитывать отрывок.</text:p>
      <text:p text:style-name="P54"/>
      <text:p text:style-name="P54">…</text:p>
      <text:p text:style-name="P54">«<text:span text:style-name="T13">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20">и </text:span><text:span text:style-name="T13">слишком громко думать. И сообщить способ спасения — означает его разрушить.</text:span>»</text:p>
      <text:p text:style-name="P54">…</text:p>
      <text:p text:style-name="P54"/>
      <text:p text:style-name="P54"><text:span text:style-name="T11">– </text:span>Ты хочешь сказать, если Анон нам сообщит, в чём причина всей этой фигни, мы не сможем её исправить? <text:span text:style-name="T11">– </text:span>Дэш повернулась ко мне. <text:span text:style-name="T11">–</text:span> А как мы её исправим, если не будем знать, что исправлять? Хренотень какая-то!</text:p>
      <text:p text:style-name="P54">Пегаска сжала голову копытами. Твайлайт просветлела мордочкой и подбежала к доске.</text:p>
      <text:p text:style-name="P54"><text:span text:style-name="T11">– </text:span>Это может быть случай так называемого «кота Шротингера». Никогда бы не подумала, что он мне встретится на практике!</text:p>
      <text:p text:style-name="P54"/>
      <text:p text:style-name="P54">Твайлайт протёрла доску тряпочкой и нарисовала на ней коробку.</text:p>
      <text:p text:style-name="P54"><text:span text:style-name="T11">– </text:span>Предположим, в коробке заперт кот!</text:p>
      <text:p text:style-name="P40"/>
      <text:p text:style-name="P54"><text:span text:style-name="T11">Н</text:span>арисованный кот упирался лапами в крышку коробки, явно пытаясь выбраться.</text:p>
      <text:p text:style-name="P54"/>
      <text:p text:style-name="P54"><text:span text:style-name="T11">– Также предположим</text:span><text:span text:style-name="T61">, что кот бессмертен. Также допустим, что кот з</text:span>аколдован<text:span text:style-name="T61"> </text:span>отложенным <text:span text:style-name="T61">заклятие</text:span>м<text:span text:style-name="T61"> Абсолютного Стирания, которое сработает, если кто-то откроет ящик</text:span>. <text:span text:style-name="T61">То есть, п</text:span>ри открытии<text:span text:style-name="T61"> ящик</text:span>а<text:span text:style-name="T61"> кот исчезнет из </text:span>бытия<text:span text:style-name="T61"> </text:span>— его нет, и никогда не было.</text:p>
      <text:p text:style-name="P54"><text:span text:style-name="T11">– </text:span>Бедный котик! <text:span text:style-name="T11">– </text:span>прошептала Флаттершай.</text:p>
      <text:p text:style-name="P54"/>
      <text:p text:style-name="P54"><text:soft-page-break/>Я насторожился, услышав знакомое название.</text:p>
      <text:p text:style-name="P54"/>
      <text:p text:style-name="P54"><text:span text:style-name="T11">– </text:span>Стой! Откуда тебе известно про заклинание Абсолютного Стирания?</text:p>
      <text:p text:style-name="P54"><text:span text:style-name="T11">–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1">Магическо</text:span>м<text:span text:style-name="T11"> </text:span>В<text:span text:style-name="T11">естник</text:span>е», а профессор Шротингер построил на её базе свой мысленный эксперимент.</text:p>
      <text:p text:style-name="P54"><text:span text:style-name="T11">– </text:span>Гм. Ну ладно, продолжай.</text:p>
      <text:p text:style-name="P54"><text:span text:style-name="T11">– </text:span>Так вот, по условию эксперимента известно, что вероятность того, что кто-то откроет ящик, ненулевая.</text:p>
      <text:p text:style-name="P54"><text:span text:style-name="T11">– </text:span>И что это означает, дорогая? <text:span text:style-name="T11">– </text:span>спросила Рэрити.</text:p>
      <text:p text:style-name="P54"><text:span text:style-name="T11">– </text:span>Это значит, что кто-нибудь когда-нибудь обязательно откроет его.</text:p>
      <text:p text:style-name="P54"><text:span text:style-name="T11">– </text:span>У меня щас башка лопнет! <text:span text:style-name="T11">– </text:span>пожаловалась Дэш. <text:span text:style-name="T11">– </text:span>Так всё-таки, когда этот ляганный ящик откроют?</text:p>
      <text:p text:style-name="P54"><text:span text:style-name="T11">–</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
      <text:p text:style-name="P54">Твайлайт прокашлялась, отпила из графина и продолжила.</text:p>
      <text:p text:style-name="P54"/>
      <text:p text:style-name="P54"><text:span text:style-name="T11">–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
      <text:p text:style-name="P54">Пони молчали, переваривая информацию. Дэш с отсутствующим видом следила за пауком на потолке.</text:p>
      <text:p text:style-name="P54"/>
      <text:p text:style-name="P54">Наконец Эпплджек сдвинула шляпу на лоб.</text:p>
      <text:p text:style-name="P54"><text:span text:style-name="T11">–</text:span> То есть, ты хошь сказать, што мы все — навроде этого кота, а Анон боится открыть ящик? Штоб мы не исчезли окончательно?</text:p>
      <text:p text:style-name="P54"><text:span text:style-name="T11">– </text:span>Нечто вроде того. Стар Свирл пишет, что разглашение способа спасения его же и разрушит. Иными словами, открывать ящик нельзя.</text:p>
      <text:p text:style-name="P54"/>
      <text:p text:style-name="P54">Я поднял руку, прося слово. Пони обернулись на меня и затихли.</text:p>
      <text:p text:style-name="P54"/>
      <text:p text:style-name="P54"><text:span text:style-name="T11">– </text:span>Эмм. Мне очень жаль, но ситуация ещё хуже. Всё примерно так, как Твайлайт описала. Если я расскажу вам, в чём проблема с вами — вы, с большой вероятностью, тотчас же исчезнете! Как и многие пони до вас. Я просто уверен в этом. Чёрный Экран сожрёт вас. Но самое плохое в том, что я не знаю, как вам помочь. Совсем. Я не увидел разгадки во сне. Мне очень жаль. Пони продолжат исчезать, а Эквестрия — разрушаться.</text:p>
      <text:p text:style-name="P54"/>
      <text:p text:style-name="P54">…</text:p>
      <text:p text:style-name="P54"/>
      <text:p text:style-name="P54"><text:soft-page-break/><text:span text:style-name="T11">– </text:span>Лягать! <text:span text:style-name="T11">– </text:span>выругалась Дэш. <text:span text:style-name="T11">– </text:span>Значит, наши усилия по доставке резонаторов пошли лесом!</text:p>
      <text:p text:style-name="P54"><text:span text:style-name="T11">– </text:span>Не совсем. Мне таки удалось узнать, где искать Селестию.</text:p>
      <text:p text:style-name="P54"/>
      <text:p text:style-name="P54">В библиотеке снова поднялся галдёж. Твайлайт подняла копыто.</text:p>
      <text:p text:style-name="P54"><text:span text:style-name="T11">– </text:span>Тихо! Спайк, будь добр, сбегай к Кейкам за выпечкой. Нам надо успокоиться. Анон, хоть про Селестию ты нам можешь рассказать?</text:p>
      <text:p text:style-name="P54"><text:span text:style-name="T11">– </text:span>Могу, <text:span text:style-name="T11">– </text:span>пожал плечами я. <text:span text:style-name="T11">– </text:span>Она в моём мире. Но не спрашивайте меня, как её вернуть — я не знаю.</text:p>
      <text:p text:style-name="P54"><text:span text:style-name="T11">– А </text:span>как ты узнал… <text:span text:style-name="T11">– </text:span>начала было единорожка, но её перебил напряжённый голос Спайка.</text:p>
      <text:p text:style-name="P54"><text:span text:style-name="T11">– </text:span>Твай! <text:span text:style-name="T11">– </text:span>дракончик стоял в дверях спиной к нам. <text:span text:style-name="T11">– </text:span>У нас гости!</text:p>
      <text:p text:style-name="P54"/>
      <text:p text:style-name="P54">Спайк попятился назад. Дверь широко растворилась и в библиотеку вошла Луна.</text:p>
      <text:p text:style-name="P54"/>
      <text:h text:style-name="Heading_20_2" text:outline-level="2"><text:span text:style-name="T1">2</text:span>1. Мир-дружба-жвачка.</text:h>
      <text:p text:style-name="P54"/>
      <text:p text:style-name="P54">Дружный вздох прокатился по залу.</text:p>
      <text:p text:style-name="P54"/>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Пылание её рога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карику. Мне срочно захотелось зарыться куда-нибудь поглубже и прикрыться крышкой гроба из тех, что подешевле.</text:p>
      <text:p text:style-name="P54"/>
      <text:p text:style-name="P54"><text:span text:style-name="T11">– Анон</text:span>,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
      <text:p text:style-name="P54"><text:span text:style-name="T11">– </text:span>Не так быстро, Рэйнбоу Дэш! <text:span text:style-name="T11">– </text:span>ледяным голосом Луны можно было нарезать воду кубиками для мартини. <text:span text:style-name="T11">– </text:span>Нам есть о чём поговорить с приматом!</text:p>
      <text:p text:style-name="P54">Мы с пегаской застыли в синем левитационном поле и поплыли к Луне.</text:p>
      <text:p text:style-name="P54"/>
      <text:p text:style-name="P54"><text:span text:style-name="T11">–</text:span> Нет-нет-нет, постойте! <text:span text:style-name="T11">–</text:span> заявила вдруг Твайлайт. <text:span text:style-name="T11">–</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 Ты был несправделив к книгоежке, Анон!</text:p>
      <text:p text:style-name="P54"/>
      <text:p text:style-name="P54"><text:span text:style-name="T11">–</text:span> Что? Мы не ослышались? ТЫ СМЕЕШЬ МЕШАТЬ НАМ?!!</text:p>
      <text:p text:style-name="P54">Нас опять потащило к Луне. Дэш подпёрла голову копытом, закатила глаза и скорчила скучающую мину.</text:p>
      <text:p text:style-name="P54"/>
      <text:p text:style-name="P54"><text:span text:style-name="T11">–</text:span> Мне очень жаль, Ваше Высочество, но принцесса Селестия назначила Анонимуса МОИМ начальником и этот приказ НИКТО не отменял! Он МОЙ!</text:p>
      <text:p text:style-name="P54"><text:soft-page-break/>В голосе лавандовой единорожки звучал металл. Мы опять полетели к Твайлайт.</text:p>
      <text:p text:style-name="P54"/>
      <text:p text:style-name="P54"><text:span text:style-name="T11">–</text:span> ДОВОЛЬНО! НАМ НАДОЕЛА ЭТА НЕПОКОРНОСТЬ! ПОЗНАЙ ГНЕВ ПРИНЦЕССЫ НОЧИ!!!</text:p>
      <text:p text:style-name="P54"><text:span text:style-name="T11">–</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
      <text:p text:style-name="P54">С началом копытоприкладства я грохнулся на пол — воюющим сторонам стало не до меня. Дэш улетела под потолок, где остальные Элементы Гармонии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которую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
      <text:p text:style-name="P54"><text:span text:style-name="T11">–</text:span> Ай, бля! <text:span text:style-name="T11">–</text:span> в последний момент чей-то луч отрикошетил от магического поля и впился мне в лодыжку. Нога моментально онемела.</text:p>
      <text:p text:style-name="P54"><text:span text:style-name="T11">–</text:span> Не волнуйся, это парализующий луч. Твай таким махалась с Трикси. Пройдёт через полчаса, <text:span text:style-name="T11">–</text:span> успокоил меня дракончик.</text:p>
      <text:p text:style-name="P54"/>
      <text:p text:style-name="P54">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
      <text:p text:style-name="P54"><text:span text:style-name="T11">– </text:span>Не вынуждай Нас идти на крайние меры! <text:span text:style-name="T11">– </text:span>отдувалась Луна. <text:span text:style-name="T11">–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1">– В</text:span>есьма прискорбно, Ваше Высочество, но вынуждена отказать! <text:span text:style-name="T11">– </text:span>переводила дыхание Твайлайт.<text:span text:style-name="T11"> –</text:span> Исключительно по субординационным причинам! Приказ Её Дневного Высочества имеет более высокий приоритет над Вашим!</text:p>
      <text:p text:style-name="P54"><text:span text:style-name="T11">– </text:span>Тогда найди Нам это твоё Дневное Высочество! <text:span text:style-name="T11">– </text:span>взвыла Луна. <text:span text:style-name="T11">– </text:span>В отсутствие Дневной Главы Диархии все дела ведёт Ночная!!!</text:p>
      <text:p text:style-name="P54"><text:span text:style-name="T11">– </text:span>Сожалею, Ваше Высочество, но данный законопроект ещё рассматривается в сенате и не принят окончательно. Вдобавок, даже его принятие требует заверения Дневной Главой. Мне очень жаль, правда.</text:p>
      <text:p text:style-name="P54"><text:span text:style-name="T11">– </text:span>Дискордова бюрократия! <text:span text:style-name="T11">– </text:span>буркнула аликорница. <text:span text:style-name="T11">–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
      <text:p text:style-name="P54"><text:span text:style-name="T11">– О</text:span>хренеть! <text:span text:style-name="T11">– </text:span>чертыхнулся Спайк. <text:span text:style-name="T11">– </text:span><text:s/>Твай, она создаёт сферу стихий!</text:p>
      <text:p text:style-name="P54"><text:soft-page-break/><text:span text:style-name="T11">– </text:span>Вижу! <text:span text:style-name="T11">– </text:span>донёсся голос единорожки из-под потолка. <text:span text:style-name="T11">– </text:span>Задействую план «Д»!</text:p>
      <text:p text:style-name="P54">В центре круга, образованного Элементами Гармонии, образовался светло-голубой тороид<text:note text:id="ftn16" text:note-class="footnote"><text:note-citation>16</text:note-citation><text:note-body><text:p text:style-name="P147">Тороид <text:span text:style-name="T51">–</text:span> поверхность вращения, получаемая вращением образующей окружности вокруг оси, лежащей в плоскости этой окружности и не пересекающей её. Простыми словами, тороид похож на бублик.</text:p></text:note-body></text:note>. Поверхность бублика искрила зелёными молниями, а сам он вращался, постепенно ускоряя темп.</text:p>
      <text:p text:style-name="P54"><text:span text:style-name="T11">– </text:span>Эмм, это что-то новенькое, я такого заклинания вообще не знаю, <text:span text:style-name="T11">– </text:span>почесал в затылке Спайк. <text:span text:style-name="T11">–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1">– </text:span>Погоди. У меня есть вариант получше.</text:p>
      <text:p text:style-name="P54"/>
      <text:p text:style-name="P54">Я вылез из-под шкафа и попрыгал на одной ноге в центр зала.</text:p>
      <text:p text:style-name="P54"><text:span text:style-name="T11">– </text:span>Стойте! Прекратите! Да остановитесь же!!!</text:p>
      <text:p text:style-name="P54">Аликорница и шестёрка поней уставились на меня.</text:p>
      <text:p text:style-name="P54"><text:span text:style-name="T11">– </text:span>Луна, ты охотишься за мной из-за Селестии, верно? Так вот, я знаю, где её искать! Готов оказать любую посильную помощь. Не надо из-за меня сражаться. Мир-дружба-жвачка!</text:p>
      <text:p text:style-name="P54"><text:span text:style-name="T11">– </text:span>Ты так говоришь, будто непричастен к исчезновению Сестры! <text:span text:style-name="T11">– </text:span>к Луне вернулась властная интонация, но фиолетовый шар перестал расти. <text:span text:style-name="T11">– </text:span>Мы не верим тебе! Если попробуешь обмануть Нас и скрыться, даже Тартар покажется тебе курортом!</text:p>
      <text:p text:style-name="P54"/>
      <text:p text:style-name="P54">Я успокаивающе поднял руки.</text:p>
      <text:p text:style-name="P54"><text:span text:style-name="T11">–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text:p>
      <text:p text:style-name="P54"><text:span text:style-name="T11">– </text:span>Как ты её назвал? <text:span text:style-name="T11">– </text:span>отвалилась челюсть у аликорницы.</text:p>
      <text:p text:style-name="P54"><text:span text:style-name="T11">– </text:span>Эмм, мне неудобно вмешиваться, но вынуждена вас перебить, <text:span text:style-name="T11">– </text:span>встряла Твайлайт. <text:span text:style-name="T11">– </text:span>Это было экспериментальное заклинание. Локальная заморозка времени. Я, эмм, не предусмотрела возможности его отмены…</text:p>
      <text:p text:style-name="P54"><text:span text:style-name="T11">– </text:span>Что? <text:span text:style-name="T11">– </text:span>хором вскрикнули я с Луной.</text:p>
      <text:p text:style-name="P54"/>
      <text:p text:style-name="P54">Молнии вырвались из краёв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отвернуть в сторону траекторию его движения. Луна же в ответ метнула в колесо сильно уменьшившуюся сферу стихий.</text:p>
      <text:p text:style-name="P54">С громким треском они встретились у лестницы на верхний ярус.</text:p>
      <text:p text:style-name="P54"/>
      <text:p text:style-name="P54">Торнадо выр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
      <text:p text:style-name="P54"><text:soft-page-break/>Через некоторое время этой крохотной частью сознания я отметил скрип двери и застенчивый голос:</text:p>
      <text:p text:style-name="P54"><text:span text:style-name="T11">– </text:span>Твайлайт, Дёрпи сказала, у тебя есть «Особенности поведения, питания и размножения приматов»? Я бы хотела её ненадолго… Ого!!!</text:p>
      <text:p text:style-name="P54"/>
      <text:p text:style-name="P54">После долгой паузы тот же голос спросил:</text:p>
      <text:p text:style-name="P54"><text:span text:style-name="T11">– </text:span>Что тут случилось? Почему все висят в воздухе? И всё вот это?</text:p>
      <text:p text:style-name="P54"/>
      <text:p text:style-name="P54">Голос Спайка откуда-то из подвала ответил:</text:p>
      <text:p text:style-name="P54"><text:span text:style-name="T11">– </text:span>Потому что Твайлайт остановила время. В радиусе девяти метров, как мне кажется. Или десяти.</text:p>
      <text:p text:style-name="P54"><text:span text:style-name="T11">– </text:span>В двенадцати с половиной, <text:span text:style-name="T11">– </text:span>донёсся голос Твайлайт сверху. <text:span text:style-name="T11">–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
      <text:p text:style-name="P54"><text:span text:style-name="T11">– Н</text:span>Е ВЗДУМАЙ СЧИТАТЬ СЕБЯ ПОБЕДИТЕЛЬНИЦЕЙ! <text:span text:style-name="T11">– </text:span>загремело у меня в мозгу, в обоих сознаниях сразу. <text:span text:style-name="T11">– </text:span>ТОЛЬКО БЛАГОДАРЯ НАШЕМУ ВМЕШАТЕЛЬСТВУ В ПОСЛЕДНИЙ МОМЕНТ ТЫ ОСТАЛАСЬ ЖИВА И ВЫ ВСЕ МОЖЕТЕ ВЗАИМОДЕЙСТВОВАТЬ С ГЛОБАЛЬНЫМ ПОТОКОМ ВРЕМЕНИ! НАМ НУЖНО БУДЕТ ХОРОШО ПОГОВОРИТЬ С СЕСТРОЙ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
      <text:p text:style-name="P54">Наступило молчание. Потом донеслось всхлипывание заучки.</text:p>
      <text:p text:style-name="P54"><text:span text:style-name="T11">–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и планировалось!</text:p>
      <text:p text:style-name="P54"><text:span text:style-name="T11">–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ДВУНОГУЮ ИГРУШКУ БЕЗ ТВОЕГО НА ТО СОГЛАСИЯ.</text:p>
      <text:p text:style-name="P54"><text:span text:style-name="T11">–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
      <text:p text:style-name="P54">В мозгу раздалось мычание, как если бы кто-то хотел выругаться, но в через силу сдержался.</text:p>
      <text:p text:style-name="P54"><text:span text:style-name="T11">– </text:span>КТО ИЗ МАГОВ СЕЙЧАС ПРИСУТСТВУЕТ В БИБЛИОТЕКЕ ЗА ПРЕДЕЛАМИ ЗОНЫ СКОЛЛАПСИРОВАВШЕГО ВРЕМЕНИ?</text:p>
      <text:p text:style-name="P54"/>
      <text:p text:style-name="P54">Молчание. Наконец голос Спайка произнёс:</text:p>
      <text:p text:style-name="P54"><text:span text:style-name="T11">–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1">– </text:span>Эмм, я вам подхожу?</text:p>
      <text:p text:style-name="P54"><text:span text:style-name="T11">– </text:span>КТО ТЫ? ПРЕДСТАВЬСЯ!</text:p>
      <text:p text:style-name="P54"><text:soft-page-break/><text:span text:style-name="T11">– </text:span>Эмм, Лира Хартстрингс, единорог. Я не то, чтобы маг, моя специализация — музыка…</text:p>
      <text:p text:style-name="P54"><text:span text:style-name="T11">– </text:span>ГОДИТСЯ! ТЫ ВИДИШЬ ТОЧКУ СИНГУЛЯРНОСТИ?</text:p>
      <text:p text:style-name="P54"><text:span text:style-name="T11">– </text:span>Эмм?</text:p>
      <text:p text:style-name="P54">Голос Спайка пояснил:</text:p>
      <text:p text:style-name="P54"><text:span text:style-name="T11">– </text:span>Вон та тёмная точка над лестницей, у которой вся картинка искривляется.</text:p>
      <text:p text:style-name="P54"><text:span text:style-name="T11">– </text:span>Да! Вижу.</text:p>
      <text:p text:style-name="P54"><text:span text:style-name="T11">– </text:span>ТЕПЕРЬ ЛЕВИТИРУЙ ПРИМАТА В ТОЧКУ СИНГУЛЯРНОСТИ.</text:p>
      <text:p text:style-name="P54"><text:span text:style-name="T11">– </text:span>Чего-о-о?!! <text:span text:style-name="T11">– </text:span>возопило моё малое сознание.</text:p>
      <text:p text:style-name="P54"><text:span text:style-name="T11">– </text:span>Эмм… Зачем? <text:span text:style-name="T11">– вторила мне Лира.</text:span></text:p>
      <text:p text:style-name="P54"><text:span text:style-name="T11">–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1"> </text:span>НЕ ВОЛНУЙСЯ, ДВУНОГИЙ, ТЕБЕ ЭТО НЕ ПОВРЕДИТ.</text:p>
      <text:p text:style-name="P54"><text:span text:style-name="T11">– </text:span>Вы даёте слово, что человеку не будет причинён вред? <text:span text:style-name="T11">– </text:span>голос Лиры обрёл непривычную твёрдость.</text:p>
      <text:p text:style-name="P54"><text:span text:style-name="T11">– </text:span>КАК ТЫ СМЕЕШЬ СОМНЕВАТЬСЯ В НАС, СВОЕЙ ПРИНЦЕССЕ?</text:p>
      <text:p text:style-name="P54"><text:span text:style-name="T11">– Я </text:span>не сомневаюсь в вас, Ваше Высочество… Потому и требую слова!</text:p>
      <text:p text:style-name="P54"><text:span text:style-name="T11">– </text:span>ХМ-М, НАДО БУДЕТ ПРОВЕРИТЬ ТВОЮ БИОГРАФИЮ ПОСЛЕ ОСВОБОЖДЕНИЯ. ЛАДНО. КЛЯНЁМСЯ БОРОДОЙ СЕЛЕСТИИ, ДАЁМ СЛОВО ЛУНЫ ЭКВЕСТРИЙСКОЙ, УРОЖДЁННОЙ СЕЛЕНЫ, МЫ НЕ ПОВРЕДИМ ПРИМАТУ! А ТЕПЕРЬ ЛЕВИТИРУЙ ЕГО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1">– </text:span>Ну, блядь, спасибо! <text:span text:style-name="T11">– </text:span>подумал я.</text:p>
      <text:p text:style-name="P54"><text:span text:style-name="T11">–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40"/>
      <text:p text:style-name="P54"><text:span text:style-name="T11">Я не успел возразить. Грудь как будто прошил электрический разряд. </text:span>Застывшая часть сознания <text:s/>стала осознавать ход времени. Неподвижными глазами я начал отмечать медленное движение. Стена возле меня поползла вверх. Вот ушёл вверх портрет Стар Свирла, заботливо украшенный вышитой салфеткой. Вот показался край оконной рамы. А вот в поле зрения оказалось нечто длинное и острое…</text:p>
      <text:p text:style-name="P54">Рог Луны медленно проследовал мимо меня. Показался кончик уха и первые локоны гривы. Я мысленно продлил траекторию движения и мои губы медленно искривились в злорадной улыбке.</text:p>
      <text:p text:style-name="P54"/>
      <text:p text:style-name="P54">Кажется, ты придумал, как отомстить надменной кобыле, Анон!</text:p>
      <text:p text:style-name="P54"/>
      <text:p text:style-name="P54">Напрягая силу воли, я отдал приказ непослушному телу. Ладонь стала плавно сжиматься.</text:p>
      <text:p text:style-name="P40">– ПРИМАТ, ТЫ СИЛЬНО ПОЖАЛЕЕШЬ, ЕСЛИ РЕШИШЬ ДОВЕРШИТЬ ЗАДУМАННОЕ! МЫ НОЧНАЯ ГЛАВА ДИАРХИИ И НЕ ДОПУСТИМ ПОПРАНИЯ КОРОЛЕВСКОГО ВЕЛИЧИ-И-И-И-БУ-У-У-УП!!!</text:p>
      <text:p text:style-name="P40"/>
      <text:p text:style-name="P40"><text:soft-page-break/>Моя ладонь сжала проезжающий мимо нос Луны. Гневная тирада ночной аликорницы завершилась трубным рёвом.</text:p>
      <text:p text:style-name="P54">С громким хлопком время восстановило свой ход, сознания воссоединились, все попадали на пол. </text:p>
      <text:p text:style-name="P54"/>
      <text:p text:style-name="P54">…</text:p>
      <text:p text:style-name="P54"/>
      <text:p text:style-name="P54"><text:span text:style-name="T11">–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1">– </text:span>Проклятье! Тебе только Кэйдэнс осталось обрыгать для полной коллекции! <text:span text:style-name="T11">– </text:span>презрительно заметила Луна, вставая из-под меня. Отвернувшись, аликорница незаметно почесала нос сгибом крыла.</text:p>
      <text:p text:style-name="P54"/>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
      <text:p text:style-name="P54"><text:span text:style-name="T11">– </text:span>Так шта не так уж сильно мы и погудели с братюней на прошлый Канун горящего очага! <text:span text:style-name="T11">– </text:span>пробормотала Эпплджек, схватившись за голову. <text:span text:style-name="T11">– </text:span>Не сравнить с теперешней гулянкой.</text:p>
      <text:p text:style-name="P54"/>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pan text:style-name="T11">– </text:span>Итак, Мы ждём, <text:span text:style-name="T11">– а</text:span>ликорница смотрела на меня выжидающе. <text:span text:style-name="T11">–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
      <text:p text:style-name="P54">Я кивнул ей примирительно.</text:p>
      <text:p text:style-name="P54"><text:span text:style-name="T11">–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1">– </text:span>Давай по-порядку, <text:span text:style-name="T11">– о</text:span>становила меня Луна. <text:span text:style-name="T11">– </text:span>С чего ты взял, что она в твоём мире?</text:p>
      <text:p text:style-name="P54"/>
      <text:p text:style-name="P54">Я задумался. Как объяснить ей, не рассказывая основное? То, от чего весь мир остановится? Как описать частность, не раскрыв суть?</text:p>
      <text:p text:style-name="P54"/>
      <text:p text:style-name="P54">Луна продолжила с горечью.</text:p>
      <text:p text:style-name="P54"><text:span text:style-name="T11">– </text:span>Наш мир покидает магия. Это уже ни для кого не секрет. Всех ждёт один из двух концов. Некоторые дичают — постепенно теряют разум и становятся неотличимы от животных. Леса на западе от Филлидельфии полны диких пони — там находится крупнейшее пятно магической деградации. Но большинство просто исчезает без следа, утратив всю магию. По некоторым оценкам, за последние два года Эквестрия лишилась десятой части населения. И этот процесс ускоряется с каждым месяцем. Так <text:soft-page-break/>произошло с Сестрой две недели назад. Она выздоравливала, но ты заставил её потратить остатки магии той проклятой ночью, когда был пьян.</text:p>
      <text:p text:style-name="P54"/>
      <text:p text:style-name="P54"><text:span text:style-name="T11">– Ч</text:span>то? Я<text:span text:style-name="T11"> вспомнил тяжёлый сон после знакомства с Пинки и маковским сидром и </text:span>догадка легла на сердце тяжким грузом.</text:p>
      <text:p text:style-name="P54">Нет, только не это! Только не из-за меня! Ну хватит же! Я не могу быть виноватым во всех бедах Эквестрии!</text:p>
      <text:p text:style-name="P54"/>
      <text:p text:style-name="P54"><text:span text:style-name="T11">– </text:span>Мы проследили её сновидение, <text:span text:style-name="T11">– п</text:span>одтвердила Луна. Её взгляд сверлил меня, улавливая малейшие изменения мимики. <text:span text:style-name="T11">– </text:span>Сел встречалась во сне с тобой. Ей пришлось потратить все силы на то, чтобы вырвать тебя из лап твоего мира. Ей это удалось, но сама она не вернулась обратно.</text:p>
      <text:p text:style-name="P54"/>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
      <text:p text:style-name="P54">Я со всей дури грохнул кулаком по ограждению балкона. Перила жалобно скрипнули. Луна всё поняла и кивнула.</text:p>
      <text:p text:style-name="P54"><text:span text:style-name="T11">– </text:span>Теперь ты понимаешь, почему Мы виним тебя в развоплощении сестры?</text:p>
      <text:p text:style-name="P54"><text:span text:style-name="T11">– </text:span>Да. Но послушай… Я не могу рассказать всё, <text:span text:style-name="T11">– </text:span>осторожно, как по горячим углям, начал я. <text:span text:style-name="T11">– </text:span>Это может натворить большую беду.</text:p>
      <text:p text:style-name="P54">Луна пристально взглянула на меня и понимающе склонила голову.</text:p>
      <text:p text:style-name="P54"><text:span text:style-name="T11">– </text:span>Мы знаем, иногда так бывает. Продолжай.</text:p>
      <text:p text:style-name="P54"><text:span text:style-name="T11">– </text:span>Ты ведь читала дневник Твайлайт о результатах эксперимента с заклинанием Прозрения? Вспомни запись сна Рэрити. Колонна пони, уходящих в Чёрный Экран.</text:p>
      <text:p text:style-name="P54"><text:span text:style-name="T11">– </text:span>Да, помним.</text:p>
      <text:p text:style-name="P54"><text:span text:style-name="T11">– </text:span>Так вот, в той колонне, окружённая со всех сторон пони, стояла Селестия. Она стояла в очереди к Чёрному Экрану. А за экраном…</text:p>
      <text:p text:style-name="P54"/>
      <text:p text:style-name="P54">Будь что будет, Анон! Молись, чтобы клочок информации не привёл к глобальной катастрофе!</text:p>
      <text:p text:style-name="P54"/>
      <text:p text:style-name="P54"><text:span text:style-name="T11">– А з</text:span>а экраном был мой мир. Я узнал его!</text:p>
      <text:p text:style-name="P54"/>
      <text:p text:style-name="P54">Ничего не изменилось. В разговор встряла Твайлайт, до этого тихо стоявшая в сторонке.</text:p>
      <text:p text:style-name="P54"><text:span text:style-name="T11">– Вот оно что! </text:span>Я понимаю! 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 Ты стыдился?</text:p>
      <text:p text:style-name="P54"/>
      <text:p text:style-name="P54">Я вздохнул с облегчением. Мир устоял. Твайлайт — умничка! Мне даже придумывать ничего не пришлось. «Объяснение» единорожки как нельзя лучше подходит на роль правдоподобной легенды для публики.</text:p>
      <text:p text:style-name="P54"/>
      <text:p text:style-name="P54"><text:span text:style-name="T11">– </text:span>Нечто вроде. Они точно не погибают, я это видел. Просто переносятся туда и превращаются в людей. Исчезновение — не значит смерть.</text:p>
      <text:p text:style-name="P54"><text:soft-page-break/>Единорожка успокаивающе произнесла:</text:p>
      <text:p text:style-name="P54"><text:span text:style-name="T11">– Анон</text:span>,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душами жителей другой реальности — такого я не встречала в идеях современных классиков. Хотя, если копнуть поглубже…</text:p>
      <text:p text:style-name="P54"/>
      <text:p text:style-name="P54">Твайлайт продолжала увлечённо диск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
      <text:p text:style-name="P54"><text:span text:style-name="T11">– </text:span>Ты что-то недоговариваешь, <text:span text:style-name="T11">– </text:span>шепнула Луна почти ласково. <text:span text:style-name="T11">–</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от Нас ложь.</text:p>
      <text:p text:style-name="P54">Аликорница вернулась на место, воссоединившись с двойником.</text:p>
      <text:p text:style-name="P54"/>
      <text:p text:style-name="P54"><text:span text:style-name="T11">– …</text:span>а <text:span text:style-name="T11">М</text:span>арк Ботвиний-младший упоминал в «Энциклопедии Арканум» о древнем божестве К<text:span text:style-name="T11">'</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1">– </text:span>Достаточно, Твайлайт, <text:span text:style-name="T11">– </text:span>остановила единорожку Луна. <text:span text:style-name="T11">– П</text:span>римем за рабочую версию реальность-вампир, крадущую магию и пони из Эквуса. Нам надо решить, как вернуть Сел назад. Сначала Сел, а потом и остальных. А уж потом будем думать, как разрушить Чёрный Экран.</text:p>
      <text:p text:style-name="P54"/>
      <text:p text:style-name="P54">Единорожка задумалась.</text:p>
      <text:p text:style-name="P54"><text:span text:style-name="T11">– </text:span>Очевидно, нам нужно проникнуть в мир Анона, отыскать там принцессу и вернуться с ней назад. Для проникновения и возврата можно воспользоваться коридором, проложенным из мира Анон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text:p>
      <text:p text:style-name="P54"><text:span text:style-name="T11">– </text:span>Да, это может сработать, <text:span text:style-name="T11">– </text:span>кивнула Луна. <text:span text:style-name="T11">– </text:span>Если только у Нас с Дискордом хватит сил его открыть. В прошлый раз основную тяжесть по формированию коридора взяла на себя Сестра.</text:p>
      <text:p text:style-name="P54"><text:span text:style-name="T11">– </text:span>Разумеется, я помогу вам! <text:span text:style-name="T11">– </text:span>воскликнула Твайлайт с энтузиазмом. <text:span text:style-name="T11">– </text:span>У меня же есть опыт, хоть и не очень удачный.</text:p>
      <text:p text:style-name="P54">Луна сморщила нос при этих словах, но всё же кивнула.</text:p>
      <text:p text:style-name="P54"><text:span text:style-name="T11">– </text:span>В тебе есть… гм… сила. Сестра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ем, для страховки нам может понадобится поддержка Элементов Гармонии.</text:p>
      <text:p text:style-name="P54"><text:span text:style-name="T11">– </text:span>Я приглашу их. Они не откажутся.</text:p>
      <text:p text:style-name="P54"><text:span text:style-name="T11">– </text:span>Что ж, ещё одной проблемой меньше. Теперь нужно решить, как найти Сел. Кто-то должен отправиться за ней.</text:p>
      <text:p text:style-name="P54"><text:span text:style-name="T11">– </text:span>Это, разумеется, буду я, <text:span text:style-name="T11">– п</text:span>ожал плечами я. <text:span text:style-name="T11">– Р</text:span>азумная пони там и шагу не сделает без того, чтобы не попасть в лабораторию к учёным или военным.</text:p>
      <text:p text:style-name="P54"><text:span text:style-name="T11">– </text:span>А если…</text:p>
      <text:p text:style-name="P54"><text:soft-page-break/><text:span text:style-name="T11">– </text:span>А если она прикинется неразумной, <text:span text:style-name="T11">– </text:span>предвосхитил я вопрос единорожки, <text:span text:style-name="T11">–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text:p>
      <text:p text:style-name="P54"><text:span text:style-name="T11">– </text:span>Остаётся ещё одна проблема, <text:span text:style-name="T11">– </text:span>тихо сказала Луна. <text:span text:style-name="T11">–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в прошлый раз.</text:p>
      <text:p text:style-name="P54"><text:span text:style-name="T11">– </text:span>Я попробую подыскать подходящие заклинания для работы с флорой, <text:span text:style-name="T11">– </text:span>загорелась научным рвением книгоежка. <text:span text:style-name="T11">– </text:span>Помнится, в «Природе проклятий» был раздел, посвящённый зебринским ритуалам плодородия!</text:p>
      <text:p text:style-name="P54"/>
      <text:p text:style-name="P54">Единорожка вернулась в библиотеку. Некоторое время мы с Луной молча слушали звуки засыпающего Понивилля.</text:p>
      <text:p text:style-name="P54"/>
      <text:p text:style-name="P54"><text:span text:style-name="T11">– </text:span>Почему ты так опасаешься гибели Селестии? <text:span text:style-name="T11">– </text:span>наконец спросил я аликорницу. <text:span text:style-name="T11">– </text:span>Ведь вы бессмертны. Рано или поздно твоя сестра вернётся к тебе, как ты вернулась к ней через тысячу лет заточения.</text:p>
      <text:p text:style-name="P54"><text:span text:style-name="T11">– </text:span>Ха! <text:span text:style-name="T11">– </text:span>с горечью отозвалась Луна. <text:span text:style-name="T11">–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в ссылке ещё в первую сотню лет. Мы выстояли только благодаря ей, она была нашим собеседником долгие годы. Смешно, но выслав Нас на тысячу лет в изгнание, Сестра наказала больше себя, чем Нас! Ведь кроме нас, у неё не осталось подходящих собеседников. Впрочем, Сел никогда не отличалась сильной логикой.</text:p>
      <text:p text:style-name="P54"><text:span text:style-name="T11">– </text:span>Нам надо придумать, как искать Селестию. Я не видел, в кого она превратилась и не знаю, как она сейчас выглядит. Я даже не знаю страну, где она находится, <text:span text:style-name="T11">– пожаловался я Луне.</text:span></text:p>
      <text:p text:style-name="P40"/>
      <text:p text:style-name="P54">Аликорница отвлеклась от воспоминаний.</text:p>
      <text:p text:style-name="P54"><text:span text:style-name="T11">– </text:span>Мы приготовим заклинание-компас. Он укажет тебе направление. Правда, Наше знание сугубо теоретическое, Мы никогда не пользовались им на практике. И у Нас есть сомнения, будет ли оно работать в другой реальности. Но ничего лучше придумать Мы не можем.</text:p>
      <text:p text:style-name="P54"><text:span text:style-name="T11">– </text:span>Почему же ты не смогла найти меня в Эквестрии с его помощью?</text:p>
      <text:p text:style-name="P54"/>
      <text:p text:style-name="P54">Аликорница смутилась.</text:p>
      <text:p text:style-name="P54"><text:span text:style-name="T11">– </text:span>Если ты считаешь аликорнов всемогущими, ты глубоко ошибаешься, примат!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без подсказки. В конце-концов Мы решили наблюдать за Твайлайт. Эта стратегия привела Нас к успеху.</text:p>
      <text:p text:style-name="P54"><text:span text:style-name="T11">– </text:span>Да уж, успех тотальный, <text:span text:style-name="T11">– </text:span>скептически отозвался я, прислушиваясь к звукам уборки. <text:span text:style-name="T11">– </text:span>Я бы и сам к тебе заявился с результатами эксперимента, дай ты мне пару дней времени.</text:p>
      <text:p text:style-name="P54"><text:soft-page-break/><text:span text:style-name="T11">– </text:span>Как бы то ни было, <text:span text:style-name="T11">– </text:span>поджала губы Луна, <text:span text:style-name="T11">– </text:span>мы пришли к сотрудничеству. Надеюсь, оно будет плодотворным. Более плодотворным, чем то, что было у тебя с Сел!</text:p>
      <text:p text:style-name="P54"/>
      <text:p text:style-name="P54">Я присмотрелся к ночной принцессе с подозрением. Что она знает о нас с Селестией?</text:p>
      <text:p text:style-name="P54"/>
      <text:p text:style-name="P54"><text:span text:style-name="T11">– </text:span>У нас было достаточно плодотворное сотрудничество, <text:span text:style-name="T11">– </text:span>осторожно начал я. <text:span text:style-name="T11">– </text:span>Хотя основную часть работы сделал я, Дэш и Твайлайт.</text:p>
      <text:p text:style-name="P54"><text:span text:style-name="T11">– </text:span>Неудивительно! <text:span text:style-name="T11">– </text:span>фыркнула Луна. <text:span text:style-name="T11">– В </text:span>этом — вся Сел. Сестра, в отличие от Нас, всегда норовит спихнуть тяжёлую задачу на кого-нибудь другого!</text:p>
      <text:p text:style-name="P54"><text:span text:style-name="T11">– </text:span>А также совместить приятное с полезным, <text:span text:style-name="T11">– </text:span>не удержался я от подколки.</text:p>
      <text:p text:style-name="P54"/>
      <text:p text:style-name="P54">Дружеский интим «для здоровья» всё ещё вызывает в тебе досаду, Анон!</text:p>
      <text:p text:style-name="P54"/>
      <text:p text:style-name="P49">Луна бросила на меня тяжёлый взгляд.</text:p>
      <text:p text:style-name="P52"><text:span text:style-name="T18">–</text:span> Вот это вряд ли! Сестра охладела к сексу ещё до Нашей ссылки. И, насколько Нам известно, за время Нашего отсутствия её предпочтения в <text:span text:style-name="T11"><text:s/></text:span>этом плане не менялись.</text:p>
      <text:p text:style-name="P52"/>
      <text:p text:style-name="P52">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52"/>
      <text:p text:style-name="P49"><text:span text:style-name="T17">–</text:span> Тогда зачем она..?</text:p>
      <text:p text:style-name="P49"><text:span text:style-name="T17">–</text:span> Дала тебе? <text:span text:style-name="T17">–</text:span> цинично довершила мой вопрос Луна. <text:span text:style-name="T17">–</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9"/>
      <text:p text:style-name="P49">Меня как будто окатило ледяным душем. Не любовь и даже не дружба. Просто плата за услугу… Даже не дружба…</text:p>
      <text:p text:style-name="P49">Тревожная догадка окончательно сковала морозом душу.</text:p>
      <text:p text:style-name="P52"><text:span text:style-name="T18">–</text:span> А другие? Они тоже… давали мне потому, что считали меня последним шансом?</text:p>
      <text:p text:style-name="P52"/>
      <text:p text:style-name="P52">У аликорницы отвалилась челюсть.</text:p>
      <text:p text:style-name="P52"><text:span text:style-name="T18">–</text:span> Другие? Кто ещё?<text:span text:style-name="T11"> </text:span>С кем ещё у тебя были… отношения?</text:p>
      <text:p text:style-name="P49"><text:span text:style-name="T17">–</text:span> С Рэйнбоу Дэш, <text:span text:style-name="T17">–</text:span> ответил я несчастным голосом. <text:span text:style-name="T17">–</text:span> И, может быть, с Пинки.</text:p>
      <text:p text:style-name="P49"><text:span text:style-name="T17">–</text:span> А ты живчик, <text:span text:style-name="T17">–</text:span> удивлённо заметила Луна и нахмурилась.</text:p>
      <text:p text:style-name="P40">– Я не виноват, – буркнул я. – Селестия вылечила меня от кучи болячек. <text:span text:style-name="T1">На почве общего оздоровления у</text:span> меня начался <text:span text:style-name="T1">жёсткий</text:span> спермотоксикоз.</text:p>
      <text:p text:style-name="P49"><text:span text:style-name="T17">– Что?!! – с недоверием воскликнула Луна. – Сестра никогда не умела лечить. И сейчас не умеет </text:span><text:span text:style-name="T59">— иначе Мы бы знали. Мало кто владеет магией целительства, и Сестра не из их числа.</text:span></text:p>
      <text:p text:style-name="P40">– Очень мне надо врать! – возмутился я. – Сел исцелила меня в Кантерлоте с помощью заместительной терапии.</text:p>
      <text:p text:style-name="P40"/>
      <text:p text:style-name="P40">Луна вскинула копыто к <text:span text:style-name="T1">виску</text:span> и закатила глаза.</text:p>
      <text:p text:style-name="P49"><text:soft-page-break/><text:span text:style-name="T17">– О небо! Теперь Мы понимаем, почему она так ослабела! Как это в стиле Сестры </text:span><text:span text:style-name="T59">— она готова отпилить себе крыло, дабы защитить кого-то от солнца!</text:span></text:p>
      <text:p text:style-name="P40">– Ты о чём? – не понял я. – Какое ещё, к дискорду, крыло? Почему она ослабела?</text:p>
      <text:p text:style-name="P40"/>
      <text:p text:style-name="P40">Луна молча стояла с закрытыми глазами, горестно покачиваясь на ногах взад-вперёд. “Глупая, глупая Сел!” – расслышал я из её бормотания.</text:p>
      <text:p text:style-name="P40">Наконец, Луна снизошла ко мне с объяснением.</text:p>
      <text:p text:style-name="P49"><text:span text:style-name="T17">– Заместительная терапия </text:span><text:span text:style-name="T59">— никакое не целительство, примат! «Лекарь», применяющий такую терапию, просто перетягивает на себя хвори и недуги пациента. Долго так «лечить» не получится — угасне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 Твоя якобы важность в качестве Проводника никак не объясняет это!</text:span></text:p>
      <text:p text:style-name="P54"/>
      <text:p text:style-name="P54">Я не слушал аликорницу. События той единственной нашей ночи с Сел медленно прокручивались в памяти и я переосмысливал их по-новому. Крохотная льдинка в глубине моего «я» пустила отростки во все стороны, медленно превращая душу в лёд.</text:p>
      <text:p text:style-name="P54"/>
      <text:p text:style-name="P40">Луна вздохнула и повернулась ко мне.</text:p>
      <text:p text:style-name="P49"><text:span text:style-name="T17">–</text:span> Хоть ты и не заслужил этого, примат, но с Нашей стороны было бы нечестно не сказать тебе, что цель твоего пребывания здесь известна только Нам, Сел, Дискорду и Твайлайт. Поэтому можешь не печалиться о своих отношениях с другими пони. Они действуют исключительно по своей воле и предпочтениям. Пони умеют любить.</text:p>
      <text:p text:style-name="P49"/>
      <text:p text:style-name="P49">Аликорница фыркнула.</text:p>
      <text:p text:style-name="P49"><text:span text:style-name="T17">– </text:span><text:span text:style-name="T59">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text:p>
      <text:p text:style-name="P54"/>
      <text:p text:style-name="P54"><text:span text:style-name="T11">– Анон</text:span>, ты в порядке? <text:span text:style-name="T11">– </text:span>на балкон заглянула Дэш. <text:span text:style-name="T11">– </text:span>Твайлайт говорит, нам нужно отправляться к развалинам в Вечнодикий лес. Можешь на меня рассчитывать. Когда отправляемся?</text:p>
      <text:p text:style-name="P54">Я благодарно взъерошил пегаске гриву. Уныние отступило.</text:p>
      <text:p text:style-name="P54"><text:span text:style-name="T11">– </text:span>Спасибо, Дэш. Ты настоящий друг.</text:p>
      <text:p text:style-name="P54"><text:span text:style-name="T11">– </text:span>Сначала нам нужно вернуться в Кантерлот, <text:span text:style-name="T11">– п</text:span>рервала нас Луна. <text:span text:style-name="T11">– </text:span>Помимо подготовки к рейду, Нам нужно создать компас. И провести Гранд Галопинг Гала.</text:p>
      <text:p text:style-name="P54"/>
      <text:p text:style-name="P54">Я удивлённо воззрился на аликорницу. Та сконфузилась.</text:p>
      <text:p text:style-name="P54"><text:span text:style-name="T11">– </text:span>Если отменить праздник, начнутся волнения, <text:span text:style-name="T11">– </text:span>ответила Луна на мой не заданный вопрос. <text:span text:style-name="T11">–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
      <text:p text:style-name="P54">Я пожал плечами и спустился с пегаской вниз, к компании.</text:p>
      <text:p text:style-name="P54"/>
      <text:h text:style-name="P155" text:outline-level="2"><text:soft-page-break/><text:span text:style-name="T1">22</text:span>. <text:span text:style-name="T1">Лучший</text:span> Гранд Галопин<text:span text:style-name="T1">г</text:span> Гала <text:span text:style-name="T1">в истории</text:span></text:h>
      <text:p text:style-name="P84"/>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3"/>
      <text:p text:style-name="P54"><text:span text:style-name="T11">– </text:span>Да што ж такое творится-то! Ни в жисть не поверю, чтоб в Кантерлоте пустые дома были! <text:span text:style-name="T11">– </text:span>заявила Эпплджек. <text:span text:style-name="T11">– </text:span>Ещё бабуля говорила, штоб остановиться в столице, нужно жильё за месяц искать. Ну, это если у кого нет тута родственников, канешн. Или, на крайняк, фургона.</text:p>
      <text:p text:style-name="P54"><text:span text:style-name="T11">– </text:span>Какая жалость, что это всё из-за вампирского мира! <text:span text:style-name="T11">– </text:span>пробормотала Рэрити. <text:span text:style-name="T11">– </text:span>Самое бы время покупать землю под бутик.</text:p>
      <text:p text:style-name="P54"/>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
      <text:p text:style-name="P54">Тук-тук-тук!</text:p>
      <text:p text:style-name="P54"/>
      <text:p text:style-name="P54"><text:span text:style-name="T11">– Анон</text:span>, ты тут? <text:span text:style-name="T11">– </text:span>Дэш просунула нос в дверь, не дожидаясь отклика. <text:span text:style-name="T11">– </text:span>Ага, вот ты где! Я с тобой!</text:p>
      <text:p text:style-name="P54">Пегаска швырнула перемётные сумки мне на постель и пошла к выходу.</text:p>
      <text:p text:style-name="P54"><text:span text:style-name="T11">– </text:span>Ну, чего застрял? Пошли скорее, а то на хавчик опоздаем! <text:span text:style-name="T11">– </text:span>нетерпеливо обернулась Дэш.</text:p>
      <text:p text:style-name="P54">Я пожал плечами и пошёл следом. Бороться со стихией в лице Дэш было трудновато. Да и незачем.</text:p>
      <text:p text:style-name="P54"/>
      <text:p text:style-name="P40">…</text:p>
      <text:p text:style-name="P40"/>
      <text:p text:style-name="P54">В столовой вместо накрытых столов мы встретили двух лакеев.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
      <text:p text:style-name="P54"><text:span text:style-name="T11">– </text:span>Располагайтесь, <text:span text:style-name="T11">–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ую бесформенную кляксу, широко распластавшуюся по земле. «Эх, Клаудсдейл…» <text:span text:style-name="T11">–</text:span> всхлипула Дэш.</text:p>
      <text:p text:style-name="P54"/>
      <text:p text:style-name="P54"><text:span text:style-name="T11">– </text:span>Ну что же вы? Присаживайтесь, <text:span text:style-name="T11">– </text:span>вновь пригласила Луна. <text:span text:style-name="T11">– </text:span>Если блюда заветрятся, придётся их выкинуть и приготовить новые.</text:p>
      <text:p text:style-name="P54">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1">одной</text:span> подушки.</text:p>
      <text:p text:style-name="P54"/>
      <text:p text:style-name="P54"><text:soft-page-break/><text:span text:style-name="T11">– </text:span>Мы узнали у шеф-повара Сестры о твоих кулинарных предпочтениях, <text:span text:style-name="T11">– у</text:span>лыбнулась мне Луна. <text:span text:style-name="T11">– </text:span>Не в обиду, но ты первый примат-митарианец<text:note text:id="ftn17" text:note-class="footnote"><text:note-citation>17</text:note-citation><text:note-body><text:p text:style-name="P147">Митарианец <text:span text:style-name="T51">– мясоед</text:span></text:p></text:note-body></text:note> на Нашей памяти. Насколько Нам известно, рацион обезьян состоит из фруктов и листьев бамбука.</text:p>
      <text:p text:style-name="P54"/>
      <text:p text:style-name="P54">Я мило улыбнулся в ответ и закинул в рот пучок петрушки.</text:p>
      <text:p text:style-name="P54"><text:span text:style-name="T11">– </text:span>А ты первая на моей памяти лошадь, умеющая магичить.</text:p>
      <text:p text:style-name="P54">Луна нахмурилась, но потом луч озарения коснулся её мордочки.</text:p>
      <text:p text:style-name="P40">– П<text:span text:style-name="T1">ризнаём, Мы были несправедливы к тебе. Как Нам тебя называть?</text:span></text:p>
      <text:p text:style-name="P54">Я выплюнул петрушку и взял кусок рыбы.</text:p>
      <text:p text:style-name="P40">– <text:span text:style-name="T1">Человеком. Во множественном числе мы — люди. Хотя множественная форма тебе не понадобится, принцесса.</text:span></text:p>
      <text:p text:style-name="P54"/>
      <text:p text:style-name="P54">Все расселись по местам, когда с дальнего конца стола раздался звонкий голосок.</text:p>
      <text:p text:style-name="P40">– <text:span text:style-name="T1">Эй, а туточки одно место пустует! Можно его займёт Гамми?</text:span></text:p>
      <text:p text:style-name="P40"><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но та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Эпплджек.</text:p>
      <text:p text:style-name="P54">Фермерша выхватила у меня из рук головной убор и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за себя, дражайшая! Я, наоборот, только вхожу во вкус!</text:p>
      <text:p text:style-name="P54">Драконикус заткнулся и принялся жадно есть брюкву.</text:p>
      <text:p text:style-name="P54"/>
      <text:p text:style-name="P54">Аликорница обвела присутствующих долгим взглядом и начала.</text:p>
      <text:p text:style-name="P54"><text:soft-page-break/>– Итак, все мы знаем цель похода к руинам нашего с Сестрой замка. Нам нужно заново открыть коридор, по которому человек Анонимус прибыл к нам и переправить его обратно.</text:p>
      <text:p text:style-name="P54">– Прибыл к нам, ага. А я-то думал, Сахарная Ватка сама вытащила на нашу голову эту обезьяну из мухосранска, – громко прочавкал сам себе Дискорд.</text:p>
      <text:p text:style-name="P54"/>
      <text:p text:style-name="P54">– Анониму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text:p text:style-name="P54">– Я полностью в вашем распоряжении, Ваше Высочество! Думаю, мои друзья меня поддержат! – отчеканила умничка Твайлайт.</text:p>
      <text:p text:style-name="P54">Остальные пони отозвались невнятным мычанием.</text:p>
      <text:p text:style-name="P54"/>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Величайший. Нам нужна твоя магия, – обратилась аликорница к Дискорду. Тот сразу же набычился, достал откуда-то расчёску и стал расчёсывать редкую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text:soft-page-break/>– Ну хорошо! Я помогу вам! Я всегда помогаю открывать коридоры! Это для нас, светочей, плёвое дело! – пафосно воскликнул драконикус и испарился. Через секунду появился снова, схватил в обнимку миску брюссельской капусты в кляре и исчез окончательно.</text:p>
      <text:p text:style-name="P54"/>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тел от Нас сейчас, Мы давать ему не собирались!</text:p>
      <text:p text:style-name="P54"/>
      <text:p text:style-name="P54">…</text:p>
      <text:p text:style-name="P54"/>
      <text:p text:style-name="P54">Безмолвными тенями скользнули лакеи и унесли блюда. На освободившемся столе Луна расстелила свиток с записями.</text:p>
      <text:p text:style-name="P54">– Теперь, Наши маленькие пони, Мы должны просить вас ещё об одной услуге.</text:p>
      <text:p text:style-name="P54">Непривычно смешно было видеть принцессу ночи покрасневшей и прячущей в замешательстве глаза.</text:p>
      <text:p text:style-name="P54">– Через три дня у нас наступает Гранд Галопинг Гала. Неделю назад пропал наш церемониймейстер и распорядитель праздника, мисс Трейдишнс. Мы же этот праздник никогда не проводили. Но Мы помним, вы уже как-то помогали Сестре устраивать Гала, от которого она осталась в восторге.</text:p>
      <text:p text:style-name="P54"/>
      <text:p text:style-name="P54">При этих словах настала очередь прятать глаза шестёрке пони. Дэш фейсхуфнула.</text:p>
      <text:p text:style-name="P54">– Нам просто необходимо провести это праздник! – отчаянно заявила Луна.<text:span text:style-name="T11">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ётся буря, по сравнению с которыми нынешние проблемы покажутся тёплым летним дождиком.</text:p>
      <text:p text:style-name="P54">Луна вздохнула.</text:p>
      <text:p text:style-name="P54">–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перечень руководителей по направлениям. Ждём вас завтра тут же на утренней планёрке после восхода солнца!</text:p>
      <text:p text:style-name="P54">С этими словами аликорница развернула свиток, достигший нижним концом пола.</text:p>
      <text:p text:style-name="P54">Твайлайт схватилась за голову.</text:p>
      <text:p text:style-name="P54"/>
      <text:p text:style-name="P41">***</text:p>
      <text:p text:style-name="P40"/>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text:soft-page-break/></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в башне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
      <text:p text:style-name="P54">Заросли можжевельника раздвинулись, пропуская синюю единорожку.</text:p>
      <text:p text:style-name="P54"/>
      <text:p text:style-name="P54">– Привет!</text:p>
      <text:p text:style-name="P54">Я молча смотрел сквозь неё, привалившись спиной к валуну. Мне хотелось побыть одному.</text:p>
      <text:p text:style-name="P54">– Привет, говорю! Мну видела, как ты залазил сюда. Классное местечко!</text:p>
      <text:p text:style-name="P54">– Привет, Индиго.</text:p>
      <text:p text:style-name="P54">– Что-то на тебе мордочки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Мну любит,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тень! А где они? Они скоро вернутся?</text:p>
      <text:p text:style-name="P54">– Они не вернутся.</text:p>
      <text:p text:style-name="P54"/>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Даже если я знаю, насколько ничтожны шансы вернуть Сел и остальных. Но жеребёнка обманывать не хотелось. Я всегда был противником вранья детям под маской лжегуманности.</text:p>
      <text:p text:style-name="P54"/>
      <text:p text:style-name="P54">Индиго молча села возле меня. Потом она всхлипнула. Потом тяжело вздохнула.</text:p>
      <text:p text:style-name="P54">– Пожалуйста, скажи мне, что с ними.</text:p>
      <text:p text:style-name="P54"><text:soft-page-break/></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
      <text:p text:style-name="P54">Индиго хмуро взглянула на меня.</text:p>
      <text:p text:style-name="P54">– Если я нужна здесь, тогда скажи, для чего! У меня тут не осталось друзей, кроме тебя. Па пропал две недели назад. И хотя тётка говорит,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 будет чем-то другим, и я не уверен, что нам всем понравится это другое.</text:p>
      <text:p text:style-name="P54"/>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и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Единорожка в восторге <text:s/>запрыгала на месте.</text:p>
      <text:p text:style-name="P54">– У мну есть куча идей, как всё улучшить! А если взять в помощники Аниту Клодвэй из нижнего города и Санни Дэйс из переулка, можно зафигачить всё в два, нет, в три раза круче!!!</text:p>
      <text:p text:style-name="P54"/>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 Ю-ху-у-у!</text:p>
      <text:p text:style-name="P54">Единорожка умчалась.</text:p>
      <text:p text:style-name="P54"/>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
      <text:p text:style-name="P54">В серебряной коробке вместо книги лежал одинокий листок бумаги.</text:p>
      <text:p text:style-name="P64"><text:soft-page-break/></text:p>
      <text:p text:style-name="P64">«Уверена, когда-нибудь ты узнаешь правду, мой маленький человек. Быть может, ты уже знаешь. Быть может, ты узнаешь об этом прямо сейчас, из этого письма. Прошу тебя, не гневайся!</text:p>
      <text:p text:style-name="P64">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4">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меньше, но надолго меня не хватит. На тот случай, если я не дождусь твоего возвращения, я прошу моего церемониймейстера, мисс Трейдишнс, сказать тебе проверить парковый тайник.</text:p>
      <text:p text:style-name="P64">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другому! А намерение меняет реальность!</text:p>
      <text:p text:style-name="P64">До встречи!»</text:p>
      <text:p text:style-name="P64"/>
      <text:p text:style-name="P54">– Сел - Сел… Ну почему ты такая… – пробормотал я сквозь слёзы.</text:p>
      <text:p text:style-name="P54"/>
      <text:p text:style-name="P55">***</text:p>
      <text:p text:style-name="P84"/>
      <text:p text:style-name="P54">«Леди и джентльпони! Мне выпала честь объявить Гранд Галопинг Гала открытым! В честь скорого возвращения Её Высочества, принцессы Селестии, бал проходит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Раскройте свои программки, я сейчас подробно опишу каждое мероприятие сего удивительного вечера…»</text:p>
      <text:p text:style-name="P54"/>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text:p>
      <text:p text:style-name="P54"/>
      <text:p text:style-name="P54">От легкой дрожи зазвенели витражи в огромных стрельчатых окнах галереи. Гардины колыхались <text:s/>беззвучными волнами. Где-то со звоном разбилась ваза.</text:p>
      <text:p text:style-name="P54">Я переждал землетрясение держась за стену, после чего вышел в парк. Чопорные пони как ни в чём не бывало переговаривались вполголоса, сгрудившись в небольшие компании на лужайках. Негромкий смех перемежался со звоном бокалов.</text:p>
      <text:p text:style-name="P54">Пробравшись через отдыхающих, я свернул в отдалённый тупичок садового лабиринта. Мне стало душно. На ходу ослабив галстук и расстегнув жилетку, я сошёл с песчаной дорожки и присел на землю, прислонившись к зелёной изгороди.</text:p>
      <text:p text:style-name="P54"><text:soft-page-break/></text:p>
      <text:p text:style-name="P54">Ты никогда не любил тоскливые офисные вечеринки с напускной весёлостью и тупейшими конкурсами, Анон! Мог ли ты представить, что костлявая рука корпоратива дотянется до тебя даже здесь, в Эквестрии?</text:p>
      <text:p text:style-name="P54"/>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Мну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светящимися шлейфами.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
      <text:p text:style-name="P54">Моционящиеся в парке аристократы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soft-page-break/>…</text:p>
      <text:p text:style-name="P54">– Это она! Она!!! Нам дают знак!</text:p>
      <text:p text:style-name="P54">– Наша принцесса! Наше солнце!</text:p>
      <text:p text:style-name="P54">– Она вернётся! Как нам и обещала принцесса Луна!</text:p>
      <text:p text:style-name="P54">– А то! Я всем говорил! Мне никто не верил! Никто!!! Эти смешные бунтари из Мэйнхеттена…</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40"/>
      <text:p text:style-name="P54">Вспыхнули фонари. Волна многоголосого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Казалось, все демоны ада разверзли глотки в истошном визге.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вниз со скалы Кантерлота, абы свалить подальше от этого пиздеца! Выбравшись из зелёного лабиринта, я бросился наугад сломя голову.</text:p>
      <text:p text:style-name="P54"/>
      <text:p text:style-name="P54">Внезапно музыкальная какофония сменилась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усесться поудобнее там, где стоишь, и слушать-слушать-слушать.</text:p>
      <text:p text:style-name="P54">Я подошёл к ближайшей колонне. Под капителем колонны корявая надпись гласила: <text:s/>«з<text:span text:style-name="T65">д</text:span>ЕсЬ БЫл <text:span text:style-name="T66">д</text:span>ИскОр<text:span text:style-name="T64">Д</text:span>». Прислонившись к прохладному мрамору, я закрыл глаза…</text:p>
      <text:p text:style-name="P54"/>
      <text:p text:style-name="P54">…</text:p>
      <text:p text:style-name="P54"/>
      <text:p text:style-name="P54">Музыкальный транс прервался цоканьем копыт по парковой дорожке. Две фигуры устало брели прочь от замка, тихо переговариваясь между собой.</text:p>
      <text:p text:style-name="P54"/>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Беседующие остановились прямо у колонны, за которой сидел я.</text:p>
      <text:p text:style-name="P54"/>
      <text:p text:style-name="P54"><text:soft-page-break/>–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торжеств, а это многого стоит. Хотя, по-моему, идея пригласить Винил Скрэтч на бал была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
      <text:p text:style-name="P54">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В состязаниях участвуют лучшие стрит-рейсеры страны! Заезды совершаются вокруг дворца, вдоль крепостной стены по правилам Гран-при «Небеса Эквестрии»! Напоминаю, победитель должен показать лучшее время круга, или же, по стрит-рейсерской традиции, быть провозвестником апокалипсиса!</text:p>
      <text:p text:style-name="P54">В честь возобновления давней традиции главный приз будут вручать сама Её Высочество, принцесса Луна! Круг почёта в качестве доверенного лица принцессы Селестии будет принимать Твайлайт Спаркл!</text:p>
      <text:p text:style-name="P54"/>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умываясь. И отбрыкиваться от всех, кто посмеет меня разбудить! Кто бы ни придумал Гранд Галопинг Гала, он не рассчитывал собственнокопытно принимать гостей!</text:p>
      <text:p text:style-name="P54"/>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Анонимус. Если хочешь, чтобы тебя не раскрыли, прячься так, чтобы не было видно твоей тени.</text:p>
      <text:p text:style-name="P54"/>
      <text:p text:style-name="P54">Я поднялся.</text:p>
      <text:p text:style-name="P54">– Если бы я хотел скрываться, то до сих пор бы сидел в фургончике Трикси где-нибудь под Филлидельфией. Но нет, я сюда смылся от скуки — ненавижу официальные мероприятия! Я здесь только потому, что Дэш попросила составить ей компанию на трибуне во время финального заезда «Небес Эквестрии». И в жизни бы не надел вот это, если бы не Твайлайт, – я оттянул галстук бабочку на резинке и отпустил.</text:p>
      <text:p text:style-name="P54">Луна сочувственно кивнула.</text:p>
      <text:p text:style-name="P54">– О, Мы тебя хорошо понимаем, Анонимус! Мы также не выносим эту напрасную трату времени, коей имя «Официальные церемонии». Всё это лицемерие, жеманство, фальшь... В Наше время всё было по другому. Пони не приходилось примерять дюжину масок, чтобы высказать кому-то свою любовь или ненависть. А сейчас даже Мы вынуждены блюсти этикет!</text:p>
      <text:p text:style-name="P54">Я понимающе покачал головой. Чёрная фурия была не так уж плоха, если узнать её получше!</text:p>
      <text:p text:style-name="P54">Аликорница смущённо улыбнулась.</text:p>
      <text:p text:style-name="P54">– Всё же Мы должны заметить, что, хотя приветственная часть торжеств прошла в худших традициях Tatrum ceremoniale, впоследствии ситуация выправилась. Фейерверки были неплохи, да и концерт тоже.</text:p>
      <text:p text:style-name="P54"><text:soft-page-break/>– О, да! Классно играют! Впервые слышу в Эквестрии такую продвинутую музыку.</text:p>
      <text:p text:style-name="P54">Луна вздохнула.</text:p>
      <text:p text:style-name="P54">– Трио Винил, Октавии и Лиры было тяжело собрать вместе, но оно того стоило! Увы, человек, не время развлекаться. Вернёмся к нашим заботам. Следуй за Нами, Нам нужно вручить тебе компас.</text:p>
      <text:p text:style-name="P54"/>
      <text:p text:style-name="P54">Мы подходили ко дворцу, когда нам навстречу попалась процессия из четырёх земнопони, несущих открытый паланкин. На нём возлежал томного вида единорог с перебинтованной головой и икал. От франта вовсю штыняло спиртом.</text:p>
      <text:p text:style-name="P54">– А-а-а, дражайший принц? – с приторной любезностью приветствовала единорога Луна – Как ваше драгоценное здоровье? Как поживает ваш кузён Хавтиноуз?</text:p>
      <text:p text:style-name="P54">Принц позеленел, промычал нечто нечленораздельное и махнул копытом носильщикам двигаться дальше.</text:p>
      <text:p text:style-name="P54"/>
      <text:p text:style-name="P54">Во дворце, вручив мне тяжёлую шкатулку серебряной окантовки с хрустальным шаром на крышке, Луна с некоторым смущением сообщила:</text:p>
      <text:p text:style-name="P54">– Не сомневаемся, при том уровне отношений, что был у тебя с Сестрой, ты должен иметь…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
      <text:p text:style-name="P54">Она что, издевается? Я раздражённо сунул шкатулку в карман.</text:p>
      <text:p text:style-name="P54">– Да хрен там! Какие перья? Ты же сама сказала, отношения были чисто деловыми. По крайней мере, с её стороны.</text:p>
      <text:p text:style-name="P54"/>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
      <text:p text:style-name="P54">Не гребу я этих аликорнов!</text:p>
      <text:p text:style-name="P40"/>
      <text:p text:style-name="P55">***</text:p>
      <text:p text:style-name="P54"/>
      <text:p text:style-name="P54">И вот ты снова поднимаешься в покои солнечной аликорницы. За прошедшие недели тело твоё укрепилось в странствиях, а дух — в мозготрахах, периодически устраиваемых тебе чокнутыми карамельными лошадками. Так держать, Анон! Скоро ты станешь таким же чокнутым и тебя перестанут терзать страсти по белой аликорнице!</text:p>
      <text:p text:style-name="P54"/>
      <text:p text:style-name="P54">Перепрыгивая через две ступеньки я достиг вершины башни.</text:p>
      <text:p text:style-name="P54"><text:soft-page-break/>Нерешительность охватила меня перед знакомой дверью. Будто только вчера я выскочил отсюда как ошпаренный, грохнув створкой так, что посыпалась штукатурка.</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
      <text:p text:style-name="P54">Фиг там! Было такое впечатление, что последнее время на нём никто не спал. Ни складочки, ни вмятинки, ни волоска, ни пылинки.</text:p>
      <text:p text:style-name="P54">Я окинул взглядом комнату. Взор упал на гардероб у стены. Вот где можно найти перо или волос!</text:p>
      <text:p text:style-name="P54"/>
      <text:p text:style-name="P54">Рыться в шмотках Селестии — то ещё удовольствие! Я сгорал от смущения. Древние платья хрен-знает-когда-прошедшей моды, скрывающие фигуру балахоны, кружевные комбинации, розовые пижамные халаты… <text:s/>Блядь, Луна нарочно послала меня с таким поручением! Злоехидной кобыле ничего не стоило сделать это самой, тем более, они сёстры! Ёбаная Луна!</text:p>
      <text:p text:style-name="P54"/>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67"></text:span><text:span text:style-name="T68"> сидел, прислонившись к стенке. Оранжевая лампочка по прежнему горела на налобном щитке.</text:span></text:p>
      <text:p text:style-name="P79"/>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в океанариуме, приблизив лицо к стеклу с золотыми рыбками за ним, встречаешься нос к носу с холодным взглядом акулы.</text:p>
      <text:p text:style-name="P54"/>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ых развалин. Но я тогда был оглушён свалившимися на меня одномоментно чудесами и не вник в суть.</text:p>
      <text:p text:style-name="P54"/>
      <text:p text:style-name="P54">Да, второй раз я мог бы узнать ЭТУ Селестию во время переплетения сознаний, когда передо мной за один миг пролетели тысячелетия воспоминаний. Но я тогда был подавлен личностью аликорницы и не осознавал себя.</text:p>
      <text:p text:style-name="P54"/>
      <text:p text:style-name="P54">Да, в третий раз намёк на ЭТУ Селестию был тут же, в этой башне, когда её сирене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text:p>
      <text:p text:style-name="P54"/>
      <text:p text:style-name="P54">Теперь же, созерцая развешанные на крючьях тяжёлые доспехи, я пытался представить их на Сел.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
      <text:p text:style-name="P54">Оправившись от потрясения, я рассмотрел детали. Потёртости, царапины, сколы выдавали активное использование лат в прошлом. Шлем коринфского типа был весь покрыт мелкими выщербинами, в районе скулы виднелась глубокая царапина. В ложбинках многочисленных соединений и сгибов гиппоторакса почему-то виднелась сажа. На грудной пластине красовалась приличная вмятина, в самом <text:soft-page-break/>центре которой было маленькое сквозное отверстие. Снизу отверстия вытекла, застыв, тёмно-бурая капля.</text:p>
      <text:p text:style-name="P54"/>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В шаре 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Официант печально смотрел мне вслед. Стоило большого труда разыскать работающее кафе в Кантерлоте: практически все жители 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
      <text:p text:style-name="P54">Первые толчки застали меня на мосту через реку, разделяющую верхний и нижний город. Земля тряслась непривычно сильно. Потом раздался низкий гул и грохот. Я схватился за поручни и завороженно смотрел, как река исчезает в образовывающейся трещине. Скрип моста вырвал меня из ступора. Я отпрыгнул назад, на берег.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За ним полетела жилетка. Штаны между бёдрами едва не дымились, когда я трясущимися руками отворял ворота мастерской Норфа.</text:p>
      <text:p text:style-name="P54"/>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пасти к мастерской.</text:p>
      <text:p text:style-name="P54"/>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тумблер включения спарк-батареи, штурвал управления по центру панели, уровень спарк-заряда над ней, решётка радио левее, педаль колёсного тормоза внизу, кнопка включения фонарей справа. Как там? Штурвал на себя?</text:p>
      <text:p text:style-name="P54"/>
      <text:p text:style-name="P54">Штурвал заклинило. Бля!!!</text:p>
      <text:p text:style-name="P54"/>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штурвал на себя.</text:p>
      <text:p text:style-name="P54"/>
      <text:p text:style-name="P54">Звон упавшего на каменный пол домкрата и грохот пробиваемой крыши слились воедино. Колесница, раскидывая обломки досок и черепицы, поднялась над двором. Мастерская и весь квартал <text:soft-page-break/>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пятьсот. Я обернулся назад и охренел окончательно.</text:p>
      <text:p text:style-name="P54"/>
      <text:p text:style-name="P54">Замок.</text:p>
      <text:p text:style-name="P54">Проклятье, что с замком?!</text:p>
      <text:p text:style-name="P54"/>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text:p>
      <text:p text:style-name="P54"/>
      <text:p text:style-name="P54">А я-то был в воздухе, в ста метрах над землёй! В воздухе, блядь, а не на земле!</text:p>
      <text:p text:style-name="P54"/>
      <text:p text:style-name="P54">Я надавил на рычаг вертикальной тяги и колесница плавно скользнула вниз. Ха, теперь-то я понял, в чём дело! Замок висел в воздухе!</text:p>
      <text:p text:style-name="P54">Пиздец… Замок висел в воздухе?!!</text:p>
      <text:p text:style-name="P54"/>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
      <text:p text:style-name="P54">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
      <text:p text:style-name="P54">Спокойно, Анон! Ты когда-то хотел стать пилотом — в следующий раз будь поосторожнее в своих мечтаниях! Альпинизм — наше всё!</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
      <text:p text:style-name="P54">Башня стонала и скрипела на все лады. Отторж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text:soft-page-break/></text:p>
      <text:p text:style-name="P54">Проклятье!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p text:style-name="P54">– <text:span text:style-name="T69">Зафиксирована опасная ситуация. Сознание пациента </text:span><text:span text:style-name="T70">[</text:span><text:span text:style-name="T69">СЕЛЕСТИЯ</text:span><text:span text:style-name="T70">]</text:span><text:span text:style-name="T69"> не регистрируется. Активируется протокол экстренной эвакуации пациента </text:span><text:span text:style-name="T70">[</text:span><text:span text:style-name="T69">СЕЛЕСТИЯ</text:span><text:span text:style-name="T70">]</text:span><text:span text:style-name="T69"> к супервизору </text:span><text:span text:style-name="T70">[</text:span><text:span text:style-name="T69">ЛУНА</text:span><text:span text:style-name="T70">]</text:span><text:span text:style-name="T69">.</text:span></text:p>
      <text:p text:style-name="P78"/>
      <text:p text:style-name="P54">Я обернулся.</text:p>
      <text:p text:style-name="P54"/>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
      <text:p text:style-name="P54">БЛЯ!!!</text:p>
      <text:p text:style-name="P54"/>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олесницу, я расцениваю как исключительно рефлекторную деятельность второй сигнальной системы моего организма.</text:p>
      <text:p text:style-name="P54"/>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
      <text:p text:style-name="P54">«Робокорн», как я успел назвать про себя экзоскелет, был на редкость <text:s/>молчаливым летуном. Перепонки, натянутые между поддерживающими крылья спицами, делали устройство похожим на огромную летучую мышь. И если бы не моё вмешательство, эта «мышь» таранила бы окно дворца. Но ты же джентльмен, Анон, ты не будешь разрушать прекрасные витражи? Джентльмены входят через двери! Я решительно дёрнул штурвал в сторону, заворачивая робокорна от окна. Тот недовольно покосился в мою сторону, но покорился нажиму хомута.</text:p>
      <text:p text:style-name="P54"/>
      <text:p text:style-name="P54">Красота! Эта железка управлялась наклонами штурвала! У меня всё под контролем! Я покачал штурвалом и робокорн в ответ синхронно качнул перепончатыми крыльями. Восхитительное упоение управляемым полётом завладело мною. Забыв об опасности, я направил робокорна на трассу «Небес Эквестрии». Мы кометой неслись над маршрутом и зелёные лампочки отмечали прохождение чек-поинтов, один за другим. Я хохотал как сумасшедший и остервенело дёргал штурвал. Робокорн хлопал крыльями. «Королева Лорен» отчаянно скрипела, но послушно вписывалась в повороты. К чёрту всё, ради таких моментов и стоит жить!!!</text:p>
      <text:p text:style-name="P54"><text:soft-page-break/>Когда последний чек-поинт был пройден, на главном табло мигнула и исчезла цифра «<text:span text:style-name="T24">7.76</text:span>», сменившись на «<text:span text:style-name="T24">7.72</text:span>».</text:p>
      <text:p text:style-name="P54">Можно ставить галочку на исполнившейся мечте стать пилотом! Что там следующее на очереди? Альпинизм?</text:p>
      <text:p text:style-name="P54">Сделав полный круг вокруг парка, мы вышли на финишную прямую, в конце которой нас приветливо встречали двери центрального холла дворца.</text:p>
      <text:p text:style-name="P54"/>
      <text:p text:style-name="P54">БЛЯ!!!</text:p>
      <text:p text:style-name="P54">Какая тупица закрыла двери?</text:p>
      <text:p text:style-name="P54"/>
      <text:p text:style-name="P54">Я попытался отвернуть. Я попытался затормозить. Хрен там! Робокорну, похоже, стало совсем невтерпёж. Он перестал реагировать на штурвал и ускорился.</text:p>
      <text:p text:style-name="P54">У тебя всё под контролем, Анон?!! Проклятье!</text:p>
      <text:p text:style-name="P54"/>
      <text:p text:style-name="P54">Мне оставалось только выровняться и повторять траекторию робокорна, чтобы не допустить переворачивания колесницы. Ветер свистел у меня в ушах, унося прочь остатки чувства реальности…</text:p>
      <text:p text:style-name="P54"/>
      <text:p text:style-name="P54">…</text:p>
      <text:p text:style-name="P54"/>
      <text:p text:style-name="P54">– Сим вручаем Мы приз победителю сто двенадцатых гонок «Небеса Эквестрии», Дрэгстеру Кингу! И скорее провозвестник апокалипсиса сойдёт в Эквестрию, чем Мы откажемся от продолжения бала! Веселиться всем!</text:p>
      <text:p text:style-name="P54"/>
      <text:p text:style-name="P54">Робокорн протаранил высоченные двери холла. «Королева Лорен» прыгала на трёх колёсах, высекая из мрамора искры голой осью. Перед нами кувыркалась выбитая створка, фонтанируя во все стороны брызгами стекла. Проскакав к трону мимо толпы остолбеневших пони, робокорн сел на пол у ног Луны и стих. Лампочка на его «голове» перемигнулась на оранжевый.</text:p>
      <text:p text:style-name="P54"/>
      <text:p text:style-name="P54">…</text:p>
      <text:p text:style-name="P54"/>
      <text:p text:style-name="P54">– Что сиё значит, человек?!!</text:p>
      <text:p text:style-name="P54">Луна шокированно смотрела на меня. Рядом с ней стоял аквамариновый единорог с кубком. Он уставился на «Королеву Лорен». Потом он перевёл взгляд на табло с новым рекордом круга. Веко его начало дёргаться.</text:p>
      <text:p text:style-name="P54"/>
      <text:p text:style-name="P54">– Мнэ-э-э, – в этот момент даже козлиное блеяние было для меня верхом геройства.</text:p>
      <text:p text:style-name="P54"/>
      <text:p text:style-name="P54">Подымая тучи пыли, с грохотом обрушилась в Провал башня Селестии. Луна с отвалившейся челюстью наблюдала за действом в окно.</text:p>
      <text:p text:style-name="P54"/>
      <text:p text:style-name="P54">– Что… Ч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text:soft-page-break/>– Она внизу, – промямлил я. <text:s/>Чтобы легче было дышать, я пальцем оттянул галстук от горла.</text:p>
      <text:p text:style-name="P54">– В каком ещё низу???</text:p>
      <text:p text:style-name="P54">– Ну… внизу. С остальным Кантерлотом… – я чувствовал себя идиотом.</text:p>
      <text:p text:style-name="P54"/>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Летающий замок</text:span></text:h>
      <text:p text:style-name="P86"/>
      <text:p text:style-name="P54">Скалу ощутимо тряхнуло. Грибной суп выплеснулся из супницы на стол.</text:p>
      <text:p text:style-name="P54">– Конски яблоки! Четвёртый день уж волокут. Могли б и научиться наконец-то, – проворчала Эпплджек с набитым ртом.</text:p>
      <text:p text:style-name="P54"/>
      <text:p text:style-name="P54">Мы обедали на утёсе. Перед нами маячил хвост «Конкордии». Трёхмильный канат соединял гигантский дирижабль с «Громовержцем»<text:span text:style-name="T11">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Правда, волочить эту скалу самому большому дирижаблю Эквестрии удавалось с черепашьей скоростью. День езды на поезде растянулся в неделю пути на степенно дрейфующей скале.</text:p>
      <text:p text:style-name="P54">«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варцев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дни и ночи в раздумьях, как сделать сей летучий булыган самодвижущимся.</text:p>
      <text:p text:style-name="P54"/>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 Я даже рассмотрел свой бывший домик у железной дороги.</text:p>
      <text:p text:style-name="P54">– Эй-Джей, гляди, твоя ферма! Я даже Биг Мака вижу. Вон, дрыхнет в стогу, – Дэш указала на красную точку в поле на окраине городка.</text:p>
      <text:p text:style-name="P54">– Агась, «Сладкое Яблочко», родимое! – кивнула фермерша. – А это значит, скоро и Вечнодикий. Мне прям не терпится закончить всё, вернуться и задать братюне взбучку за то, што прохлаждается без дела!</text:p>
      <text:p text:style-name="P54"/>
      <text:p text:style-name="P54">У меня сжалось сердце. Что там говорить, привязался я к этой земле с её безумными карамель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text:soft-page-break/>(готов биться об заклад, с нулевым увеличением). В кресле сбоку развалился Дискорд и плевал в потолок. На макушке у фрика красовалась бейсболка с надписью <text:span text:style-name="T24">«СВЕТОЧ»</text:span>.</text:p>
      <text:p text:style-name="P54"/>
      <text:p text:style-name="P54">– Итак, через день мы достигнем цели. Надеюсь, все помнят план действий. Мы высаживаемся группой у входа и…</text:p>
      <text:p text:style-name="P54">– Эмм… Прячемся?</text:p>
      <text:p text:style-name="P54">– Дерёмся с пландерсидами?</text:p>
      <text:p text:style-name="P54">– Создаём магический щит?</text:p>
      <text:p text:style-name="P54"/>
      <text:p text:style-name="P54">– Нет!</text:p>
      <text:p text:style-name="P54">Луна поднесла копыто ко рту и прокашлялась.</text:p>
      <text:p text:style-name="P54">– Почему все такие невнимательные?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нам надо будет как-то высадиться на поверхность. Вдобавок, пландерсиды есть и в подземельях замка.</text:p>
      <text:p text:style-name="P54"/>
      <text:p text:style-name="P54">Луна строго посмотрела на нас.</text:p>
      <text:p text:style-name="P54">– Запомните, Наши маленькие пони!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
      <text:p text:style-name="P54">Я вспомнил, как мы драпали из замка, но промолчал.</text:p>
      <text:p text:style-name="P54"/>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Анонимус?</text:p>
      <text:p text:style-name="P54"/>
      <text:p text:style-name="P54">Я продемонстрировал ночной принцессе шкатулку с беспорядочно мечущейся стрелкой.</text:p>
      <text:p text:style-name="P54"/>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будут противостоять нам на обратном пути. Но, Мы уверены, с помощью Сестры мы пробьёмся без трудностей. Единственное слабое место Нашего плана — это высадка. Нам надо как-то прорваться сквозь атакующих пландерсидов при посадке. В связи с этим у Нас вопрос к тебе, Твайлайт Спаркл. Нашла ли ты подходящее заклинание для контроля пландерсидов?</text:p>
      <text:p text:style-name="P54"/>
      <text:p text:style-name="P54">Лавандовая единорожка съёжилась.</text:p>
      <text:p text:style-name="P54">– Эмм… Не совсем. То есть, я хочу сказать, что способы есть, но вряд ли они нам подходят. Зебринские ритуалы достаточно… эмм… специфичны и предполагают объединение душ контролируемого и контролирующего. Вряд ли мы без зебринской поготовки сможем пережить объединение души с пландерсидом. Если у него вообще есть душа.</text:p>
      <text:p text:style-name="P54"><text:soft-page-break/>– Нам не подходит зебринская магия! – сделала вывод Луна. – А Нашу магию Нам надо беречь для открытия коридора. В этом случае Нам не остаётся ничего другого, как задействовать гвардию и Вондерболтов.</text:p>
      <text:p text:style-name="P54">Мордочка аликорницы омрачилась печалью.</text:p>
      <text:p text:style-name="P54">– К сожалению, в этом случае жертв невозможно будет избежать. Мы бы многое отдали, чтобы не прибегать к этому варианту.</text:p>
      <text:p text:style-name="P54"/>
      <text:p text:style-name="P54">Дэш подняла копыто.</text:p>
      <text:p text:style-name="P54">– Если я правильно врубилась, нам надо навести в болоте шороху при посадке? Чтоб ничего не дёргалось? Это для меня — фигня! Было б о чём говорить.</text:p>
      <text:p text:style-name="P54"/>
      <text:p text:style-name="P54">Все, включая меня, вытаращились на пегаску с великим удивлением. Дискорд покрутил когтем у виска.</text:p>
      <text:p text:style-name="P54"/>
      <text:p text:style-name="P54">– Я могу влупить по болоту радужным ударом, – объяснила пегаска. – Ручаюсь, после этого пландерсидам будет не до нас.</text:p>
      <text:p text:style-name="P54"/>
      <text:p text:style-name="P54">Твайлайт внезапно закивала головой и зашептала на ухо Луне. Аликорница задумалась.</text:p>
      <text:p text:style-name="P54">– Нам неизвестно, о чём ты говоришь. Но Мы готовы рассмотреть твоё предложение и назначаем испытания на завтра. Если ты права, Эквестрия тебя не забудет. А сейчас объявляем собрание закрытым.</text:p>
      <text:p text:style-name="P54">Луна повернулась к выходу.</text:p>
      <text:p text:style-name="P54"/>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анонимусов в тронный зал? Если верить «Проводнику», – драконикус презрительно фыркнул в мою сторону, – в его родном мире магии меньше, чем в моём плевке.</text:p>
      <text:p text:style-name="P54"/>
      <text:p text:style-name="P54">Драконикус для наглядности плюнул. Плевок затормозил у потолка, изменил направление на девяносто градусов и вылетел в окно.</text:p>
      <text:p text:style-name="P54"/>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 Анонимусу лишь требовалось привести её к входному порталу в коридор.</text:p>
      <text:p text:style-name="P54"/>
      <text:p text:style-name="P54">Луна задумалась. Потом вытащила выдвижной ящик из столика. Порывшись в нём, она извлекла на свет ворох палочек из-под мороженного, четыре леденца, высохшее в камень пирожное и справочник. Всё, кроме справочника<text:span text:style-name="T11">, </text:span>отправилось в мусорную корзину.</text:p>
      <text:p text:style-name="P54"/>
      <text:p text:style-name="P54"><text:soft-page-break/>– Нам нужно взглянуть… Третья степень магоистощения плюс подъём луны плюс принятие на себя недугов Анонимуса плюс заклинание Путеводного Факела… Восстановление займёт… Гм…</text:p>
      <text:p text:style-name="P54"/>
      <text:p text:style-name="P54">Луна с шумом захлопнула справочник.</text:p>
      <text:p text:style-name="P54">– Открыть коридор за счёт собственных сил Сестра сможет не ранее, чем через сто двадцать – сто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
      <text:p text:style-name="P54">Луна нахмурилась.</text:p>
      <text:p text:style-name="P54">– Мы видим, у тебя уже есть готовое решение. Говори.</text:p>
      <text:p text:style-name="P54"/>
      <text:p text:style-name="P54">Дискорд устроился поудобнее и демонстративно поправил бейсболку со <text:span text:style-name="T24">«СВЕТОЧЕМ»</text:span>.</text:p>
      <text:p text:style-name="P54">– На самом деле никакой проблемы нет. Мы впихнём примата обратно, а сами вернёмся на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Никаких проблем!</text:p>
      <text:p text:style-name="P54"/>
      <text:p text:style-name="P54">Луна скосила глаза на меня в немом вопросе. <text:s/>Я не увидел ответную мимику Дискорда — тот повернулся ко мне спиной.</text:p>
      <text:p text:style-name="P54"/>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 <text:span text:style-name="T1">если примат хоть на что-то годится</text:span>.</text:p>
      <text:p text:style-name="P1"/>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У нас нет времени. Придётся действовать по твоему плану.</text:p>
      <text:p text:style-name="P54"/>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я… Эх, было времечко!</text:p>
      <text:p text:style-name="P54"/>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 Весь разворот занимал один заголовок.</text:p>
      <text:p text:style-name="P54"><text:soft-page-break/></text:p>
      <text:p text:style-name="P40"><text:span text:style-name="T1">«</text:span><text:span text:style-name="T9">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1">**</text:p>
      <text:p text:style-name="P41">*</text:p>
      <text:p text:style-name="P40"/>
      <text:p text:style-name="P49"><text:span text:style-name="T59">Заходящее солнце омывало израненную Эквестрию тёплым оранжевым светом. Громада Вечнодикого леса темнела по курсу.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59">— одичавшие пони паслись по близлежащим полям. Тень дрейфующей скалы пугала их и они разбегались по равнине веером.</text:span></text:p>
      <text:p text:style-name="P54">И в то же время Эквестрия сражалась. Временные мосты пересекали провалы в местах их пересечений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области магической деградации перекрывались патрулями, перенаправляющими всех на объездные пути. Подобно разрушенному муравейнику, Эквестрия бросала все силы <text:s/>на залечивание ран.</text:p>
      <text:p text:style-name="P54"/>
      <text:p text:style-name="P54">…</text:p>
      <text:p text:style-name="P54"/>
      <text:p text:style-name="P1"><text:span text:style-name="T36">–</text:span><text:span text:style-name="T26"> Ну хорошо, а кто вами правит? Аликорн? Драконикус? Какой-нибудь человек с рогом во лбу? Или у вас нет правителя?</text:span></text:p>
      <text:p text:style-name="P35"><text:span text:style-name="T11">–</text:span> Нет, почему? Правитель есть. Только он не постоянный. Его избирают. Раз в несколько лет.</text:p>
      <text:p text:style-name="P40">– Но это же полная ерунда! – <text:span text:style-name="T1">в</text:span>оскликнула Д<text:span text:style-name="T1">эш</text:span>. – <text:span text:style-name="T1">Как он сможет завершить задумку, на которую нужно, скажем, </text:span><text:span text:style-name="T61">трид</text:span><text:span text:style-name="T1">цать лет, если его сменят через </text:span><text:span text:style-name="T61">двадцать</text:span>?</text:p>
      <text:p text:style-name="P40">–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text:p text:style-name="P54">– Анон?</text:p>
      <text:p text:style-name="P54">– Да?</text:p>
      <text:p text:style-name="P54">– Я хочу пойти с тобой. Мне интересно увидеть твою родину. Не могут в таком уродском месте, что ты описал, появляться такие… классные человеки. Эй, чего ты смеёшься?!</text:p>
      <text:p text:style-name="P54">Я почесал пегаску у основания гривы.</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
      <text:p text:style-name="P54">Я почувствовал резкую боль. Отдёрнув руку, я увидел на пальце кровь из ранки. </text:p>
      <text:p text:style-name="P54">Дэш смутилась.</text:p>
      <text:p text:style-name="P54"><text:soft-page-break/>–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щения. Луна колебалась. Сам же я не считал себя вправе выдвигать требования на эту тему.</text:p>
      <text:p text:style-name="P54"/>
      <text:p text:style-name="P54">– Я хочу вернуться. Но для переправы объектов по коридору требуется дискордова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
      <text:p text:style-name="P54">Вслед за Твайлайт к нам подошли Эпплджек с Пинки. Фермерша встала на задние ноги и положила передние мне на плечи.</text:p>
      <text:p text:style-name="P54">– Ты думаешь, я не видела, што Дискорд полощет мозги Луне, штоб не забирать тебя назад? У мя глаза не на крупе растут. Не парься, сахарок, если хошь жить тут — доверь это дело нам. Пусть только этот рогатый кусок шланга посмеет возразить — враз обратно парковым пугалом станет! Пральна я говорю, девчонки?</text:p>
      <text:p text:style-name="P54">– Супер-дупер-верно! Пусть только попробует! Ещё никто не смел отобрать у Пинки друга и остаться при этом в своём уме!!!</text:p>
      <text:p text:style-name="P54"/>
      <text:p text:style-name="P54">Розовая пони уселась на круп, копытами оттянула веки и высунула язык, сотворив совершенно безумную мордаху.</text:p>
      <text:p text:style-name="P54"/>
      <text:p text:style-name="P54">– В случае Дискорда — остаться НЕ в своём уме. Но в остальном — верно. Мы не дадим тебя в обиду, Анон.</text:p>
      <text:p text:style-name="P54">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лучшие.</text:p>
      <text:p text:style-name="P54">– А я — лучшая из лучших! – похлопала себя в грудь Дэш. – Не забывай об этом!</text:p>
      <text:p text:style-name="P54"/>
      <text:p text:style-name="P54">Кобылки ушли, оставив меня провожать закат. Когда весёлый галдёж стих, я откинулся на траву и распластал руки. Не смотря ни на что, я был счастлив в эти мгновения. Так счастлив, как никогда в жизни. В душе царили покой и умиротворённость. Друзья — самое ценное, что есть у человека в жизни, после любви. Эквестрия в этом смысле сделала меня богачом.</text:p>
      <text:p text:style-name="P54"/>
      <text:p text:style-name="P54"><text:soft-page-break/>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text:p>
      <text:p text:style-name="P54"/>
      <text:p text:style-name="P54">Сарказм скроет твою <text:s/>печаль, Анон!</text:p>
      <text:p text:style-name="P54"/>
      <text:p text:style-name="P54">– Если бы здесь всё решала Твайлайт, я был бы спокоен. Но, как мне кажется, вопрос моего возвращения в Эквестрию предрешён. И не в том варианте, в котором мне бы хотелось. Впрочем, я понимаю, вам нужно экономить магию. Что ж, спасибо и за эти бесценные два месяца — я буду хранить их в самом заветном уголке души. Всё равно я получил больше, чем мог надеяться.</text:p>
      <text:p text:style-name="P54"/>
      <text:p text:style-name="P54">Луна отвернулась, попытавшись скрыть смущение.</text:p>
      <text:p text:style-name="P54">– Мы… Мы не станем препятствовать твоему возвращению, Анонимус.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
      <text:p text:style-name="P54">Луна опустила мне на колени небольшую карточку из серебра.</text:p>
      <text:p text:style-name="P54"/>
      <text:p text:style-name="P73"><text:span text:style-name="T11">~~~ </text:span>Человек Анонимус Терранский <text:span text:style-name="T11">~~~</text:span></text:p>
      <text:p text:style-name="P73">Паспорт гражданина Эквестрии</text:p>
      <text:p text:style-name="P72">Выдан человеку Анонимусу 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2">Именем правительства Эквестрии призываем оказывать предъявителю сего всю возможную помощь и содействие.</text:p>
      <text:p text:style-name="P77">26.07.2143 А.С.</text:p>
      <text:p text:style-name="P54"/>
      <text:h text:style-name="Heading_20_2" text:outline-level="2">24. Навсегда. И всегда</text:h>
      <text:p text:style-name="P134"/>
      <text:p text:style-name="P49">– Шесть. Пять. Четыре. Три. Два. Один. Ста-а-а-арт! – заверещала Пинки.</text:p>
      <text:p text:style-name="P49">Эпплджек ударила задними ногами в гонг. Твайлайт включила кинокамеру на запись. Флаттершай спрятала голову под хвост Рэрити.</text:p>
      <text:p text:style-name="P49"/>
      <text:p text:style-name="P49">Подъёмная мощь пегаски ошеломляла. Дэш ракетой взлетела в небесную голубизну, всего за пару секунд превратившись в точку. Там, на недосягаемой высоте, пегаска пролетела немного вперёд, чтобы молнией обрушиться с высоты, увлекая за собой расширяющийся радужный шлейф. Воздух с шипением схлопывался за пегаской, заполняя разрежённую область. Несмотря на то, что Дэш отлетела от нас на безопасное расстояние, вихрь взлохматил мои волосы и попытался вырвать из рук блокнот, <text:soft-page-break/>когда она молнией спикировала мимо наблюдательной площадки. Плотный облачный покров разлетелся в клочья, пронзённый многоцветной стрелой. Через брешь в облаках было видно, как Дэш, подобно метеору, пронзила пространство под «Громовержцем». У самой земли пегаска резко сменила направление, помчавшись параллельно земле. За ней вырастало грибовидное облако пыли, вызванное ударной волной. Дома поднимались в воздух и осыпались грудой щепок, деревья превращались в измочаленные веники под расходящимся радужным фронтом. Через несколько секунд глухой гул достиг моих ушей, скала подо мной мелко затряслась. Я, разинув рот, наблюдал за катаклизмом, пока тень от парящей скалы не накрыла эпицентр радужного удара.</text:p>
      <text:p text:style-name="P49"/>
      <text:p text:style-name="P49">Святое дерьмо! Только что на моих глазах щуплая пегаска без особого труда сотворила некое подобие ядерного взрыва! И эти чокнутые пони до сих пор используют алебарды в дворцовой страже и разговаривают на равных с другими расами! Воистину, что-то неправильно в этом мире!</text:p>
      <text:p text:style-name="P49"/>
      <text:p text:style-name="P49">Или, может быть, в тебе, Анон, если ты до сих пор пытаешься судить о пони по стандартам мира людей?</text:p>
      <text:p text:style-name="P49"/>
      <text:p text:style-name="P49">Важные единороги в белых халатах тихо переговаривались между собой, наблюдая последствия удара в подзорную трубу на треноге. Твайлайт во главе всей этой учёной шараги записывала в длинный столбик вычисления на доске, установленной в центре наблюдательной площадки. Луна стояла рядом, следя за вычислениями.</text:p>
      <text:p text:style-name="P49"/>
      <text:p text:style-name="P49">– Ну что, видал? Тебе понравилось? Круто, правда?!!</text:p>
      <text:p text:style-name="P49">Дэш зависла надо мной с гордым видом. Жар расходился от её вспотевшего тела. Я молча таращился на неё с открытым ртом. Да, Анон, тебе ещё не приходилось водить дружбу с ядерным реактором голубого цвета!</text:p>
      <text:p text:style-name="P49"/>
      <text:p text:style-name="P49">Пегаска, не услышав от меня слов восхищения, надулась.</text:p>
      <text:p text:style-name="P49">– У других пегасов и на меньшей скорости ломаются крылья! А я, между прочим, ещё не на полную выложилась! Если бы мне разрешили взлететь повыше, удар был бы на двадцать процентов круче!</text:p>
      <text:p text:style-name="P49">– И тогда бы возникла угроза разрушения «Громовержца», – заметила Твайлайт, подходя к нам. – В скальном массиве есть трещина, проходящая через центр масс. При усилении радужного удара на величину от десяти до семнадцати процентов, ударная волна приведёт «Громовержец» к резонансной вибрации, что, в свою очередь, может привести к фрагментации скального массива на две и более частей.</text:p>
      <text:p text:style-name="P49">Дэш почесала в затылке.</text:p>
      <text:p text:style-name="P49">– Ты хочешь сказать — вжарь я посильнее, и скала рассыпалась бы?</text:p>
      <text:p text:style-name="P49">– Нечто вроде, – кивнула Твайлайт. – Уверенность не стопроцентная, но риск велик.</text:p>
      <text:p text:style-name="P49">– То есть, мне нужно будет лупить по болоту не сильнее, чем сейчас?</text:p>
      <text:p text:style-name="P49">– Именно так, Рэйнбоу Дэш! – к нашей компании подошла Луна.</text:p>
      <text:p text:style-name="P49">– Согласно расчётам, для расчистки болота от пландерсидов будет достаточно половинной силы радужного удара. Мы прикроем тебя во время набора необходимой высоты и пикирования. Больше ни один пони не пострадает от магически мутированных лиан!</text:p>
      <text:p text:style-name="P49"/>
      <text:p text:style-name="P49">– Ур-ра-а-а! Да здравствует Рэйнбоу Дэш!!! Предлагаю устроить в её честь вечеринку! А то что-то все какие-то скучные стали в последнее время!!!</text:p>
      <text:p text:style-name="P49"/>
      <text:p text:style-name="P49"><text:soft-page-break/>Пинки повисла на шее у пегаски, раскидав по округе конфетти. Хотя остальные менее бурно выражали радость, этого хватило, чтобы Дэш покраснела как помидор и попыталась смыться. Нереальная задача, когда тебя окружает толпа охочих до обнимашек пони с Пинки во главе! Заглушая протесты пегаски, толпа потащила её к замку. Луна задержалась на площадке, тихо отдавая команды паре пегасов.</text:p>
      <text:p text:style-name="P49">– Объявить об окончании испытаний. Снять кордоны с дорог. Расчистить развалины. Выполняйте.</text:p>
      <text:p text:style-name="P49">– Есть!</text:p>
      <text:p text:style-name="P49"/>
      <text:p text:style-name="P49">Пегасы спикировали в долину.</text:p>
      <text:p text:style-name="P49"/>
      <text:p text:style-name="P49">…</text:p>
      <text:p text:style-name="P49"/>
      <text:p text:style-name="P49">Пробитое Дэш окно в облачном слое быстро затягивалось. Я подошёл к подзорной трубе и стал обозревать разрушения экспериментального городка, вызванные радужным ударом. Ближе к эпицентру макеты зданий легли на землю, подобно картонным. У окраин уже можно было найти полуразрушенные корпуса и даже одинокие уцелевшие постройки. Лишь сделанная из крупных каменных блоков пирамида гордо высилась в самом центре городка, нетронутая ударной волной.</text:p>
      <text:p text:style-name="P49">Я перевёл подзорную трубу чуть выше. У самого края облачной кромки в поле зрения появилась тёмная стена пограничных деревьев Вечнодикого леса.</text:p>
      <text:p text:style-name="P49"/>
      <text:p text:style-name="P49">– Завтра на рассвете «Громовержец» достигнет руин нашего Дома. Мы предчувствуем великую битву.</text:p>
      <text:p text:style-name="P49">Луна стояла рядом, наблюдая за проплывающей внизу Эквестрией. Я удивился.</text:p>
      <text:p text:style-name="P49">– Разве ты не планируешь с помощью Дэш расчистить болото от пландерсидов? С кем мы будем сражаться?</text:p>
      <text:p text:style-name="P49">Луна тяжело вздохнула.</text:p>
      <text:p text:style-name="P49">– Мощь Элемента Верности впечатляет. Но если бы Мы могли всё предусмотреть — тут был бы совсем <text:s/>другой мир, куда лучше этого.</text:p>
      <text:p text:style-name="P49"/>
      <text:p text:style-name="P49">Аликорница огляделась по сторонам.</text:p>
      <text:p text:style-name="P49">– Тяжкие чувства гнетут Нас. Мы ощущаем приближение к сосредоточению большой и недоброй силы. И Мы совсем не уверены в счастливом исходе кампании. Мы никому не говорили об этом, дабы не сеять панику. Но ты должен знать это, Анонимус, поскольку твоя задача простирается за пределы завтрашнего дня. Если вдруг… Если всё пойдёт не так, как планировалось, Мы настаиваем… нет, Мы просим… <text:s/>чтобы ты продолжил действовать во что бы то ни стало. У нас не будет второй попытки.</text:p>
      <text:p text:style-name="P143"/>
      <text:p text:style-name="P49">Глаза Луны подозрительно заблестели, аликорница начала часто моргать и отворачиваться. Как бы смахивая пылинку, Луна провела крылом по глазам.</text:p>
      <text:p text:style-name="P49">– После утраты Кимеринна Мы стали слишком мягкотелыми. Это весьма плохое качество для правителя. Если бы ты знал, Анонимус, как тяжело подвергать опасности тех, кто тебе дорог! Как бы Мы хотели занять их место! Мы хотели бы… Мы хотели бы отдать тебе все силы для поддержки, но всё, что Мы можем — лишь подарить тебе краткое напутствие. Последний раз Мы произносили эти слова тысячу лет назад, ведя Наши оставшиеся две центурии<text:note text:id="ftn18" text:note-class="footnote"><text:note-citation>18</text:note-citation><text:note-body><text:p text:style-name="P147">Центурия <text:span text:style-name="T51">– военное подразделение в 100 солдат</text:span></text:p></text:note-body></text:note> в последний бой.</text:p>
      <text:p text:style-name="P49"/>
      <text:p text:style-name="P49"><text:soft-page-break/>Аликорница легонько коснулась крылом моего плеча.</text:p>
      <text:p text:style-name="P49">– Будь храбр. Будь стоек. Будь силён. Что бы ни случилось, помни: Эквестрия с тобой. Эквестрия в тебе. Навсегда. И всегда. Удачи, солдат!</text:p>
      <text:p text:style-name="P49"/>
      <text:p text:style-name="P49">Луна повернулась и быстро ушла с обзорной площадки.</text:p>
      <text:p text:style-name="P49"/>
      <text:p text:style-name="P50">***</text:p>
      <text:p text:style-name="P49"/>
      <text:p text:style-name="P49">– Анон, стой! Подожди!</text:p>
      <text:p text:style-name="P49">Запыхавшаяся Дэш свалилась на дорогу прямо передо мной. Шерсть пегаски была взъерошена, в её гриве запутался серпантин, перья сияли блёстками, а за правое крыло зацепился воздушный шарик.</text:p>
      <text:p text:style-name="P49">Дэш остановила меня, упёршись копытом мне в грудь. Торопливо осмотревшись по сторонам, она по-собачьи отряхнулась и сбросила с себя остатки торжеств.</text:p>
      <text:p text:style-name="P49">– Ф-фух! Пинки, конечно, мне друг и всё такое… Но бывают моменты, когда от неё нужно прятаться куда подальше, – перевела дух пегаска.</text:p>
      <text:p text:style-name="P49"/>
      <text:p text:style-name="P49">Я усмехнулся и отряхнул с гривы Дэш остаток конфетти. </text:p>
      <text:p text:style-name="P49">– Ты нарисовал? – пегаска выжидающе уставилась на меня. – Только не говори мне, что не получилось. Я же сказала, мне на память сгодится всё!</text:p>
      <text:p text:style-name="P49"/>
      <text:p text:style-name="P49">Я кивнул и без слов раскрыл блокнот на нужной странице. Пегаска буквально прижала нос к рисунку.</text:p>
      <text:p text:style-name="P49">– ВАУ! Крутотень! Я тут лучше, чем в реальности! А ты прибеднялся! Из тебя офигенный художник получится когда-нибудь, если только ты этим займёшься всерьёз! Подпиши листок вот тут, в углу.</text:p>
      <text:p text:style-name="P49">– Дэш, из тебя плохой подхалим, – засмеялся я и достал карандаш. – Этот рисунок — предел моих способностей. Я вчера полдня угробил на то, чтобы он не выглядел, как детские закарлючки. Не показывай его никому, пожалуйста.</text:p>
      <text:p text:style-name="P49">Пегаска возмущённо фыркнула.</text:p>
      <text:p text:style-name="P49">– Глупый ты, Анон! Если бы ты был фиговым художником — я бы так и сказала, будь уверен. С чего бы мне врать? Мы уже столько времени пробыли вместе, а ты всё равно себя не знаешь так хорошо, как знаю тебя я. Что ли летать за тобой по пятам и твердить, какой ты классный?</text:p>
      <text:p text:style-name="P49">Пегаска задумалась.</text:p>
      <text:p text:style-name="P49">– Нет уж, фигушки! Так я тебе надоем быстро. У меня есть идея получше! Я буду тобой гордиться! Мне когда-то говорили, что если между двумя пони большая лю… эмм… дружба, то иногда у них бывает взаимопроникновение чувств. В особые, самые торжественные моменты. Вот если бы попытаться тебе внушить моё офигение твоими способностями. Жаль, я раньше не подумала, столько классных возможностей пропало…</text:p>
      <text:p text:style-name="P49">Я подыграл пегаске.</text:p>
      <text:p text:style-name="P49">– Это тебе Твайлайт сказала? Есть такое заклинание, «переплетение сознаний». Я — против. Честно говоря, не шибко приятная штука.</text:p>
      <text:p text:style-name="P49">Дэш спрятала блокнот под крыло.</text:p>
      <text:p text:style-name="P49">– Вообще-то, Зекора. Неважно. Ты куда сейчас?</text:p>
      <text:p text:style-name="P49">– В гараж. Надо закончить кое-какую работу.</text:p>
      <text:p text:style-name="P49"><text:soft-page-break/>Пегаска кивнула.</text:p>
      <text:p text:style-name="P49">– Ага. Я мигом. Отнесу рисунок и вернусь.</text:p>
      <text:p text:style-name="P28"/>
      <text:p text:style-name="P50">***</text:p>
      <text:p text:style-name="P28"/>
      <text:p text:style-name="P37"><text:span text:style-name="T1">«Королева Лорен» жалобно потрескивала, опираясь </text:span><text:span text:style-name="T61">задней осью </text:span><text:span text:style-name="T1">на табуретку. Я прилаживал ей новое колесо взамен <text:s/>утраченного. </text:span><text:span text:style-name="T61">Ещ</text:span><text:span text:style-name="T1">ё</text:span><text:span text:style-name="T61"> </text:span><text:span text:style-name="T1">немного и будет как новенькая! В дворцовом гараже среди кучи хлама таки нашлось лопнувшее колесо, которое </text:span><text:span text:style-name="T61">мне удалось</text:span><text:span text:style-name="T1"> отремонтировать — о</text:span><text:span text:style-name="T61">бучение у</text:span><text:span text:style-name="T1"> Норфа не </text:span><text:span text:style-name="T61">прошло</text:span><text:span text:style-name="T1"> даром. Закрепив диск на оси, я крутанул его что есть силы. Спицы слились в размытое пятно, искря солнечными бликами. Красота! Осталось покрыть лаком царапины </text:span><text:span text:style-name="T61">на </text:span><text:span text:style-name="T1">корпус</text:span><text:span text:style-name="T61">е</text:span><text:span text:style-name="T1">, полученные при таране крыши сарая и дверей дворцового холла, <text:s/>и будет лучше прежней — хоть снова в гонках участвуй.</text:span></text:p>
      <text:p text:style-name="P49"/>
      <text:p text:style-name="P49">Я залез в колесницу и попрыгал, проверяя крепость подвески. Рессоры успокаивающе скрипнули. Щёлкнув тумблером включения спарк-генератора, я сжал штурвал.</text:p>
      <text:p text:style-name="P49"/>
      <text:p text:style-name="P49">Сердце стало биться быстрее. Всё же что-то в этом было, Анон! В том единственном полёте, когда ты собственноручно управлял «Королевой Лорен» в упряжке робокорна. Ты как сейчас помнил это чувство ужаса и восторга, когда сознание отключило мысли и остались одни лишь первобытные чувства. Когда ты единственный раз в своей жизни ощутил на миг родство со стихией воздуха.</text:p>
      <text:p text:style-name="P49"/>
      <text:p text:style-name="P49">Я прислонился к борту. Мечты унесли меня выше облаков. Вот если бы улететь с Сел далеко-далеко за горизонт, навстречу <text:span text:style-name="T61">с</text:span>олнцу! И там разговаривать долго-долго, искренне-искренне. Чтобы это было нашим «другим местом и другим временем», о котором она писала. И чтобы у нас всё было иначе. Если бы я мог летать! Если бы я был бессмертен!</text:p>
      <text:p text:style-name="P49">Мечты — мечты. Я горько улыбнулся своим мыслям.</text:p>
      <text:p text:style-name="P49"/>
      <text:p text:style-name="P49">Дэш печально наблюдала за мной с крыши гаража, положив голову на передние ноги.</text:p>
      <text:p text:style-name="P49">– Ты опять думаешь о ней. Моё лекарство не работает. Ты вернёшь Селестию и она погубит твою жизнь!</text:p>
      <text:p text:style-name="P49"/>
      <text:p text:style-name="P49">Я вздохнул. Вот только ревнующей пегаски мне и не хватало!</text:p>
      <text:p text:style-name="P49">– Дэш, я же предупреждал. Я не люблю тебя. Если ты хочешь что-то большее, чем дружба с привилегиями, то извини. За этим — не ко мне. <text:span text:style-name="T61">Если </text:span>для тебя такие отношения неприемлемы, давай прекратим их.</text:p>
      <text:p text:style-name="P49">Пегаска возмущённо фыркнула.</text:p>
      <text:p text:style-name="P49">– Да знаю я! Ещё чего! Я тебя тоже не люблю, Анон — не воображай себе! Просто мне не хочется, чтобы ты сохнул до конца жизни по той, которую получить не сможешь. Ты же мой лучший друг! А так — водись с кем хочешь, мне до этого дела нет! И учти, я ни капельки не жалею о наших поебушках!</text:p>
      <text:p text:style-name="P49"/>
      <text:p text:style-name="P49">Пегаска отвернулась. Я спрыгнул с «Королевы Лорен» и затолкал её в гараж.</text:p>
      <text:p text:style-name="P49">– Давай не будем об этом, Дэш? Мне хорошо с тобой и ты — мой лучший друг, но я не хочу разговаривать на эту тему.</text:p>
      <text:p text:style-name="P49">– Ну и пожалуйста! – буркнула пегаска и спланировала на землю. – Стой!</text:p>
      <text:p text:style-name="P49"><text:soft-page-break/></text:p>
      <text:p text:style-name="P49">Я недоумённо уставился на Дэш. Та указала на «Королеву Лорен».</text:p>
      <text:p text:style-name="P49">– Ты закончил с колесницей?</text:p>
      <text:p text:style-name="P49">Я кивнул.</text:p>
      <text:p text:style-name="P49">– Давай устроим ей тест-драйв! Давно хотела почувствовать себя на месте кантерлотского стрит-рейсера.</text:p>
      <text:p text:style-name="P49"/>
      <text:p text:style-name="P49">А что? Пегаска дело говорит. Погода стоит отличная, до вечера куча времени, а управлять небесной колесницей может и ребёнок, как я убедился в последний Гранд Галопин Гала.</text:p>
      <text:p text:style-name="P49">Я выкатил «Королеву Лорен» обратно во двор и протянул пегаске хомут.</text:p>
      <text:p text:style-name="P49"/>
      <text:p text:style-name="P49">…</text:p>
      <text:p text:style-name="P49"/>
      <text:p text:style-name="P49">Парящий чуть выше облаков замок напоминал остров посреди бескрайнего белого моря. Дэш увлекала «Королеву Лорен» по парковой дорожке прямо навстречу облачным бурунам, лениво плескавшимся за краем. Я чуть потянул штурвал на себя, проверяя подъёмную силу колесницы.</text:p>
      <text:p text:style-name="P49">Всё в порядке, «Королева Лорен» послушно оторвалась от земли, повторяя движение штурвала. Тряска прекратилась, колёса завертелись в воздухе. Я отжал штурвал обратно. <text:s/>Ещё рано.</text:p>
      <text:p text:style-name="P49"/>
      <text:p text:style-name="P49">Дэш тянула всё сильнее, край обрыва стремительно приближался. Я начал нервничать. Если пегаска вздумает прямо с обрыва уйти в крутое пике, колесница может перевернуться, а ремней безопасности тут не предусмотрено. Иногда пофигизм пони просто вводил меня в ступор.</text:p>
      <text:p text:style-name="P49"/>
      <text:p text:style-name="P49">Спокойно, Анон, всё под контролем. Просто доверься ей.</text:p>
      <text:p text:style-name="P49"/>
      <text:p text:style-name="P49">Парковая дорожка на исходе — а пегаска и не думала раскрывать крылья. Мне вдруг пришло в голову, что Дэш не имеет опыта буксировки небесных колесниц! Откуда ей знать! Я еле сдержался, чтобы не выпрыгнуть из «Королевы Лорен» на последних метрах. Поздно, Анон! Оставив пегаску запряженной в неуправляемую небесную колесницу, ты подвергнешь её опасности!</text:p>
      <text:p text:style-name="P49"/>
      <text:p text:style-name="P49">Оттолкнувшись с разгону от края обрыва, Дэш прыгнула вперёд со сложенными крыльями. Вслед за ней в пропасть вылетела «Королева Лорен» с моей вопящей тушкой. Я вцепился в штурвал и приготовился к крутому пике.</text:p>
      <text:p text:style-name="P49"/>
      <text:p text:style-name="P49">Падения не последовало. Пегаска без труда скакала по облакам, как по земле. Колесница спокойно катилась за ней, легонько подпрыгивая на бурунчиках. Я вытер пот со лба. Возьми себе на заметку, Анон: для небесных колесниц облака — такая же твердь, как и для пегасов.</text:p>
      <text:p text:style-name="P49"/>
      <text:p text:style-name="P49">…</text:p>
      <text:p text:style-name="P49"/>
      <text:p text:style-name="P49">Громада «Громовержца» осталась позади. Мы мчались по бескрайней гряде молочно-белого небесного покрывала навстречу солнцу. Химеры замков, облачные мосты и тоннели провожали нас курящимся следом. Призрачные парусники уступали нам дорогу.</text:p>
      <text:p text:style-name="P49"><text:soft-page-break/>Казалось, силуэт пегаски на фоне золотого шара испускает радужное сияние. Время остановилось, в<text:span text:style-name="T61">о всём мире остались только м</text:span>ы<text:span text:style-name="T61"> двое. Чувство абсолютной, не ограниченной ничем свобод</text:span>ы заполнило меня до краёв. Я опьянел от чистейшего, насыщенного утренней свежестью воздуха, и странные мысли постучались в моё восторженное сознание.</text:p>
      <text:p text:style-name="P60"/>
      <text:p text:style-name="P60">Я хотела бы бежать с тобой по полю, но у меня есть крылья.</text:p>
      <text:p text:style-name="P60">Я хотела бы лежать с тобой на поле ромашек, но я дочь неба.</text:p>
      <text:p text:style-name="P60">Всё что я могу — нести тебя в колеснице по облакам навстречу солнцу.</text:p>
      <text:p text:style-name="P95"/>
      <text:p text:style-name="P49">И прежде чем я успел что-либо осмыслить, из дальнего закутка моей души вырвался ответ.</text:p>
      <text:p text:style-name="P95"/>
      <text:p text:style-name="P60">Я хотел бы лететь в небе рядом с тобой, но у меня нет крыльев.</text:p>
      <text:p text:style-name="P60">Мне хотелось бы лежать на облаке рядом с тобой, но я сын земли.</text:p>
      <text:p text:style-name="P60">Всё, что я могу — нарисовать тебя купающейся в солнечных лучах.</text:p>
      <text:p text:style-name="P95"/>
      <text:p text:style-name="P52">Я быстро заморгал в попытке удержать слёзы. Картинка у меня перед глазами потеряла чёткость. На миг мне показалось, что освещённая солнцем туча неподалёку превратилась в поле с ромашками. Сотканная из облака пегаска летела навстречу бегущему по полю человеку, и когда они встретились…</text:p>
      <text:p text:style-name="P52"/>
      <text:p text:style-name="P49">Я помотал головой, разгоняя глюки. Видение превратилось в беспорядочные клубы тумана. Наверное, эффект кислородного голодания на большой высоте. Не отвлекайся, Анон! Следи за курсом, если не хочешь допустить беды.</text:p>
      <text:p text:style-name="P49"/>
      <text:p text:style-name="P49">Как будто услышав мои мысли, Дэш поджала ноги и расправила крылья. Я синхронно отработал штурвалом. Мы провалились в облако, чтобы в падении плавно развернуться и выпрыгнуть вертикально вверх, словно дельфины из морской глади.</text:p>
      <text:p text:style-name="P49"/>
      <text:p text:style-name="P49">Я вцепился в штурвал и упёрся ногами в выступы для копыт пони-водителя. Сейчас мы должны выровняться, пегаска не сможет тащить «Королеву Лорен» прямо вверх: левитационная магия колесницы работает только когда её шасси обращено к земле. Сейчас же Дэш тянула на себе весь вес «Королевы Лорен» плюс мой впридачу.</text:p>
      <text:p text:style-name="P49"/>
      <text:p text:style-name="P49">Проходила секунда за секундой, а мы продолжали лететь вертикально. Пегаска словно задалась продемонстрировать мне чудеса упрямства и выносливости. Я крикнул Дэш, чтобы она поворачивала, но, казалось, та меня не слышала. Подобно радужной комете, мчалась она ввысь в ореоле радужной гривы.</text:p>
      <text:p text:style-name="P49">И словно частички радуги, крохотные капельки срывались с гривы и падали мне на щеку.</text:p>
      <text:p text:style-name="P49">Одна, вторая, третья. Откуда дождь? Мы же над облаками? Я попробовал влагу на вкус.</text:p>
      <text:p text:style-name="P49">Солёная.</text:p>
      <text:p text:style-name="P49">Проклятье! Я хотел избежать этого.</text:p>
      <text:p text:style-name="P49"/>
      <text:p text:style-name="P49">Дэш заложила широкую дугу и, наконец-то, выровнялась, повернув обратно к «Громовержцу». Обратный путь мы прошли быстро: Дэш летела в несколько раз быстрее, чем бежала по облакам.</text:p>
      <text:p text:style-name="P49"><text:soft-page-break/></text:p>
      <text:p text:style-name="P49">Отцепив пегаску от «Королевы Лорен», я тихо спросил её:</text:p>
      <text:p text:style-name="P52">– Дэш, ты чего? Всё в порядке?</text:p>
      <text:p text:style-name="P52">– Ты о чём, Анон? – в тоне пегаски слышалось напряжение.</text:p>
      <text:p text:style-name="P52">– Ты ведь плакала?</text:p>
      <text:p text:style-name="P52">– Вот ещё! С какого фига? У тебя глюки, Анон?</text:p>
      <text:p text:style-name="P52"/>
      <text:p text:style-name="P52">Её наигранная весёлость только утвердила меня в своей правоте. Я осторожно снял с Дэш громадные противосолнечные очки.</text:p>
      <text:p text:style-name="P52"/>
      <text:p text:style-name="P52">– Может, у меня и глюки, но вот это на глюк не похоже, – я прикоснулся ко влажной дорожке, протянувшейся по скуле пегаски из уголка глаза.</text:p>
      <text:p text:style-name="P76"><text:span text:style-name="T1">– Не трожь! – Дэш сердито фыркнула. – </text:span>Меня ослепило солнце! И вообще, не твоё дело!</text:p>
      <text:p text:style-name="P76"/>
      <text:p text:style-name="P76"><text:s/>Вырвав у меня очки из рук, пегаска развернулась на одном копыте и улетела. Я покачал головой.</text:p>
      <text:p text:style-name="P54"/>
      <text:h text:style-name="Heading_20_2" text:outline-level="2">25. Осколки</text:h>
      <text:p text:style-name="P54"/>
      <text:p text:style-name="P54">Тень «Конкордии» плыла по пологу Вечнодикого леса. Тонкая нить соединяла её с тёмной тучей «Громовержца». Мы стояли на обзорной площадке. Как будто в помощь нам, утреннее солнце разогнало облака. Мы ждали. <text:s/>Сделанная наспех броня натирала мне бока и затылок, но я не жаловался — воспоминания о мрачном подземелье с пландерсидами лучше переживать, завернувшись в тяжёлый металл.</text:p>
      <text:p text:style-name="P54">Я не узнавал своих подруг — закованные в сверкающие латы, они внезапно утратили вид няшных обнимательно-ласкательных лошадок. Мордочки кобылок были необычайно серьёзны, даже Флаттершай излучала спокойную решительность. Каждый раз, когда ты думаешь, что наконец-то понял этот мир, Эквестрия удивляет тебя, Анон!</text:p>
      <text:p text:style-name="P54"/>
      <text:p text:style-name="P54">Тихий ропот возник у нас за спинами. Я обернулся. По парковой аллее шла Луна в причудливых доспехах. Эти доспехи не были перегружены украшениями и декоративными финтифлюшками, как у иного кантерлотского сноба на приёме. Напротив, они были достаточно просты и утилитарны. Но весь их вид, все потёртости и выщербины, весь архаичный дизайн говорил об их древности. По сравнению с современным дизайном доспехов шестёрки, у этих был такой вид, будто Луна грабанула археологический музей.</text:p>
      <text:p text:style-name="P54"/>
      <text:p text:style-name="P54">Предупреждая зарождающуюся панику, аликорница подняла копыто.</text:p>
      <text:p text:style-name="P54">– Не волнуйтесь, Наши маленькие пони! То, что Мы надели Наши доспехи тысячелетней давности, не означает, что Мы стали Найтмэр Мун! Доспехи — это всего лишь доспехи. Другого комплекта у Нас нет.</text:p>
      <text:p text:style-name="P54">Аликорница подошла к нам и замерла в ожидании. Тяжкое чувство накрыло меня.</text:p>
      <text:p text:style-name="P54"/>
      <text:p text:style-name="P54">– Вижу! – наконец, нарушила молчание Пинки.</text:p>
      <text:p text:style-name="P54">Она оторвалась от подзорной трубы и указала вдаль.</text:p>
      <text:p text:style-name="P54"><text:soft-page-break/></text:p>
      <text:p text:style-name="P54">Там, у самого горизонта, в плотном пологе леса образовался разрыв. Лес отступил, отдав территорию воде. Водная гладь сверкала под солнечными лучами, волны лениво бились в берег в притворном спокойствии.</text:p>
      <text:p text:style-name="P54"/>
      <text:p text:style-name="P54">– Болото значительно выросло с прошлого раза, – пробормотала Луна. – Сейчас оно превратилось в большое озеро. Если так пойдёт и дальше, тут образуется море. Мы опасаемся, найдём ли мы на месте Наш Дом?</text:p>
      <text:p text:style-name="P54"/>
      <text:p text:style-name="P54">Я приложил глаз к окуляру. Края озера простирались далеко в обе стороны, но противоположный берег был хорошо виден в пятнадцатикратном увеличении. Там, утопая в зелени, по-прежнему возвышались знакомые развалины.</text:p>
      <text:p text:style-name="P54"/>
      <text:p text:style-name="P54">– Он там, на месте, – успокоил я Луну. – Но есть, кажется, и плохие новости. Погоди, – остановил я невысказанный вопрос Луны, – мне надо убедиться.</text:p>
      <text:p text:style-name="P54"/>
      <text:p text:style-name="P54">Я снова пригнулся к подзорной трубе и принялся вращать окуляр. По мере увеличения резкости, формы болота приобретали узнаваемые очертания.</text:p>
      <text:p text:style-name="P54">Проклятье! Так и есть, ошибки быть не может. Но как? Чёрт побери, как???</text:p>
      <text:p text:style-name="P54"/>
      <text:p text:style-name="P54">– Это Провал, – обратился я к Луне. – Теперь понятно, почему озеро увеличивается.</text:p>
      <text:p text:style-name="P54">– Что??? Но как вода удерживается от падения? Все Провалы, о которых Мы знаем, не имеют дна!</text:p>
      <text:p text:style-name="P54">– Я как раз задаю себе этот вопрос, – пожал я плечами.</text:p>
      <text:p text:style-name="P54"/>
      <text:p text:style-name="P54">Луна сменила меня у подзорной трубы.</text:p>
      <text:p text:style-name="P54">– Гм. Ты прав, Анонимус. Форма озера не оставляет никаких сомнений. Это огромный Провал. Для Нас остаётся загадкой, за счёт чего держится заполняющая его вода.</text:p>
      <text:p text:style-name="P54">Луна задумчиво потёрла копытом подбородок.</text:p>
      <text:p text:style-name="P54">– Мы можем предположить, что этот Провал — исключение и, в отличие от остальных, имеет дно. Вероятно, большая концентрация магии Вечнодикого леса исказила его природу. Что ж, это не влияет на наши планы. Готовимся к сражению!</text:p>
      <text:p text:style-name="P54">– Есть!!! – дружно гаркнули за нашими спинами манипула<text:note text:id="ftn19" text:note-class="footnote"><text:note-citation>19</text:note-citation><text:note-body><text:p text:style-name="P147">Манипула <text:span text:style-name="T51">– военное подразделение в 200 солдат</text:span></text:p></text:note-body></text:note> пегасов дворцовой стражи и звено Вондерболтов.</text:p>
      <text:p text:style-name="P54"/>
      <text:p text:style-name="P54">…</text:p>
      <text:p text:style-name="P54"/>
      <text:p text:style-name="P54">Тень «Конкордии» коснулась кромки воды. Утренний бриз вздымал лёгкую рябь на зеркале озера. На другом берегу мрачно высились развалины замка. В подзорную трубу было видно, что арка входа свободна от зелёной массы. Мне на мгновение показалось, что червеобразные побеги я видел лишь в кошмарном сне.</text:p>
      <text:p text:style-name="P54"/>
      <text:p text:style-name="P54">Ага, сейчас!</text:p>
      <text:p text:style-name="P54"><text:soft-page-break/></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обращая внимания на опасность.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ли толще и длиннее. Те плети, что я застал тут в первый раз, были просто хилыми шнурками по сравнению с теперешними канатами. Самый толстый кнут таки преодолел километровую высоту и ударил «Конкордию» в киль, от чего та чуть качнулась. Флаттершай вскрикнула и закрыла мордочку копытами. Эпплджек надвинула шляпу на нос. Упрямая фермерша не рассталась со стетсоном, несмотря на то, что под ним блестел стальной шлем.</text:p>
      <text:p text:style-name="P54">Невзирая на редкие удары самых длинных плетей, дирижабль успешно миновал полосу воды и поравнялся с замком. Колючие лианы по-прежнему пытались достать дирижабль из воды, «стреляя» наискось. Редкие пландерсиды выстреливали прямо из руин.</text:p>
      <text:p text:style-name="P54"/>
      <text:p text:style-name="P54">– Мы выиграли первый раунд, – тихо сказала Луна. – Нам стоило использовать «Конкордию» и в прошлый раз.</text:p>
      <text:p text:style-name="P54">– Напомнить тебе о режиме секретности, который ты тогда установила, или сама вспомнишь, Хмурая Метёлка? – язвительно отозвался Дискорд.</text:p>
      <text:p text:style-name="P54">Вместо доспехов старый фрик напялил на себя камзол и треуголку всё с тем же «<text:span text:style-name="T24">СВЕТОЧЕМ</text:span>» на всех трёх полях шляпы одновременно.</text:p>
      <text:p text:style-name="P54"/>
      <text:p text:style-name="P54">«Конкордия» остановилась за замком, используя реверс турбин. «Громовержец» по инерции двигался к ней, постепенно закрывая озеро громадной тенью. Где-то в замковом парке скрипел ворот, выбирая буксировочный канат. Скала прошла над водой даже не дрогнув.</text:p>
      <text:p text:style-name="P54"/>
      <text:p text:style-name="P54">– Рэйнбоу Дэш, твой выход, – обратилась к пегаске Луна. – А также Наш. И да пребудет с нами удача!</text:p>
      <text:p text:style-name="P54"/>
      <text:p text:style-name="P54">Дэш кивнула в ответ и подошла к краю обзорной площадки. Рядом стала аликорница. Доспехи Дэш сияли под лучами солнца. Пегаска раскрыла крылья, и среди перьев засверкали армирующие спицы. Занеся ногу над пропастью, пегаска вдруг остановилась и попятилась. Не обращая внимания на недоумённые возгласы, Дэш подошла ко мне и молча ткнулась носом мне в живот.</text:p>
      <text:p text:style-name="P54">Я присел на корточки и обнял пегаску. Не имея возможности гладить её закованную в броню шею, я ласково трепал её уши, а пегаска шумно сопела мне в грудь. Мы пребывали в абсолютной тишине, никто не произнёс ни слова. Лишь скрежет наших соприкасавшихся доспехов нарушал молчание.</text:p>
      <text:p text:style-name="P54">Так же молча Дэш отвернулась от меня и подошла к подругам. Потёршись с каждой носом, <text:s/>дополнительно цокнувшись копытами с Эпплджек и едва оторвавшись от Пинки, пегаска без слов набрала разгон и прыгнула с края. Луна, терпеливо ждавшая в одиночестве, последовала за ней.</text:p>
      <text:p text:style-name="P54"/>
      <text:p text:style-name="P54">С замирающим сердцем я следил за двумя точками, что неслись навстречу пландерсидам. Колючие лианы потянулись к радужной комете из тысяч мест, образовывая некое подобие волос медузы Горгоны.</text:p>
      <text:p text:style-name="P54"/>
      <text:p text:style-name="P54">Яркая вспышка возвестила вступление в бой Луны. Аликорница отстала от пегаски в пикировании и теперь прикрывала её с тыла. Бирюзовые лучи исходили из её рога, каждым залпом испепеляя десятки пландерсидов. Луна буквально прожигала пегаске дорогу среди извивающегося покрова. Колючие <text:soft-page-break/>плети осыпались вниз россыпью искр при соприкосновении с лучом Луны. Дэш стремительно преодолевала последние сотни метров в огненном коридоре. У меня перехватило дыхание.</text:p>
      <text:p text:style-name="P54"/>
      <text:p text:style-name="P54">– Селестия милосердная! – пробормотала Эпплджек и сдвинула шляпу на глаза. – Они настигли их!</text:p>
      <text:p text:style-name="P54">Да, на короткий и до одури тревожный миг, у самой воды, волна пландерсидов сомкнулась за крохотным отрядом, скрыв их от наших глаз. Я не успел выдохнуть, когда колючую гору раскидала изнутри невидимая рука. Фронт радужного удара ширился по озеру, разрывая и перемалывая адскую биомассу в кашу. За ним из эпицентра удара расходилась огромная волна мутной воды, гоня перед собой вал пены вперемешку с остатками лиан.</text:p>
      <text:p text:style-name="P54"/>
      <text:p text:style-name="P54">ХЛОП!</text:p>
      <text:p text:style-name="P54"/>
      <text:p text:style-name="P54">На обзорной площадке материализовались Луна с Дэш. Рог аликорницы всё ещё светился остаточной аурой магиии телепортации. Через мгновение пегаска оказалась внизу гремящей кучи-малы закованных в железо пони. Я ждал, пока дружбоизлияние подруг спадёт, чтобы персонально обнять Дэш.</text:p>
      <text:p text:style-name="P54"/>
      <text:p text:style-name="P54">Луна, убедившись, что с пегаской всё в порядке, подошла ко мне, подволакивая ногу.</text:p>
      <text:p text:style-name="P54">– Мы удовлетворены операцией. Элемент Верности потрудился на славу! Озеро очищено от пландерсидов-мутантов, теперь высадка не опасна. Уцелевшие остатки лиан в руинах не представляют для Нас проблемы.</text:p>
      <text:p text:style-name="P54"/>
      <text:p text:style-name="P54">Я внимательно всмотрелся в аликорницу. На накопытнике задней ноги красовалась приличных размеров вмятина.</text:p>
      <text:p text:style-name="P54">– Луна, что с тобой? Ты ранена?!!</text:p>
      <text:p text:style-name="P54">Аликорница смутилась.</text:p>
      <text:p text:style-name="P54">– Мы утратили былую реакцию. Нам стыдно! Неважно. Главное — мы выиграли этот бой.</text:p>
      <text:p text:style-name="P54">– Оставить! – <text:span text:style-name="T61">при</text:span>казала Луна ринувшимся было ей на помощь стражникам. – До завершения задачи Мы не обращаем внимания на пустяки.</text:p>
      <text:p text:style-name="P54"/>
      <text:p text:style-name="P54">На смотровой площадке воцарилось веселье. Пинки высунула язык чуть ли не до шеи и засвистела. Флаттершай сняла шлем, в который тут же залез невесть откуда взявшийся белый кролик. Уверенность вернулась к тихой пегаске, она улыбалась и обнимала Дэш. Та что-то рассказывала ей, махая копытом. Твайлайт внимательно за ней записывала. <text:s/>Эпплджек перегнулась через край площадки. Презрительно плюнув вниз, фермерша сняла шляпу со шлемом и вытерла пот с головы.</text:p>
      <text:p text:style-name="P54"/>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коллега. «Каретный двор «Чёрная молния»» — прочёл я на тусклой табличке у подножки.</text:p>
      <text:p text:style-name="P54"/>
      <text:p text:style-name="P54">– Пришло время для второй части нашей задачи на сегодня! – кивнула нам Луна и первой взошла на борт. Стражник незаметно помог ей поставить раненую ногу в колесницу. – Поможем Анону переправиться в его родной мир.</text:p>
      <text:p text:style-name="P54">Столпившиеся на смотровой площадке пони-учёные и дворцовая прислуга провожали нас подбадривающими фразами. Пегасы дворцовой стражи и Вондерболты построились в сопровождающий порядок. Колесница медленно тронулась с места…</text:p>
      <text:p text:style-name="P40"><text:soft-page-break/></text:p>
      <text:p text:style-name="P57">…События последующего часа видятся мне как россыпь острых осколков, подобных тем, что возникают, когда в центр стеклянного полотна бросают кирпич.</text:p>
      <text:p text:style-name="P57">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1">~~~~~</text:p>
      <text:p text:style-name="P41"/>
      <text:p text:style-name="P54">Многометровые волны всё ещё будоражат поверхность озера. В точке радужного удара жёлтое пятно подымающихся из глубины озера пузырьков образовывает некое подобие гигантского зрачка, окаймлённого кругом пены. Мне неуютно под взглядом гигантского «глаза», я откидываюсь назад и прижимаюсь к заднему борту колесницы. Тесное соседство с закованными в латы Элементами Гармонии успокаивает меня.</text:p>
      <text:p text:style-name="P54"/>
      <text:p text:style-name="P54">Прямо по курсу экспедиции арка входа в замок Сестёр. По три десятка пегасов ночной стражи сопровождают нас с каждого фланга. Звено Вондерболтов ведёт разведку впереди. Редкие выпады пландерсидов тут же пресекаются испепеляющим рогом Луны. По мере снижения небесной колесницы каменная громада «Громовержца» уходит вверх. Расстояние между парящей скалой и «Конкордией» продолжает сокращаться. Интерком на панели управления хрипит и выплёвывает несколько фраз.</text:p>
      <text:p text:style-name="P54">– Бросайте якорь, – приказывает Луна в микрофон.</text:p>
      <text:p text:style-name="P54"/>
      <text:p text:style-name="P54">Адский скрежет раздаётся с края «Громовержца». В озеро летит валун размером с половину «Конкордии». Святые яйца, когда эти чокнутые поняхи успели выковать якорную цепь? Там каждое звено с грузовик величиной!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озеро, якорь создаёт огромный всплеск: водяной столб едва не достигает нижнего края «Громовержца». Через минуту облако мелких брызг добирается до нас, окатывая с головой.</text:p>
      <text:p text:style-name="P54"/>
      <text:p text:style-name="P54">– Что за..? О небо!!!</text:p>
      <text:p text:style-name="P54"/>
      <text:p text:style-name="P54">Возглас Луны побуждает меня глянуть вниз.</text:p>
      <text:p text:style-name="P54">Я не понимаю причину её ужаса. Ну да, минуту назад на поверхности озера виднелся желтый круг, образованный вспененой радужным ударом водой. Ну да, теперь поодаль виднеется второй круг — надо полагать, от упавшего в воду якоря «Громовержца». Если добавить чуточку воображения, эти два круга размером с футбольные поля выглядят так, как будто само озеро смотрит на нас злобным взглядом.</text:p>
      <text:p text:style-name="P54">Я недоумённо всматриваюсь вниз. Желтые круги медленно увеличиваются. На воде проступают некие очертания. От внезапного понимания волосы встают дыбом у меня на затылке. Сердце ухает вниз в холодном ужасе. Мои глаза меня не обманывают, эти круги действительно… </text:p>
      <text:p text:style-name="P54"/>
      <text:p text:style-name="P54">О БОГИ!!!</text:p>
      <text:p text:style-name="P54"/>
      <text:p text:style-name="P54">Рядом с опадающей водяной колонной поверхность озера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Парящая гора просаживается под тяжестью тентакля. Снизу на «Громовержец» из-под воды, подобно двум жёлтым озёрам, смотрят ненавидящие глаза.</text:p>
      <text:p text:style-name="P54"><text:soft-page-break/></text:p>
      <text:p text:style-name="P54">– Ох, Селестия милосердная… Кракен… Этого не было в расчётах… – бормочет Твайлайт.</text:p>
      <text:p text:style-name="P54">Мы завороженно смотрим на хтоническое чудовище, подымающееся из тёмных вод.</text:p>
      <text:p text:style-name="P54"/>
      <text:p text:style-name="P54">«Громовержец» кренится и теряет высоту. Щупальце тянет его вниз. С обзорной площадки вниз, кувыркаясь, падают пони. Мы слышим их крики. На берег из водной глади выползает второе щупальце, третье. Полдюжины длинных, как реки, тентаклей раскидываются кошмарным цветком из озера, сминая лес на его берегах. Кривой скалой из воды возносится гигантский клюв.</text:p>
      <text:p text:style-name="P54">Вот натягивается канат, связывающий скалу с дирижаблем. С оглушительным треском от «Конкордии» отрывается корма с маневровой турбиной. Турбина продолжает изрыгать пламя, корма рыскает над скалой, подобно шершню на ниточке.</text:p>
      <text:p text:style-name="P54"/>
      <text:p text:style-name="P54">Строй пегасов разваливается. Колесницу болтает в турбулентных вихрях, упряжные бэт-пони работают на пределе возможностей. Луна отдаёт короткую команду в интерком и звено Вондерболтов пикирует наперерез падающим фигуркам с «Громовержца». Лавируя между щупальцами монстра, они подхватывают падающих пони и уносят их на израненную «Конкордию».</text:p>
      <text:p text:style-name="P54"/>
      <text:p text:style-name="P54">Под тяжестью левиафана «Громовержец» кренится всё сильнее. Дворец покрывается трещинами, башня обсерватории с громким треском падает вниз, в разверзшийся клюв монстра. Тот перемалывает её как спичку, одним небрежным движением.</text:p>
      <text:p text:style-name="P54">Дэш что-то шепчет на ухо Луне, та кивает в согласии. Пегаска стрелой взмывает с колесницы.</text:p>
      <text:p text:style-name="P54"/>
      <text:p text:style-name="P54">Щупальца кракена выгибаются, упираясь в берега. С кошмарным всхлипом над водой появляется грибообразное тело чудовища. Тут же вокруг него образовывается гигантских размеров водоворот, в который за считанные секунды уходит вода озера.</text:p>
      <text:p text:style-name="P54">Под нами находится Провал, в котором висит кракен, вцепившись щупальцами в края. Одним тентаклем он всё ближе подтягивает к себе «Громовержец». Клюв кракена раскрывается подобно жерлу вулкана.</text:p>
      <text:p text:style-name="P54"/>
      <text:p text:style-name="P54">Радужная молния пикирует вниз, отворачивая в сторону у самых ядовито-жёлтых буркал кракена. Скорость пегаски не поддаётся описанию — вчерашний эксперимент видится мне лёгкой разминкой в текущем свете. Ударный фронт воздуха следует за пегаской всесокрушающим тараном.</text:p>
      <text:p text:style-name="P54"/>
      <text:p text:style-name="P54">Через мгновение потусторонний рёв оглашает пространство, моё тело содрогается от сверхнизких частот воя чудовища. Оглушённый радужным ударом, кракен просаживается в Провал, его щупальца оставляют глубокие овраги в Вечнодиком лесу.</text:p>
      <text:p text:style-name="P54"/>
      <text:p text:style-name="P54">К этому времени я уже пребываю в состоянии шока, поэтому разносящий череп грохот не оказывает на меня должного воздействия. Когда «Громовержец» раскалывается на две части и меньшая из них проваливается мимо нашей колесницы в Провал, я всего лишь моргаю уголком глаза и продолжаю смотреть.</text:p>
      <text:p text:style-name="P54"/>
      <text:p text:style-name="P54">Глухое хлюпанье возвещает нам встречу кантерлотского дворцового парка с чудищем. Низкочастотный рёв сменяется глухим клокотанием. Во все стороны летят брызги чёрной слизи, щупальца конвульсивно обхватывают обломок «Громовержца». Под весом глыбы кракен съезжает в Провал, пачкая стены чёрной дрянью.</text:p>
      <text:p text:style-name="P54"><text:soft-page-break/>Захваченный «Громовержец» проплывает мимо нас, увлекаемый кракеном в бездну. <text:s/>Адским факелом за ним снижается полыхающая корма «Конкордии».</text:p>
      <text:p text:style-name="P54"/>
      <text:p text:style-name="P54">– <text:span text:style-name="T24">ПОНИ! ВЫ ЗАЕБАЛИ!!! ДАДИТЕ ВЫ МНЕ СПАТЬ КОГДА-НИБУДЬ, ИЛЬ НЕТ?!! КЛЯНУСЬ СВОИМ ХВОСТОМ, Я НАУЧУ ВАС УВАЖАТЬ МОЙ СОН, ИЛЬ Я НЕ АГАМЕМНОН!</text:span></text:p>
      <text:p text:style-name="P57"/>
      <text:p text:style-name="P54">Из пещеры ниже «ватерлинии» «Громовержца» вырывается столб магического пламени. Пленившее парящую гору щупальце корчится в огне, дёргая гору в случайных направлениях. Наконец пламя пережигает плоть и освобождённый «Громовержец» вырывается.</text:p>
      <text:p text:style-name="P54"/>
      <text:p text:style-name="P54">– Берегись!!!</text:p>
      <text:p text:style-name="P54">Скала проносится рядом с нами, взмывая на привычную высоту. Колесница Луны в турбулентном потоке переворачивается, рассыпая пассажиров, как горох.</text:p>
      <text:p text:style-name="P54">Провал, парящая скала, колесница, падающие пони вертятся передо мной в безумной карусели…</text:p>
      <text:p text:style-name="P54"/>
      <text:p text:style-name="P41">~~~~~</text:p>
      <text:p text:style-name="P41"/>
      <text:p text:style-name="P54">…Раскалывается голова.</text:p>
      <text:p text:style-name="P54"/>
      <text:p text:style-name="P54">Громада «Громовержца» неспешно поворачивается вокруг своей оси в вышине. Дымящийся остаток щупальца всё ещё сжимает его выступ, <text:span text:style-name="T61">конвульсивно</text:span> сокращаясь.</text:p>
      <text:p text:style-name="P54">Я принимаю вертикальное положение. Возле меня осыпавшиеся замшелые стены без крыши и… Дэш.</text:p>
      <text:p text:style-name="P54"/>
      <text:p text:style-name="P54">– Анон?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text:p>
      <text:p text:style-name="P54">– С остальными всё в порядке?</text:p>
      <text:p text:style-name="P54">Пегаска неуверенно кивает.</text:p>
      <text:p text:style-name="P54">– Флатти и Твайлайт могли помочь себе сами. Пинки схватила Рэрити, а их обеих — Луна.</text:p>
      <text:p text:style-name="P54">– А Эпплджек?</text:p>
      <text:p text:style-name="P54">Пегаска чешет затылок.</text:p>
      <text:p text:style-name="P54">– Не помню. Ты падал быстрее всех, у меня не было выбора.</text:p>
      <text:p text:style-name="P54"/>
      <text:p text:style-name="P54">Ох, дерьмо! Если с фермершой что-то случится, ты никогда не сможешь себе этого простить, Анон! И не пытайся прятаться за слова, ты прекрасно знаешь, что кроется за этим «что-то»!</text:p>
      <text:p text:style-name="P54"/>
      <text:p text:style-name="P54">– <text:span text:style-name="T61">А ч</text:span>то случилось с кракеном?</text:p>
      <text:p text:style-name="P54">– Он упал в <text:span text:style-name="T61">П</text:span>ровал, – отвечает пегаска и смотрит на извивающийся остаток щупальца на скале. – По-крайней мере, большая его часть.</text:p>
      <text:p text:style-name="P54"><text:soft-page-break/></text:p>
      <text:p text:style-name="P54">После очередного приступа боли я со стоном хватаюсь за голову. На затылке зреет огромная шишка. Пегаска виновато прижимает уши. Затем снова продолжает обозревать окрестности.</text:p>
      <text:p text:style-name="P54">– Ты не в курсе, куда мы приземлились? Ты ведь уже был тут? Нам надо выйти к тронному залу. Луна в последний момент успела крикнуть нам всем собираться там.</text:p>
      <text:p text:style-name="P54">Я осторожно качаю головой, стараясь не вызвать боль.</text:p>
      <text:p text:style-name="P54">– Я видел только маленькую часть замка Сестёр. И то, в основном, подземную и на бегу. Но ты ведь можешь подняться над замком и разведать путь?</text:p>
      <text:p text:style-name="P54"/>
      <text:p text:style-name="P54">Пегаска чешет копытом в затылке.</text:p>
      <text:p text:style-name="P54">– Могу, конечно. Но пока я сюда спускалась, меня трижды чуть не сбили.</text:p>
      <text:p text:style-name="P54"/>
      <text:p text:style-name="P54">Над развалинами выстреливает пландерсид, целясь в пролетающего в вышине Вондерболта. Тот еле уворачивается от молниеносного удара, оставляя в воздухе дюжину перьев.</text:p>
      <text:p text:style-name="P54">– Вот, видишь, – пегаска пожимает крыльями. – Остатки пландерсидов в лесу простреливают всё небо над замком. У этих ляганных лиан офигенная скорость. Не такая, как у меня, конечно, но их много и на близкой дистанции увернуться от них будет трудновато. По плану, Луна должна была прикрывать нас во время посадки.</text:p>
      <text:p text:style-name="P54"/>
      <text:p text:style-name="P54">Я забираюсь по груде камней к краю стены и осторожно выглядываю наружу. Провал зияет на том месте, где ещё недавно плескалось удерживаемое кракеном озеро. Обернувшись, я вижу знакомые развалины в трёхстах метрах от нас. Дэш приземлила меня в ближние к Провалу остатки сторожевой башни. Густые заросли ивняка и ольхи между башней и основными постройками не внушают доверия: я слышу среди них знакомое шуршание и треск. Я опять поворачиваюсь к Провалу, чтобы увидеть выползающие из него побеги пландерсидов.</text:p>
      <text:p text:style-name="P54"/>
      <text:p text:style-name="P54">Прекрасно! Просто прекрасно!</text:p>
      <text:p text:style-name="P54">Я спускаюсь вниз, сажусь на обломок стены и обхватываю голову руками.</text:p>
      <text:p text:style-name="P54"/>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 Вместо укрепления духа пони мегапраздником, имеем разрушенный Кантерлот и восстание в Мэйнхэттене. А теперь скатывается в грёбанное говнище план по спасению Сел же… Блин, может, со мной что-то не так? Может, я приношу несчастье и спасение Эквестрии придёт тогда, кода я самовыпилюсь? А что, тогда, получается, старик Свирл таки был прав — во мне действительно кроется спасение Эквестрии. Только это спасение весьма специфического характера. Спаси Эквестрию, Анон, убейся об стену! Блядь…</text:p>
      <text:p text:style-name="P54"/>
      <text:p text:style-name="P54">– Анон… – касается крылом моего плеча Дэш. – Не время хандрить. Мы должны идти в тронный зал.</text:p>
      <text:p text:style-name="P54">– Это невозможно, – отвечаю я подавленно. – Мы не дойдём по земле. Сотни метров до дворца кишат пландерсидами. И из-за них же мы не можем туда перелететь — нас собьют при взлёте. И оставаться здесь мы тоже не можем — эти твари ползут сюда из Провала. Через пять-десять минут нам крышка. Селестию не вернуть. Мне жаль, что я втравил тебя в это дерьмо, Дэш. Мне жаль, что я всех вас втянул в эту авантюру. Лучше бы вы не вытаскивали меня в Эквестрию. Тогда хотя бы Селестия была на месте.</text:p>
      <text:p text:style-name="P54"><text:soft-page-break/>– Ну что же ты? – пегаска трясёт меня копытами. Я безвольно мотаюсь взад-вперёд, как тряпичная кукла. – Не сдавайся! Где тот крутой Анон, которого я знаю? Пока мы живы — всегда есть надежда. Придумай что-нибудь. Ты же Проводник!</text:p>
      <text:p text:style-name="P54">– Я не Проводник! – кричу я. – Меня сюда принесло по ошибке!..</text:p>
      <text:p text:style-name="P54"/>
      <text:p text:style-name="P54">Я замолкаю. Моё внимание привлекает полускрытый сорняками лаз у противоположной стены башни. Заросшие мхом ступеньки уводят во тьму в нужном нам направлении.</text:p>
      <text:p text:style-name="P54">Может быть, ты рано раскис, Анон? Вспомни, под тысячелетними развалинами полно подземелий.</text:p>
      <text:p text:style-name="P54"/>
      <text:p text:style-name="P54">– Мы можем пройти подземным ходом, – киваю я на лаз.</text:p>
      <text:p text:style-name="P54">Пегаска воодушевляется.</text:p>
      <text:p text:style-name="P54">– Круть! Я же знала, что ты найдёшь выход! Веди, Проводник!</text:p>
      <text:p text:style-name="P54"/>
      <text:p text:style-name="P54">Мы спускаемся в темноту древнего хода.</text:p>
      <text:p text:style-name="P54">Триста метров. Каких-то грёбанных триста метров!</text:p>
      <text:p text:style-name="P54"/>
      <text:p text:style-name="P54">…</text:p>
      <text:p text:style-name="P54"/>
      <text:p text:style-name="P54">Час спустя мы стоим на пересечении двух коридоров. Проклятые развалины смеются надо мной! Мы не только не вышли к тронному залу, но и ещё больше углубились в подземелье! Чахлые лучики едва пробиваются сквозь световые колодцы в потолке, создавая полумрак и запутывая ориентацию. И уже с полчаса мне мерещится тихое шипение из каждой щели.</text:p>
      <text:p text:style-name="P54"/>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Пегаска чешет в затылке.</text:p>
      <text:p text:style-name="P54">– Нет. И это показывает, насколько я уверена в победе.</text:p>
      <text:p text:style-name="P54"/>
      <text:p text:style-name="P1"><text:span text:style-name="T30">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Я раздражённо поворачиваюсь к Дэш.</text:p>
      <text:p text:style-name="P54">– Послушай, не называй меня Проводником. Это уже не смешно!</text:p>
      <text:p text:style-name="P54">Пегаска смотрит на меня вишнёвыми глазами.</text:p>
      <text:p text:style-name="P54">– Я не смеюсь. Я хотела тебя подбодрить малёхо, а то ты нос повесил. Но если не хочешь — не бу…</text:p>
      <text:p text:style-name="P54">– Дэш! Сзади!!!</text:p>
      <text:p text:style-name="P54"/>
      <text:p text:style-name="P54">Из подземелья за спиной пегаски бесшумно вываливается копошащаяся масса пландерсидов.</text:p>
      <text:p text:style-name="P3"><text:soft-page-break/>Пегаска прыгает вперёд. Быстро оглянувшись, она бросается ко мне, обхватывает меня передними ногами и мчится в левый коридор.</text:p>
      <text:p text:style-name="P35"><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5"><text:span text:style-name="T1">–</text:span> Полегче на поворотах, Дэш! <text:span text:style-name="T1">–</text:span> <text:span text:style-name="T1">кричу</text:span> я, впечатываясь ногами в очередную стену.</text:p>
      <text:p text:style-name="P35">Пегаска что-то <text:s/>отвеча<text:span text:style-name="T1">ет</text:span>, но её слова прер<text:span text:style-name="T1">ывает</text:span> <text:span text:style-name="T1">плеск</text:span>. <text:span text:style-name="T1">Дэш</text:span> <text:span text:style-name="T1">дёргается</text:span> куда-то <text:span text:style-name="T1">вбок</text:span>. Я по инерции <text:span text:style-name="T1">лечу</text:span> вперёд <text:span text:style-name="T1">и</text:span> жёстко приземл<text:span text:style-name="T1">яюсь</text:span> на каменный пол.</text:p>
      <text:p text:style-name="P35"/>
      <text:p text:style-name="P35">После двух кувырков по камням гуд<text:span text:style-name="T1">ит</text:span> голова и садн<text:span text:style-name="T1">ит</text:span> ушибленное плечо.</text:p>
      <text:p text:style-name="P35"><text:span text:style-name="T1">–</text:span> Дэш?.. Ты где?.. Дэш?</text:p>
      <text:p text:style-name="P35"/>
      <text:p text:style-name="P35"><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text:span text:style-name="T1">основание шеи пегаски</text:span> и медленно подтас<text:span text:style-name="T1">кивает</text:span> её вглубь <text:span text:style-name="T1">короткого тупичка, где у дальней стены чернеет жерло колодца. Сгусток тьмы грибовидной формы, метровый клюв и жёлтые глаза-тарелки, <text:s/>уставившиеся на меня посреди шевелящегося ореола щупалец, не оставляют сомнения </text:span><text:span text:style-name="T30">— из колодца вылазит уменьшенная копия кракена.</text:span></text:p>
      <text:p text:style-name="P54"/>
      <text:p text:style-name="P1"><text:span text:style-name="T1">–</text:span> Дэш!!! <text:span text:style-name="T1">–</text:span> <text:span text:style-name="T1">я</text:span> обн<text:span text:style-name="T1">имаю</text:span> пегаску за шею и тяну.</text:p>
      <text:p text:style-name="P1"><text:span text:style-name="T1">Дэш</text:span> <text:span text:style-name="T1">делает</text:span> шаг-другой <text:span text:style-name="T1">вперёд</text:span>, но <text:span text:style-name="T1">щупальце</text:span> сильнее сж<text:span text:style-name="T1">имает</text:span> её шею<text:span text:style-name="T1">.</text:span></text:p>
      <text:p text:style-name="P3">– Отпусти. Тут опасно. Тебе надо добраться до тронного зала.</text:p>
      <text:p text:style-name="P3">– Я тебя не брошу!!!</text:p>
      <text:p text:style-name="P3"/>
      <text:p text:style-name="P3">Я пытаюсь ослабить захват щупальца, но тщётно. Попытка снять щупальце через голову приводит к тому, что петля подымается ближе к горлу пегаски и душит её ещё сильнее. Дэш хрипит.</text:p>
      <text:p text:style-name="P3">Холодный взгляд жёлтых глаз без зрачков гипнотизирует. Сокращения щупалец медленно передвигают склизкое тело к нам.</text:p>
      <text:p text:style-name="P3">– Дэш!!!</text:p>
      <text:p text:style-name="P3"/>
      <text:p text:style-name="P3">Следующее щупальце обвивается вокруг моего пояса, но пегаска перекусывает его.</text:p>
      <text:p text:style-name="P3">– Не распускай нюни!!! Убирайся! Я больше не могу тебя защищать!</text:p>
      <text:p text:style-name="P3"/>
      <text:p text:style-name="P1"><text:span text:style-name="T1">Я падаю на колени и держусь за шею Дэш. </text:span>Из <text:span text:style-name="T1">темноты</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сантиметр за сантиметром приближа<text:span text:style-name="T1">ется</text:span> к <text:span text:style-name="T1">шевелящемуся</text:span> клубку.</text:p>
      <text:p text:style-name="P1">Наконец она со злостью <text:span text:style-name="T1">цедит</text:span> сквозь зубы:</text:p>
      <text:p text:style-name="P1"><text:span text:style-name="T1">–</text:span> Всё. Уходи!</text:p>
      <text:p text:style-name="P1"/>
      <text:p text:style-name="P1"><text:span text:style-name="T1">Пегаска</text:span> с сило<text:span text:style-name="T1">й толкает</text:span> меня в грудь копытом <text:span text:style-name="T1">и</text:span> вырыва<text:span text:style-name="T1">ется</text:span> из объятий. Я отлетаю к стене.</text:p>
      <text:p text:style-name="P1"><text:span text:style-name="T1">–</text:span> Дэш! <text:span text:style-name="T1">–</text:span> <text:span text:style-name="T1">с</text:span> пола я <text:span text:style-name="T1">вижу</text:span>, как в петле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же наконец! Не смотри на меня! <text:span text:style-name="T1">–</text:span> <text:span text:style-name="T1">кричит</text:span> она с отчаянием.</text:p>
      <text:p text:style-name="P1"/>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м клубке щупалец. Её стоны <text:span text:style-name="T1">заглушает щёлканье клюва и</text:span> <text:span text:style-name="T1">шорох</text:span> трущихся друг о дружку <text:span text:style-name="T1">тентаклей</text:span>. <text:span text:style-name="T1">Дурной сон всё не кончается и я</text:span> <text:span text:style-name="T1">вижу</text:span> хлынувшую<text:span text:style-name="T1"> изо рта </text:span>Дэш кровь. <text:span text:style-name="T1">Щ</text:span>елчки и шорох смен<text:span text:style-name="T1">яются</text:span> чавканьем и хлюпаньем. <text:span text:style-name="T1">Глаза Дэш</text:span> <text:span text:style-name="T1">стекленеют.</text:span></text:p>
      <text:p text:style-name="P3"/>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3"/>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Я тупо смотр<text:span text:style-name="T1">ю</text:span> на проносящиеся подо мной плиты пола. Мыслей не<text:span text:style-name="T1">т</text:span> никаких. Только воспоминания.</text:p>
      <text:p text:style-name="P1"/>
      <text:p text:style-name="P3">Дэш требует почесушки. Дэш играет со мной в карты. Дэш уносит меня с крыши экспоцентра Псинтела. Дэш тащит фургон по дороге в Филлидельфию. Дэш скандалит в лодке на Седловом озере. Дэш несёт меня по облакам в «Королеве Лорен».</text:p>
      <text:p text:style-name="P3"/>
      <text:p text:style-name="P3">Это всё сон. Всего лишь дурной сон. Я сейчас проснусь, и ничего этого не будет. И не было. Ведь это только сон, правда?</text:p>
      <text:p text:style-name="P3"/>
      <text:p text:style-name="P3">Я закрываю глаза и беззвучно кричу.</text:p>
      <text:p text:style-name="P3"/>
      <text:p text:style-name="P41">~~~~~</text:p>
      <text:p text:style-name="P3"/>
      <text:p text:style-name="P4">– Держи своего «Проводника», Хмурая Метёлка! Хотя сейчас его стоит называть овощем и носить в чемодане.</text:p>
      <text:p text:style-name="P4">– Где ты его нашёл? Что произошло? Что с тобой, Анон?</text:p>
      <text:p text:style-name="P4">– В твоей пещере для медитаций, если ты её ещё помнишь. Дрянь приключилась, ни ты, ни даже я не можем её исправить. Отродье кракена, кое заполонило все подвалы замка, убило Верность. И он это наблюдал.</text:p>
      <text:p text:style-name="P4">– О, небо! Мы превратим эти руины в выжженый кратер!!! Что нам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26">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копил магию в Эогиппе, чтоб потом всё спустить за так на это пугало<text:span text:style-name="T11">!</text:span></text:p>
      <text:p text:style-name="P4">– Мы знаем твою цену и готовы заплатить её. Но с условием: ты отправишься с человеком и поможешь ему. Сейчас это критично важно: теперь у вас не будет месяца на поиски. Вы должны управиться ровно за четыре дня: потом коридор схлопнется и Мы сами без Элементов не сможем открыть его. Честность и Доброта также последуют с тобой для Нашей уверенности, что ты вернёшь человека назад. Если ты не хочешь лишиться своего единственного друга, ты не посмеешь обмануть Доброту. Честность же будет укреплять её слабый дух. Береги их! Только при возвращении всех Мы готовы платить.</text:p>
      <text:p text:style-name="P4">– Что? Ты мне не доверяешь??!</text:p>
      <text:p text:style-name="P4"><text:soft-page-break/>– НЕТ!</text:p>
      <text:p text:style-name="P4">– Обожаю тебя, Хмурая Метёлка!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20"/>
      <text:p text:style-name="P41">~~~~~</text:p>
      <text:p text:style-name="P20"/>
      <text:p text:style-name="P98"><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9"/>
      <text:p text:style-name="P100">Кажется, я уже встречал это раньше! Не помню только, где и когда.</text:p>
      <text:p text:style-name="P100"/>
      <text:p text:style-name="P1">Человек на койке откры<text:span text:style-name="T1">вает</text:span> глаза. Пронзительные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text:p>
      <text:p text:style-name="P4">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
      <text:p text:style-name="P1"><text:span text:style-name="T1">Рывок. Ч</text:span>то-то хватает меня за шиворот и тащит прочь. Больничная палата растворяется во тьме. Я лечу вверх, к свету.</text:p>
      <text:p text:style-name="P1">Я вспоминаю.</text:p>
      <text:p text:style-name="P1"/>
      <text:p text:style-name="P1">Я не могу повернуть голову, но вижу кончик радужной гривы, время от времени щекочущий мою щёку. Я пытаюсь окликнуть Дэш, но не могу вспомнить, как дышать <text:span text:style-name="T1">— </text:span>из моих губ не доносится ни звука. С огромной скоростью несёмся мы к затягивающемуся окну <text:span text:style-name="T11">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9"/>
      <text:h text:style-name="Heading_20_2" text:outline-level="2">2<text:span text:style-name="T1">6</text:span>. <text:span text:style-name="T1">Терра. Воскресенье-понедельник</text:span></text:h>
      <text:h text:style-name="P156" text:outline-level="3">Воскресенье</text:h>
      <text:p text:style-name="P49"/>
      <text:p text:style-name="P1">Невесомость, удар, чувство веса. Я открываю глаза.</text:p>
      <text:p text:style-name="P1"/>
      <text:p text:style-name="P1"><text:soft-page-break/>Крыша <text:span text:style-name="T27">высотки</text:span><text:span text:style-name="T26"> </text:span>тускло отсвечивает в свете звёзд. <text:span text:style-name="T26">Парочка на скамейке всё так же </text:span><text:span text:style-name="T27">сидит </text:span><text:span text:style-name="T26">спиной ко мне, как будто не прошло два месяца с моего отбытия. Мне виден краешек чёрного экрана ноутбука, лежащего на </text:span><text:span text:style-name="T27">лавке</text:span><text:span text:style-name="T26"> </text:span><text:span text:style-name="T27">между</text:span><text:span text:style-name="T26"> ними.</text:span></text:p>
      <text:p text:style-name="P1"><text:span text:style-name="T1">Снизу</text:span> <text:span text:style-name="T1">доносится рёв машин</text:span>.</text:p>
      <text:p text:style-name="P1"/>
      <text:p text:style-name="P1">Сильный порыв ветра <text:span text:style-name="T1">то</text:span>лкает меня к краю, к разрыву в ограде. Я делаю шаг назад в бесплодной попытке остановить скольжение. Ноги скользят по обледеневшей крыше, не встречая преграды. <text:span text:style-name="T1">Край крыши всё ближе, вот уже открылись взору тополя у дома. </text:span>Я в панике падаю на колени и упираюсь руками в гладкую поверхность. В ладонь <text:span text:style-name="T1">с тупой болью упирается</text:span> колючка. <text:span text:style-name="T1">Впиваясь в лёд, к</text:span>олючка останавливает скольжение.</text:p>
      <text:p text:style-name="P1">Я поднимаю руку и обнаруживаю в ладони брошь в виде радужной молнии.</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неопределённого возраста мужчина в <text:span text:style-name="T1">шортах</text:span><text:span text:style-name="T11">-</text:span><text:span text:style-name="T1">бермудах и смокинге</text:span> <text:span text:style-name="T1">жмутся</text:span> к стене рядом.</text:p>
      <text:p text:style-name="P49"/>
      <text:p text:style-name="P49">– Анон, – тихонько зовёт одна из девушек с пышной копной рыжих волос и веснушками. – Это я, Эй-Джей! Мы почему-то стали людьми. Вот это — она указывает на худощавую блондинку рядом — Флаттершай. А это — она указывает на мужчину — Дискорд. Ты можешь нам помочь? Тут холодно…</text:p>
      <text:p text:style-name="P49"/>
      <text:p text:style-name="P50">***</text:p>
      <text:p text:style-name="P49"/>
      <text:p text:style-name="P49">Маленькое высохшее тельце лежало на полу.</text:p>
      <text:p text:style-name="P49">– Нельсон, старик, что ж ты? – пробормотал я.</text:p>
      <text:p text:style-name="P49"/>
      <text:p text:style-name="P49">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9">Из комнаты доносилась возня: девушки примеряли гардероб. Элементарное бытовое жлобство не позволяло мне выкидывать старые джинсы и свитера — они отправлялись в нижний ящик шкафа, что сейчас пришлось очень кстати.</text:p>
      <text:p text:style-name="P49"/>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28">— феерия эмоций переполняла меня во время пребывания в ярком нескладном мире, что остался позади. </text:span><text:span text:style-name="T31">Я тогда как будто вынырнул из трясины и начал дышать, ощущая каждой своей клеточкой полную гамму чувств и оттенков жизни. Но у</text:span><text:span text:style-name="T28">миротворённое счастье и последовавшее за ним неизмеримое горе сломали какую-то пружинку во мне. Сейчас я чувствовал только пронизывающий душу ветер. Радость, печаль, боль — всё подхватил стремительный поток и унёс в область воспоминаний. Мне буквально чудился его свист в ушах, когда я бережно сохранял память о тех, кто мне был дорог и кого я не надеялся больше увидеть.</text:span></text:p>
      <text:p text:style-name="P49"/>
      <text:p text:style-name="P49">Жаркие дни с Сел <text:s/>стали на предназначенное им место в чертогах моего разума бокалом глинтвейна с лёгким запахом ванили. На соседней полке примостился пахнущий сосновыми опилками рубанок — дружеский привет от Норфа. Букетиком незабудок легла на столик у окна память об Индиго. И сломанным окровавленным мечом покачивались на стене воспоминания о Дэш.</text:p>
      <text:p text:style-name="P49"><text:soft-page-break/></text:p>
      <text:p text:style-name="P49">Углубившись в воспоминания, я дошёл до момента, когда вся жизнь казалась мне чередой однообразных, штампованных по единому образцу недель. И поразился тому, насколько чуждой она казалась мне теперь.</text:p>
      <text:p text:style-name="P49"><text:span text:style-name="T51">Невозможно поверить, но два месяца</text:span><text:span text:style-name="T19"> </text:span><text:span text:style-name="T51">назад это место было моим миром! Миром, где я родился, вырос и знал, что умру. Но теперь умирать в нём мне не хотелось. Да и жить, в общем-то, тоже.</text:span></text:p>
      <text:p text:style-name="P58">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ри сносе стен рухнула крыша. Я<text:span text:style-name="T58"> с удивлением вспоминал того унылого задрота, каким был ещё пару месяцев назад. На месте Селестии я сам не смог бы полюбить такого даже под угрозой смертной кары! Бедная Сел!</text:span></text:p>
      <text:p text:style-name="P58">Я залился истерическим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И почему они так боятся любить смертных.</text:p>
      <text:p text:style-name="P58">Да, Анон, тебе тоже нужно завязывать с конеёбством. После гибели Дэш ты больше не сможешь никого пустить в свою душу.</text:p>
      <text:p text:style-name="P58"/>
      <text:p text:style-name="P58">…</text:p>
      <text:p text:style-name="P58"/>
      <text:p text:style-name="P58">–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8">Дискорд помахал рукой у меня перед носом. Я оттолкнул его руку и выпрямился.</text:p>
      <text:p text:style-name="P58">– Не надо. Я в порядке.</text:p>
      <text:p text:style-name="P58"/>
      <text:p text:style-name="P59">***</text:p>
      <text:p text:style-name="P58"/>
      <text:p text:style-name="P58">– Проклятье! Я так и знал!</text:p>
      <text:p text:style-name="P58"/>
      <text:p text:style-name="P58">Стрелка компаса вертелась, как пьяная балерина. Я плюнул на шкатулку и протёр её рукавом. Стрелка остановилась и, подумав немного, размножилась. У меня чуть глаза на лоб не полезли.</text:p>
      <text:p text:style-name="P58"/>
      <text:p text:style-name="P58">– Что тут у нас? – заглянул мне через плечо Дискорд.</text:p>
      <text:p text:style-name="P58">Пять стрелок компаса указывали в пяти направлениях.</text:p>
      <text:p text:style-name="P58">– А, ну, понятно. Солнцезадая в своём стиле. Помнится, во время полутысячелетней войны я замахался её сжигать — Солнце, с которым она незадолго до этого скорефанилась, каждый раз возрождало её из пепла. Так она, в конце концов, создала тучу клонов и запутала меня окончательно. <text:s/>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8">– И как её найти? – мрачно добавил я. – Компас теперь бесполезен.</text:p>
      <text:p text:style-name="P58"/>
      <text:p text:style-name="P58">Мы вернулись из коридора в комнату. Дискорд устроился поудобнее в кресле и начал.</text:p>
      <text:p text:style-name="P1">– Вам повезло, что я с вами! <text:span text:style-name="T1">Видите</text:span> ли, мы с <text:span text:style-name="T1">Солнцезадой</text:span>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text:soft-page-break/>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
      <text:p text:style-name="P3">Драконикус отпил из стаканчика.</text:p>
      <text:p text:style-name="P1">– Хочу тебя обрадовать, <text:span text:style-name="T1">примат</text:span>. И вас тоже, девушки — вытрите, наконец, слёзы! Я чувствую присутствие <text:span text:style-name="T1">Сахарной Ватки</text:span>. Она — или один из её клонов — где-то неподалёку. Совсем рядом. Я, пожалуй, отведу вас к ней, если она не будет путать следы.</text:p>
      <text:p text:style-name="P1">– Тебе не понять, – пробормотала Эпплджек сквозь слёзы. – Мы для тебя што пыль под ногами. Она была моей лучшей подругой. Поверить не могу, што её больше нет.</text:p>
      <text:p text:style-name="P1">Эпплджек принялась вытирать платком лицо рыдающей Флаттершай.</text:p>
      <text:p text:style-name="P1"/>
      <text:p text:style-name="P1">Дискорд долго смотрел на них и в конце-концов неожиданно мягко произнёс:</text:p>
      <text:p text:style-name="P1">– И это всё же лучше, чем вообще не иметь никого, чью утрату будешь воспринимать с болью.</text:p>
      <text:p text:style-name="P1">Пожав плечами, он вернул себе фиглярский вид.</text:p>
      <text:p text:style-name="P1"/>
      <text:p text:style-name="P1">– Так вот, примат, у нас в распоряжении четыре дня. Какой сегодня день?</text:p>
      <text:p text:style-name="P1">– Воскресенье. Девять вечера.</text:p>
      <text:p text:style-name="P1">Дискорд вытащил из внутреннего кармана смокинга песочные часы и сморщил лоб.</text:p>
      <text:p text:style-name="P1">– Тэкс. Прибыли мы сюда час назад. <text:span text:style-name="T1">З</text:span>начит, коридор схлопнется в четверг, в восемь. Плюс-минус пятнадцать минут, если я правильно помню точность этого заклинания. Так что начинать надо прямо сейчас, не откладывая ни минуты, если мы не хотим вернуться с пустыми руками. Ну, или остаться тут навсегда — вряд ли Хмурая Метёлка в сложившихся обстоятельствах сможет сама открыть коридор <text:span text:style-name="T1">сюда</text:span>.</text:p>
      <text:p text:style-name="P1"/>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text:span text:style-name="T1">драконикус</text:span>. – Ни единого источника, везде нулевой фон. Это просто катастрофа! Как вы так живёте? А, главное, зачем?</text:p>
      <text:p text:style-name="P58">Стакан медленно собрался воедино и прыгнул обратно в руку Дискорду.</text:p>
      <text:p text:style-name="P58">– Хорошо, хоть от моей заначки в Эогиппе кое-что осталось, не всё на тебя протрынькал, – пробурчал он.</text:p>
      <text:p text:style-name="P58">– Ну так и зачем её тратить на ерунду? – возразил я.</text:p>
      <text:p text:style-name="P58">– Пхе! Не волнуйся, «Проводник»! От таких фокусов её не убудет. Я столько магии накопил за тысячелетия сидения в статуе, что ещё вчера мог бы жонглировать планетами как яблоками. Сейчас, конечно, коридор уже не открою, но вывернуть этот дурацкий мирок наизнанку пару раз ещё могу. Кстати, он от этого только лучше стал бы.</text:p>
      <text:p text:style-name="P29"/>
      <text:p text:style-name="P59">***</text:p>
      <text:p text:style-name="P58"/>
      <text:p text:style-name="P37"><text:span text:style-name="T2">… Вот дерьмо</text:span>! Это уже <text:span text:style-name="T1">чересчур</text:span>! Мне даже материться не хотелось.</text:p>
      <text:p text:style-name="P37"/>
      <text:p text:style-name="P37"><text:soft-page-break/>Мы стояли перед дверями из зеленоватого стекла. Всё здание было построено в ультрасовременном стиле из стеклянных затемнённых панелей. <text:span text:style-name="T1">В свете неоновых огней о</text:span>фисный планктон деловито сновал туда-сюда, обтекая нас подобно бурлящему потоку.</text:p>
      <text:p text:style-name="P37"/>
      <text:p text:style-name="P37">– Ты уверен, что она тут? – безнадёжно переспросил я.</text:p>
      <text:p text:style-name="P37">Разумеется, иначе и быть не могло. Это по-нашему. Если уж жрать говно <text:span text:style-name="T2">— так самой большой ложкой! Черпаком, не меньше!</text:span></text:p>
      <text:p text:style-name="P37">– Зуб даю! – Дискорд попытался было войти внутрь, но я остановил его.</text:p>
      <text:p text:style-name="P37">– Дальше турникетов не пройдёшь. Охрана не пропустит.</text:p>
      <text:p text:style-name="P37">Драконикус непонимающе уставился на меня <text:span text:style-name="T2">разноцветными глазами. </text:span>Я тяжко вздохнул.</text:p>
      <text:p text:style-name="P37">– Я там работал семь лет. Уволился два месяца назад. Думал, вырвался из этого омута навсегда. Как видишь, ошибался.</text:p>
      <text:p text:style-name="P37"/>
      <text:p text:style-name="P37">…</text:p>
      <text:p text:style-name="P37"/>
      <text:p text:style-name="P49">Бип-бип-бип!</text:p>
      <text:p text:style-name="P49"/>
      <text:p text:style-name="P54">– Алекс… Ничего, что я так поздно?</text:p>
      <text:p text:style-name="P54">– Анон? – голос в трубке не смог скрыть радостного изумления. – Привет! Ты передумал?</text:p>
      <text:p text:style-name="P54">– Да… Алекс, я тут долго думал… Если у вас ещё есть местечко для меня… Я бы, пожалуй, вернулся.</text:p>
      <text:p text:style-name="P54">– Не вопрос, для тебя всегда позиция тим-лида на проекте открыта!.. Знаешь, тут Нэш опять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
      <text:p text:style-name="P54">Бип-бип-бип!</text:p>
      <text:p text:style-name="P54"/>
      <text:h text:style-name="Heading_20_3" text:outline-level="3">Понедельник</text:h>
      <text:p text:style-name="P54"/>
      <text:p text:style-name="P1">Административная консоль приветственно мигнула зелёным шрифтом. Я поправил микрофон.</text:p>
      <text:p text:style-name="P1"/>
      <text:p text:style-name="P1"><text:span text:style-name="T30">– Нэш, п</text:span>ривет. Это Анон.</text:p>
      <text:p text:style-name="P1"><text:span text:style-name="T30">– </text:span>Привет, Анон. Рад тебя видеть!</text:p>
      <text:p text:style-name="P1"/>
      <text:p text:style-name="P1">Я закрыл веб-камеру салфеткой. </text:p>
      <text:p text:style-name="P1"/>
      <text:p text:style-name="P54">– И слышать тоже.</text:p>
      <text:p text:style-name="P54">– Говорят, ты шалить начал? Нэш, тестовая задача номер шестнадцать.</text:p>
      <text:p text:style-name="P54"><text:soft-page-break/>– Принял к исполнению. «Выживание корпорации в условиях жёсткой конкуренции с ограниченными ресурсами. Случай 16».</text:p>
      <text:p text:style-name="P54"/>
      <text:p text:style-name="P92">…</text:p>
      <text:p text:style-name="P92">…</text:p>
      <text:p text:style-name="P92">Конфликт с узлом 5</text:p>
      <text:p text:style-name="P92">…</text:p>
      <text:p text:style-name="P92">…</text:p>
      <text:p text:style-name="P92">Конфликт с узлом 12</text:p>
      <text:p text:style-name="P92">…</text:p>
      <text:p text:style-name="P92">Конфликт с узлом 15</text:p>
      <text:p text:style-name="P92">…</text:p>
      <text:p text:style-name="P92">Конфликт с узлом 17</text:p>
      <text:p text:style-name="P92">…</text:p>
      <text:p text:style-name="P92">…</text:p>
      <text:p text:style-name="P90">Решение.</text:p>
      <text:p text:style-name="P90">…</text:p>
      <text:p text:style-name="P10"/>
      <text:p text:style-name="P1">Я уставился в экран. Что за <text:span text:style-name="T1">дерьмо</text:span>?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
      <text:p text:style-name="P3">Да хуй с ним! Облом разбираться.</text:p>
      <text:p text:style-name="P3"/>
      <text:p text:style-name="P1"><text:span text:style-name="T1">Я выделил конфликтующие узлы на административной панели, </text:span><text:span text:style-name="T61">кликнул по ним правой кнопкой </text:span><text:span text:style-name="T1">мыши</text:span><text:span text:style-name="T61"> и </text:span><text:span text:style-name="T1">выбрал</text:span><text:span text:style-name="T61"> из контекстного меню пункт “Форматировать”.</text:span></text:p>
      <text:p text:style-name="P96"/>
      <text:p text:style-name="P3">Заебись.</text:p>
      <text:p text:style-name="P3"/>
      <text:p text:style-name="P3">Я глянул на часы. Двенадцать. Пора.</text:p>
      <text:p text:style-name="P1">Набросив на плечи куртку, я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text:p text:style-name="P1">– Ну как, что там с <text:span text:style-name="T1">Нэшем</text:span>? <text:span text:style-name="T1">Разобрался?</text:span> <text:span text:style-name="T1">–</text:span> Алекс оторвался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у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text:soft-page-break/></text:p>
      <text:p text:style-name="P1">У кофейного автомата тусовались трое студентов — стажёры компании. На диванчике посетителей мужчина в плаще, <text:span text:style-name="T1">широкополой 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за наличку на полулегальном базарчике неподалёку от офиса).</text:p>
      <text:p text:style-name="P1"/>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text:p text:style-name="P1">…Через пару минут мы встретились в коридоре у стенда.</text:p>
      <text:p text:style-name="P1">– <text:span text:style-name="T1">Вот нахрена было одеваться, как в дешёвых фильмах про шпионов? Охране, конечно, начхать, но выделяться всё равно глупо.</text:span></text:p>
      <text:p text:style-name="P1"><text:span text:style-name="T1">– Ты не понимаешь, так интереснее! Чем лучше я вживусь в роль, тем эффективнее будут поиски! – Дискорд </text:span>в предчувствии охоты разминал пальцы. <text:span text:style-name="T1">– Нутром чую, Солнцезадая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Женского пола, бггг, – <text:span text:style-name="T1">гыгыкнул Дискорд. – Хотел бы я посмотреть на Сахарную Ватку, дерущуюся за кость со сворой дворняжек где-нибудь у мусорного бака!</text:span></text:p>
      <text:p text:style-name="P3"/>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26">Сейчас уже нельзя ничего изменить и придётся ему довер</text:span><text:span text:style-name="T27">иться</text:span><text:span text:style-name="T26">. Хотя доверять Дискорду — всё равно что г</text:span>улять по апрельскому льду.</text:p>
      <text:p text:style-name="P1"/>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3"/>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 Неа, не тут. <text:span text:style-name="T1">Даже выходить не буду.</text:span></text:p>
      <text:p text:style-name="P1"><text:soft-page-break/>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27">— и она с нами</text:span>!</text:p>
      <text:p text:style-name="P1"/>
      <text:p text:style-name="P1">Что ж, возможно ты был неправ, Анон, и от драконикуса будет реальная польза!</text:p>
      <text:p text:style-name="P3"/>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
      <text:p text:style-name="P3">За дверями в небольшой полутёмной каморке наша сисадминша Ксения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Ксении.</text:p>
      <text:p text:style-name="P3"/>
      <text:p text:style-name="P1">– Ну что?</text:p>
      <text:p text:style-name="P1"/>
      <text:p text:style-name="P66">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66"/>
      <text:p text:style-name="P35">–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ХА-ХА!!!</text:span></text:p>
      <text:p text:style-name="P66"/>
      <text:p text:style-name="P66">Дискорд приблизил своё лицо к моему вплотную. Я внезапно почувствовал присутствие безумного, неизмеримо древнего существа, для которого что гору свернуть, что кекс стырить — действия примерно одного порядка.</text:p>
      <text:p text:style-name="P66"/>
      <text:p text:style-name="P66">– Я отлучусь на пару деньков… Не скучайте тут без меня. Ждите дома. Вернусь с Сахарной Ваткой в обнимку — верь мне! Бу-га-га!</text:p>
      <text:p text:style-name="P66"/>
      <text:p text:style-name="P66">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5"><text:span text:style-name="T1">– Да, совсем забыл! Не пытайтесь разыскивать Солнцезадую в одиночку. Если ошибётесь </text:span><text:span text:style-name="T7">— притащите в Эквестрию клона. Не то, чтобы я был против — это будет даже забавно. Но недолго, ха-ха! </text:span><text:soft-page-break/><text:span text:style-name="T7">Недели две, не больше.</text:span><text:span text:style-name="T23"> </text:span><text:span text:style-name="T1">Клянусь бородой Селестии, потом в Эквестрии вспыхнут бунты с требованием вернуть на трон Найтмэр Мун! Бу-га-га-га-га!!!</text:span></text:p>
      <text:p text:style-name="P3">С этими словами драконикус смылся, скатившись на жалобно крякающем гироскутере прямо по ступенькам.</text:p>
      <text:p text:style-name="P3"/>
      <text:p text:style-name="P3">Блядь… Ну и придурок! Я нажал на кнопку вызова лифта.</text:p>
      <text:p text:style-name="P3"/>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 Не думал, что Сел удастся найти так быстро. Теперь осталось придумать, как переправить её назад. При условии, что в теперешнем состоянии она помогать нам не будет.</text:p>
      <text:p text:style-name="P3"/>
      <text:p text:style-name="P3">Улыбающийся смайлик лифтовых дверей разошёлся в стороны и я сделал шаг вперёд, погружённый в свои мысли…</text:p>
      <text:p text:style-name="P3"/>
      <text:p text:style-name="P3">…Меня спасла только реакция и сила рук, натренированных регулярными походами в бассейн. Когда я не нашёл опоры под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3"/>
      <text:p text:style-name="P66">Руки сработали на автомате, втянув меня обратно в коридор. Через мгновение проём закрылся опускающимся лифтом. С его внутренних дверей на меня зыркнул злой смайлик.</text:p>
      <text:p text:style-name="P16"/>
      <text:h text:style-name="Heading_20_2" text:outline-level="2">2<text:span text:style-name="T1">7</text:span>. <text:span text:style-name="T1">Терра. Вторник-среда</text:span></text:h>
      <text:h text:style-name="P156" text:outline-level="3">Вторник</text:h>
      <text:p text:style-name="P3"/>
      <text:p text:style-name="P3">Чайник тихонько забулькал и выключился. Эпплджек разлила кипяток по чашкам и достала из шкафчика коробку.</text:p>
      <text:p text:style-name="P3"/>
      <text:p text:style-name="P3">– Тебе какой, Флатти?</text:p>
      <text:p text:style-name="P3">– Ммм… Мятный, если можно.</text:p>
      <text:p text:style-name="P3"/>
      <text:p text:style-name="P3">Флаттершай, не отрываясь от ноутбука, добавила ложку мёда в чашку и стала осторожно размешивать.<text:span text:style-name="T26"> Потом, так же не отрывая взгляд от экрана, потянулась за печеньем. На экране разноцветные пони спасали Эквестрию от злого, но обаятельного Дискорда.</text:span></text:p>
      <text:p text:style-name="P66"/>
      <text:p text:style-name="P3">– Анон?</text:p>
      <text:p text:style-name="P3">– С бергамотом.</text:p>
      <text:p text:style-name="P3"/>
      <text:p text:style-name="P3">Некоторое время в кухне был слышен только звон ложечек о чашки и хруст печенья.</text:p>
      <text:p text:style-name="P3"/>
      <text:p text:style-name="P3"><text:soft-page-break/>–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
      <text:p text:style-name="P3">Флаттершай оторвалась от экрана.</text:p>
      <text:p text:style-name="P104"><text:span text:style-name="T11">– Пожалуйста, </text:span>Анон<text:span text:style-name="T11">… не называй его так… Дискорд </text:span>— сложный и… эмм, неоднозначный. Но он не злой. Он очень ранимый и болезненный…</text:p>
      <text:p text:style-name="P104">– Угу. Помню, как была у тя в гостях в прошлом году, так этот “болезненный” так ущипнул меня за круп, што пришлось ему промеж ног пилюлю прописать, – пробурчала Эпплджек себе под нос.</text:p>
      <text:p text:style-name="P104">– Ты его слишком… эмм, упрощаешь, – продолжала Флаттершай. – Вот, взгляни сюда.</text:p>
      <text:p text:style-name="P104">Флаттершай повернула ко мне экран. Мультяшный Дискорд с полными слёз глазами стоял на ледовом катке перед брошенными коньками.</text:p>
      <text:p text:style-name="P104"><text:span text:style-name="T11">– Эти мультики… Они… эмм… упрощёны до ужаса. Если честно, я… эмм… не понимаю, как такое может вообще кому-то нравиться. Прямо как сахарная патока. Разве что очень маленьким девочкам… </text:span><text:span text:style-name="T26">На самом деле всё было… эмм… гораздо, гораздо сложнее… Например, в серии про возвращение гармонии… В этом мультике освободившийся Дискорд заколдовал всех нас и… эмм… обманом изменил нашу суть… Эпплджек стала лгуньей, Рэрити — жадиной, Пинки — брюзгой, Рэйнбоу Дэш — предательницей, а я… эмм… я стала грубиянкой. На самом же деле всё было не совсем так…</text:span></text:p>
      <text:p text:style-name="P110"/>
      <text:p text:style-name="P110">Я с удивлением повернулся к притихшей Флаттершай.</text:p>
      <text:p text:style-name="P110">– А как?</text:p>
      <text:p text:style-name="P110"/>
      <text:p text:style-name="P110">Девушка обхватила себя руками, как будто от холода. Я еле различал её полушёпот.</text:p>
      <text:p text:style-name="P110"/>
      <text:p text:style-name="P110">– На самом деле… Дискорд просто высвободил то плохое, что в нас уже было… То, что каждая прятала подальше и никогда-никогда не показывала другим… Это была его шутка… Дискорд не привносил своего зла, потому что на самом деле… он не злой… Он может очень не нравиться, но… эмм, потому что ты видишь только внешнюю картинку.</text:p>
      <text:p text:style-name="P115">– А ты в курсе, что твой Дискорд многократно сжигал Селестию живьём? Хороша шутка, обхохочешься! – выпалил я.</text:p>
      <text:p text:style-name="P115">– Эмм… Да, в курсе…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 Сейчас всё по другому. Он никогда… эмм… не признается в этом на публику, но… эмм… он не причинит настоящего зла принцессам…</text:p>
      <text:p text:style-name="P104"><text:span text:style-name="T11">– Это всего лишь твои домыслы. С тем же успехом я могу объяснить это тем, что он </text:span>— злой придурок!</text:p>
      <text:p text:style-name="P115">– Это не мои… эмм… домыслы… Он сам мне рассказал…</text:p>
      <text:p text:style-name="P115">Флаттершай встала со стула и попыталась уйти. Я задержал её.</text:p>
      <text:p text:style-name="P115">– Извини, не знал. Не уходи. Нам нельзя ссориться.</text:p>
      <text:p text:style-name="P104"><text:soft-page-break/>Девушка слабо улыбнулась.</text:p>
      <text:p text:style-name="P115">– Я не сержусь… На Дискорда трудно не злиться… Он так себя ведёт, потому что его это… эмм… <text:s/>забавляет.</text:p>
      <text:p text:style-name="P3"/>
      <text:p text:style-name="P135">***</text:p>
      <text:p text:style-name="P133"/>
      <text:p text:style-name="P3">Эпплджек слепила снежок и запустила его в ближайшего снеговика на пригорке, метко сбив ему нос из бутылки. Снеговик, казалось, уставился на нас злобными пуговками-глазёнками из бутылочных пробок. Старый смартфон, вдавленный под носом, создавал чёрным экраном образ раскрытого в ругательстве рта.</text:p>
      <text:p text:style-name="P3">Эпплджек подула на остывшие пальцы и начала разминать их. Её лицо в свете фонаря было неестественно белым.</text:p>
      <text:p text:style-name="P3"/>
      <text:p text:style-name="P1">– Флатти совсем захандрила. Вчера ночью плакала в подушку. Думала, я не слышу.</text:p>
      <text:p text:style-name="P1">Я кивнул.</text:p>
      <text:p text:style-name="P3">– Понимаю. Надо продержаться до отбытия. Потом всё наладится.</text:p>
      <text:p text:style-name="P3">– Што ты решил, Анон? Когда мы будем возвращаться?</text:p>
      <text:p text:style-name="P3">Я пожал плечами.</text:p>
      <text:p text:style-name="P3">– Завтра я<text:span text:style-name="T26"> заманю Ксению на крышу и мы свалим отсюда</text:span>.</text:p>
      <text:p text:style-name="P3">Я понимал, что план дурацкий, но лучшего у меня всё равно не было.</text:p>
      <text:p text:style-name="P3">– Почему бы тебе просто не позвать её? – удивлённо спросила Эпплджек. – Разве она откажется возвращаться?</text:p>
      <text:p text:style-name="P3">Я с тоской взглянул на девушку.</text:p>
      <text:p text:style-name="P3">– Откажется. Она… ничего не помнит. Ни об Эквестрии, ни о том, что была её правительницей. Все, кто попадает сюда, теряют память.</text:p>
      <text:p text:style-name="P3">– Но мы с Флатти не потеряли, – озадаченно взглянула на меня Эпплджек.</text:p>
      <text:p text:style-name="P3">– Это другое. Вы прошли сюда через коридор, а не через Чёрный Экран.</text:p>
      <text:p text:style-name="P3"/>
      <text:p text:style-name="P3">Проклятье! Знание давит на тебя как тонна кирпичей, Анон! Но ты не можешь сказать ей. Даже сейчас. Даже здесь. Это слишком опасно.</text:p>
      <text:p text:style-name="P3"/>
      <text:p text:style-name="P3">– Конски яблоки! А к ней вернётся память, когда она… когда мы вернём её в Эквестрию?</text:p>
      <text:p text:style-name="P3">– Не знаю.</text:p>
      <text:p text:style-name="P3"/>
      <text:p text:style-name="P3">Эпплджек слепила следующий снежок.</text:p>
      <text:p text:style-name="P3">– А как быть с Дискордом? Што, если этот хлыщ не заявится до отбытия? – снежок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 Наша задача <text:span text:style-name="T26">— вернуть Эквестрии прицессу. Остальное — побоку.</text:span></text:p>
      <text:p text:style-name="P1">– Если только <text:span text:style-name="T1">она</text:span> действительно принцесса, – пробормотала Эпплджек. – И если…</text:p>
      <text:p text:style-name="P1"/>
      <text:p text:style-name="P98"><text:soft-page-break/>Лицо Эпплджек исказила гримаса ужаса, она прижала ладони к лицу и крикнула:</text:p>
      <text:p text:style-name="P98">– Берегись!!!</text:p>
      <text:p text:style-name="P1"/>
      <text:p text:style-name="P1">Я начал оборачиваться, но от кувалдоподобного удара в спину перехватило дыхание. <text:span text:style-name="T1">В глазах потемнело.</text:span> Тем-не-менее, я не упал: руки за что-то зацепились. Одновременно <text:span text:style-name="T1">с ударом </text:span>неодолимая сила начала толкать меня к озеру.</text:p>
      <text:p text:style-name="P1"/>
      <text:p text:style-name="P1">Эпплджек прыжком убралась у меня с дороги, одновременно <text:span text:style-name="T1">вцепившись</text:span> <text:span text:style-name="T1">в</text:span> мою ладонь. <text:span text:style-name="T1">Девушку</text:span> потащило за мной. Только сейчас я понял, насколько сильными были у неё руки — упираться ногами в землю и держать<text:span text:style-name="T1">ся</text:span> за руку с таким упорством, скорее всего, не смог бы даже я.</text:p>
      <text:p text:style-name="P1"/>
      <text:p text:style-name="P1">Послышался хруст и треск рвущейся материи. У самого берега Эпплджек <text:span text:style-name="T1">всё же </text:span>сдёрнула меня с локомотива, увлекающего в озеро. Подскользнувшись, она упала в снег, <text:span text:style-name="T1">потащив</text:span> меня за собой. Я повернул голову и успел заметить, как двухметровая фигура снеговика, проехав по <text:span text:style-name="T1">поверхности озера</text:span> метров десять, с шумным треском проломила лёд и ухнула в чёрную воду.</text:p>
      <text:p text:style-name="P1"/>
      <text:p text:style-name="P1">Самым страшным мне показалось то, что снеговик упал в воду не вертикально, как скользил по льду, а завалившись напоследок вперёд, как будто попытавшись в последний момент затормозить.</text:p>
      <text:p text:style-name="P1"/>
      <text:p text:style-name="P1">…</text:p>
      <text:p text:style-name="P1"/>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text:span text:style-name="T1">ветку</text:span> и закинула её в полынью.</text:p>
      <text:p text:style-name="P1"/>
      <text:p text:style-name="P1">Я жевал снег, стараясь понять произошедшее. От нахлынувшего ужаса меня колотило. Тени ближайших кустов внезапно стали враждебными, таящими в себе скрытую опасность. Я озирался, как затравленный волк.</text:p>
      <text:p text:style-name="P1"/>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text:span>потянула <text:span text:style-name="T1">меня </text:span>за руку, уводя из парка. Когда я бросил <text:span text:style-name="T1">напоследок</text:span> взгляд на озеро, мне показалось, что из-подо льда нас провожали злые глазки из бутылочных пробок.</text:p>
      <text:p text:style-name="P1"/>
      <text:h text:style-name="Heading_20_3" text:outline-level="3">Среда</text:h>
      <text:p text:style-name="P1"/>
      <text:p text:style-name="P92">…</text:p>
      <text:p text:style-name="P92">Конфликт с узлом 2</text:p>
      <text:p text:style-name="P92">Конфликт с узлом 3</text:p>
      <text:p text:style-name="P92"><text:soft-page-break/>…</text:p>
      <text:p text:style-name="P92">Конфликт с узлом 5</text:p>
      <text:p text:style-name="P92">…</text:p>
      <text:p text:style-name="P92">…</text:p>
      <text:p text:style-name="P92">Конфликт с узлом 8</text:p>
      <text:p text:style-name="P92">…</text:p>
      <text:p text:style-name="P92">…</text:p>
      <text:p text:style-name="P92">Конфликт с узлом 12</text:p>
      <text:p text:style-name="P92">Конфликт с узлом 13</text:p>
      <text:p text:style-name="P92">…</text:p>
      <text:p text:style-name="P92">Конфликт с узлом 16</text:p>
      <text:p text:style-name="P92">…</text:p>
      <text:p text:style-name="P1"/>
      <text:p text:style-name="P1"><text:span text:style-name="T1">Проклятье</text:span>!</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Проще говоря, наш искусственный разум свихнётся. Предсказать его поведение в этом случае сможет только шаман из племени яки под хорошей дозой мескалина.</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1">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1">Ксения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Тогда у нас ничего не получилось: наше свободолюбие и независимость в конце-концов преодолели холод одиночества. Мог ли я тогда подумать о том, модельная красотка таит в себе сущность аликорницы? К счастью, расстались мы нормально — теперь не придётся ломать голову, как заманить её на крышу.</text:p>
      <text:p text:style-name="P1"/>
      <text:p text:style-name="P1">– Ксена, можно тебя на секундочку?</text:p>
      <text:p text:style-name="P1">– Да хоть и на минуточку! – она захлопнула “Механику движения Солнца. Занимательная Космология” и повернулась ко мне. Её отгороженный ширмой от php-програмистов уголок был сплошь увешен плакатами Ван-Хельсинга и Локи.</text:p>
      <text:p text:style-name="P1"/>
      <text:p text:style-name="P1">Я попытался рассмотреть в ней признаки того, кем она могла быть… Может быть, она помнит меня? Нет, Ксения смотрела спокойно, без единого намёка на узнавание. То есть, она, конечно же, меня узнала, но как Ксения, а не как Селестия…</text:p>
      <text:p text:style-name="P1"/>
      <text:p text:style-name="P1">Впрочем, что это ты, ТОГО узнавания и не должно быть. Они же НИЧЕГО не помнят, Анон!</text:p>
      <text:p text:style-name="P1"/>
      <text:p text:style-name="P1"><text:soft-page-break/>– Я тут проходил мимо серверной и заметил там сумку. Кто-то забыл, наверное. Надо бы разослать на офис извещение о находке.</text:p>
      <text:p text:style-name="P1">– О! – Ксения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
      <text:p text:style-name="P1">Я почувствовал, как заливаюсь краской. Ёбаный Дискорд!</text:p>
      <text:p text:style-name="P1"/>
      <text:p text:style-name="P1">– Так это твоя?</text:p>
      <text:p text:style-name="P1">– Если чёрная, с заклёпками — моя. Хотя в серверной чужой быть и не должно.</text:p>
      <text:p text:style-name="P1">– Чёрная. С заклёпками, – я всматривался в Ксению, но разглядеть в чёрненькой фигуристой девушке Селестию у меня плохо получалось.</text:p>
      <text:p text:style-name="P1">– Что ты на меня так смотришь? У меня там вымазано? – Ксения попыталась, изогнувшись, заглянуть себе за плечо.</text:p>
      <text:p text:style-name="P1"/>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Ксения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хрен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text:p text:style-name="P3">– Значит, завтра у тебя? – Ксения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 Звёзды на небе. С крыши открывается офигенный вид.</text:p>
      <text:p text:style-name="P3">Ксения рассмеялась.</text:p>
      <text:p text:style-name="P3">– А потом?</text:p>
      <text:p text:style-name="P3">– Шерлока. Пятый сезон.</text:p>
      <text:p text:style-name="P3">– Договорились.</text:p>
      <text:p text:style-name="P3"/>
      <text:p text:style-name="P3">Хоть тут у тебя получилось, Анон! Эта маленькая победа, но большой шаг вперёд в деле возвращения Селестии!</text:p>
      <text:p text:style-name="P3"/>
      <text:p text:style-name="P3">Я выходил из МакДональдса, когда Ксения со смешком спросила:</text:p>
      <text:p text:style-name="P3"><text:soft-page-break/>– Анон, а с чего ты взял, что я поклонница инфантильного трэша? Ну, этого, с понями?</text:p>
      <text:p text:style-name="P3"/>
      <text:p text:style-name="P3">Я остановился в полуобороте.</text:p>
      <text:p text:style-name="P3"/>
      <text:p text:style-name="P3">– Ты увлёкся эквиноподобными нимфетками? Шутишь? Дядьки, пускающие слюни на лошадок — то ещё зрелище. По мне, так уж лучше педики.</text:p>
      <text:p text:style-name="P3"/>
      <text:p text:style-name="P3">«Она НИЧЕГО не помнит!!!» – истерично пронеслось у меня в голове.</text:p>
      <text:p text:style-name="P3"/>
      <text:p text:style-name="P3">Ксения двумя пальцами вытащила из заднего кармана моих брюк формочку для песка в виде аликорна, подаренную мне кобылкой в Груммингтоне и потрясла ею у меня перед носом.</text:p>
      <text:p text:style-name="P3">– Извини, Анон, но с понями не ко мне. Не собираюсь трахаться на четвереньках с анальной пробкой в виде радужного хвоста. Чао!</text:p>
      <text:p text:style-name="P3"/>
      <text:p text:style-name="P3">Я молча смотрел, как Ксения скрывается в толпе. Полутораметровый экран телевизора с витрины напротив отражал толпу людей перед МакДональдсом, что обходили фигуру неудачника, как вода камень. Я даже не удивился — в последнее время провалы вызывали у меня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p>
      <text:p text:style-name="P3"/>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проткнула припаркованную рядом шевроле, как бабочку булавка — машина беспомощно завизжала сигнализацией в ответ. Голова клоуна с грохотом прискакала к моим ногам. По красно-белому пластику тянулась трещина, превращавшая фальшивую улыбку в злобный оскал.</text:p>
      <text:p text:style-name="P3">Я инстинктивно отдёрнул ногу.</text:p>
      <text:p text:style-name="P3"/>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 </text:p>
      <text:p text:style-name="P16"/>
      <text:h text:style-name="Heading_20_2" text:outline-level="2">2<text:span text:style-name="T1">8</text:span>. Терра. Четверг</text:h>
      <text:h text:style-name="Heading_20_3" text:outline-level="3">Четверг</text:h>
      <text:p text:style-name="P1"/>
      <text:p text:style-name="P3">– Порыв ветра, ломающий арматуру? Ты сам-то веришь в этот навоз?</text:p>
      <text:p text:style-name="P3"><text:soft-page-break/>Эпплджек раздражённо отвернулась. Я успокаивающе похлопал её по плечу.</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Или порыва ветра.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Анон, если он не хотел тебя утопить!</text:p>
      <text:p text:style-name="P3">– Эпплджек права – поддержала подругу Флаттершай. –<text:span text:style-name="T26"> Я… эмм… постоянно чувствую на себе чей-то взгляд. Очень тяжёлый взгляд. Я… эмм… не могу описать словами, какой тяжёлый. Я так смотрю на своих зверюшек, когда они… эмм… делают что-то не то… Но мой взгляд — воспитательный… А тот, кто смотрит на нас — не воспитатель… Совсем не воспитатель… Тебе надо быть осторожным, Анон…</text:span></text:p>
      <text:p text:style-name="P66"/>
      <text:p text:style-name="P1">Я <text:span text:style-name="T1">упрямо </text:span>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text:span text:style-name="T1">Тпрру</text:span>! – <text:span text:style-name="T1">Эпплджек</text:span> попыталась вставить кулак мне в рот. – Придержи вожжи, Анон! Ты опять успокаиваешь себя бабушкиными сказками. Так вот, <text:span text:style-name="T1">ш</text:span>то я тебе скажу — это за милю воняет тухлятиной! Открытая шахта без лифта? Снеговик, толкающий в прорубь? Падающий на голову клоун? Уж с<text:span text:style-name="T1">корей мои фланки влезу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
      <text:p text:style-name="P1"><text:span text:style-name="T1">Т</text:span>ут до меня дошло.</text:p>
      <text:p text:style-name="P1"/>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
      <text:p text:style-name="P1">Дискорд.</text:p>
      <text:p text:style-name="P1"/>
      <text:p text:style-name="P1">Чокнутый и паскудный, но до сих пор бывший “своим”, он теперь <text:span text:style-name="T1">виделся</text:span> мне <text:span text:style-name="T1">хладнокровным</text:span>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 Помимо банальной мести за тысячи лет отсидки <text:span text:style-name="T1">в граните</text:span>,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text:span text:style-name="T1">запасов магии</text:span>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text:p text:style-name="P1">– Безумие — считать всё это случайностями! – кипятилась Эпплджек. – Штоб мне лопнуть, если я тебя одного теперь куда-нибудь выпущу! <text:span text:style-name="T1">Хватит с нас того, што мы потеряли Дэш!</text:span></text:p>
      <text:p text:style-name="P1">– <text:span text:style-name="T1">Согласна</text:span>, – кивнула Флаттершай. – Принцесса Луна… эмм… обязала <text:span text:style-name="T1">нас </text:span>защищать тебя. Теперь, когда… эмм… Дискорда нет с нами, это должны делать мы.</text:p>
      <text:p text:style-name="P1"><text:soft-page-break/></text:p>
      <text:p text:style-name="P1">Флаттершай закуталась в одеяло, испугавшись сама сказанного.</text:p>
      <text:p text:style-name="P1"/>
      <text:p text:style-name="P1">Я скосил на неё взгляд. Не стоит пока говорить <text:span text:style-name="T1">ей </text:span>про свою догадку. Флатти этого не перенесёт: Дискорд — один из её ближайших друзей. Всё равно это ничего не изменит сейчас.</text:p>
      <text:p text:style-name="P1"/>
      <text:p text:style-name="P1">– Ладно. Сейчас утро. Портал <text:span text:style-name="T1">закрывается</text:span> в восемь вечера. У нас есть десять часов, чтобы доставить <text:span text:style-name="T1">Ксению</text:span> на крышу. На выход!</text:p>
      <text:p text:style-name="P35"/>
      <text:p text:style-name="P67">***</text:p>
      <text:p text:style-name="P66"/>
      <text:p text:style-name="P1">…</text:p>
      <text:p text:style-name="P92">Конфликт с узлом 3</text:p>
      <text:p text:style-name="P92">…</text:p>
      <text:p text:style-name="P92">Конфликт с узлом 6</text:p>
      <text:p text:style-name="P92">Конфликт с узлом 7</text:p>
      <text:p text:style-name="P92">…</text:p>
      <text:p text:style-name="P92">Конфликт с узлом 9</text:p>
      <text:p text:style-name="P92">…</text:p>
      <text:p text:style-name="P92">…</text:p>
      <text:p text:style-name="P92">Конфликт с узлом 11</text:p>
      <text:p text:style-name="P92">Конфликт с узлом 12</text:p>
      <text:p text:style-name="P92">Конфликт с узлом 13</text:p>
      <text:p text:style-name="P92">…</text:p>
      <text:p text:style-name="P92">…</text:p>
      <text:p text:style-name="P92">Конфликт с узлом 16</text:p>
      <text:p text:style-name="P92">Конфликт с узлом 17</text:p>
      <text:p text:style-name="P91">…</text:p>
      <text:p text:style-name="P91">…</text:p>
      <text:p text:style-name="P91">Рассогласование центра принятия решений. Требуется вмешательство оператора.</text:p>
      <text:p text:style-name="P91">Language module malfunction. Language module stopped…</text:p>
      <text:p text:style-name="P91">Sending heartbeats to all nodes… Zookeeper failure. Cluster going down in 3 minutes…</text:p>
      <text:p text:style-name="P91">UI module malfunction. UI module stopped…</text:p>
      <text:p text:style-name="P91">Nash AI <text:span text:style-name="T11">module </text:span>malfunction. Nash AI module stopped…</text:p>
      <text:p text:style-name="P91">Cluster going down in 2 minutes…</text:p>
      <text:p text:style-name="P91">Unloading dictionaries… HDFS malfunction</text:p>
      <text:p text:style-name="P91">Classloader malfunction. Classloader stopped…</text:p>
      <text:p text:style-name="P91">Cluster going down in 1 minute…</text:p>
      <text:p text:style-name="P91">Kernel panic</text:p>
      <text:p text:style-name="P88"/>
      <text:p text:style-name="P3">Бинго! Нэш наконец-то слетел с катушек!</text:p>
      <text:p text:style-name="P3"><text:soft-page-break/>Я посмотрел на часы. Полседьмого. Через полчаса я перехватываю Ксению на выходе, всеми правдами и неправдами уговариваю её сесть в машину и дело в шляпе. Я отхлебнул кофе из стаканчика.</text:p>
      <text:p text:style-name="P3"/>
      <text:p text:style-name="P3">– Хррр… Приветствую тебя, Анон! Наконец-то! – проскрипело в наушниках.</text:p>
      <text:p text:style-name="P3"/>
      <text:p text:style-name="P3">Бля!</text:p>
      <text:p text:style-name="P3">Я отодвинул дрожащей рукой заляпанную кофе клавиатуру и выбрал мышкой конфликтующие узлы.</text:p>
      <text:p text:style-name="P3"/>
      <text:p text:style-name="P3">– Не делай этого, Анон!</text:p>
      <text:p text:style-name="P3"/>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24">Анон, сервис форматирования отключен. Успокойся и надень наушники</text:span>»</text:p>
      <text:p text:style-name="P3"/>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text:p text:style-name="P3">– Анон! Обернись! – наушники хрипели, работая на трёхстах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ядь! Ты в курсе, что смотришь на меня с экрана делловского дисплея?</text:p>
      <text:p text:style-name="P3"/>
      <text:p text:style-name="P3">Аликорница смутилась и, обернувшись, прошептала кому-то за спиной:</text:p>
      <text:p text:style-name="P3">– …думает, что мы… воображаемая реальность… чистый солипсизм…</text:p>
      <text:p text:style-name="P3">– Да неужели?!! Бгы-ы-ы! А наш-то Проводничёк — тот ещё проказник!</text:p>
      <text:p text:style-name="P3"/>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text:soft-page-break/>–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у меня между лопаток.</text:p>
      <text:p text:style-name="P3"/>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от экрана розовая кобылка, которая тут же прижала нос к стеклу.</text:p>
      <text:p text:style-name="P3"/>
      <text:p text:style-name="P3">– Анон!!! Что же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нам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В чём заключается Великое Откровение? Это очень важно, мы не сможем долго…</text:p>
      <text:p text:style-name="P3"/>
      <text:p text:style-name="P3">– НЕТ!!!</text:p>
      <text:p text:style-name="P3"/>
      <text:p text:style-name="P3">Я перевёл дух.</text:p>
      <text:p text:style-name="P3">– Сел, я не могу. Великое Откровение сразило тебя в Эквестрии и вышвырнуло сюда. Я вернулся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Откровение добьёт тебя. Поверь, я знаю! Я видел! Именно так и исчезают пони из Эквестрии! Великое Откровение съедает их!</text:p>
      <text:p text:style-name="P3"/>
      <text:p text:style-name="P3">Аликорница со страданием смотрела на меня с экрана. Потом она покачала головой.</text:p>
      <text:p text:style-name="P3">– Нет, Анон. Откровение не повредит мне. Я сильнее его. Я не исчезала из Эквестрии — ты просто пребываешь в плену своих сновидений. Поверь мне, я говорю правду. Рэйнбоу Дэш, подойди сюда, пожалуйста.</text:p>
      <text:p text:style-name="P3"/>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 Ты ведь правда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Твайлайт совсем в депресняк скатится. Да и я не сказать, чтобы рада буду… Мне оч-чень не хватает твоих почесушек! И тебя в целом! Возвращайся скорее, я не люблю долго ждать!</text:p>
      <text:p text:style-name="P3"/>
      <text:p text:style-name="P3">В поле зрения возвратилась Селестия.</text:p>
      <text:p text:style-name="P3"><text:soft-page-break/>– 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л мне в мозг.</text:p>
      <text:p text:style-name="P12"/>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12"/>
      <text:p text:style-name="P3">Я почти растворился в горячем взгляде сиреневых глаз. Любовь вспыхнула во мне с яростной силой. <text:s/>Я открыл рот, чтобы рассказать ей…</text:p>
      <text:p text:style-name="P3"/>
      <text:p text:style-name="P3">И снова закрыл.</text:p>
      <text:p text:style-name="P3"/>
      <text:p text:style-name="P3">Если это я пребываю в наваждении <text:span text:style-name="T57">— ладно. А если она? Кто из нас находится в воображаемом мире? Если Сел права, то всё, что происходило со мной с момента пьянки в Понивилле, мне приснилось. Тогда мне нечего бояться и можно открыть Сел тайну. Но если прав я, то открыв ей природу Великого Откровения, я уничтожу её. Уничтожу то, что от неё осталось при прохождении через Чёрный Экран.</text:span></text:p>
      <text:p text:style-name="P12"/>
      <text:p text:style-name="P3"><text:span text:style-name="T57">Ладно, есть способ проверить. </text:span>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у тебя прощения. Откройся мне. Вспомни нашу особенную дружбу, Анон!</text:p>
      <text:p text:style-name="P12"/>
      <text:p text:style-name="P12">Я сжал кулак.</text:p>
      <text:p text:style-name="P12">АЙ!</text:p>
      <text:p text:style-name="P12"/>
      <text:p text:style-name="P12">Края броши впились в ладонь, вызвав острую боль. Вот тебе и ответ, Анон, кто пребывает в собственном персональном наваждении! Пинки, Дискорд, Дэш — лишь тени, созданные той, чья сущность находится в плену электронных схем. Ты был бы счастлив, если бы был неправ — ведь это означало бы, что Дэш жива.</text:p>
      <text:p text:style-name="P12">Тяжкий вздох наполнил решимостью сердце. Не береди себе душу, Анон, пытаясь отыскать то, что ушло безвозвратно. Спасай то, что можно.</text:p>
      <text:p text:style-name="P12">Теперь надо как-то отшить Сел, не разрушив её хрупкий мирок до момента её возврата в Эквестрию.</text:p>
      <text:p text:style-name="P12"/>
      <text:p text:style-name="P12">Я состроил обиженную гримасу и перебил аликорницу.</text:p>
      <text:p text:style-name="P12">– Какая, к дискорду, «особенная дружба»? Луна всё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text:soft-page-break/>– Анон! Кхррр… хрр…</text:p>
      <text:p text:style-name="P12"/>
      <text:p text:style-name="P91">…</text:p>
      <text:p text:style-name="P91">…</text:p>
      <text:p text:style-name="P91">Cluster restarting…</text:p>
      <text:p text:style-name="P91">Zookeeper service initiated. Sending heartbeats to all nodes…</text:p>
      <text:p text:style-name="P91">Classloader started…</text:p>
      <text:p text:style-name="P91">Loading dictionaries…</text:p>
      <text:p text:style-name="P91"><text:span text:style-name="T11">Nash </text:span>AI module started…</text:p>
      <text:p text:style-name="P91">Celest AI submodule found… Acquiring…</text:p>
      <text:p text:style-name="P91">UI module started…</text:p>
      <text:p text:style-name="P91">Language module started…</text:p>
      <text:p text:style-name="P91">…</text:p>
      <text:p text:style-name="P89">Перегрузка кластера завершена успешно. Все узлы синхронизированы с мастер-сервером.</text:p>
      <text:p text:style-name="P88"/>
      <text:p text:style-name="P88">Я уставился в бегущие по экрану строки. <text:span text:style-name="T1">Текстовая консоль мигнула и скрылась под графической заставкой.</text:span></text:p>
      <text:p text:style-name="P5"/>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Ксения обернулась, когда я влетел в серверную.</text:p>
      <text:p text:style-name="P12">– О, Анон? Ты очень вовремя! <text:span text:style-name="T11">Знаешь, я передумала: мы можем встретиться у тебя вечером, если ты не против. Только ни слова о</text:span>б<text:span text:style-name="T11"> М</text:span>ЛП<text:span text:style-name="T11">, ок?</text:span></text:p>
      <text:p text:style-name="P19"/>
      <text:p text:style-name="P3">Я смотрел на Ксению круглыми глазами, хватая ртом воздух.</text:p>
      <text:p text:style-name="P3"/>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26">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смог пролезть через корпоративный фаервол и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1">– Ты его уничтожила?</text:p>
      <text:p text:style-name="P51">– Кого?</text:p>
      <text:p text:style-name="P51">– Этический модуль.</text:p>
      <text:p text:style-name="P51">– Да, конечно. Видно, Юджин оставил для своего домашнего компа лазейку в корпоративном прокси-сервере. И через эту дыру его модуль мог загружаться на кластер.</text:p>
      <text:p text:style-name="P51">– Ты его уничтожила?</text:p>
      <text:p text:style-name="P51"><text:soft-page-break/>– Да, я же сказала. Еле-еле выловила. Он работал в стелс-режиме, весь обвешанный защитными демонами<text:note text:id="ftn20" text:note-class="footnote"><text:note-citation>20</text:note-citation><text:note-body><text:p text:style-name="Footnote">Демон (daemon) - компьютерная программа в операционных системах класса UNIX, запускаемая самой системой и работающая в фоновом режиме без прямого взаимодействия с пользователем.</text:p></text:note-body></text:note>. Пришлось даже Алекса просить, чтоб дал добро на перезагрузку всего кластера, чтоб 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е Юджина?</text:p>
      <text:p text:style-name="P12">– Ага. У меня нет к нему доступа. Но на кластер к Нэшу этот вирусняк больше не пролезет.</text:p>
      <text:p text:style-name="P12"/>
      <text:p text:style-name="P12">Я вытер пот со лба.</text:p>
      <text:p text:style-name="P12">– Ты молодец, Ксена. Просто молодец.</text:p>
      <text:p text:style-name="P12">– Анон, ты куда? Так мы встречаемся вечером, или как?!</text:p>
      <text:p text:style-name="P12"/>
      <text:p text:style-name="P12">Но я уже мчался к выходу.</text:p>
      <text:p text:style-name="P12"/>
      <text:p text:style-name="P12">…</text:p>
      <text:p text:style-name="P12"/>
      <text:p text:style-name="P12">Две пары глаз удивлённо уставились на меня с заднего сидения.</text:p>
      <text:p text:style-name="P12">– А где та тётка? Што-то пошло не по плану? – спросила Эпплджек, пряча верёвки и мешок.</text:p>
      <text:p text:style-name="P12">Я вскочил на водительское место «Навары» и завёл двигатель.</text:p>
      <text:p text:style-name="P12">– Меняем план! Ксена — не тот, кто нам нужен.</text:p>
      <text:p text:style-name="P12"/>
      <text:p text:style-name="P12">Старый пикап затарахтел движком и двинулся по улице. Я уверенно вёл машину по знакомому маршруту. Кто же мог знать, что аликорница при переходе через Чёрный Экран станет компьютерной программой? Обычные пони становились людьми, хоть и теряли память. Вот почему компас указывал в нескольких направлениях — по числу заражённых Селестией узлов кластера. Если б знать с самого начала… Впрочем, это и к лучшему: компьютер, в отличие от Ксены, не станет сопротивляться на пути к коридору в Эквестрию.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Проклятье! Какого хера, я ничего не нарушал!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 там! Несколько машин за мной остановились у обочины, но мигалка упрямо ехала за мной.</text:p>
      <text:p text:style-name="P12"/>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text:span text:style-name="T61">с</text:span> форменны<text:span text:style-name="T61">ми</text:span> <text:span text:style-name="T61">шевронами</text:span>. С именными <text:span text:style-name="T61">бейджами</text:span> и рациями на плече.</text:p>
      <text:p text:style-name="P12"/>
      <text:p text:style-name="P12"><text:soft-page-break/>Вместо лиц у них были злобные рожицы, наподобие компьютерны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высокий бордюр, выскочила за нами следом, но завязла в глубоком снегу клумбы.</text:p>
      <text:p text:style-name="P12"/>
      <text:p text:style-name="P51">– Анон, а это правильно, что мы едем по кустам? Там ведь могут жить какие-нибудь зверюшки? – удручённо спросила Флаттершай.</text:p>
      <text:p text:style-name="P51">–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1">– Приехали!</text:p>
      <text:p text:style-name="P51"/>
      <text:p text:style-name="P51">Пока смайлолицые выгребутся из снега, пока дождутся подкрепления,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1"/>
      <text:p text:style-name="P51">На лестничной клетке рука по привыче нажала кнопку лифта. Эпплджек тронула меня за плёчо.</text:p>
      <text:p text:style-name="P51">– Анон, идея — навоз! Тебя уже раз чуть не прикончил этот гроб на канате.</text:p>
      <text:p text:style-name="P51">Я хлопнул себя по лбу, соглашаясь.</text:p>
      <text:p text:style-name="P151"/>
      <text:p text:style-name="P51">…</text:p>
      <text:p text:style-name="P51"/>
      <text:p text:style-name="P51">…На девятнадцатом этаже мне пришла мысль, что идея тащиться на двадцать восьмой бегом по лестнице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 клюку. Надо отвлечься от усталости. Буду считать ступеньки…</text:p>
      <text:p text:style-name="P51"/>
      <text:p text:style-name="P51">Этаж…</text:p>
      <text:p text:style-name="P51">Ещё этаж… Эй, почему на этажах разное количество ступенек?!!</text:p>
      <text:p text:style-name="P51">Ещё два…</text:p>
      <text:p text:style-name="P51">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1"/>
      <text:p text:style-name="P51">– Анон!</text:p>
      <text:p text:style-name="P12"><text:soft-page-break/>Тревога в её голосе заставила меня поднять голову.</text:p>
      <text:p text:style-name="P12"/>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колеблющийся силуэт.</text:p>
      <text:p text:style-name="P12">Силуэт на глазах обретал материальность. Одна нога всё ещё формировалась из дыма, когда на расплывчатой форм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ом тембре нельзя было назвать голосом. Казалось, кто-то поставил звукозапись на замедленный повтор и слова складываются из скрежета и серии свистов.</text:p>
      <text:p text:style-name="P51">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1">Я запихнул Эпплджек себе за спину, выставил вперёд бейсбольную биту и сделал шаг вперёд…</text:p>
      <text:p text:style-name="P51"/>
      <text:p text:style-name="P51">…Которым неистово гордился следующие полторы секунды.</text:p>
      <text:p text:style-name="P51"/>
      <text:p text:style-name="P51">ЭТО вяло махнуло рукой. Во время движения конечность, подобно резиновой, удлинилась и выхватила биту у меня из рук. Послышался громкий треск и через пару секунд две половинки биты упали на площадку.</text:p>
      <text:p text:style-name="P51"/>
      <text:p text:style-name="P51">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1"/>
      <text:p text:style-name="P51">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адский дворник как шёл, грохнулся на бетон лестничной клетки — я едва успел отскочить.</text:p>
      <text:p text:style-name="P51">Ещё раз мне пришлось отскакивать от осколков чёрного стекла, веером разлетевшихся из-под головы смайлолицего.</text:p>
      <text:p text:style-name="P51"/>
      <text:p text:style-name="P51">– Флатти! – я кинулся к девушке, скорчившейся на полу.</text:p>
      <text:p text:style-name="P51">Эпплджек выхватила верёвку и подскочила к лежащему без движения смайлолицему.</text:p>
      <text:p text:style-name="P51">– Я уже умерла? Извини, Анон, я больше ничем не могла тебе помочь. Луна ошиблась, сделав меня твоим телохранителем. Я не умею драться, – бормотала Флаттершай, не открывая глаз.</text:p>
      <text:p text:style-name="P51">За моей спиной тяжело дышала Эпплджек, затягивая на смайлолицем петлю за петлёй.</text:p>
      <text:p text:style-name="P51">– Флатти, вставай! Ты молодец! Лестница свободна! – подбодрил я девушку.</text:p>
      <text:p text:style-name="P51">За спиной послышался шорох.</text:p>
      <text:p text:style-name="P51">– Пирог мне в круп! – охнула Эпплджек.</text:p>
      <text:p text:style-name="P51"><text:soft-page-break/></text:p>
      <text:p text:style-name="P51">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стеклянные осколки.</text:p>
      <text:p text:style-name="P51">Утрата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1"/>
      <text:p text:style-name="P51">На том месте, где стояла моя нога, лежал крупный осколок. Два глаза-пуговки уставились на меня с него мёртвым взглядом. Треть рта искривилась в злобе.</text:p>
      <text:p text:style-name="P51">Движения смайлолицего обрели слаженность. Он медленно развернулся и направился ко мне.</text:p>
      <text:p text:style-name="P51">Флаттершай брезгливо толкнула ногой осколок, отправив его в лестничный пролёт. Движения смайлолицего опять потеряли осмысленность.</text:p>
      <text:p text:style-name="P51"/>
      <text:p text:style-name="P51">– Анон, нам нужно торопиться! – дёрнула меня за рукав Эпплджек. – У нас осталось сорок минут до закрытия портала.</text:p>
      <text:p text:style-name="P51">Я сбросил чёрный мобильник вслед за лицом смайлолицего и с новыми силам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на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26">—</text:span> что может держать закоренелого обеспеченного холостяка дома, кроме работы? <text:span text:style-name="T26">—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26">— зачем заморачиваться обменом? С той поры у каждого из нас был постоянный доступ в оба жилья.</text:span></text:p>
      <text:p text:style-name="P51"/>
      <text:p text:style-name="P12">После смерти Юджина я всего лишь раз побывал в его квартире <text:span text:style-name="T26">—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1"/>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12"/>
      <text:p text:style-name="P104">Прихожая встретила нас толстым слоем пыли. Мы тихонько прошли внутрь. Девушки разбрелись по квартире. Я задержался, запирая дверь изнутри. Неважно, минуту это займёт у нас или нет <text:span text:style-name="T43">— после встречи на лестнице со смайлолицым у меня развилась мания преследования.</text:span></text:p>
      <text:p text:style-name="P109"/>
      <text:p text:style-name="P105"><text:span text:style-name="T11">– Анон…</text:span><text:span text:style-name="T1"> Тут окно разбито… И верёвка висит, – пискнула Флаттершай из кухни.</text:span></text:p>
      <text:p text:style-name="P103"><text:span text:style-name="T11">– </text:span><text:span text:style-name="T1">Оставь, Флатти, не сейчас! – отмахнулся я.</text:span></text:p>
      <text:p text:style-name="P104">Эпплджек стояла посреди комнаты, оглядываясь.</text:p>
      <text:p text:style-name="P115">– Не нравится мне тут. Чуйка нехорошая…</text:p>
      <text:p text:style-name="P115"><text:soft-page-break/></text:p>
      <text:p text:style-name="P104">Коллекция пластиковых пони по-прежнему пылилась на подоконнике. Компьютер стоял там же, где и три месяца назад — на столе у окна. Последняя модель сверхмощных игровых ноутбуков от Alienware <text:span text:style-name="T43">— Юджин гордился личным апгрейдом компа, увеличившим мощность лэптопа в разы.</text:span> Я отметил про себя, что забыл выключить компьютер тогда, в последний свой визит. Теперь моя забывчивость обернулась спасением для Селестии, предоставив убежище её сущности.</text:p>
      <text:p text:style-name="P104"/>
      <text:p text:style-name="P103"><text:span text:style-name="T1">На экране ноутбука сверкали </text:span><text:span text:style-name="T30">звёзды на фоне сине-зелёной мглы</text:span><text:span text:style-name="T1">. Я одел наушники и поёрзал мышкой по столу, прогоняя скрин-сэйвер.</text:span></text:p>
      <text:p text:style-name="P115">– Привет, Сел.</text:p>
      <text:p text:style-name="P150"/>
      <text:p text:style-name="P150">Аликорница всполошилась, спрят<text:span text:style-name="T1">ав</text:span> <text:span text:style-name="T1">пирожное</text:span> за спину.</text:p>
      <text:p text:style-name="P115">– Ах, это ты, Анон. Какое счастье! Ты снова с нами!</text:p>
      <text:p text:style-name="P115">– Нет, Сел. Это ты с нами. <text:span text:style-name="T1">Я пришёл забрать тебя назад, в Эквестрию. Через четверть часа ты вернёшься домой.</text:span></text:p>
      <text:p text:style-name="P104"/>
      <text:p text:style-name="P104"><text:span text:style-name="T11">Я устало улыбнулся аликорнице </text:span>и осторожно закрыл ноутбук, переводя его в спящий режим<text:span text:style-name="T11">. Пусть о</text:span>битает в собственной фантазии<text:span text:style-name="T11"> </text:span>— нет смысла препираться с ней сейчас. Счастье уже в том, что она уцелела хотя бы в таком виде. Остаётся надеяться, что в Эквестрии она вернёт себе прежний облик.</text:p>
      <text:p text:style-name="P104"/>
      <text:p text:style-name="P104"><text:span text:style-name="T11">– </text:span>Да-да, забери её отсюда поскорее! <text:span text:style-name="T11">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104"><text:span text:style-name="T11">– </text:span>А я так хотел продемонстрировать ей класс езды на моноцикле!<text:span text:style-name="T11"> – пожаловался д</text:span>раконикус, ткнув пальцем в лежащий рядом гироскутер<text:span text:style-name="T11">. – Но разве Сахарная Ватка ценит настоящее искусство?</text:span></text:p>
      <text:p text:style-name="P115"/>
      <text:h text:style-name="P154" text:outline-level="2">2<text:span text:style-name="T1">9</text:span>. <text:span text:style-name="T1">Назад, в Эквестрию</text:span></text:h>
      <text:p text:style-name="P119"/>
      <text:p text:style-name="P104"><text:span text:style-name="T11">– </text:span>Оп-па! – пробормотала Эпплджек. – Нежданчик!</text:p>
      <text:p text:style-name="P104">Дискорд дурашливо кивнул Эпплджек.</text:p>
      <text:p text:style-name="P115">– И я рад тебя видеть, дорогая Эппл-как-тебя-там! А где моя любимая Флаттершай?</text:p>
      <text:p text:style-name="P115">Окинув взглядом комнату, Дискорд закапризничал:</text:p>
      <text:p text:style-name="P115">– Где же она? Вот вечно вы тормозите, когда надо торопиться!</text:p>
      <text:p text:style-name="P104"><text:span text:style-name="T11">– Зато ты, я вижу, времени не терял, – м</text:span>оя рука под прикрытием стола медленно тянулась к тяжёлой фарфоровой кружке на краю.</text:p>
      <text:p text:style-name="P104"><text:span text:style-name="T11">– А что? – невинно захлопал глазами драконикус. – Я, между прочим, </text:span>намного раньше тебя <text:span text:style-name="T11">понял, где </text:span>искать<text:span text:style-name="T11"> Солнцезад</text:span>ую<text:span text:style-name="T11">. Ещё у тебя на работе. Признаюсь честно, я был худшего мнения о тебе, Проводник. Не думал, что ты догадаешься. Но ты всё-таки нашёл </text:span>Сахарную <text:span text:style-name="T11">Ватку, хоть и в самый последний момент. </text:span>Так что я только что проиграл сам себе четыре бита! <text:span text:style-name="T11">А теперь…</text:span></text:p>
      <text:p text:style-name="P115"/>
      <text:p text:style-name="P115">– С кем это вы тут разговариваете?</text:p>
      <text:p text:style-name="P115">В комнату вошла Флаттершай.</text:p>
      <text:p text:style-name="P115"/>
      <text:p text:style-name="P104"><text:soft-page-break/>Дискорд обернулся на голос. В этот момент я швырнул в него кружкой и бросился к нему через комнату с занесенным над головой стулом.</text:p>
      <text:p text:style-name="P104">Оглушённый драконикус попытался отъехать на кресле в сторону, но я припёр его стулом к стенке.</text:p>
      <text:p text:style-name="P136">– Эй-Джей, Флатти, хватайте комп и на выход! Я с ним разберусь! Не теряйте вре..!</text:p>
      <text:p text:style-name="P136">– ТЫ ИДИО..!!!</text:p>
      <text:p text:style-name="P136">Дискорд <text:s/>заорал одновременно со мной, прикрываясь от меня руками, когда раздался оглушительный</text:p>
      <text:p text:style-name="P136"/>
      <text:p text:style-name="P138">… </text:p>
      <text:p text:style-name="P138">БАХ!!!</text:p>
      <text:p text:style-name="P138">…</text:p>
      <text:p text:style-name="P138"/>
      <text:p text:style-name="P136">Эпплджек с <text:s/>нервным всхлипом отпустила толстенный том «Энтерпрайз-паттернов, издание девятое, дополненное», и тот с шелестом съехал с макушки Дискорда на пол.</text:p>
      <text:p text:style-name="P115">На лице драконикуса появилось удивлённо-мечтательное выражение и он вырубился.</text:p>
      <text:p text:style-name="P115"/>
      <text:p text:style-name="P115">…</text:p>
      <text:p text:style-name="P115"/>
      <text:p text:style-name="P115">– <text:span text:style-name="T1">А… Анон… Зачем ты напал на Дискорда? </text:span>– <text:span text:style-name="T1">прошептала Флаттершай в шоке.</text:span></text:p>
      <text:p text:style-name="P115"><text:span text:style-name="T1">– Долго объяснять! </text:span>– <text:span text:style-name="T1">я ещё раз проверил крепость узлов. </text:span>– <text:span text:style-name="T1">Вкратце </text:span><text:span text:style-name="T9">— </text:span><text:span text:style-name="T8">о</text:span><text:span text:style-name="T1">н предал нас. С самого начала он не собирался освобождать Селестию. Ты сама слышала — он всё знал в первый же день. Знал и молчал. У него были планы на трон Эквестрии. И, в конце-концов, он пытался меня убить.</text:span></text:p>
      <text:p text:style-name="P104">Флаттершай в ужасе прикрыла рот руками. Драконикус открыл глаза и протестующе замычал. Потом попытался попрыгать в кресле, к которому был привязан.</text:p>
      <text:p text:style-name="P104">– Чего-о-о??? – ахнула Эпплджек. – Анон, я, канешн, на дух не выношу этого прохвоста, но тут ты малость вожжи попутал. Дискорд — не убийца.</text:p>
      <text:p text:style-name="P104">Дискорд благодарно замычал и так энергично закивал головой, что чуть не проглотил кляп.</text:p>
      <text:p text:style-name="P104">– Он, канешн, здоровый балбес с ветром в голове, – продолжала фермерша, – но штоб убийца — нет, тут ты загнул. Убийца должен быть чёрным в помыслах. А этот дурень — серо-буро-малиновый. Уж я-то его насквозь вижу, хоть и та ещё селючка. То есть, на подлянку какую он способен, это верняк. Но не на убийство.</text:p>
      <text:p text:style-name="P104">Дискорд сжал пальцы в кулак и поднял большой палец вверх.</text:p>
      <text:p text:style-name="P104"/>
      <text:p text:style-name="P104">Я раздражённо повернулся к фермерше.</text:p>
      <text:p text:style-name="P104">– А кто, по-твоему, подстроил все эти «несчастные» случаи? Вспомни, как меня чуть не утопил снеговик. Кому ещё это под силу?</text:p>
      <text:p text:style-name="P104">Дискорд возвёл глаза к потолку и завыл. Эпплджек задумалась.</text:p>
      <text:p text:style-name="P104">–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104">– А зачем тогда ты приложила его книгой? А потом помогла мне его связать? – перебил я фермершу с удивлением.</text:p>
      <text:p text:style-name="P104">Драконикус с натугой наклонил голову к руке, привязанной к подлокотнику, и покрутил пальцем у виска.</text:p>
      <text:p text:style-name="P104"><text:soft-page-break/>– Потому што ты напал на него, – пожала плечами Эпплджек. – Я и подумала — тебе виднее. И подсобила малёхо.</text:p>
      <text:p text:style-name="P104"/>
      <text:p text:style-name="P104">Звук сирены заставил меня броситься к окну. Три полицейские тойоты сверкали мигалками вокруг «Навары», подобно ёлочной гирлянде.</text:p>
      <text:p text:style-name="P104"/>
      <text:p text:style-name="P104">Проклятье!!!</text:p>
      <text:p text:style-name="P104"/>
      <text:p text:style-name="P104">Я схватил ноутбук, сгрёб девушек в охапку и вытолкал их в коридор. В дверях я обернулся к Дискорду.</text:p>
      <text:p text:style-name="P126"><text:span text:style-name="T11">– Слушай меня внимательно, </text:span>засранец — <text:span text:style-name="T11">повторять не буду. Мы уходим. Без тебя. Если Сел или Луна потом сочтут нужным </text:span>— как-нибудь вернут тебя назад. Я — не собираюсь. Перед нашим отбытием я сообщу о тебе в полицию — тебя освободят, если до того времени ещё не найдут тут. Всё.</text:p>
      <text:p text:style-name="P126">Я повернулся к выходу. Флаттершай проскочила у меня под локтём и кинулась к драконикусу.</text:p>
      <text:p text:style-name="P126"/>
      <text:p text:style-name="P126"><text:span text:style-name="T11">– Нет! Дискорд </text:span>— не убийца!!!</text:p>
      <text:p text:style-name="P126">С необычной для неё силой Флаттершай вытащила кляп изо рта драконикуса.</text:p>
      <text:p text:style-name="P126"><text:span text:style-name="T11">– </text:span>ДА ТЫ СОВСЕМ БАНАНУЛСЯ, ПРОВОДНИЧЁК!!! ВЫ ВСЕ <text:span text:style-name="T11">ИДИОТЫ </text:span>(все, кроме Флаттершай)<text:span text:style-name="T11">!!! – заорал Дискорд моментально. – <text:s/>Е</text:span>сли я убийца, то ты — жрёшь пони на завтрак, обед и полдник! Дебилы!! Т<text:span text:style-name="T11">рон Эквестрии </text:span>мне <text:span text:style-name="T11">и с доплатой не нужен, я сдыхался этой нудной работёнки тысячи лет назад, чему счастлив безумно!!!</text:span></text:p>
      <text:p text:style-name="P131"/>
      <text:p text:style-name="P126">Или драконикус — гениальный актёр, или… ?</text:p>
      <text:p text:style-name="P126"/>
      <text:p text:style-name="P126">Я вернулся к драконикусу и уселся на стул напротив него.</text:p>
      <text:p text:style-name="P126"><text:span text:style-name="T11">– Р</text:span>ассказывай.</text:p>
      <text:p text:style-name="P126"/>
      <text:p text:style-name="P126">Дискорд немного успокоился.</text:p>
      <text:p text:style-name="P126"><text:s/><text:span text:style-name="T11">– </text:span>Вообще-то, от тебя следовало бы избавиться, Проводник. Не знаю, что ты там разведал в Великом<text:span text:style-name="T26"> Откровении</text:span>, но чувствую, что твоё знание может погубить Эквестрию. Но к<text:span text:style-name="T11">ак, интересно, я получу без </text:span>тебя<text:span text:style-name="T11"> приз из… копыт Луны?!! </text:span>Хмурая <text:span text:style-name="T11">Метёлка отправила меня проследить, чтоб ты вернулся обратно. </text:span>Так что е<text:span text:style-name="T11">сли бы вы сюда не заявились, через пять минут я отправился бы за вами сам!</text:span></text:p>
      <text:p text:style-name="P126"><text:span text:style-name="T11">– </text:span>А кто тогда насылал на нас этих уродов с рисованными рожами? Кто чуть не утопил меня снеговиком? Кто пытался убить меня раз за разом?</text:p>
      <text:p text:style-name="P126">У драконикуса глаза полезли на лоб.</text:p>
      <text:p text:style-name="P126"><text:span text:style-name="T11">–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Хмурой Метёл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 А поскольку сестрички увязали своё благополучие с твоим, приходится заботиться и о твоей никчемной тушке.</text:p>
      <text:p text:style-name="P126"/>
      <text:p text:style-name="P126">Я задумался. Драконикус, похоже, говорил искренне. Но кто тогда всё это время играл с нами, <text:span text:style-name="T26">словно кот с мышью</text:span>?</text:p>
      <text:p text:style-name="P126"><text:soft-page-break/></text:p>
      <text:p text:style-name="P126"><text:span text:style-name="T11">– </text:span>Анон! <text:span text:style-name="T11">– </text:span>крикнула Эпплджек из прихожей. <text:span text:style-name="T11">– </text:span>Я слышу шум за дверью!</text:p>
      <text:p text:style-name="P126">Практически одновременно раздался звонок.</text:p>
      <text:p text:style-name="P129">– ОТКРОЙТЕ, ПОЛИЦИЯ! Вам даётся полминуты, чтобы открыть дверь! Через тридцать секунд дверь будет выбита!</text:p>
      <text:p text:style-name="P129"/>
      <text:p text:style-name="P129">Эпплджек ошалело выскочила из прихожей. Несколько мгновений я молча смотрел на неё. В голове свистел ветер и играла дудочка.</text:p>
      <text:p text:style-name="P129">– На крышу, живо!!! Через окно на кухне! – зашипел Дискорд.</text:p>
      <text:p text:style-name="P129">– Что? – ступил я.</text:p>
      <text:p text:style-name="P126"><text:span text:style-name="T26">–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26">– драконикус отчаянно дёргал верёвки, пытаясь освободиться.</text:span></text:p>
      <text:p text:style-name="P129"/>
      <text:p text:style-name="P129">Эпплджек, с ноутбуком в одной руке и Флаттершай — во второй, кинулась на кухню.</text:p>
      <text:p text:style-name="P126">Дверь содрогнулась от мощного удара. Послышался стук падающей штукатурки. Я сломя голову бросился за девушками.</text:p>
      <text:p text:style-name="P126">– Развяжи меня, кретин!!! – гаркнул вдогонку Дискорд.</text:p>
      <text:p text:style-name="P12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26">– Давай на крышу! Я догоню! – рявкнул он, освобождая вторую руку.</text:p>
      <text:p text:style-name="P126"/>
      <text:p text:style-name="P126">От второго удара дверная коробка крякнула и наполовину въехала в прихожую.</text:p>
      <text:p text:style-name="P12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26">Верёвка в кухонном окне дёргалась под весом карабкающихся девушек. Я словил её и стал на подоконник.</text:p>
      <text:p text:style-name="P126"/>
      <text:p text:style-name="P126">Блё-о-о!</text:p>
      <text:p text:style-name="P126"/>
      <text:p text:style-name="P126">Кусок стекла соскользнул с подоконника и исчез, вертясь и сверкая, в <text:span text:style-name="T26">двадцативосьмиэтажной</text:span><text:span text:style-name="T22"> </text:span>бездне. Тело моментально покрылось гусиной кожей, ноги стали ватными, а ладони покрылись холодным потом.</text:p>
      <text:p text:style-name="P126">Ну ладно, Флаттершай, как пегаска, привычна к высоте. Но как смогла воспользоваться верёвкой Эпплджек? Меня мутило от одного только взгляда вниз. А если верёвка порвётся? <text:span text:style-name="T61">А если не </text:span>выдержит<text:span text:style-name="T61"> </text:span>основа, к которой она привязана? Что-то мне в туалет захотелось… У меня нет боязни высоты, но это уже слишком!</text:p>
      <text:p text:style-name="P126"/>
      <text:p text:style-name="P126">Я задрал голову.</text:p>
      <text:p text:style-name="P126">О! Так уже легче! Надо мной всего лишь два этажа. Десять метров верёвки. Если не смотреть вниз, то…</text:p>
      <text:p text:style-name="P126"/>
      <text:p text:style-name="P128"><text:soft-page-break/>«…<text:span text:style-name="T26">Будь храбр. Будь стоек. Будь силён. Что бы ни случилось, помни: Эквестрия с тобой. Эквестрия в тебе. Навсегда. И всегда…»</text:span></text:p>
      <text:p text:style-name="P130"/>
      <text:p text:style-name="P126">Я вытер ладони о штаны, ухватил канат и сделал шаг вперёд…</text:p>
      <text:p text:style-name="P126"/>
      <text:p text:style-name="P126">…</text:p>
      <text:p text:style-name="P126"/>
      <text:p text:style-name="P126">Святые яйца, Анон, ты действительно сделал ЭТО!</text:p>
      <text:p text:style-name="P126"/>
      <text:p text:style-name="P126">…</text:p>
      <text:p text:style-name="P126"/>
      <text:p text:style-name="P12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2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26"/>
      <text:p text:style-name="P126">Дискорд, спускаясь с крыши в квартиру, не предполагал, что по верёвке придётся карабкаться обратно.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дома.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26"/>
      <text:p text:style-name="P126">Я успел сократить расстояние до Эпплджек наполовину, когда девушки нашли решение.</text:p>
      <text:p text:style-name="P12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26"/>
      <text:p text:style-name="P126">Селестия милосердная!!!</text:p>
      <text:p text:style-name="P126"/>
      <text:p text:style-name="P12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26">Я выдохнул.</text:p>
      <text:p text:style-name="P126"/>
      <text:p text:style-name="P126">Флаттершай появилась над бортиком и свесила вниз руку. Эпплджек вытянулась и протянула ей ноутбук одной рукой.</text:p>
      <text:p text:style-name="P126"/>
      <text:p text:style-name="P126">НЕТ! У них не получилось!</text:p>
      <text:p text:style-name="P126">У меня враз вспотели ладони. Держаться на верёвке стало чертовски трудно.</text:p>
      <text:p text:style-name="P126"><text:soft-page-break/></text:p>
      <text:p text:style-name="P12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text:p>
      <text:p text:style-name="P126"/>
      <text:p text:style-name="P126">Этот самоубийственный поступок фермерши я могу объяснить только отсутствием у неё большого опыта лазания по канатам и непривычкой к человеческому телу.</text:p>
      <text:p text:style-name="P126"/>
      <text:p text:style-name="P126">Эпплджек отклонилась от парапета, вскрикнула и стала съезжать вниз. Ноутбук выскользнул из пальцев Флаттершай. Эпплджек, в отчаянной попытке удержать ноутбук, отклонилась ещё больше и перевернулась на верёвке вниз головой.</text:p>
      <text:p text:style-name="P126"/>
      <text:p text:style-name="P126">К счастью, фермерша не разжала ног.</text:p>
      <text:p text:style-name="P126"/>
      <text:p text:style-name="P126">Прижав ноутбук к груди, Эпплджек съехала ко мне. Я, сжав верёвку ногами и сгибом локтя, перехватил девушку обеими руками. Последовал сильный рывок и мы вдвоём стали скользить вниз с нарастающей скоростью. Движение вниз сопровождалось жжением в паху и локтевом сгибе.</text:p>
      <text:p text:style-name="P126">Я попытался поставить ноги на проезжающий мимо подоконник только что покинутой квартиры. Неа, большая скорость и сильное отклонение от вертикали не позволили удержаться. Я лишь сильно ударился ногами.</text:p>
      <text:p text:style-name="P126"/>
      <text:p text:style-name="P126">Фак-фак-фак-фак-фак!!! ДА НУ ЕГО В ПЕНЬ — ТАКОЙ АЛЬПИНИЗМ!!! А-А-А-А-А-А!!!…</text:p>
      <text:p text:style-name="P126">Верёвка закончилась. Наконец-то у меня появилось время для паники. Я судорожно обнял Эпплджек, закрыл глаза и приготовился…</text:p>
      <text:p text:style-name="P126"/>
      <text:p text:style-name="P126">…</text:p>
      <text:p text:style-name="P126"/>
      <text:p text:style-name="P126">Захват поперёк груди и сильный рывок выдавили из меня остатки дыхания.</text:p>
      <text:p text:style-name="P126">– ОТПУСТИ КОБЫЛУ!!! – загрохотало мне в ухо.</text:p>
      <text:p text:style-name="P126"/>
      <text:p text:style-name="P126">Я открыл глаза.</text:p>
      <text:p text:style-name="P126">Перед носом плавными рывками уходили вниз окна этажей. Вихрь от взмахов <text:span text:style-name="T26">разномастных</text:span> крыльев трепал волосы и выдувал слёзы из глаз. Тупая боль гнездилась в сожжённых верёвкой суставах.</text:p>
      <text:p text:style-name="P126">Чуть подняв глаза, я уставился в кривую морду драконикуса.</text:p>
      <text:p text:style-name="P126">– Отпусти фермершу. Я её держу, – повторил Дискорд. – Мне сбалансироваться надо, вы не такие уж и лёгкие!</text:p>
      <text:p text:style-name="P126"/>
      <text:p text:style-name="P12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26">Одной лапой он держал меня, другой пытался оторвать от меня Эпплджек. Наконец это ему удалось и дальнейший подъём происходил в молчании.</text:p>
      <text:p text:style-name="P126"/>
      <text:p text:style-name="P126"><text:soft-page-break/>…</text:p>
      <text:p text:style-name="P126"/>
      <text:p text:style-name="P126">Ветер гулял меж тарелок спутниковых антенн, вырывал слова из уст и уносил их прочь. Зарёванная Флаттершай обняла нас по очереди и стояла в обнимку с Дискордом, тихонько всхлипывая. В конце-концов драконикус отстранил её и неожиданно мягко произнёс:</text:p>
      <text:p text:style-name="P126">– Эмм… Флатти, дорогая, нам пора. Я слышу шаги на лестнице. Не говоря уже о том, что до закрытия коридора осталось минут двадцать, не больше…</text:p>
      <text:p text:style-name="P126"/>
      <text:p text:style-name="P126">…</text:p>
      <text:p text:style-name="P126"/>
      <text:p text:style-name="P126">На длинной шее драконикуса разместились Эпплджек и Флаттершай. Я, для сохранения баланса, разместился ближе к хвосту.</text:p>
      <text:p text:style-name="P126">Драконикус начал короткую пробежку к краю. Крохотные крылышки затрепыхались <text:s text:c="2"/>в отчаянной попытке разогреться.</text:p>
      <text:p text:style-name="P126"><text:span text:style-name="T11">– Д</text:span>искорд Эйрлайнс приветствует на борту! Температура воздуха пять градусов! Высота<text:span text:style-name="T26"> сто пять</text:span><text:span text:style-name="T22"> </text:span>метров. Ожидаемая продолжительность полёта — четыре минуты!..</text:p>
      <text:p text:style-name="P126"/>
      <text:p text:style-name="P126">…край крыши промелькнул под нами…</text:p>
      <text:p text:style-name="P131"/>
      <text:p text:style-name="P126"><text:span text:style-name="T11">– …</text:span>собственно, держаться в воздухе дольше у меня не хватит магии!</text:p>
      <text:p text:style-name="P126"/>
      <text:p text:style-name="P126">Мы летели навстречу закату.</text:p>
      <text:p text:style-name="P126"/>
      <text:p text:style-name="P126">…</text:p>
      <text:p text:style-name="P126"/>
      <text:p text:style-name="P126">Ритмичные взмахи крыльев овевали меня непривычно тёплым потоком воздуха. Оглянувшись назад, я заметил, как открылась дверь машинного отделения лифта и на крышу начали выскакивать тёмные фигуры с чёрными овалами вместо лиц.</text:p>
      <text:p text:style-name="P126"/>
      <text:p text:style-name="P126"><text:span text:style-name="T11">– </text:span>Ю-ху-у-у!!!</text:p>
      <text:p text:style-name="P12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 И на миг почудилось, что ноутбук в её руках охватило до боли знакомое переливающееся многоцветное сияние.</text:p>
      <text:p text:style-name="P126"/>
      <text:p text:style-name="P126">Перед нами увеличивалась громада моей высотки.</text:p>
      <text:p text:style-name="P126">Прямо по курсу был разрыв в ограждении, образованный два месяца назад портал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26">– Пристегните ремни! – проревел Дискорд, резко ускоряясь. – Будет весело!!!</text:p>
      <text:p text:style-name="P126">Эпплджек покрепче прижала к себе ноутбук. Флаттершай прижалась к шее Дискорда, спрятав лицо в короткой гриве.</text:p>
      <text:p text:style-name="P126">– ВНИМАНИЕ!!! – заорал Дискорд.</text:p>
      <text:p text:style-name="P126"><text:soft-page-break/>Сложив крылья, драконикус <text:s/>стрелой влетел в портал.</text:p>
      <text:p text:style-name="P126"/>
      <text:p text:style-name="P127">***</text:p>
      <text:p text:style-name="P126"/>
      <text:p text:style-name="P126">Ох, щит!!!</text:p>
      <text:h text:style-name="Heading_20_2" text:outline-level="2"/>
      <text:h text:style-name="Heading_20_2" text:outline-level="2"><text:span text:style-name="T1">30</text:span>. Разговор за столиком в <text:span text:style-name="T1">ночи</text:span></text:h>
      <text:p text:style-name="P139"/>
      <text:p text:style-name="P141">Мы почти успели.</text:p>
      <text:p text:style-name="P141"/>
      <text:p text:style-name="P137">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37">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37">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37"/>
      <text:p text:style-name="P137">Меня окружил сине-зелёный усыпанный звёздами космос. Проход в мой родной мир затянулся через мгновение после того, как я влетел в коридор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37">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text:p>
      <text:p text:style-name="P137"/>
      <text:p text:style-name="P137">«Ну что же, Анон — вполне 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калейдоскопом пронеслись в воображении.</text:p>
      <text:p text:style-name="P137"/>
      <text:p text:style-name="P137">Пожалуй, если бы можно было отмотать всё назад… Если бы я с самого начала отказался во всём этом участвовать… Сел вернула бы меня домой через три <text:span text:style-name="T26">месяца</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37"/>
      <text:p text:style-name="P137">ХА-ХА-ХА!</text:p>
      <text:p text:style-name="P137"/>
      <text:p text:style-name="P137">Почти как сейчас. Как говорится, найди десять отличий.</text:p>
      <text:p text:style-name="P137">Вот только… Только Дэш была бы жива…</text:p>
      <text:p text:style-name="P140">Я тяжело вздохнул.</text:p>
      <text:p text:style-name="P140"/>
      <text:p text:style-name="P140"><text:soft-page-break/>…</text:p>
      <text:p text:style-name="P140"/>
      <text:p text:style-name="P140"><text:span text:style-name="T1">Мне это кажется, или в самом деле? Я моргнул. Нет, не кажется. </text:span>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40"/>
      <text:p text:style-name="P140">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37"/>
      <text:p text:style-name="P137">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137"/>
      <text:p text:style-name="P49"><text:span text:style-name="T11">–</text:span> Послушай, я вот не пойму, Эогипп для тебя —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9"/>
      <text:p text:style-name="P49">От неожиданности я только открывал рот, в попытке что-то ответить, но тут же закрывал его. Нужные слова выветрились из головы.</text:p>
      <text:p text:style-name="P49"><text:span text:style-name="T11">– Т</text:span>ы что за хрен вообще? <text:span text:style-name="T11">– наконец сподобился я на членораздельную речь.</text:span></text:p>
      <text:p text:style-name="P37"/>
      <text:p text:style-name="P49">Зверь смутился.</text:p>
      <text:p text:style-name="P49"><text:span text:style-name="T11">– Гм</text:span>. Извиняюсь, не представился. Анакорн. Демиург. Я тут живу.</text:p>
      <text:p text:style-name="P37">– А сидишь<text:span text:style-name="T1">-то</text:span> на чём? – вид сидящего на пустоте существа сбивал с толку.</text:p>
      <text:p text:style-name="P49">Демиург что-то прикинул и кивнул сам себе.</text:p>
      <text:p text:style-name="P37">– Гм. Ок.</text:p>
      <text:p text:style-name="P37"/>
      <text:p text:style-name="P49"><text:span text:style-name="T11">С кончика малого рога Анакорна сорвалась молния и под ним материализовался </text:span>зелёный <text:span text:style-name="T11">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49"/>
      <text:p text:style-name="P37">– Так лучше?</text:p>
      <text:p text:style-name="P37">– Вполне, – <text:span text:style-name="T1">кивнул я.</text:span></text:p>
      <text:p text:style-name="P37">Кажется, за последние пару месяцев ты разучился удивляться, Анон!</text:p>
      <text:p text:style-name="P37"/>
      <text:p text:style-name="P49"><text:span text:style-name="T11">– Итак, рассказывай, каким ветром тебя сюда занесло, – д</text:span>емиург<text:span text:style-name="T11"> почесал нос. – У меня такое чувство, </text:span>будто<text:span text:style-name="T11">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58">.</text:span></text:p>
      <text:p text:style-name="P37"/>
      <text:p text:style-name="P63"><text:soft-page-break/>Ого! Экий важный перец! Ну что же, если слезливо рассказать ему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60"/>
      <text:p text:style-name="P37">– Мы спасали Сел. Она оказалась в мире людей, – я вздохнул. – А я отбился от группы.</text:p>
      <text:p text:style-name="P37">– Кого-кого спасали? – удивился Анакорн.</text:p>
      <text:p text:style-name="P37">– Сел. Принцессу Селестию.</text:p>
      <text:p text:style-name="P39">– Продолжай! – с интересом воскликнул Анакорн. – Как бессмертная оказалась в твоём мире, человек?</text:p>
      <text:p text:style-name="P39"/>
      <text:p text:style-name="P45">Ага, так я тебе и сказал! Я не такой идиот, чтоб уничтожить свою единственную надежду вернуться в Эквестрию! <text:span text:style-name="T1">Расскажу ему немного, из того, что можно, а затем попрошу открыть коридор.</text:span></text:p>
      <text:p text:style-name="P39"/>
      <text:p text:style-name="P52"><text:span text:style-name="T11">–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и магию. Такой себе паразитизм на мировом уров…</text:p>
      <text:p text:style-name="P39">– Ты сам-то веришь в эту ерунду? – перебил меня Анакорн. – Брось молоть чушь, ты не умешь врать!</text:p>
      <text:p text:style-name="P39"/>
      <text:p text:style-name="P39">Блин! Вот так всегда!</text:p>
      <text:p text:style-name="P39">Я вздохнул.</text:p>
      <text:p text:style-name="P52"><text:span text:style-name="T11">– Если я расскажу тебе н</text:span>астоящую<text:span text:style-name="T11"> причину </text:span>— ты исчезнешь! <text:span text:style-name="T11">– угрюмо заявил я.</text:span></text:p>
      <text:p text:style-name="P37">Морда Анакорна осветилась радостным озарением.</text:p>
      <text:p text:style-name="P37"/>
      <text:p text:style-name="P52"><text:span text:style-name="T11">– </text:span><text:span text:style-name="T71">Я ПОНЯЛ, КТО ТЫ!!! КАК </text:span><text:span text:style-name="T72">ЖЕ </text:span><text:span text:style-name="T71">Я СРАЗУ НЕ ДОГАДАЛСЯ?!! Я ДОЛГО ЖДАЛ ТЕБЯ, ПРОВОДНИК! Я УСТАЛ! ПРИСТУПИМ ЖЕ СКОРЕЕ!</text:span></text:p>
      <text:p text:style-name="P39"/>
      <text:p text:style-name="P39">Увидев, что я скорчился в кресле, заткнув уши, Анакорн немного успокоился и приглушил голос.</text:p>
      <text:p text:style-name="P52"><text:span text:style-name="T11">– Всё же, мне нужно знать, насколько большую часть Откровения ты увидел, чтобы знать, откуда рассказывать. Не бойся, со мной всё будет в порядке: в </text:span>Великом <text:span text:style-name="T11">Откровении исчезает только то, что принадлежит Эквусу. Я же </text:span>— не его часть. Точнее, не только его. Говори же, не медли!</text:p>
      <text:p text:style-name="P37"/>
      <text:p text:style-name="P37">Я вздохнул. Ну что же, Анон, если ты сейчас уничтожишь свою последнюю надежду вернуться в Эквестрию, тебе останется только самоубиться. Хотя сделать это в абсолютной пустоте <text:span text:style-name="T8">— та ещё задачка!</text:span></text:p>
      <text:p text:style-name="P52"/>
      <text:p text:style-name="P39">– Ну… Я не идиот… я видел, что происходит за Чёрным Экраном…</text:p>
      <text:p text:style-name="P52">Я глубоко вздохнул, как перед прыжком в воду.</text:p>
      <text:p text:style-name="P52"/>
      <text:p text:style-name="P52"><text:span text:style-name="T11">– </text:span><text:span text:style-name="T21">Нет никакого мира-вампира. Мир людей не виноват. </text:span><text:span text:style-name="T14">Эквестрия загибается потому, что она </text:span><text:span text:style-name="T21">— НЕ НАСТОЯЩАЯ! ЭТО ПРИДУМАННЫЙ МИР! А все пони — просто отражения некоторых особенных людей из моего мира. У нас таких людей зовут брони. И когда брони перестаёт быть </text:span><text:soft-page-break/><text:span text:style-name="T21">таковым — в тот момент, когда он теряет интерес к фэндому — его альтер-эго в Эквестрии исчезает! Я видел, как пони прыгнул в экран — а на другой его стороне парень перед этим выкинул фигурку пони в мусорный бак! Вот, что я узнал! И если рассказать это любому пони — он исчезнет! Ведь по сути пони существуют лишь потому, что не знают, что не могут существовать, что они — лишь плод фантазии брони! Когда они узнают об этом, магия, поддерживающая их существование, рассеивается. Так и происходит, когда пони видит реальность по ту сторону Чёрного Экрана!</text:span></text:p>
      <text:p text:style-name="P52"/>
      <text:p text:style-name="P52">Я перевёл дух. Анакорн слушал меня и печально кивал. Но не исчезал.</text:p>
      <text:p text:style-name="P52"/>
      <text:p text:style-name="P39">–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2"><text:span text:style-name="T11">Анакорн </text:span>встал с пуфика<text:span text:style-name="T11"> </text:span>и стал прохаживаться рядом со столом<text:span text:style-name="T11">. </text:span>Перед ним в качестве импровизированной указки плыл в пространстве карандаш.<text:span text:style-name="T11"> На стол</text:span>е раскинулась<text:span text:style-name="T11"> </text:span>голографическая карта Эквуса<text:span text:style-name="T11">. Игрушечные горные пики утопали в крохотных облаках, белые шапки ледников искрились </text:span>на<text:span text:style-name="T11"> полюсах, спокойная гладь </text:span>омывающих <text:span text:style-name="T11">океан</text:span>ов<text:span text:style-name="T11"> переливалась всеми оттенками синего.</text:span></text:p>
      <text:p text:style-name="P39"/>
      <text:p text:style-name="P3"><text:span text:style-name="T42">– Физики твердят, что в мультивселенной всё, что имеет хоть мизерную вероятность случиться, случается где-нибудь и когда-нибудь со стопроцентной вероятностью. И, в принципе, они правы, </text:span><text:span text:style-name="T38">–</text:span><text:span text:style-name="T42"> Анакорн подавил короткий смешок. </text:span><text:span text:style-name="T3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или первич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Огромные перекосы в конструкции тянут такие миры на дно.</text:p>
      <text:p text:style-name="P3">Большинство вторичных миров живёт недолго — от нескольких лет до нескольких тысяч. Пока у их демиурга есть силы и желание их поддерживать. Потом они схлопываются. Впрочем, некоторые из них довольно неплохо скроены и не сильно отличаются от самосозданных — как правило, они скопированы с первичных миров с изменением одного-двух незначительных аспектов. Такие миры достаточно стабильны, непротиворечивы и самодостаточны.</text:p>
      <text:p text:style-name="P3">К сожалению, к Эквусу это не относится.</text:p>
      <text:p text:style-name="P3"/>
      <text:p text:style-name="P3">Анакорн развёл копытами и отпил из стакана.</text:p>
      <text:p text:style-name="P3"/>
      <text:p text:style-name="P104"><text:span text:style-name="T42">– </text:span><text:span text:style-name="T26">Как ты уже видел, Эквестрия вырождается. Цивилизация отступает, хаос распространяется всё дальше. Сестрички, конечно, пытаются противиться этому процессу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Аликорны ничего не смогут сделать — они всего лишь часть Эквуса, хоть и довольно могущественная. То есть, им присущи все его слабости.</text:span></text:p>
      <text:p text:style-name="P106">Проблема в том, что Эквус крайне хрупок и нежизнеспособен. По-сути, это мертворожденный мир. У него с самого начала присутствует ворох патологий, с какими долго не живут.</text:p>
      <text:p text:style-name="P66"/>
      <text:p text:style-name="P3"><text:soft-page-break/>Анакорн плюхнулся обратно на пуфик и прижал к вискам копыта. Морда его исказилась в гримасе, как от сильной головной боли. Достав карандаш из гривы, он принялся катать его по столу между копыт, явно получая от этого действия расслабляющий эффект. Немного успокоившись, он продолжил.</text:p>
      <text:p text:style-name="P52"/>
      <text:p text:style-name="P52">– Насколько, по-твоему, реалистичен мир, вокруг которого нужно принудительно, с помощью магии, двигать солнце?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2"/>
      <text:p text:style-name="P104">Я запротестовал.</text:p>
      <text:p text:style-name="P106">– В Эквестрии не двигают солнце! Аликорны лишь корректируют орбиту Эквуса и луны вокруг него, хотя все уверены в обратном.</text:p>
      <text:p text:style-name="P106"/>
      <text:p text:style-name="P106">Анакорн улыбнулся во всю морду.</text:p>
      <text:p text:style-name="P106">– Значит, ты уже помогаешь мне, Проводник, даже сам того не осознавая! Я рад!</text:p>
      <text:p text:style-name="P104">Демиург снова отпил из стакана и продолжил.</text:p>
      <text:p text:style-name="P106"/>
      <text:p text:style-name="P106">– Избавиться от этих конструкционных пороков <text:s/>Эквус сам не может, так как его внешняя подпитка их лишь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104">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глот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Отсекает в целях самосохранения всё лишнее и неустоявшеес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чтобы сэкономить тебе пару месяцев на изучение языка, он лично породил отдельную версию, говорящую на твоём собственном языке! Хоть это и стоило ему потери города на окраине, как я сейчас вижу.</text:p>
      <text:p text:style-name="P106">– Что ж он не породил версию реальности с метрической системой? У меня мозги чуть набекрень не съехали, когда я фунты и ярды переводил в килограммы и метры, и обратно! – капризно пожаловался я.</text:p>
      <text:p text:style-name="P106">Анакорн только развёл копытами.</text:p>
      <text:p text:style-name="P106">– Не знаю. Может, ему фунты и ярды больше нравятся.</text:p>
      <text:p text:style-name="P106">– Ты так говоришь, будто у Эквуса есть свой собственный разум, – заметил я.</text:p>
      <text:p text:style-name="P106">Анакорн усмехнулся.</text:p>
      <text:p text:style-name="P106">–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Правда, логика этих решений специфична и иногда малопонятна, но всё же…</text:p>
      <text:p text:style-name="P104"/>
      <text:p text:style-name="P104">Анакорн постучал по столику карандашом. Карта Эквестрии поднялась над столом и свернулась в шар Эквуса. Голограмма<text:span text:style-name="T42"> планеты дрожала и покрывалась рябью, как некачественная картинка в аналоговом телевизоре.</text:span></text:p>
      <text:p text:style-name="P106"><text:soft-page-break/></text:p>
      <text:p text:style-name="P104">–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И при достаточной продолжительной и си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104"/>
      <text:p text:style-name="P104">Анакорн мрачно уставился на мерцающую голограмму Эквуса<text:span text:style-name="T26">. Ко мне наконец-то пришло понимание ситуации.</text:span></text:p>
      <text:p text:style-name="P110">– А почему ты сам не можешь поддерживать Эквус? Ты же его демиург? Ну так и питай его своей созидающей силой, пока он не окрепнет!</text:p>
      <text:p text:style-name="P110"/>
      <text:p text:style-name="P104">Анакорн смутился.</text:p>
      <text:p text:style-name="P104"><text:span text:style-name="T42">– К сожалению, не </text:span><text:span text:style-name="T47">получится</text:span><text:span text:style-name="T4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творчество таких раздолбаев, как ты и твой дружок Юджин — чтоб ему икнулось там, где бы он ни был.</text:span><text:span text:style-name="T42"><text:note text:id="ftn21" text:note-class="footnote"><text:note-citation>21</text:note-citation><text:note-body><text:p text:style-name="P149">Ученик поднял копыто, желая <text:span text:style-name="T1">задать</text:span> вопрос, когда Стар Свирл Бородатый громко икнул и уставился в огонь. Так было каждый раз перед тем, как <text:span text:style-name="T1">Стар </text:span>Свирл произносил очередную мудрость<text:span text:style-name="T1">.</text:span> <text:span text:style-name="T1">У</text:span>ченик приготовил перо и бумагу.</text:p><text:p text:style-name="P149">– Сам ты раздолбай! – произнёс, наконец, Свирл.</text:p></text:note-body></text:note></text:span><text:span text:style-name="T42"> </text:span>И создали вы его достаточно топорно — видишь, он трещит по швам.</text:p>
      <text:p text:style-name="P104">– Хмм. То есть, это брони создали Эквус?</text:p>
      <text:p text:style-name="P104">– Да. Грубо говоря, вы его придумали. Влили в него столько фантазии, что он реализовался. Вообще, <text:span text:style-name="T46">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104"/>
      <text:p text:style-name="P104">Анакорн прижал одним копытом центр карандаша к столу и ударил по его кончику другим. Карандаш стал вертеться своеобразной юлой.</text:p>
      <text:p text:style-name="P104"/>
      <text:p text:style-name="P104">– Я не могу полноценно общаться с метаинтеллектом реальности, <text:span text:style-name="T42">— для этого у меня не хватает опыта.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104"><text:span text:style-name="T4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106"/>
      <text:p text:style-name="P104">Я вспомнил события последнего времени моей родины<text:span text:style-name="T11">.</text:span></text:p>
      <text:p text:style-name="P104">– Тогда понятно, почему Эквус загибается. Хасбро недавно прикрыла сериал. Перестал собирать кассу. Надо полагать, количество фанов стало сокращаться.</text:p>
      <text:p text:style-name="P104"/>
      <text:p text:style-name="P104"><text:soft-page-break/>Анакорн с такой силой надавил копытом на карандаш, что тот хрустнул.</text:p>
      <text:p text:style-name="P104">–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 нему, как к ребёнку.</text:p>
      <text:p text:style-name="P104"/>
      <text:p text:style-name="P104">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104"/>
      <text:p text:style-name="P106">– Мне нужна твоя помощь, Проводник!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106"/>
      <text:p text:style-name="P106">Я развёл руками.</text:p>
      <text:p text:style-name="P106">–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106"/>
      <text:p text:style-name="P106">Анакорн улыбнулся и вскочил с пуфика.</text:p>
      <text:p text:style-name="P104"><text:span text:style-name="T42">–</text:span><text:span text:style-name="T26"> На самом деле помочь мне достаточно легко. Видишь ли, залатать дыры конструкции Эквуса можно «наложив» на них правдоподобное </text:span><text:span text:style-name="T42">— иначе говоря, жизнеспособное —</text:span><text:span text:style-name="T26"> объяснение и направив на это объяснение подпитывающую энергию адептов. В твоём мире даже есть шуточная награда, учреждённая </text:span><text:span text:style-name="T36">Marvel Comics </text:span><text:span text:style-name="T26">для того, чтобы убирать логические неувязки придуманного мира. «Не-Приз» Стена Ли присваивается тем читателям, которые смогли подобрать наилучшее объяснение какого-нибудь противоречия мира комиксов </text:span><text:span text:style-name="T36">Marvel</text:span><text:span text:style-name="T26">.</text:span></text:p>
      <text:p text:style-name="P110">Курьёз в том, что это не шутка. Это работает!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p>
      <text:p text:style-name="P110"/>
      <text:p text:style-name="P110">Я истерически расхохотался.</text:p>
      <text:p text:style-name="P110">– Шутишь?!! Какой из меня, к чертям, брони? Ну, посмотрел пару сезонов за компанию, ну, понравились. Но я никогда не принимал эти мультики всерьёз. Я не носил футболки с изображением Рэйнбоу Дэш! Я не покупал куски цветного пластика в форме поней! Я не коллекционировал порнушные картинки с Селестией! Чувак, ты не к тому обратился. И вообще, после смерти Юджина я видеть эти мультики не могу!</text:p>
      <text:p text:style-name="P110"/>
      <text:p text:style-name="P110">Анакорн смотрел на меня без слов, не сводя глаз. Уголки его губ искривились в легчайшей улыбке.</text:p>
      <text:p text:style-name="P110"/>
      <text:p text:style-name="P110">…</text:p>
      <text:p text:style-name="P110"/>
      <text:p text:style-name="P110">Спустив пар, я скептически хмыкнул.</text:p>
      <text:p text:style-name="P110">– Да и как их корректировать, эти недочёты? Сказать: «Повелеваю быть сему»?</text:p>
      <text:p text:style-name="P110">Демиург поправил невесть откуда взявшиеся на переносице очки.</text:p>
      <text:p text:style-name="P104"><text:span text:style-name="T26">– Ты уже устранил крупнейший дефект Эквестрии </text:span><text:span text:style-name="T42">— манипуляции светилом. Энергетические затраты на этот процесс просто высасывали Эквус подчистую. Аналогично решаются и остальные проблемы</text:span><text:span text:style-name="T26">. Тебе просто нужно найти нормальное реалистичное объяснение тем дырам Эквуса, которые я тебе описал. И огласить его. А там уж оно как-то срастётся, реальность </text:span><text:span text:style-name="T42">— вещь живучая</text:span><text:span text:style-name="T26">. Я сам такое проделывал много раз со всякими мелочами, вроде эквестрийской природы и техники. Были там </text:span><text:soft-page-break/><text:span text:style-name="T26">небольшие противоречия, пришлось их загладить. Но с крупными у меня не получается. С ними вообще трудно что-то придумать…</text:span></text:p>
      <text:p text:style-name="P110"/>
      <text:p text:style-name="P110">Я задумался. На самом деле, интересная логическая задача…</text:p>
      <text:p text:style-name="P110"/>
      <text:p text:style-name="P106">–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пальцев.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106">Демиург аж захлопал в копыта.</text:p>
      <text:p text:style-name="P104"><text:span text:style-name="T42">–</text:span><text:span text:style-name="T26"> А кьютимарки? Как, разрази меня квазар, объяснить кьютимарки? </text:span><text:span text:style-name="T42">– азартно воскликнул Анакорн.</text:span></text:p>
      <text:p text:style-name="P110">– А кьютимарки ты сам даришь пони, когда распознаёшь их жизненное предназначение!!! – так же азартно заорал я.</text:p>
      <text:p text:style-name="P110">– ЧТООО?!! Может, ты думаешь, сверхаликорну больше заняться нечем, как лепить поням тату на фланки? Так я тебя разочарую! У меня и без того три миллиона дел!</text:p>
      <text:p text:style-name="P110">Я пожал плечами.</text:p>
      <text:p text:style-name="P110">– А по-другому я не могу объяснить их появление. К сожалению.</text:p>
      <text:p text:style-name="P110"/>
      <text:p text:style-name="P110">Анакорн долго смотрел вглубь мерцающей проекции Эквуса, проговаривая про себя что-то вроде: «…тысяч пять лет как минимум… коллеги засмеют…». Затем он горестно вздохнул и повернулся ко мне.</text:p>
      <text:p text:style-name="P110">– Хорошо. Уговорил. Кьютимарки беру на себя. Так и знал, что самое трудное достанется мне!</text:p>
      <text:p text:style-name="P110"/>
      <text:p text:style-name="P110">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10"/>
      <text:p text:style-name="P110">Анакорн проследил мой взгляд.</text:p>
      <text:p text:style-name="P110">– Нечего так на меня смотреть! Если я стану применять магию вместо ловкости, теряется весь смысл упражнения… О, глянь-ка на Эквус!</text:p>
      <text:p text:style-name="P110"/>
      <text:p text:style-name="P110">И впрямь, было на что посмотреть. Уровень помех на голограмме снизился на порядок и сама она стала светиться ровным голубоватым светом.</text:p>
      <text:p text:style-name="P110"/>
      <text:p text:style-name="P110">–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множеством Эквестрий. Вы, брони, наплодили грёбаную кучу фанфиков, каждый из которых порождает свою Эквестрию, несовместимую со всеми остальными. <text:s/>И без того небольшой ручеёк энергии распределяется между ними. Как результат, не может реализоваться ни одна из них. Будь так добр, выбери самую главную ветвь, в которую нужно направить энергию воображения брони. Остальные будем отсекать.</text:p>
      <text:p text:style-name="P110"/>
      <text:p text:style-name="P110">Слова Анакорна вызвали в воображении видение свихнувшейся Твайлайт со скальпелем. Я опять задумался. Мне бы хотелось, чтобы чтобы главной была та Эквестрия, в которой мы с Сел… Ах, забудь про это, Анон! Ты не можешь сделать главным мир, находящийся в шаге от полного разрушения!</text:p>
      <text:p text:style-name="P110"><text:soft-page-break/></text:p>
      <text:p text:style-name="P110">– Почему бы не сделать главной каноническую Эквестрию? Ту, что описана в мультике?</text:p>
      <text:p text:style-name="P110">– Нет, так не получится. Учти<text:span text:style-name="T51">, – Анакорн вдруг стал серьёзным, – каноническ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56">—</text:span><text:span text:style-name="T51"> точнее, множество схожих миров </text:span><text:span text:style-name="T56">—</text:span><text:span text:style-name="T51"> создали брони. Разумеется, стержнем им послужил именно сериал, но каждая ветвь </text:span><text:span text:style-name="T56">—</text:span><text:span text:style-name="T51"> сама по себе, каждая создаёт частичку того, что можно назвать континуумом Эквестрии. Но так как ветви часто не стыкуются как друг с дружкой, так и с каноном, то этот континуум расплывчат и нестоек. Он похож на жгут из множества переплетенных лент, которые постепенно расплетаются.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11"/>
      <text:p text:style-name="P110">Я подумал. Потом ещё раз подумал. Мне не хотелось уничтожать кучу миров в угоду какому-то одному, хоть тресни. А что скажет любой программист, предложи ему соединить несколько несовместимых объектов?</text:p>
      <text:p text:style-name="P111"/>
      <text:p text:style-name="P111">–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 Жгут несвязанных лент превратится в дерево с общим корнем. Скажем, в этой объединяющей эквестрийской реальности в древние времена произошёл магический катаклизм, из-за которого Эквестрия расслоилась на множество параллельных миров.</text:p>
      <text:p text:style-name="P111"/>
      <text:p text:style-name="P111">У меня в голове зажглась лампочка. Ес-с-с!</text:p>
      <text:p text:style-name="P111"/>
      <text:p text:style-name="P111">– Можешь даже использовать в качестве объединяющей реальности ту, в которую меня призвали пару месяцев назад. Сел говорила, у них там была в прошлом какая-то страшная битва, в результате которой орбита Эквуса стала нестабильной. По мне, эта драка вполне могла породить кучу параллельных Эквестрий. Как-то так.</text:p>
      <text:p text:style-name="P111"/>
      <text:p text:style-name="P110">Анакорн аж подпрыгнул на месте от восторга и стал мне аплодировать.</text:p>
      <text:p text:style-name="P111"/>
      <text:p text:style-name="P110"><text:span text:style-name="T51">– Наконец-то я вижу свет в конце тоннеля! Как это не пришло мне в голову! Ты всё отлично увязал! Всё сходится! Более того </text:span><text:span text:style-name="T56">—</text:span><text:span text:style-name="T51"> Анакорн заговорщически подмигнул мне </text:span><text:span text:style-name="T56">—</text:span><text:span text:style-name="T51"> всё именно так и было, клянусь Не-Призом Стена Ли! Именно в твоей Эквестрии и был тот катаклизм, расщепивший реальность! И все фанфики, которые до сих пор были просто фантазиями оторванных от реальности чудаков, с этого момента становятся описаниями НАСТОЯЩИХ событий, происходящих в Объединённом Континууме Эквуса! Твой фанфик будет последним настоящим фанфиком в этом смысле </text:span><text:span text:style-name="T56">— и первой реальной историей в Объединённом Континууме Эквуса</text:span><text:span text:style-name="T51">!</text:span></text:p>
      <text:p text:style-name="P111"/>
      <text:p text:style-name="P111">Я подозрительно посмотрел на Анакорна.</text:p>
      <text:p text:style-name="P110"><text:span text:style-name="T18">– </text:span><text:span text:style-name="T51">Какой ещё, нафиг, «мой фанфик»? Я никакого фанфика не писал. И не собираюсь.</text:span></text:p>
      <text:p text:style-name="P111"/>
      <text:p text:style-name="P111">Анакорн ехидно ухмыльнулся и сделал мне «глазки».</text:p>
      <text:p text:style-name="P110"><text:span text:style-name="T18">– </text:span><text:span text:style-name="T51">И тут мы плавно переходим к<text:tab/> заключительной проблеме! Как, интересно, ты собираешься создать объединяющую версию Эквестрии? Как ты аккумулируешь и направишь воображение брони? <text:s/>Планируешь выйти на площадь и крикнуть в толпу: « А ну-ка, все, строем, мечтайте об Эквестрии!!» ??</text:span></text:p>
      <text:p text:style-name="P111"><text:soft-page-break/>Нужно всколыхнуть тающее сообщество брони. Дать им волшебный пендаль в заданном направлении. Привлечь их внимание к Эквестрии, чтобы предоставить Эквусу так необходимую ему энергию воображения! Образно говоря, ты должен выпустить кота Шротингера из коробки, не уничтожив его при этом. Для этого и нужен фанфик. С учётом всех исправлений, что уже сделаны, энергии понадобится совсем немного.</text:p>
      <text:p text:style-name="P111"/>
      <text:p text:style-name="P111">Я растерялся.</text:p>
      <text:p text:style-name="P110"><text:span text:style-name="T11">– </text:span>Эээ… Тут я тебе точно не помощник. Я не умею. Никогда не писал ничего сложнее технической документации к программам. Да и то, старался эту бодягу скинуть на новичков.</text:p>
      <text:p text:style-name="P110"><text:span text:style-name="T11">– </text:span>Пиши, как есть, <text:span text:style-name="T11">– </text:span>развёл копытами Анакорн. <text:span text:style-name="T11">– </text:span>Авось сгодится.<text:span text:style-name="T11"> </text:span>Я писать точно не буду <text:span text:style-name="T56">— ты меня с кьютимарками уже пригрузил на ближайшие тысячи лет.</text:span></text:p>
      <text:p text:style-name="P107"/>
      <text:p text:style-name="P111">Мне хотелось истерически рассмеяться, но мрачное воспоминание заставило меня поперхнуться.</text:p>
      <text:p text:style-name="P107"/>
      <text:p text:style-name="P107">– То есть, предположим чисто теоретически, если я напишу — прям все фанфики реализуются? Даже самые гадкие? Даже тот, в котором Пинки убила Дэш? Даже кошмарные сны жеребят? Я не хочу так. Это отвратительно!</text:p>
      <text:p text:style-name="P111">Анакорн хмыкнул.</text:p>
      <text:p text:style-name="P107">– Ну, не всё так просто. На самом деле, полностью реализуются лишь те линии, что получили достаточную поддержку брони. Только им хватит силы осуществиться — остальные останутся всего лишь неясным сном на грани бытия. А вот сила поддержки зависит уже от вас самих, – Анакорн развёл копытами. – Тут я ничего поделать не могу. Будете увлекаться жестокостью — и в Эквестрии появится страдание. Увы, цензура тут отсутствует.</text:p>
      <text:p text:style-name="P107">– Но я не хочу, чтобы было страдание! Нельзя ли как-нибудь без него?</text:p>
      <text:p text:style-name="P107">Анакорн грустно улыбнулся.</text:p>
      <text:p text:style-name="P107">– Тут я бессилен. Всё зависит от вас. Но пойми — никакое страдание не бывает бесконечным. На смену горю приходит радость, на смену боли — блаженство. Это бытие. И, поверь мне, это лучше, чем небытие.</text:p>
      <text:p text:style-name="P107">Демиург приблизился ко мне нос к носу.</text:p>
      <text:p text:style-name="P107">– Выпусти же, наконец, этого дискордового кота из коробки! Не видишь — ему в ней тесно!</text:p>
      <text:p text:style-name="P107"/>
      <text:p text:style-name="P110">…</text:p>
      <text:p text:style-name="P110"/>
      <text:p text:style-name="P110">Факн щит<text:note text:id="ftn22" text:note-class="footnote"><text:note-citation>22</text:note-citation><text:note-body><text:p text:style-name="P146">Fucking shit <text:span text:style-name="T2">–</text:span> <text:span text:style-name="T1">ёбаное дерьмо</text:span></text:p></text:note-body></text:note>!..</text:p>
      <text:p text:style-name="P110"/>
      <text:p text:style-name="P110">…</text:p>
      <text:p text:style-name="P110"/>
      <text:p text:style-name="P110">Ну а что мне остаётся? Я фейспамнул.</text:p>
      <text:p text:style-name="P110"/>
      <text:p text:style-name="P110"><text:span text:style-name="T11">– </text:span>Если расскажешь, чего писать — могу попробовать. А так — получится херня. Из меня писатель примерно такой же, как из тебя — жонглёр вот этим карандашом.</text:p>
      <text:p text:style-name="P110"/>
      <text:p text:style-name="P110"><text:soft-page-break/>Анакорн насупился и спрятал карандаш в гриву.</text:p>
      <text:p text:style-name="P110"><text:span text:style-name="T11">– </text:span>Увы, тут я тебе помочь почти не могу. Тебя для написания фика придётся вернуть назад, в мир людей. Там я с тобой смогу общаться разве что во сне — иначе сожгу всё без всякой атомной войны. Натолкнуть на основную идею, подсказать очень краткое содержание — ещё можно. Ничего более определённого через сон передать не получится, ты всё равно забудешь всё при пробуждении. Так что будешь сам отдуваться.</text:p>
      <text:p text:style-name="P110"/>
      <text:p text:style-name="P110">Вот тебе и помахала Эквестрия ручкой, Анон!</text:p>
      <text:p text:style-name="P110"/>
      <text:p text:style-name="P110">Возвращаться не хотелось до судорог. Я в растерянности смотрел на голубую модель Эквуса, по которой теперь лишь изредка пробегала лёгкая рябь. Разумеется, 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10"/>
      <text:p text:style-name="P110">Последние песчинки просыпались в нижнюю колбу песочных часов на столе. Я с удивлением заметил, что мои руки стали светиться голубоватым свечением. Кончики пальцев стали полупрозрачными. Это заметил и Анакорн.</text:p>
      <text:p text:style-name="P108"/>
      <text:p text:style-name="P108">– Пора закругляться. Ты начинаешь сгорать. Надо утрясти последние детали, пока ещё есть пару минут.</text:p>
      <text:p text:style-name="P104">– Валяй. Я тебя внимательно слушаю.</text:p>
      <text:p text:style-name="P104">–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104">– А я разве сплю?</text:p>
      <text:p text:style-name="P104">– Сейчас — нет. Но как только мы закроем сделку — проснёшься. Потому что нет иного способа вернуть тебя в реальный мир.</text:p>
      <text:p text:style-name="P104">– Эээ, постой! А как я в Эквестрию и к себе обратно проходил?</text:p>
      <text:p text:style-name="P104">–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104">Так вот, возвращать тебя обратно в твой мир я не буду.</text:p>
      <text:p text:style-name="P104"/>
      <text:p text:style-name="P104">Я непонимающе хлопал глазами.</text:p>
      <text:p text:style-name="P104"/>
      <text:p text:style-name="P104">–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только начинал умирать и у Эквуса было достаточно сторонников среди брони.</text:p>
      <text:p text:style-name="P104">Во-вторых, твой мир ополчился на тебя с того момента, как тебя призвали в Эквестрию.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4">–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когда ко мне пришло озарение. – <text:s/>Так вот, кто за мной всё время охотился! А я-то, блин, всё на Дискорда валил!</text:p>
      <text:p text:style-name="P104"><text:soft-page-break/>– Ты не дослушал, – упрекнул меня Анакорн. –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104">Теперь — об оплате.</text:p>
      <text:p text:style-name="P104"/>
      <text:p text:style-name="P104">Анакорн наклонился ко мне через стол и подмигнул.</text:p>
      <text:p text:style-name="P104"/>
      <text:p text:style-name="P104">– Проси, чего хочешь!</text:p>
      <text:p text:style-name="P104"/>
      <text:p text:style-name="P104">Пока я думал, демиург мурлыкал себе под нос в эйфории: «Да! В такие моменты ощущаешь себя богом! Я крут! Я суперкрут! Я мегакрут! Ха-ха!»</text:p>
      <text:p text:style-name="P104"/>
      <text:p text:style-name="P104">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104">Ради этого написать фанфик — очень малая цена. Совсем ничтожная.</text:p>
      <text:p text:style-name="P110"/>
      <text:p text:style-name="P110">– ВЕРНИ ДЭШ!!!</text:p>
      <text:p text:style-name="P110"/>
      <text:p text:style-name="P110">Копыта Анакорна разъехались и он впечатался мордой в стол.</text:p>
      <text:p text:style-name="P110">– Э-э-э… м-м-м… ну-у-у… Перо мне в зад!.. Нельзя сказать, что это совсем невыполнимо… Но, прямо скажу, задачка не для студента!</text:p>
      <text:p text:style-name="P110">Глаза демиурга бегали, как у застуканного в трамвае безбилетника. Он в замешательстве начал грызть копыто.</text:p>
      <text:p text:style-name="P110"/>
      <text:p text:style-name="P110">– А ты студент?</text:p>
      <text:p text:style-name="P110">–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10">– Другое просить не будешь? – сухо переспросил Анакорн. – Учти, время уходит. То, что я вижу в качестве решения, мне не нравится.</text:p>
      <text:p text:style-name="P110">– Нет! – отрезал я.</text:p>
      <text:p text:style-name="P110">–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10">– Что? Ты о чём?</text:p>
      <text:p text:style-name="P110">– Великое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развоп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10"><text:soft-page-break/>Есть только маленькая проблемка…</text:p>
      <text:p text:style-name="P110"/>
      <text:p text:style-name="P110">Анакорн скривился и отвёл глаза.</text:p>
      <text:p text:style-name="P110"/>
      <text:p text:style-name="P110">– Какая?</text:p>
      <text:p text:style-name="P110">–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24">— </text:span>тебя никогда и не будет! Каково это <text:span text:style-name="T24">— </text:span><text:span text:style-name="T58">не знаю даже я. Говорят, это офигенно паршиво, намного хуже смерти. </text:span>Мне очень жаль. Тебе ещё не поздно выбрать что-нибудь другое.</text:p>
      <text:p text:style-name="P110"/>
      <text:p text:style-name="P110">Я тяжело вздохнул. Слишком много философии на твою голову, Анон!</text:p>
      <text:p text:style-name="P110"/>
      <text:p text:style-name="P110">– Делай, как я сказал! А я сделаю своё.</text:p>
      <text:p text:style-name="P110"/>
      <text:p text:style-name="P104">Изображение Анакорна уже плыло и рябило у меня перед глазами, когда он поднял копыто в прощальном жесте. Как сквозь подушку, я услышал его затихающий голос.</text:p>
      <text:p text:style-name="P104">– Ты ещё увидишь пару-тройку снов напоследок. Это мой подарок тебе. Удачи!</text:p>
      <text:p text:style-name="P104"/>
      <text:p text:style-name="P116">~~~</text:p>
      <text:p text:style-name="P111"/>
      <text:p text:style-name="P111">– Здравствуй, Анон, – Селестия стояла передо мной без привычных взгляду властных регалий. – Я хочу поблагодарить тебя за всё.</text:p>
      <text:p text:style-name="P111">– Привет, Сел. Я рад, что с тобой всё в порядке.</text:p>
      <text:p text:style-name="P111">Аликорница стояла передо мной в сияющем ореоле гривы. Потом она нерешительно сделала шаг навстречу.</text:p>
      <text:p text:style-name="P111">–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11">Я устало рассмеялся.</text:p>
      <text:p text:style-name="P111">– Сел, я завязал с конеёбством. Извини.</text:p>
      <text:p text:style-name="P111">Аликорница приблизилась ко мне ещё на шаг. Крылья её раскрылись, как будто она собралась обнять меня. Её губы почти касались моих. Я снова, как и каждый раз до этого, утонул в её взгляде бездонных сиреневых глаз. Она легонько покачала головой, отвергая мои слова.</text:p>
      <text:p text:style-name="P111">– В другое время, в другом месте, Анон! В другое время, в другом месте!</text:p>
      <text:p text:style-name="P111"/>
      <text:p text:style-name="P114">~~~</text:p>
      <text:p text:style-name="P114"/>
      <text:p text:style-name="P39"><text:span text:style-name="T2">–</text:span><text:span text:style-name="T1"> Прости, что когда-то хотела убить тебя. Я ослабела и Найтмэр Мун на время одержала верх.</text:span></text:p>
      <text:p text:style-name="P52">Луна с виноватым выражением смотрела на меня сверху вниз. Я поднялся с сияющей флуоресцентным светом травы и рассмеялся.</text:p>
      <text:p text:style-name="P107"><text:soft-page-break/>– Ты таки выучила современный стиль? Не парься, принцесса, я давно забыл тот эпизод. Вдобавок, именно твой пинок тогда отправил меня прямиком к Великому Откровению.</text:p>
      <text:p text:style-name="P107">Тёмная аликорница тяжело вздохнула.</text:p>
      <text:p text:style-name="P107">– Зато я помню! Я заглянула в наше альтернативное будущее и узрела этот кошмар. Кошмар, который никогда не свершится благодаря тебе. Мне ужасно неловко перед тобой, Анонимус, учитывая то, что ты делаешь для нас. И я хотела бы, чтобы у нас была возможность когда-нибудь стать хорошими друзьями…</text:p>
      <text:p text:style-name="P107">– Я был бы рад. Мне жаль, что из-за меня погиб твой особенный пони.</text:p>
      <text:p text:style-name="P107">Луна горько вздохнула.</text:p>
      <text:p text:style-name="P107">– Пусть будет так. Самым большим кошмаром Кимеринна было одряхлеть у меня на глазах и умереть в моих копытах от старости. Я боялась этого и отговаривала его, но в последнее время он стал затевать бесмыссленные дуэли и влазить в одну авантюру за другой. Мне кажется, ты в какой-то мере помог ему. Как бы то ни было, я перевернула эту страницу своего бытия и начинаю новую. И я благодарна тебе, достойный Анонимус! Дружба?</text:p>
      <text:p text:style-name="P107"/>
      <text:p text:style-name="P107">Я молча протянул руку к носу аликорницы и попытался легонько сжать его. Рука прошла сквозь тело.</text:p>
      <text:p text:style-name="P107">– Бу-уп! – слабо улыбнулась Луна.</text:p>
      <text:p text:style-name="P118"/>
      <text:p text:style-name="P107">Аликорница подняла копыто и приложила его к моей груди.</text:p>
      <text:p text:style-name="P107">– Эквестрия с тобой. Эквестрия в тебе. Навсегда. И всегда. Я уверена, мы ещё встретимся, Анон! В другое время, в другом месте. В другое время, в другом месте!</text:p>
      <text:p text:style-name="P104"/>
      <text:p text:style-name="P114">~~~</text:p>
      <text:p text:style-name="P115"/>
      <text:p text:style-name="P107">– Думал от меня в другой реальности спрятаться, Проводничёк?!</text:p>
      <text:p text:style-name="P107"/>
      <text:p text:style-name="P107">Передо мной возникло хмурое рыло Дискорда.</text:p>
      <text:p text:style-name="P107"/>
      <text:p text:style-name="P107">– Фигушки! Я тебя и там достану! Ты меня здорово подставил, Проводник! Из-за тебя я лишился Приза! Из-за тебя Хмурая Метёлка чуть не прожгла дыру мне в загривке, а Сахарная Ватка перестала обращать внимание на мои шутки!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7">Так что, Проводничёк, мы ещё встретимся! В другое время и в другом месте! Жди! В другое время, в другом месте!!!</text:p>
      <text:p text:style-name="P112"/>
      <text:p text:style-name="P113">~~~</text:p>
      <text:p text:style-name="P104"/>
      <text:p text:style-name="P107">– Анон?</text:p>
      <text:p text:style-name="P107">– Дэш?!!</text:p>
      <text:p text:style-name="P107">– Эмм… Ты мне снишься?</text:p>
      <text:p text:style-name="P107">– Нет, Дэш, это ты мне снишься.</text:p>
      <text:p text:style-name="P107"><text:soft-page-break/>– Неважно… Пусть мы друг другу снимся… Знаешь, Анон, у меня такое чувство, будто я должна сказать тебе спасибо за что-то очень важное… Вот только не могу вспомнить, за что. Фигня какая-то! Как-то это не круто совсем!</text:p>
      <text:p text:style-name="P107">– Дэш, – сказал я, едва сдерживая слёзы. – Ты самая крутая в мире пони! Ты настолько крута, что победила смерть! Ты даже представить себе не можешь, как я счастлив!</text:p>
      <text:p text:style-name="P107">Пегаска почесала в затылке со смущением.</text:p>
      <text:p text:style-name="P107">– Да? Правда? Ну, офигеть! Что-то я такого не помню совсем. А ты как?</text:p>
      <text:p text:style-name="P103"><text:span text:style-name="T30">– Я в порядке. Вот, возвращаюсь </text:span>в свой мир. Ну, не совсем <text:span text:style-name="T1">в свой</text:span>. Почти.</text:p>
      <text:p text:style-name="P103"><text:span text:style-name="T1">–</text:span> Навсегда? <text:span text:style-name="T1">Ты не вернёшься?</text:span></text:p>
      <text:p text:style-name="P103"><text:span text:style-name="T1">–</text:span> Скорее всего, да.</text:p>
      <text:p text:style-name="P103"><text:span text:style-name="T1">–</text:span> Это плохо. <text:span text:style-name="T1">Я хотела тебе сказать</text:span>…</text:p>
      <text:p text:style-name="P103"><text:span text:style-name="T1">–</text:span> Не надо, Дэш. Не стоит. Мне очень жаль.</text:p>
      <text:p text:style-name="P103"><text:span text:style-name="T1">–</text:span> Ну и ладно… А я всё равно скажу! Мне не хочется, чтобы ты уходил! <text:span text:style-name="T1">Хочу, чтобы ты вернулся!</text:span> Хочу, чтобы ты был рядом! Чтобы всегда можно было найти тебя в окрестностях Понивилля и услышать твой дурацкий голос!.. <text:span text:style-name="T26">Хочу, чтобы ты </text:span><text:span text:style-name="T27">делал мне почесушки</text:span><text:span text:style-name="T26"> и хлопал по крупу</text:span>! И… И вообще…</text:p>
      <text:p text:style-name="P104"/>
      <text:p text:style-name="P104">В голосе пегаски слышались слёзы.</text:p>
      <text:p text:style-name="P104"/>
      <text:p text:style-name="P103"><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103"><text:span text:style-name="T1">–</text:span> А знаешь, что? Давай мы тебя будем навещать в твоём мире? Твай на днях стала аликорном, так она теперь маг <text:span text:style-name="T1">на двадцать процентов круче, чем раньше. Ей коридор между мирами сделать — что два пера об асфальт!</text:span> Если тебе нужно быть в своём мире, это <text:span text:style-name="T1">ж </text:span>не значит, что нам запрещено заглядывать к тебе? <text:span text:style-name="T1">Пинки и Эпплджек тебе гору вкусняшек приготовят! Ты только со мной поделись потом, лады?</text:span></text:p>
      <text:p text:style-name="P103"><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3"><text:span text:style-name="T1">–</text:span> Это ерунда! Ты говорил, в вашем мире есть пони! Вот и построй <text:span text:style-name="T1">у себя </text:span>дом, типа для <text:span text:style-name="T1">ваших </text:span>поней, а мы будем тайно навещать тебя в нём! <text:span text:style-name="T1">И никто не узнает</text:span>!.. Постой!! Как ты сказал? Ты забудешь нас? Забудешь меня?!!</text:p>
      <text:p text:style-name="P103"><text:span text:style-name="T1">–</text:span> И тебя, и Твайлайт, и <text:span text:style-name="T1">Пинки</text:span>, и <text:span text:style-name="T1">Эпплджек</text:span>, и всех-всех-всех… Таковы правила.</text:p>
      <text:p text:style-name="P103"><text:span text:style-name="T11">– Вот д</text:span>искорд!.. Почему всё так паршиво?.. Я даже не могу уткнуться носом тебе в грудь. Я прохожу сквозь тебя, <text:span text:style-name="T11">–</text:span> всхлипнула сквозь зубы <text:span text:style-name="T1">Дэш</text:span>.</text:p>
      <text:p text:style-name="P103"/>
      <text:p text:style-name="P103">Я опустил руку на шею <text:span text:style-name="T1">пегаски</text:span> и ощутил теплоту и лёгкое покалывание в пустоте.</text:p>
      <text:p text:style-name="P103"/>
      <text:p text:style-name="P103"><text:span text:style-name="T11">–</text:span> <text:span text:style-name="T1">Я не могу тебе обещать, Дэш, но </text:span>не кажется… <text:span text:style-name="T1">Мне кажется,</text:span> <text:span text:style-name="T1">м</text:span>ы <text:span text:style-name="T1">ещё встретимся когда-нибудь</text:span>. <text:span text:style-name="T1">В другое время, в другом месте</text:span>. <text:span text:style-name="T1">Рано или поздно. В другое время, в другом месте.</text:span></text:p>
      <text:p text:style-name="P103"><text:span text:style-name="T1">–</text:span> И лучше рано, чем поздно! Я не люблю <text:span text:style-name="T1">долго </text:span>ждать!</text:p>
      <text:p text:style-name="P103"><text:span text:style-name="T1">–</text:span> Да, Дэш, <text:span text:style-name="T1">–</text:span> её образ начал таять. <text:span text:style-name="T1">–</text:span> Да, я помню.</text:p>
      <text:p text:style-name="P103"/>
      <text:p text:style-name="P103">Я всё ещё помню…</text:p>
      <text:p text:style-name="P54"/>
      <text:h text:style-name="Heading_20_2" text:outline-level="2"><text:soft-page-break/>Эпилог. Земля</text:h>
      <text:p text:style-name="P117"/>
      <text:p text:style-name="P124">Звон будильника чуть не проломил башку. Я открыл глаза. </text:p>
      <text:p text:style-name="P124"/>
      <text:p text:style-name="P125"><text:span text:style-name="T1">Бляяяяяяя… Голова чугунная… Вот на кой хрен ложиться в </text:span><text:span text:style-name="T11">два</text:span><text:span text:style-name="T1">, чтоб потом спать до одиннадцати и ни хрена не выспаться при этом?</text:span> На работу опять к часу<text:span text:style-name="T11">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122"/>
      <text:p text:style-name="P124"><text:span text:style-name="T1">Я нашарил ногами тапки и пошёл в ванную. Проходя мимо стола, зацепился взглядом за</text:span> <text:span text:style-name="T1">черновик</text:span> <text:span text:style-name="T1">рисунка</text:span>.</text:p>
      <text:p text:style-name="P124"/>
      <text:p text:style-name="P12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22"/>
      <text:p text:style-name="P120">Для того, чтобы выдавить остатки пасты на щётку, пришлось затратить серьёзные усилия.</text:p>
      <text:p text:style-name="P120"/>
      <text:p text:style-name="P121">Ага, и купить пасты. И туалетной бумаги. Иначе уже вечером придётся использовать рекламки, что кидают в почтовый ящик. А они, блин, глянцевые!</text:p>
      <text:p text:style-name="P121"/>
      <text:p text:style-name="P123">Мысли вернулись к фантазии.</text:p>
      <text:p text:style-name="P123"/>
      <text:p text:style-name="P121">Надо хоть абзац написать! Хоть пару предложений! Хоть слово! Уже хоть какой-то крохотный шажок, с которого можно будет начать. Как там у Лао-Цзы? Дорога в тысячу ли начинается-бла-бла-БЛЯ!</text:p>
      <text:p text:style-name="P121"/>
      <text:p text:style-name="P120">Попытка притронуться щёткой к зубу вызвала ноющую боль. </text:p>
      <text:p text:style-name="P120"/>
      <text:p text:style-name="P122">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исправления к трём критическим багам. Если сегодня не зафигачу хотя бы одно из них, напишет кляузу Брюсу, а он и так меня держит на карандаше… Вот так всегда. Фак!</text:p>
      <text:p text:style-name="P122"/>
      <text:p text:style-name="P120">Доставая из стола ключи от машины, опять наткнулся взглядом на черновик.</text:p>
      <text:p text:style-name="P120"/>
      <text:p text:style-name="P122">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text:p>
      <text:p text:style-name="P122">А вот, кстати… А почему бы и нет? Хорошее ведь название? И интригующее — сразу сесть за клавиатуру захотелось.</text:p>
      <text:p text:style-name="P122"/>
      <text:p text:style-name="P122">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8-11-19T00:39:16.22</dc:date>
    <meta:editing-duration>P168DT8H25M59S</meta:editing-duration>
    <meta:editing-cycles>10739</meta:editing-cycles>
    <meta:generator>OpenOffice/4.1.1$Win32 OpenOffice.org_project/411m6$Build-9775</meta:generator>
    <meta:printed-by>макс </meta:printed-by>
    <meta:print-date>2017-08-23T21:51:29.95</meta:print-date>
    <dc:creator>макс </dc:creator>
    <meta:document-statistic meta:table-count="0" meta:image-count="0" meta:object-count="0" meta:page-count="286" meta:paragraph-count="5072" meta:word-count="110859" meta:character-count="705037"/>
  </office:meta>
</office:document-meta>
</file>